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" svg:font-family="'Lohit Hin'" style:font-adornments="Regular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07in"/>
    </style:style>
    <style:style style:name="co2" style:family="table-column">
      <style:table-column-properties fo:break-before="auto" style:column-width="0.6055in"/>
    </style:style>
    <style:style style:name="co3" style:family="table-column">
      <style:table-column-properties fo:break-before="auto" style:column-width="1.864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7346in"/>
    </style:style>
    <style:style style:name="co6" style:family="table-column">
      <style:table-column-properties fo:break-before="auto" style:column-width="0.822in"/>
    </style:style>
    <style:style style:name="co7" style:family="table-column">
      <style:table-column-properties fo:break-before="auto" style:column-width="0.8736in"/>
    </style:style>
    <style:style style:name="co8" style:family="table-column">
      <style:table-column-properties fo:break-before="auto" style:column-width="0.6563in"/>
    </style:style>
    <style:style style:name="co17" style:family="table-column">
      <style:table-column-properties fo:break-before="auto" style:column-width="1.8618in"/>
    </style:style>
    <style:style style:name="co18" style:family="table-column">
      <style:table-column-properties fo:break-before="auto" style:column-width="1.1083in"/>
    </style:style>
    <style:style style:name="co19" style:family="table-column">
      <style:table-column-properties fo:break-before="auto" style:column-width="2.4425in"/>
    </style:style>
    <style:style style:name="co20" style:family="table-column">
      <style:table-column-properties fo:break-before="auto" style:column-width="1.0543in"/>
    </style:style>
    <style:style style:name="co21" style:family="table-column">
      <style:table-column-properties fo:break-before="auto" style:column-width="0.8071in"/>
    </style:style>
    <style:style style:name="co22" style:family="table-column">
      <style:table-column-properties fo:break-before="auto" style:column-width="0.8957in"/>
    </style:style>
    <style:style style:name="co23" style:family="table-column">
      <style:table-column-properties fo:break-before="auto" style:column-width="0.6161in"/>
    </style:style>
    <style:style style:name="co24" style:family="table-column">
      <style:table-column-properties fo:break-before="auto" style:column-width="1.6925in"/>
    </style:style>
    <style:style style:name="co25" style:family="table-column">
      <style:table-column-properties fo:break-before="auto" style:column-width="1.4984in"/>
    </style:style>
    <style:style style:name="co26" style:family="table-column">
      <style:table-column-properties fo:break-before="auto" style:column-width="1.1437in"/>
    </style:style>
    <style:style style:name="co27" style:family="table-column">
      <style:table-column-properties fo:break-before="auto" style:column-width="0.9929in"/>
    </style:style>
    <style:style style:name="co28" style:family="table-column">
      <style:table-column-properties fo:break-before="auto" style:column-width="2.4209in"/>
    </style:style>
    <style:style style:name="co29" style:family="table-column">
      <style:table-column-properties fo:break-before="auto" style:column-width="4.1354in"/>
    </style:style>
    <style:style style:name="co30" style:family="table-column">
      <style:table-column-properties fo:break-before="auto" style:column-width="0.7445in"/>
    </style:style>
    <style:style style:name="co31" style:family="table-column">
      <style:table-column-properties fo:break-before="auto" style:column-width="0.5453in"/>
    </style:style>
    <style:style style:name="co32" style:family="table-column">
      <style:table-column-properties fo:break-before="auto" style:column-width="0.6228in"/>
    </style:style>
    <style:style style:name="co33" style:family="table-column">
      <style:table-column-properties fo:break-before="auto" style:column-width="0.8866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2146in"/>
    </style:style>
    <style:style style:name="co36" style:family="table-column">
      <style:table-column-properties fo:break-before="auto" style:column-width="2.7in"/>
    </style:style>
    <style:style style:name="co37" style:family="table-column">
      <style:table-column-properties fo:break-before="auto" style:column-width="1.8366in"/>
    </style:style>
    <style:style style:name="co38" style:family="table-column">
      <style:table-column-properties fo:break-before="auto" style:column-width="0.9846in"/>
    </style:style>
    <style:style style:name="co39" style:family="table-column">
      <style:table-column-properties fo:break-before="auto" style:column-width="1.0508in"/>
    </style:style>
    <style:style style:name="co40" style:family="table-column">
      <style:table-column-properties fo:break-before="auto" style:column-width="1.2362in"/>
    </style:style>
    <style:style style:name="co41" style:family="table-column">
      <style:table-column-properties fo:break-before="auto" style:column-width="0.2827in"/>
    </style:style>
    <style:style style:name="co42" style:family="table-column">
      <style:table-column-properties fo:break-before="auto" style:column-width="0.8846in"/>
    </style:style>
    <style:style style:name="co43" style:family="table-column">
      <style:table-column-properties fo:break-before="auto" style:column-width="0.9335in"/>
    </style:style>
    <style:style style:name="co44" style:family="table-column">
      <style:table-column-properties fo:break-before="auto" style:column-width="0.8535in"/>
    </style:style>
    <style:style style:name="co45" style:family="table-column">
      <style:table-column-properties fo:break-before="auto" style:column-width="0.9417in"/>
    </style:style>
    <style:style style:name="co46" style:family="table-column">
      <style:table-column-properties fo:break-before="auto" style:column-width="0.778in"/>
    </style:style>
    <style:style style:name="co47" style:family="table-column">
      <style:table-column-properties fo:break-before="auto" style:column-width="1.0484in"/>
    </style:style>
    <style:style style:name="co48" style:family="table-column">
      <style:table-column-properties fo:break-before="auto" style:column-width="1.0047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228in" fo:break-before="auto" style:use-optimal-row-height="true"/>
    </style:style>
    <style:style style:name="ro5" style:family="table-row">
      <style:table-row-properties style:row-height="0.6008in" fo:break-before="auto" style:use-optimal-row-height="tru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63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 fo:margin-left="0in"/>
      <style:text-properties style:text-position=""/>
    </style:style>
    <style:style style:name="ce10" style:family="table-cell" style:parent-style-name="Default" style:data-style-name="N81">
      <style:table-cell-properties style:vertical-align="middle"/>
      <style:text-properties style:text-position=""/>
    </style:style>
    <style:style style:name="ce11" style:family="table-cell" style:parent-style-name="Default" style:data-style-name="N81">
      <style:table-cell-properties fo:border-bottom="0.06pt solid #000000" fo:border-left="none" fo:border-right="none" fo:border-top="none" style:vertical-align="middle"/>
      <style:text-properties style:text-position=""/>
    </style:style>
    <style:style style:name="ce1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/>
      <style:text-properties style:text-position=""/>
    </style:style>
    <style:style style:name="ce15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text-position="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/>
    </style:style>
    <style:style style:name="ce2" style:family="table-cell" style:parent-style-name="Default" style:data-style-name="N81">
      <style:table-cell-properties fo:border-bottom="none" fo:border-left="0.06pt solid #000000" fo:padding-bottom="0.0193in" fo:padding-left="0.0138in" fo:padding-right="0.0138in" fo:padding-top="0.0193in" fo:border-right="none" fo:border-top="0.06pt solid #000000" style:vertical-align="middle"/>
      <style:text-properties style:text-position=""/>
    </style:style>
    <style:style style:name="ce20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6pt solid #000000" style:vertical-align="middle"/>
      <style:text-properties style:text-position=""/>
    </style:style>
    <style:style style:name="ce21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none" style:vertical-align="middle"/>
      <style:text-properties style:text-position=""/>
    </style:style>
    <style:style style:name="ce22" style:family="table-cell" style:parent-style-name="Default">
      <style:table-cell-properties fo:padding-bottom="0.0193in" fo:padding-left="0.0138in" fo:padding-right="0.0138in" fo:padding-top="0.0193in" style:vertical-align="middle"/>
      <style:text-properties style:text-position=""/>
    </style:style>
    <style:style style:name="ce23" style:family="table-cell" style:parent-style-name="Default">
      <style:table-cell-properties fo:border-bottom="none" fo:border-left="none" fo:border-right="none" fo:border-top="0.06pt solid #000000" style:vertical-align="middle"/>
      <style:text-properties style:text-position=""/>
    </style:style>
    <style:style style:name="ce24" style:family="table-cell" style:parent-style-name="Default">
      <style:table-cell-properties style:vertical-align="middle"/>
      <style:text-properties style:text-position=""/>
    </style:style>
    <style:style style:name="ce25" style:family="table-cell" style:parent-style-name="Default">
      <style:table-cell-properties fo:border-bottom="0.06pt solid #000000" fo:border-left="none" fo:border-right="none" fo:border-top="none" style:vertical-align="middle"/>
      <style:text-properties style:text-position=""/>
    </style:style>
    <style:style style:name="ce26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27" style:family="table-cell" style:parent-style-name="Default">
      <style:table-cell-properties fo:border="none" style:vertical-align="middle"/>
      <style:text-properties style:text-position=""/>
    </style:style>
    <style:style style:name="ce28" style:family="table-cell" style:parent-style-name="Default" style:data-style-name="N104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  <style:text-properties style:text-position=""/>
    </style:style>
    <style:style style:name="ce29" style:family="table-cell" style:parent-style-name="Default" style:data-style-name="N104">
      <style:table-cell-properties fo:border-bottom="none" fo:border-left="none" fo:padding-bottom="0.0193in" fo:padding-left="0.0138in" fo:padding-right="0.0138in" fo:padding-top="0.0193in" fo:border-right="none" fo:border-top="0.06pt solid #000000" style:vertical-align="middle"/>
      <style:text-properties style:text-position=""/>
    </style:style>
    <style:style style:name="ce3" style:family="table-cell" style:parent-style-name="Default" style:data-style-name="N81">
      <style:table-cell-properties fo:border-bottom="0.06pt solid #000000" fo:border-left="0.06pt solid #000000" fo:padding-bottom="0.0193in" fo:padding-left="0.0138in" fo:padding-right="0.0138in" fo:padding-top="0.0193in" fo:border-right="none" fo:border-top="none" style:vertical-align="middle"/>
      <style:text-properties style:text-position=""/>
    </style:style>
    <style:style style:name="ce30" style:family="table-cell" style:parent-style-name="Default" style:data-style-name="N104">
      <style:table-cell-properties fo:border-bottom="0.06pt solid #000000" fo:border-left="none" fo:padding-bottom="0.0193in" fo:padding-left="0.0138in" fo:padding-right="0.0138in" fo:padding-top="0.0193in" fo:border-right="none" fo:border-top="none" style:vertical-align="middle"/>
      <style:text-properties style:text-position=""/>
    </style:style>
    <style:style style:name="ce31" style:family="table-cell" style:parent-style-name="Default" style:data-style-name="N104">
      <style:table-cell-properties fo:padding-bottom="0.0193in" fo:padding-left="0.0138in" fo:padding-right="0.0138in" fo:padding-top="0.0193in" style:vertical-align="middle"/>
      <style:text-properties style:text-position=""/>
    </style:style>
    <style:style style:name="ce32" style:family="table-cell" style:parent-style-name="Default" style:data-style-name="N104">
      <style:table-cell-properties fo:border-bottom="none" fo:border-left="none" fo:border-right="none" fo:border-top="0.06pt solid #000000" style:vertical-align="middle"/>
      <style:text-properties style:text-position=""/>
    </style:style>
    <style:style style:name="ce33" style:family="table-cell" style:parent-style-name="Default" style:data-style-name="N104">
      <style:table-cell-properties style:vertical-align="middle"/>
      <style:text-properties style:text-position=""/>
    </style:style>
    <style:style style:name="ce34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35" style:family="table-cell" style:parent-style-name="Default" style:data-style-name="N104">
      <style:table-cell-properties fo:border-bottom="0.06pt solid #000000" fo:border-left="none" fo:border-right="none" fo:border-top="none" style:vertical-align="middle"/>
      <style:text-properties style:text-position=""/>
    </style:style>
    <style:style style:name="ce36" style:family="table-cell" style:parent-style-name="Default" style:data-style-name="N104">
      <style:table-cell-properties fo:border="none" fo:padding-bottom="0.0193in" fo:padding-left="0.0138in" fo:padding-right="0.0138in" fo:padding-top="0.0193in" style:vertical-align="middle"/>
      <style:text-properties style:text-position=""/>
    </style:style>
    <style:style style:name="ce37" style:family="table-cell" style:parent-style-name="Default" style:data-style-name="N104">
      <style:text-properties style:text-position=""/>
    </style:style>
    <style:style style:name="ce38" style:family="table-cell" style:parent-style-name="Default" style:data-style-name="N104">
      <style:table-cell-properties fo:border-bottom="0.06pt solid #000000" fo:border-left="none" fo:border-right="none" fo:border-top="none"/>
      <style:text-properties style:text-position=""/>
    </style:style>
    <style:style style:name="ce39" style:family="table-cell" style:parent-style-name="Default" style:data-style-name="N104">
      <style:table-cell-properties fo:border-bottom="none" fo:border-left="none" fo:border-right="none" fo:border-top="0.06pt solid #000000"/>
      <style:text-properties style:text-position=""/>
    </style:style>
    <style:style style:name="ce4" style:family="table-cell" style:parent-style-name="Default" style:data-style-name="N81">
      <style:table-cell-properties fo:border-bottom="none" fo:border-left="0.06pt solid #000000" fo:padding-bottom="0.0193in" fo:padding-left="0.0138in" fo:padding-right="0.0138in" fo:padding-top="0.0193in" fo:border-right="none" fo:border-top="none" style:vertical-align="middle"/>
      <style:text-properties style:text-position=""/>
    </style:style>
    <style:style style:name="ce40" style:family="table-cell" style:parent-style-name="Default" style:data-style-name="N104">
      <style:table-cell-properties fo:border="none" style:vertical-align="middle"/>
      <style:text-properties style:text-position=""/>
    </style:style>
    <style:style style:name="ce41" style:family="table-cell" style:parent-style-name="Default" style:data-style-name="N104">
      <style:table-cell-properties fo:padding-bottom="0.0193in" fo:padding-left="0.0138in" fo:padding-right="0.0138in" fo:padding-top="0.0193in"/>
      <style:text-properties style:text-position=""/>
    </style:style>
    <style:style style:name="ce42" style:family="table-cell" style:parent-style-name="Default" style:data-style-name="N104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  <style:text-properties style:text-position=""/>
      <style:map style:condition="cell-content()&lt;1000" style:apply-style-name="Insufficient" style:base-cell-address="'Checking Account'.F1"/>
      <style:map style:condition="cell-content-is-between(100.01,2000)" style:apply-style-name="Buffer" style:base-cell-address="'Checking Account'.F1"/>
      <style:map style:condition="cell-content()&gt;2000" style:apply-style-name="New" style:base-cell-address="'Checking Account'.F1"/>
    </style:style>
    <style:style style:name="ce43" style:family="table-cell" style:parent-style-name="Default" style:data-style-name="N104">
      <style:table-cell-properties fo:border-bottom="none" fo:border-left="none" fo:padding-bottom="0.0193in" fo:padding-left="0.0138in" fo:padding-right="0.0138in" fo:padding-top="0.0193in" fo:border-right="none" fo:border-top="0.06pt solid #000000" style:vertical-align="middle"/>
      <style:text-properties style:text-position=""/>
      <style:map style:condition="cell-content()&lt;1000" style:apply-style-name="Insufficient" style:base-cell-address="'Checking Account'.F1"/>
      <style:map style:condition="cell-content-is-between(100.01,2000)" style:apply-style-name="Buffer" style:base-cell-address="'Checking Account'.F1"/>
      <style:map style:condition="cell-content()&gt;2000" style:apply-style-name="New" style:base-cell-address="'Checking Account'.F1"/>
    </style:style>
    <style:style style:name="ce44" style:family="table-cell" style:parent-style-name="Default" style:data-style-name="N104">
      <style:table-cell-properties fo:border-bottom="0.06pt solid #000000" fo:border-left="none" fo:padding-bottom="0.0193in" fo:padding-left="0.0138in" fo:padding-right="0.0138in" fo:padding-top="0.0193in" fo:border-right="none" fo:border-top="none" style:vertical-align="middle"/>
      <style:text-properties style:text-position=""/>
      <style:map style:condition="cell-content()&lt;1000" style:apply-style-name="Insufficient" style:base-cell-address="'Checking Account'.F1"/>
      <style:map style:condition="cell-content-is-between(100.01,2000)" style:apply-style-name="Buffer" style:base-cell-address="'Checking Account'.F1"/>
      <style:map style:condition="cell-content()&gt;2000" style:apply-style-name="New" style:base-cell-address="'Checking Account'.F1"/>
    </style:style>
    <style:style style:name="ce45" style:family="table-cell" style:parent-style-name="Default" style:data-style-name="N104">
      <style:table-cell-properties fo:padding-bottom="0.0193in" fo:padding-left="0.0138in" fo:padding-right="0.0138in" fo:padding-top="0.0193in" style:vertical-align="middle"/>
      <style:text-properties style:text-position=""/>
      <style:map style:condition="cell-content()&lt;1000" style:apply-style-name="Insufficient" style:base-cell-address="'Checking Account'.F1"/>
      <style:map style:condition="cell-content-is-between(100.01,2000)" style:apply-style-name="Buffer" style:base-cell-address="'Checking Account'.F1"/>
      <style:map style:condition="cell-content()&gt;2000" style:apply-style-name="New" style:base-cell-address="'Checking Account'.F1"/>
    </style:style>
    <style:style style:name="ce46" style:family="table-cell" style:parent-style-name="Default" style:data-style-name="N104">
      <style:table-cell-properties fo:border-bottom="none" fo:border-left="none" fo:border-right="none" fo:border-top="0.06pt solid #000000" style:vertical-align="middle"/>
      <style:text-properties style:text-position=""/>
      <style:map style:condition="cell-content()&lt;1000" style:apply-style-name="Insufficient" style:base-cell-address="'Checking Account'.F1"/>
      <style:map style:condition="cell-content-is-between(100.01,2000)" style:apply-style-name="Buffer" style:base-cell-address="'Checking Account'.F1"/>
      <style:map style:condition="cell-content()&gt;2000" style:apply-style-name="New" style:base-cell-address="'Checking Account'.F1"/>
    </style:style>
    <style:style style:name="ce47" style:family="table-cell" style:parent-style-name="Default" style:data-style-name="N104">
      <style:table-cell-properties style:vertical-align="middle"/>
      <style:text-properties style:text-position=""/>
      <style:map style:condition="cell-content()&lt;1000" style:apply-style-name="Insufficient" style:base-cell-address="'Checking Account'.F1"/>
      <style:map style:condition="cell-content-is-between(100.01,2000)" style:apply-style-name="Buffer" style:base-cell-address="'Checking Account'.F1"/>
      <style:map style:condition="cell-content()&gt;2000" style:apply-style-name="New" style:base-cell-address="'Checking Account'.F1"/>
    </style:style>
    <style:style style:name="ce48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  <style:text-properties style:text-position=""/>
      <style:map style:condition="cell-content()&lt;1000" style:apply-style-name="Insufficient" style:base-cell-address="'Checking Account'.I56"/>
      <style:map style:condition="cell-content-is-between(1000.01,2000)" style:apply-style-name="Buffer" style:base-cell-address="'Checking Account'.I56"/>
      <style:map style:condition="cell-content()&gt;2000" style:apply-style-name="New" style:base-cell-address="'Checking Account'.I56"/>
    </style:style>
    <style:style style:name="ce49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6pt solid #000000" style:vertical-align="middle"/>
      <style:text-properties style:text-position=""/>
      <style:map style:condition="cell-content()&lt;1000" style:apply-style-name="Insufficient" style:base-cell-address="'Checking Account'.I56"/>
      <style:map style:condition="cell-content-is-between(1000.01,2000)" style:apply-style-name="Buffer" style:base-cell-address="'Checking Account'.I56"/>
      <style:map style:condition="cell-content()&gt;2000" style:apply-style-name="New" style:base-cell-address="'Checking Account'.I56"/>
    </style:style>
    <style:style style:name="ce5" style:family="table-cell" style:parent-style-name="Default" style:data-style-name="N81">
      <style:table-cell-properties fo:border-bottom="none" style:text-align-source="fix" style:repeat-content="false" fo:border-left="0.06pt solid #000000" fo:padding-bottom="0.0193in" fo:padding-left="0.0138in" fo:padding-right="0.0138in" fo:padding-top="0.0193in" fo:border-right="none" fo:border-top="none" style:vertical-align="middle"/>
      <style:paragraph-properties fo:text-align="end" fo:margin-left="0in"/>
      <style:text-properties style:text-position=""/>
    </style:style>
    <style:style style:name="ce50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none" style:vertical-align="middle"/>
      <style:text-properties style:text-position=""/>
      <style:map style:condition="cell-content()&lt;1000" style:apply-style-name="Insufficient" style:base-cell-address="'Checking Account'.I56"/>
      <style:map style:condition="cell-content-is-between(1000.01,2000)" style:apply-style-name="Buffer" style:base-cell-address="'Checking Account'.I56"/>
      <style:map style:condition="cell-content()&gt;2000" style:apply-style-name="New" style:base-cell-address="'Checking Account'.I56"/>
    </style:style>
    <style:style style:name="ce51" style:family="table-cell" style:parent-style-name="Default">
      <style:table-cell-properties fo:padding-bottom="0.0193in" fo:padding-left="0.0138in" fo:padding-right="0.0138in" fo:padding-top="0.0193in" style:vertical-align="middle"/>
      <style:text-properties style:text-position=""/>
      <style:map style:condition="cell-content()&lt;1000" style:apply-style-name="Insufficient" style:base-cell-address="'Checking Account'.I56"/>
      <style:map style:condition="cell-content-is-between(1000.01,2000)" style:apply-style-name="Buffer" style:base-cell-address="'Checking Account'.I56"/>
      <style:map style:condition="cell-content()&gt;2000" style:apply-style-name="New" style:base-cell-address="'Checking Account'.I56"/>
    </style:style>
    <style:style style:name="ce52" style:family="table-cell" style:parent-style-name="Default">
      <style:table-cell-properties fo:border-bottom="none" fo:border-left="none" fo:border-right="none" fo:border-top="0.06pt solid #000000" style:vertical-align="middle"/>
      <style:text-properties style:text-position=""/>
      <style:map style:condition="cell-content()&lt;1000" style:apply-style-name="Insufficient" style:base-cell-address="'Checking Account'.I56"/>
      <style:map style:condition="cell-content-is-between(1000.01,2000)" style:apply-style-name="Buffer" style:base-cell-address="'Checking Account'.I56"/>
      <style:map style:condition="cell-content()&gt;2000" style:apply-style-name="New" style:base-cell-address="'Checking Account'.I56"/>
    </style:style>
    <style:style style:name="ce53" style:family="table-cell" style:parent-style-name="Default">
      <style:table-cell-properties style:vertical-align="middle"/>
      <style:text-properties style:text-position=""/>
      <style:map style:condition="cell-content()&lt;1000" style:apply-style-name="Insufficient" style:base-cell-address="'Checking Account'.I56"/>
      <style:map style:condition="cell-content-is-between(1000.01,2000)" style:apply-style-name="Buffer" style:base-cell-address="'Checking Account'.I56"/>
      <style:map style:condition="cell-content()&gt;2000" style:apply-style-name="New" style:base-cell-address="'Checking Account'.I56"/>
    </style:style>
    <style:style style:name="ce54" style:family="table-cell" style:parent-style-name="Default">
      <style:table-cell-properties fo:border-bottom="none" style:text-align-source="fix" style:repeat-content="false" fo:wrap-option="wrap" fo:border-left="0.06pt solid #000000" fo:padding-bottom="0.0193in" fo:padding-left="0.0138in" fo:padding-right="0.0138in" fo:padding-top="0.0193in" fo:border-right="0.06pt solid #000000" fo:border-top="none" style:vertical-align="middle"/>
      <style:paragraph-properties fo:text-align="center"/>
      <style:text-properties style:text-position=""/>
      <style:map style:condition="cell-content()&lt;1000" style:apply-style-name="Insufficient" style:base-cell-address="'Checking Account'.I56"/>
      <style:map style:condition="cell-content-is-between(1000.01,2000)" style:apply-style-name="Buffer" style:base-cell-address="'Checking Account'.I56"/>
      <style:map style:condition="cell-content()&gt;2000" style:apply-style-name="New" style:base-cell-address="'Checking Account'.I56"/>
    </style:style>
    <style:style style:name="ce55" style:family="table-cell" style:parent-style-name="Default">
      <style:table-cell-properties fo:border-bottom="none" fo:border-left="none" fo:padding-bottom="0.0193in" fo:padding-left="0.0138in" fo:padding-right="0.0138in" fo:padding-top="0.0193in" fo:border-right="0.06pt solid #000000" fo:border-top="0.06pt solid #000000" style:vertical-align="middle"/>
      <style:text-properties style:text-position=""/>
      <style:map style:condition="cell-content()&lt;1000" style:apply-style-name="Insufficient" style:base-cell-address="'Checking Account'.I56"/>
      <style:map style:condition="cell-content-is-between(1000.01,2000)" style:apply-style-name="Buffer" style:base-cell-address="'Checking Account'.I56"/>
      <style:map style:condition="cell-content()&gt;2000" style:apply-style-name="New" style:base-cell-address="'Checking Account'.I56"/>
    </style:style>
    <style:style style:name="ce56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0.06pt solid #000000" fo:border-top="none" style:vertical-align="middle"/>
      <style:text-properties style:text-position=""/>
      <style:map style:condition="cell-content()&lt;1000" style:apply-style-name="Insufficient" style:base-cell-address="'Checking Account'.I56"/>
      <style:map style:condition="cell-content-is-between(1000.01,2000)" style:apply-style-name="Buffer" style:base-cell-address="'Checking Account'.I56"/>
      <style:map style:condition="cell-content()&gt;2000" style:apply-style-name="New" style:base-cell-address="'Checking Account'.I56"/>
    </style:style>
    <style:style style:name="ce57" style:family="table-cell" style:parent-style-name="Default">
      <style:table-cell-properties fo:border-bottom="none" fo:border-left="none" fo:padding-bottom="0.0193in" fo:padding-left="0.0138in" fo:padding-right="0.0138in" fo:padding-top="0.0193in" fo:border-right="0.06pt solid #000000" fo:border-top="none" style:vertical-align="middle"/>
      <style:text-properties style:text-position=""/>
      <style:map style:condition="cell-content()&lt;1000" style:apply-style-name="Insufficient" style:base-cell-address="'Checking Account'.I56"/>
      <style:map style:condition="cell-content-is-between(1000.01,2000)" style:apply-style-name="Buffer" style:base-cell-address="'Checking Account'.I56"/>
      <style:map style:condition="cell-content()&gt;2000" style:apply-style-name="New" style:base-cell-address="'Checking Account'.I56"/>
    </style:style>
    <style:style style:name="ce58" style:family="table-cell" style:parent-style-name="Default">
      <style:table-cell-properties fo:border-bottom="none" fo:border-left="0.06pt solid #000000" fo:padding-bottom="0.0193in" fo:padding-left="0.0138in" fo:padding-right="0.0138in" fo:padding-top="0.0193in" fo:border-right="0.06pt solid #000000" fo:border-top="0.06pt solid #000000" style:vertical-align="middle"/>
      <style:text-properties style:text-position=""/>
      <style:map style:condition="cell-content()&lt;1000" style:apply-style-name="Insufficient" style:base-cell-address="'Checking Account'.I56"/>
      <style:map style:condition="cell-content-is-between(1000.01,2000)" style:apply-style-name="Buffer" style:base-cell-address="'Checking Account'.I56"/>
      <style:map style:condition="cell-content()&gt;2000" style:apply-style-name="New" style:base-cell-address="'Checking Account'.I56"/>
    </style:style>
    <style:style style:name="ce59" style:family="table-cell" style:parent-style-name="Default">
      <style:table-cell-properties fo:border-bottom="none" fo:border-left="0.06pt solid #000000" fo:padding-bottom="0.0193in" fo:padding-left="0.0138in" fo:padding-right="0.0138in" fo:padding-top="0.0193in" fo:border-right="0.06pt solid #000000" fo:border-top="none" style:vertical-align="middle"/>
      <style:text-properties style:text-position=""/>
      <style:map style:condition="cell-content()&lt;1000" style:apply-style-name="Insufficient" style:base-cell-address="'Checking Account'.I56"/>
      <style:map style:condition="cell-content-is-between(1000.01,2000)" style:apply-style-name="Buffer" style:base-cell-address="'Checking Account'.I56"/>
      <style:map style:condition="cell-content()&gt;2000" style:apply-style-name="New" style:base-cell-address="'Checking Account'.I56"/>
    </style:style>
    <style:style style:name="ce6" style:family="table-cell" style:parent-style-name="Default" style:data-style-name="N81">
      <style:table-cell-properties fo:border-bottom="none" fo:border-left="0.06pt solid #000000" fo:border-right="none" fo:border-top="0.06pt solid #000000" style:vertical-align="middle"/>
      <style:text-properties style:text-position=""/>
    </style:style>
    <style:style style:name="ce7" style:family="table-cell" style:parent-style-name="Default" style:data-style-name="N81">
      <style:table-cell-properties fo:border-bottom="none" fo:border-left="0.06pt solid #000000" fo:border-right="none" fo:border-top="none" style:vertical-align="middle"/>
      <style:text-properties style:text-position=""/>
    </style:style>
    <style:style style:name="ce8" style:family="table-cell" style:parent-style-name="Default" style:data-style-name="N81">
      <style:table-cell-properties fo:border-bottom="0.06pt solid #000000" fo:border-left="0.06pt solid #000000" fo:border-right="none" fo:border-top="none" style:vertical-align="middle"/>
      <style:text-properties style:text-position=""/>
    </style:style>
    <style:style style:name="ce9" style:family="table-cell" style:parent-style-name="Default" style:data-style-name="N81">
      <style:table-cell-properties fo:border-bottom="none" fo:border-left="none" fo:border-right="none" fo:border-top="0.06pt solid #000000" style:vertical-align="middle"/>
      <style:text-properties style:text-position=""/>
    </style:style>
    <style:style style:name="ce102" style:family="table-cell" style:parent-style-name="Default" style:data-style-name="N81">
      <style:table-cell-properties fo:background-color="#00ffff" style:text-align-source="fix" style:repeat-content="false" fo:wrap-option="wrap" style:vertical-align="middle"/>
      <style:paragraph-properties fo:text-align="center"/>
      <style:text-properties style:text-position=""/>
    </style:style>
    <style:style style:name="ce103" style:family="table-cell" style:parent-style-name="Default" style:data-style-name="N81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position=""/>
    </style:style>
    <style:style style:name="ce104" style:family="table-cell" style:parent-style-name="Default" style:data-style-name="N81">
      <style:text-properties style:text-position=""/>
    </style:style>
    <style:style style:name="ce105" style:family="table-cell" style:parent-style-name="Default" style:data-style-name="N81">
      <style:table-cell-properties fo:background-color="#ffff00"/>
      <style:text-properties style:text-position=""/>
    </style:style>
    <style:style style:name="ce106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/>
      <style:text-properties style:text-position=""/>
    </style:style>
    <style:style style:name="ce1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position=""/>
    </style:style>
    <style:style style:name="ce108" style:family="table-cell" style:parent-style-name="Default">
      <style:table-cell-properties fo:background-color="#ffff00"/>
      <style:text-properties style:text-position=""/>
    </style:style>
    <style:style style:name="ce109" style:family="table-cell" style:parent-style-name="Default">
      <style:table-cell-properties style:text-align-source="fix" style:repeat-content="false"/>
      <style:paragraph-properties fo:text-align="end"/>
      <style:text-properties style:text-position=""/>
    </style:style>
    <style:style style:name="ce110" style:family="table-cell" style:parent-style-name="Default">
      <style:table-cell-properties fo:background-color="#ffff00" style:text-align-source="fix" style:repeat-content="false"/>
      <style:paragraph-properties fo:text-align="end"/>
      <style:text-properties style:text-position=""/>
    </style:style>
    <style:style style:name="ce111" style:family="table-cell" style:parent-style-name="Default" style:data-style-name="N104">
      <style:table-cell-properties fo:background-color="#00ffff" style:text-align-source="fix" style:repeat-content="false" fo:wrap-option="wrap" style:vertical-align="middle"/>
      <style:paragraph-properties fo:text-align="center"/>
      <style:text-properties style:text-position=""/>
    </style:style>
    <style:style style:name="ce112" style:family="table-cell" style:parent-style-name="Default" style:data-style-name="N104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position=""/>
    </style:style>
    <style:style style:name="ce113" style:family="table-cell" style:parent-style-name="Default" style:data-style-name="N104">
      <style:table-cell-properties fo:background-color="#ffff00"/>
      <style:text-properties style:text-position=""/>
    </style:style>
    <style:style style:name="ce114" style:family="table-cell" style:parent-style-name="Default" style:data-style-name="N104">
      <style:table-cell-properties fo:background-color="transparent"/>
      <style:text-properties style:text-position=""/>
    </style:style>
    <style:style style:name="ce115" style:family="table-cell" style:parent-style-name="Default" style:data-style-name="N104">
      <style:table-cell-properties fo:background-color="#00ffff" style:text-align-source="fix" style:repeat-content="false" fo:wrap-option="wrap" fo:padding-bottom="0.0193in" fo:padding-left="0.0138in" fo:padding-right="0.0138in" fo:padding-top="0.0193in" style:vertical-align="middle"/>
      <style:paragraph-properties fo:text-align="center"/>
      <style:text-properties style:text-position=""/>
    </style:style>
    <style:style style:name="ce116" style:family="table-cell" style:parent-style-name="Default" style:data-style-name="N104">
      <style:table-cell-properties style:text-align-source="fix" style:repeat-content="false" fo:background-color="transparent" fo:wrap-option="wrap" fo:padding-bottom="0.0193in" fo:padding-left="0.0138in" fo:padding-right="0.0138in" fo:padding-top="0.0193in" style:vertical-align="middle"/>
      <style:paragraph-properties fo:text-align="center"/>
      <style:text-properties style:text-position=""/>
    </style:style>
    <style:style style:name="ce117" style:family="table-cell" style:parent-style-name="Default" style:data-style-name="N104">
      <style:table-cell-properties fo:padding-bottom="0.0193in" fo:padding-left="0.0138in" fo:padding-right="0.0138in" fo:padding-top="0.0193in"/>
      <style:text-properties fo:color="#ff0000" style:text-position=""/>
    </style:style>
    <style:style style:name="ce118" style:family="table-cell" style:parent-style-name="Default" style:data-style-name="N104">
      <style:table-cell-properties fo:background-color="transparent" fo:padding-bottom="0.0193in" fo:padding-left="0.0138in" fo:padding-right="0.0138in" fo:padding-top="0.0193in"/>
      <style:text-properties fo:color="#ff0000" style:text-position=""/>
    </style:style>
    <style:style style:name="ce119" style:family="table-cell" style:parent-style-name="Default" style:data-style-name="N104">
      <style:table-cell-properties fo:background-color="#ffff00" fo:padding-bottom="0.0193in" fo:padding-left="0.0138in" fo:padding-right="0.0138in" fo:padding-top="0.0193in"/>
      <style:text-properties fo:color="#ff0000" style:text-position=""/>
    </style:style>
    <style:style style:name="ce120" style:family="table-cell" style:parent-style-name="Default" style:data-style-name="N37">
      <style:text-properties style:text-position="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22" style:family="table-cell" style:parent-style-name="Default" style:data-style-name="N81">
      <style:table-cell-properties fo:background-color="#ffff00" style:text-align-source="fix" style:repeat-content="false" fo:wrap-option="wrap" style:vertical-align="middle"/>
      <style:paragraph-properties fo:text-align="center"/>
      <style:text-properties style:text-position=""/>
    </style:style>
    <style:style style:name="ce12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text-position=""/>
    </style:style>
    <style:style style:name="ce124" style:family="table-cell" style:parent-style-name="Default" style:data-style-name="N104">
      <style:table-cell-properties fo:background-color="#ffff00" style:text-align-source="fix" style:repeat-content="false" fo:wrap-option="wrap" style:vertical-align="middle"/>
      <style:paragraph-properties fo:text-align="center"/>
      <style:text-properties style:text-position="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="0.06pt solid #000000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ext-properties style:text-position="" style:font-name="Times New Roman" fo:font-size="10pt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Times New Roman" fo:font-size="10pt" style:font-size-asian="10pt" style:font-size-complex="10pt"/>
    </style:style>
    <style:style style:name="ce1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text-position="" style:font-name="Times New Roman" fo:font-size="10pt" style:font-size-asian="10pt" style:font-size-complex="10pt"/>
    </style:style>
    <style:style style:name="ce137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10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10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0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text-position="" style:font-name="Times New Roman"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143" style:family="table-cell" style:parent-style-name="Default" style:data-style-name="N104">
      <style:table-cell-properties fo:border="0.06pt solid #000000"/>
      <style:text-properties style:text-position=""/>
    </style:style>
    <style:style style:name="ce144" style:family="table-cell" style:parent-style-name="Default" style:data-style-name="N104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45" style:family="table-cell" style:parent-style-name="Default" style:data-style-name="N104">
      <style:table-cell-properties fo:border-bottom="none" fo:border-left="0.06pt solid #000000" fo:border-right="0.06pt solid #000000" fo:border-top="none"/>
      <style:text-properties style:text-position=""/>
    </style:style>
    <style:style style:name="ce146" style:family="table-cell" style:parent-style-name="Default" style:data-style-name="N104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47" style:family="table-cell" style:parent-style-name="Default" style:data-style-name="N104">
      <style:text-properties style:text-position="" style:font-name="Times New Roman" fo:font-size="10pt" style:font-size-asian="10pt" style:font-size-complex="10pt"/>
    </style:style>
    <style:style style:name="ce148" style:family="table-cell" style:parent-style-name="Default">
      <style:table-cell-properties fo:border="none" fo:padding-bottom="0.0193in" fo:padding-left="0.0138in" fo:padding-right="0.0138in" fo:padding-top="0.0193in"/>
      <style:text-properties style:text-position=""/>
    </style:style>
    <style:style style:name="ce74" style:family="table-cell" style:parent-style-name="Default">
      <style:table-cell-properties fo:padding-bottom="0.0193in" fo:padding-left="0.0138in" fo:padding-right="0.0138in" fo:padding-top="0.0193in"/>
      <style:text-properties style:text-position="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49" style:family="table-cell" style:parent-style-name="Default" style:data-style-name="N5120">
      <style:table-cell-properties fo:padding="0.028in"/>
      <style:text-properties style:text-position=""/>
    </style:style>
    <style:style style:name="ce150" style:family="table-cell" style:parent-style-name="Default" style:data-style-name="N126">
      <style:table-cell-properties fo:padding="0.028in"/>
      <style:text-properties style:text-position=""/>
    </style:style>
    <style:style style:name="ce151" style:family="table-cell" style:parent-style-name="Default" style:data-style-name="N4">
      <style:table-cell-properties fo:padding="0.028in"/>
      <style:text-properties style:text-position=""/>
    </style:style>
    <style:style style:name="ce9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5" style:family="table-cell" style:parent-style-name="Default">
      <style:table-cell-properties fo:background-color="#ffff00" style:text-align-source="fix" style:repeat-content="false" fo:wrap-option="wrap" fo:border="none" style:vertical-align="middle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157" style:family="table-cell" style:parent-style-name="Default">
      <style:table-cell-properties fo:border-bottom="none" fo:border-left="0.06pt solid #000000" fo:border-right="0.06pt solid #000000" fo:border-top="none"/>
    </style:style>
    <style:style style:name="ce15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9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rotation-angle="90" style:vertical-align="middle"/>
      <style:paragraph-properties fo:text-align="center"/>
    </style:style>
    <style:style style:name="ce160" style:family="table-cell" style:parent-style-name="Default">
      <style:table-cell-properties fo:border-bottom="none" fo:border-left="0.06pt solid #000000" fo:padding-bottom="0.0193in" fo:padding-left="0.0138in" fo:padding-right="0.0138in" fo:padding-top="0.0193in" fo:border-right="0.06pt solid #000000" fo:border-top="none"/>
    </style:style>
    <style:style style:name="ce161" style:family="table-cell" style:parent-style-name="Default">
      <style:table-cell-properties fo:border-bottom="0.06pt solid #000000" fo:border-left="0.06pt solid #000000" fo:padding-bottom="0.0193in" fo:padding-left="0.0138in" fo:padding-right="0.0138in" fo:padding-top="0.0193in" fo:border-right="0.06pt solid #000000" fo:border-top="none"/>
    </style:style>
    <style:style style:name="ce162" style:family="table-cell" style:parent-style-name="Default">
      <style:table-cell-properties fo:border-bottom="none" fo:border-left="none" fo:border-right="none" fo:border-top="0.06pt solid #000000"/>
    </style:style>
    <style:style style:name="ce163" style:family="table-cell" style:parent-style-name="Default">
      <style:table-cell-properties fo:border-bottom="0.06pt solid #000000" fo:border-left="none" fo:border-right="none" fo:border-top="none"/>
    </style:style>
    <style:style style:name="ce164" style:family="table-cell" style:parent-style-name="Default">
      <style:table-cell-properties fo:border-bottom="none" fo:border-left="0.06pt solid #000000" fo:border-right="none" fo:border-top="0.06pt solid #000000"/>
    </style:style>
    <style:style style:name="ce165" style:family="table-cell" style:parent-style-name="Default">
      <style:table-cell-properties fo:border-bottom="none" fo:border-left="0.06pt solid #000000" fo:border-right="none" fo:border-top="none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</style:style>
    <style:style style:name="ce167" style:family="table-cell" style:parent-style-name="Default">
      <style:table-cell-properties fo:border-bottom="none" fo:border-left="0.06pt solid #000000" fo:padding-bottom="0.0193in" fo:padding-left="0.0138in" fo:padding-right="0.0138in" fo:padding-top="0.0193in" fo:border-right="none" fo:border-top="0.06pt solid #000000"/>
    </style:style>
    <style:style style:name="ce168" style:family="table-cell" style:parent-style-name="Default">
      <style:table-cell-properties fo:border-bottom="none" fo:border-left="0.06pt solid #000000" fo:padding-bottom="0.0193in" fo:padding-left="0.0138in" fo:padding-right="0.0138in" fo:padding-top="0.0193in" fo:border-right="none" fo:border-top="none"/>
    </style:style>
    <style:style style:name="ce169" style:family="table-cell" style:parent-style-name="Default">
      <style:table-cell-properties fo:border-bottom="0.06pt solid #000000" fo:border-left="0.06pt solid #000000" fo:padding-bottom="0.0193in" fo:padding-left="0.0138in" fo:padding-right="0.0138in" fo:padding-top="0.0193in" fo:border-right="none" fo:border-top="none"/>
    </style:style>
    <style:style style:name="ce170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6pt solid #000000"/>
    </style:style>
    <style:style style:name="ce171" style:family="table-cell" style:parent-style-name="Default">
      <style:table-cell-properties fo:padding-bottom="0.0193in" fo:padding-left="0.0138in" fo:padding-right="0.0138in" fo:padding-top="0.0193in"/>
    </style:style>
    <style:style style:name="ce172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none"/>
    </style:style>
    <style:style style:name="ce173" style:family="table-cell" style:parent-style-name="Default" style:data-style-name="N104">
      <style:table-cell-properties fo:background-color="#ffff00" style:text-align-source="fix" style:repeat-content="false" fo:wrap-option="wrap" fo:border="none" style:vertical-align="middle"/>
      <style:paragraph-properties fo:text-align="center" fo:margin-left="0in"/>
    </style:style>
    <style:style style:name="ce174" style:family="table-cell" style:parent-style-name="Default" style:data-style-name="N104">
      <style:table-cell-properties fo:border-bottom="none" fo:border-left="none" fo:border-right="none" fo:border-top="0.06pt solid #000000"/>
    </style:style>
    <style:style style:name="ce175" style:family="table-cell" style:parent-style-name="Default" style:data-style-name="N104"/>
    <style:style style:name="ce176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177" style:family="table-cell" style:parent-style-name="Default" style:data-style-name="N104">
      <style:table-cell-properties fo:background-color="#ff0000"/>
      <style:text-properties fo:color="#ffffff"/>
    </style:style>
    <style:style style:name="ce178" style:family="table-cell" style:parent-style-name="Default" style:data-style-name="N104">
      <style:table-cell-properties fo:border-bottom="none" fo:border-left="none" fo:padding-bottom="0.0193in" fo:padding-left="0.0138in" fo:padding-right="0.0138in" fo:padding-top="0.0193in" fo:border-right="none" fo:border-top="0.06pt solid #000000"/>
    </style:style>
    <style:style style:name="ce179" style:family="table-cell" style:parent-style-name="Default" style:data-style-name="N104">
      <style:table-cell-properties fo:border="none" fo:padding-bottom="0.0193in" fo:padding-left="0.0138in" fo:padding-right="0.0138in" fo:padding-top="0.0193in"/>
    </style:style>
    <style:style style:name="ce180" style:family="table-cell" style:parent-style-name="Default" style:data-style-name="N104">
      <style:table-cell-properties fo:border-bottom="0.06pt solid #000000" fo:border-left="none" fo:padding-bottom="0.0193in" fo:padding-left="0.0138in" fo:padding-right="0.0138in" fo:padding-top="0.0193in" fo:border-right="none" fo:border-top="none"/>
    </style:style>
    <style:style style:name="ce181" style:family="table-cell" style:parent-style-name="Default" style:data-style-name="N104">
      <style:table-cell-properties fo:padding-bottom="0.0193in" fo:padding-left="0.0138in" fo:padding-right="0.0138in" fo:padding-top="0.0193in"/>
    </style:style>
    <style:style style:name="ce182" style:family="table-cell" style:parent-style-name="Default">
      <style:table-cell-properties fo:border="none"/>
    </style:style>
    <style:style style:name="ce18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184" style:family="table-cell" style:parent-style-name="Default">
      <style:table-cell-properties fo:border-bottom="none" fo:border-left="none" fo:border-right="0.06pt solid #000000" fo:border-top="0.06pt solid #000000"/>
    </style:style>
    <style:style style:name="ce185" style:family="table-cell" style:parent-style-name="Default">
      <style:table-cell-properties fo:border-bottom="none" fo:border-left="none" fo:border-right="0.06pt solid #000000" fo:border-top="none"/>
    </style:style>
    <style:style style:name="ce186" style:family="table-cell" style:parent-style-name="Default">
      <style:table-cell-properties fo:border-bottom="0.06pt solid #000000" fo:border-left="none" fo:border-right="0.06pt solid #000000" fo:border-top="none"/>
    </style:style>
    <style:style style:name="ce187" style:family="table-cell" style:parent-style-name="Default" style:data-style-name="N11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188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189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190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191" style:family="table-cell" style:parent-style-name="Default" style:data-style-name="N11"/>
    <style:style style:name="ce192" style:family="table-cell" style:parent-style-name="Default" style:data-style-name="N104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19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5" style:family="table-cell" style:parent-style-name="Default">
      <style:table-cell-properties fo:background-color="#ff0000"/>
      <style:text-properties fo:color="#ffffff"/>
    </style:style>
    <style:style style:name="ce196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19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98" style:family="table-cell" style:parent-style-name="Default" style:data-style-name="N0">
      <style:map style:condition="cell-content()&gt;705" style:apply-style-name="Untitled4" style:base-cell-address="'Credit Card Balances'.O61"/>
      <style:map style:condition="cell-content-is-between(540,705)" style:apply-style-name="Untitled5" style:base-cell-address="'Credit Card Balances'.O61"/>
      <style:map style:condition="cell-content()&lt;540" style:apply-style-name="Untitled6" style:base-cell-address="'Credit Card Balances'.O61"/>
    </style:style>
    <style:style style:name="ce199" style:family="table-cell" style:parent-style-name="Default" style:data-style-name="N0">
      <style:map style:condition="cell-content()&gt;705" style:apply-style-name="Untitled4" style:base-cell-address="'Credit Card Balances'.O61"/>
      <style:map style:condition="cell-content-is-between(540,705)" style:apply-style-name="Untitled5" style:base-cell-address="'Credit Card Balances'.O61"/>
      <style:map style:condition="cell-content()&lt;540" style:apply-style-name="Untitled6" style:base-cell-address="'Credit Card Balances'.O61"/>
    </style:style>
    <style:style style:name="ce200" style:family="table-cell" style:parent-style-name="Default" style:data-style-name="N0">
      <style:map style:condition="cell-content()&gt;705" style:apply-style-name="Untitled4" style:base-cell-address="'Credit Card Balances'.O61"/>
      <style:map style:condition="cell-content-is-between(540,705)" style:apply-style-name="Untitled5" style:base-cell-address="'Credit Card Balances'.O61"/>
      <style:map style:condition="cell-content()&lt;540" style:apply-style-name="Untitled6" style:base-cell-address="'Credit Card Balances'.O61"/>
    </style:style>
    <style:style style:name="ce201" style:family="table-cell" style:parent-style-name="Default" style:data-style-name="N0"/>
    <style:style style:name="ce20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Checking Accoun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7"/>
        <table:table-column table:style-name="co3" table:default-cell-style-name="ce24"/>
        <table:table-column table:style-name="co4" table:default-cell-style-name="ce33"/>
        <table:table-column table:style-name="co5" table:default-cell-style-name="ce33"/>
        <table:table-column table:style-name="co6" table:default-cell-style-name="ce47"/>
        <table:table-column table:style-name="co5" table:default-cell-style-name="ce24"/>
        <table:table-column table:style-name="co7" table:default-cell-style-name="ce53"/>
        <table:table-column table:style-name="co4" table:default-cell-style-name="ce53"/>
        <table:table-column table:style-name="co5" table:default-cell-style-name="ce24"/>
        <table:table-column table:style-name="co8" table:default-cell-style-name="ce24"/>
        <table:table-column table:style-name="co4" table:number-columns-repeated="1013" table:default-cell-style-name="ce24"/>
        <table:table-row table:style-name="ro1">
          <table:table-cell table:style-name="ce1" office:value-type="string">
            <text:p>Date</text:p>
          </table:table-cell>
          <table:table-cell table:style-name="ce12" office:value-type="string">
            <text:p>Number</text:p>
          </table:table-cell>
          <table:table-cell table:style-name="ce12" office:value-type="string">
            <text:p>Transaction</text:p>
          </table:table-cell>
          <table:table-cell table:style-name="ce28" office:value-type="string">
            <text:p>Deposit</text:p>
          </table:table-cell>
          <table:table-cell table:style-name="ce28" office:value-type="string">
            <text:p>Withdraw</text:p>
          </table:table-cell>
          <table:table-cell table:style-name="ce42" office:value-type="string">
            <text:p>Balance</text:p>
          </table:table-cell>
          <table:table-cell table:style-name="ce12" office:value-type="string">
            <text:p>Cleared</text:p>
          </table:table-cell>
          <table:table-cell table:style-name="ce48" office:value-type="string">
            <text:p>Current Balance</text:p>
          </table:table-cell>
          <table:table-cell table:style-name="ce54" office:value-type="string">
            <text:p>Projected Minimum</text:p>
          </table:table-cell>
          <table:table-cell table:style-name="ce12" office:value-type="string">
            <text:p>Monthly Trend</text:p>
          </table:table-cell>
          <table:table-cell table:style-name="ce12" office:value-type="string">
            <text:p>Quarterly Trend</text:p>
          </table:table-cell>
          <table:table-cell table:style-name="ce12" office:value-type="string">
            <text:p>Average</text:p>
          </table:table-cell>
          <table:table-cell table:style-name="ce12" table:number-columns-repeated="1012"/>
        </table:table-row>
        <table:table-row table:style-name="ro2">
          <table:table-cell table:style-name="ce2" office:value-type="date" office:date-value="2013-05-18">
            <text:p>18. May 2013</text:p>
          </table:table-cell>
          <table:table-cell table:style-name="ce13"/>
          <table:table-cell table:style-name="ce20" office:value-type="string">
            <text:p>Cash</text:p>
          </table:table-cell>
          <table:table-cell table:style-name="ce29" office:value-type="currency" office:currency="USD" office:value="120">
            <text:p>$120.00</text:p>
          </table:table-cell>
          <table:table-cell table:style-name="ce29"/>
          <table:table-cell table:style-name="ce43" table:formula="of:=[.D2]" office:value-type="currency" office:currency="USD" office:value="120">
            <text:p>$120.00</text:p>
          </table:table-cell>
          <table:table-cell table:style-name="ce29" office:value-type="currency" office:currency="USD" office:value="120">
            <text:p>$120.00</text:p>
          </table:table-cell>
          <table:table-cell table:style-name="ce49" table:formula="of:=[.G2]" office:value-type="currency" office:currency="USD" office:value="120">
            <text:p>$120.00</text:p>
          </table:table-cell>
          <table:table-cell table:style-name="ce55" table:formula="of:=MIN([.F2:.F$236])" office:value-type="currency" office:currency="USD" office:value="90.8299999999999">
            <text:p>$90.83</text:p>
          </table:table-cell>
          <table:table-cell table:number-columns-repeated="1015"/>
        </table:table-row>
        <table:table-row table:style-name="ro2">
          <table:table-cell table:style-name="ce3" office:value-type="date" office:date-value="2013-05-25">
            <text:p>25. May 2013</text:p>
          </table:table-cell>
          <table:table-cell table:style-name="ce14" office:value-type="string">
            <text:p>ATM</text:p>
          </table:table-cell>
          <table:table-cell table:style-name="ce21" office:value-type="string">
            <text:p>Deposit</text:p>
          </table:table-cell>
          <table:table-cell table:style-name="ce30" office:value-type="currency" office:currency="USD" office:value="340">
            <text:p>$340.00</text:p>
          </table:table-cell>
          <table:table-cell table:style-name="ce30"/>
          <table:table-cell table:style-name="ce44" table:formula="of:=[.F2]+[.D3]-[.E3]" office:value-type="currency" office:currency="USD" office:value="460">
            <text:p>$460.00</text:p>
          </table:table-cell>
          <table:table-cell table:style-name="ce30" office:value-type="currency" office:currency="USD" office:value="340">
            <text:p>$340.00</text:p>
          </table:table-cell>
          <table:table-cell table:style-name="ce50" table:formula="of:=[.H2]+[.G3]" office:value-type="currency" office:currency="USD" office:value="460">
            <text:p>$460.00</text:p>
          </table:table-cell>
          <table:table-cell table:style-name="ce56" table:formula="of:=MIN([.F3:.F$236])" office:value-type="currency" office:currency="USD" office:value="90.8299999999999">
            <text:p>$90.83</text:p>
          </table:table-cell>
          <table:table-cell table:formula="of:=[.F3]" office:value-type="currency" office:currency="USD" office:value="460">
            <text:p>$460.00</text:p>
          </table:table-cell>
          <table:table-cell/>
          <table:table-cell table:formula="of:=AVERAGE([.F2:.F3])" office:value-type="currency" office:currency="USD" office:value="290">
            <text:p>$290.00</text:p>
          </table:table-cell>
          <table:table-cell table:number-columns-repeated="1012"/>
        </table:table-row>
        <table:table-row table:style-name="ro2">
          <table:table-cell table:style-name="ce2" office:value-type="date" office:date-value="2013-06-07">
            <text:p>7. June 2013</text:p>
          </table:table-cell>
          <table:table-cell table:style-name="ce13" office:value-type="string">
            <text:p>On Line</text:p>
          </table:table-cell>
          <table:table-cell table:style-name="ce20" office:value-type="string">
            <text:p>Deposit – CITI Prepaid</text:p>
          </table:table-cell>
          <table:table-cell table:style-name="ce29" office:value-type="currency" office:currency="USD" office:value="98.87">
            <text:p>$98.87</text:p>
          </table:table-cell>
          <table:table-cell table:style-name="ce29"/>
          <table:table-cell table:style-name="ce43" table:formula="of:=[.F3]+[.D4]-[.E4]" office:value-type="currency" office:currency="USD" office:value="558.87">
            <text:p>$558.87</text:p>
          </table:table-cell>
          <table:table-cell table:style-name="ce29" office:value-type="currency" office:currency="USD" office:value="98.87">
            <text:p>$98.87</text:p>
          </table:table-cell>
          <table:table-cell table:style-name="ce49" table:formula="of:=[.H3]+[.G4]" office:value-type="currency" office:currency="USD" office:value="558.87">
            <text:p>$558.87</text:p>
          </table:table-cell>
          <table:table-cell table:style-name="ce55" table:formula="of:=MIN([.F4:.F$236])" office:value-type="currency" office:currency="USD" office:value="90.8299999999999">
            <text:p>$90.83</text:p>
          </table:table-cell>
          <table:table-cell table:number-columns-repeated="1015"/>
        </table:table-row>
        <table:table-row table:style-name="ro2">
          <table:table-cell table:style-name="ce3" office:value-type="date" office:date-value="2013-06-29">
            <text:p>29. June 2013</text:p>
          </table:table-cell>
          <table:table-cell table:style-name="ce14" office:value-type="string">
            <text:p>ATM</text:p>
          </table:table-cell>
          <table:table-cell table:style-name="ce21" office:value-type="string">
            <text:p>Cash</text:p>
          </table:table-cell>
          <table:table-cell table:style-name="ce30"/>
          <table:table-cell table:style-name="ce30" office:value-type="currency" office:currency="USD" office:value="20">
            <text:p>$20.00</text:p>
          </table:table-cell>
          <table:table-cell table:style-name="ce44" table:formula="of:=[.F4]+[.D5]-[.E5]" office:value-type="currency" office:currency="USD" office:value="538.87">
            <text:p>$538.87</text:p>
          </table:table-cell>
          <table:table-cell table:style-name="ce30" office:value-type="currency" office:currency="USD" office:value="-20">
            <text:p>-$20.00</text:p>
          </table:table-cell>
          <table:table-cell table:style-name="ce50" table:formula="of:=[.H4]+[.G5]" office:value-type="currency" office:currency="USD" office:value="538.87">
            <text:p>$538.87</text:p>
          </table:table-cell>
          <table:table-cell table:style-name="ce56" table:formula="of:=MIN([.F5:.F$236])" office:value-type="currency" office:currency="USD" office:value="90.8299999999999">
            <text:p>$90.83</text:p>
          </table:table-cell>
          <table:table-cell table:formula="of:=MIN([.F4:.F5])-MIN([.F2:.F3])" office:value-type="currency" office:currency="USD" office:value="418.87">
            <text:p>$418.87</text:p>
          </table:table-cell>
          <table:table-cell table:formula="of:=[.F5]" office:value-type="currency" office:currency="USD" office:value="538.87">
            <text:p>$538.87</text:p>
          </table:table-cell>
          <table:table-cell table:formula="of:=AVERAGE([.F4:.F5])" office:value-type="currency" office:currency="USD" office:value="548.87">
            <text:p>$548.87</text:p>
          </table:table-cell>
          <table:table-cell table:number-columns-repeated="1012"/>
        </table:table-row>
        <table:table-row table:style-name="ro2">
          <table:table-cell table:style-name="ce2" office:value-type="date" office:date-value="2013-07-02">
            <text:p>2. July 2013</text:p>
          </table:table-cell>
          <table:table-cell table:style-name="ce13" office:value-type="string">
            <text:p>ATM</text:p>
          </table:table-cell>
          <table:table-cell table:style-name="ce20" office:value-type="string">
            <text:p>Cash</text:p>
          </table:table-cell>
          <table:table-cell table:style-name="ce29"/>
          <table:table-cell table:style-name="ce29" office:value-type="currency" office:currency="USD" office:value="20">
            <text:p>$20.00</text:p>
          </table:table-cell>
          <table:table-cell table:style-name="ce43" table:formula="of:=[.F5]+[.D6]-[.E6]" office:value-type="currency" office:currency="USD" office:value="518.87">
            <text:p>$518.87</text:p>
          </table:table-cell>
          <table:table-cell table:style-name="ce29" office:value-type="currency" office:currency="USD" office:value="-20">
            <text:p>-$20.00</text:p>
          </table:table-cell>
          <table:table-cell table:style-name="ce49" table:formula="of:=[.H5]+[.G6]" office:value-type="currency" office:currency="USD" office:value="518.87">
            <text:p>$518.87</text:p>
          </table:table-cell>
          <table:table-cell table:style-name="ce55" table:formula="of:=MIN([.F6:.F$236])" office:value-type="currency" office:currency="USD" office:value="90.8299999999999">
            <text:p>$90.83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3-07-13">
            <text:p>13. July 2013</text:p>
          </table:table-cell>
          <table:table-cell table:style-name="ce15" office:value-type="string">
            <text:p>ATM</text:p>
          </table:table-cell>
          <table:table-cell table:style-name="ce22" office:value-type="string">
            <text:p>Cash</text:p>
          </table:table-cell>
          <table:table-cell table:style-name="ce31"/>
          <table:table-cell table:style-name="ce31" office:value-type="currency" office:currency="USD" office:value="20">
            <text:p>$20.00</text:p>
          </table:table-cell>
          <table:table-cell table:style-name="ce45" table:formula="of:=[.F6]+[.D7]-[.E7]" office:value-type="currency" office:currency="USD" office:value="498.87">
            <text:p>$498.87</text:p>
          </table:table-cell>
          <table:table-cell table:style-name="ce31" office:value-type="currency" office:currency="USD" office:value="-20">
            <text:p>-$20.00</text:p>
          </table:table-cell>
          <table:table-cell table:style-name="ce51" table:formula="of:=[.H6]+[.G7]" office:value-type="currency" office:currency="USD" office:value="498.87">
            <text:p>$498.87</text:p>
          </table:table-cell>
          <table:table-cell table:style-name="ce57" table:formula="of:=MIN([.F7:.F$236])" office:value-type="currency" office:currency="USD" office:value="90.8299999999999">
            <text:p>$90.83</text:p>
          </table:table-cell>
          <table:table-cell table:number-columns-repeated="1015"/>
        </table:table-row>
        <table:table-row table:style-name="ro2">
          <table:table-cell table:style-name="ce3" office:value-type="date" office:date-value="2014-07-17">
            <text:p>17. July 2014</text:p>
          </table:table-cell>
          <table:table-cell table:style-name="ce14" office:value-type="string">
            <text:p>ATM</text:p>
          </table:table-cell>
          <table:table-cell table:style-name="ce21" office:value-type="string">
            <text:p>Cash</text:p>
          </table:table-cell>
          <table:table-cell table:style-name="ce30"/>
          <table:table-cell table:style-name="ce30" office:value-type="currency" office:currency="USD" office:value="20">
            <text:p>$20.00</text:p>
          </table:table-cell>
          <table:table-cell table:style-name="ce44" table:formula="of:=[.F7]+[.D8]-[.E8]" office:value-type="currency" office:currency="USD" office:value="478.87">
            <text:p>$478.87</text:p>
          </table:table-cell>
          <table:table-cell table:style-name="ce30" office:value-type="currency" office:currency="USD" office:value="-20">
            <text:p>-$20.00</text:p>
          </table:table-cell>
          <table:table-cell table:style-name="ce50" table:formula="of:=[.H7]+[.G8]" office:value-type="currency" office:currency="USD" office:value="478.87">
            <text:p>$478.87</text:p>
          </table:table-cell>
          <table:table-cell table:style-name="ce56" table:formula="of:=MIN([.F8:.F$236])" office:value-type="currency" office:currency="USD" office:value="90.8299999999999">
            <text:p>$90.83</text:p>
          </table:table-cell>
          <table:table-cell table:formula="of:=MIN([.F6:.F8])-MIN([.F4:.F5])" office:value-type="currency" office:currency="USD" office:value="-60">
            <text:p>-$60.00</text:p>
          </table:table-cell>
          <table:table-cell/>
          <table:table-cell table:formula="of:=AVERAGE([.F6:.F8])" office:value-type="currency" office:currency="USD" office:value="498.87">
            <text:p>$498.87</text:p>
          </table:table-cell>
          <table:table-cell table:number-columns-repeated="1012"/>
        </table:table-row>
        <table:table-row table:style-name="ro2">
          <table:table-cell table:style-name="ce2" office:value-type="date" office:date-value="2013-08-08">
            <text:p>8. August 2013</text:p>
          </table:table-cell>
          <table:table-cell table:style-name="ce13" office:value-type="string">
            <text:p>ATM</text:p>
          </table:table-cell>
          <table:table-cell table:style-name="ce20" office:value-type="string">
            <text:p>Deposit</text:p>
          </table:table-cell>
          <table:table-cell table:style-name="ce29" office:value-type="currency" office:currency="USD" office:value="52.28">
            <text:p>$52.28</text:p>
          </table:table-cell>
          <table:table-cell table:style-name="ce29"/>
          <table:table-cell table:style-name="ce43" table:formula="of:=[.F8]+[.D9]-[.E9]" office:value-type="currency" office:currency="USD" office:value="531.15">
            <text:p>$531.15</text:p>
          </table:table-cell>
          <table:table-cell table:style-name="ce29" office:value-type="currency" office:currency="USD" office:value="52.28">
            <text:p>$52.28</text:p>
          </table:table-cell>
          <table:table-cell table:style-name="ce49" table:formula="of:=[.H8]+[.G9]" office:value-type="currency" office:currency="USD" office:value="531.15">
            <text:p>$531.15</text:p>
          </table:table-cell>
          <table:table-cell table:style-name="ce55" table:formula="of:=MIN([.F9:.F$236])" office:value-type="currency" office:currency="USD" office:value="90.8299999999999">
            <text:p>$90.83</text:p>
          </table:table-cell>
          <table:table-cell table:number-columns-repeated="1015"/>
        </table:table-row>
        <table:table-row table:style-name="ro2">
          <table:table-cell table:style-name="ce3" office:value-type="date" office:date-value="2013-08-28">
            <text:p>28. August 2013</text:p>
          </table:table-cell>
          <table:table-cell table:style-name="ce14" office:value-type="string">
            <text:p>ATM</text:p>
          </table:table-cell>
          <table:table-cell table:style-name="ce21" office:value-type="string">
            <text:p>Cash</text:p>
          </table:table-cell>
          <table:table-cell table:style-name="ce30"/>
          <table:table-cell table:style-name="ce30" office:value-type="currency" office:currency="USD" office:value="20">
            <text:p>$20.00</text:p>
          </table:table-cell>
          <table:table-cell table:style-name="ce44" table:formula="of:=[.F9]+[.D10]-[.E10]" office:value-type="currency" office:currency="USD" office:value="511.15">
            <text:p>$511.15</text:p>
          </table:table-cell>
          <table:table-cell table:style-name="ce30" office:value-type="currency" office:currency="USD" office:value="-20">
            <text:p>-$20.00</text:p>
          </table:table-cell>
          <table:table-cell table:style-name="ce50" table:formula="of:=[.H9]+[.G10]" office:value-type="currency" office:currency="USD" office:value="511.15">
            <text:p>$511.15</text:p>
          </table:table-cell>
          <table:table-cell table:style-name="ce56" table:formula="of:=MIN([.F10:.F$236])" office:value-type="currency" office:currency="USD" office:value="90.8299999999999">
            <text:p>$90.83</text:p>
          </table:table-cell>
          <table:table-cell table:formula="of:=MIN([.F9:.F10])-MIN([.F6:.F8])" office:value-type="currency" office:currency="USD" office:value="32.28">
            <text:p>$32.28</text:p>
          </table:table-cell>
          <table:table-cell/>
          <table:table-cell table:formula="of:=AVERAGE([.F9:.F10])" office:value-type="currency" office:currency="USD" office:value="521.15">
            <text:p>$521.15</text:p>
          </table:table-cell>
          <table:table-cell table:number-columns-repeated="1012"/>
        </table:table-row>
        <table:table-row table:style-name="ro2">
          <table:table-cell table:style-name="ce2" office:value-type="date" office:date-value="2013-09-17">
            <text:p>17. September 2013</text:p>
          </table:table-cell>
          <table:table-cell table:style-name="ce13"/>
          <table:table-cell table:style-name="ce20" office:value-type="string">
            <text:p>McMaster Carr</text:p>
          </table:table-cell>
          <table:table-cell table:style-name="ce29"/>
          <table:table-cell table:style-name="ce29" office:value-type="currency" office:currency="USD" office:value="40.72">
            <text:p>$40.72</text:p>
          </table:table-cell>
          <table:table-cell table:style-name="ce43" table:formula="of:=[.F10]+[.D11]-[.E11]" office:value-type="currency" office:currency="USD" office:value="470.43">
            <text:p>$470.43</text:p>
          </table:table-cell>
          <table:table-cell table:style-name="ce29" office:value-type="currency" office:currency="USD" office:value="-40.72">
            <text:p>-$40.72</text:p>
          </table:table-cell>
          <table:table-cell table:style-name="ce49" table:formula="of:=[.H10]+[.G11]" office:value-type="currency" office:currency="USD" office:value="470.43">
            <text:p>$470.43</text:p>
          </table:table-cell>
          <table:table-cell table:style-name="ce55" table:formula="of:=MIN([.F11:.F$236])" office:value-type="currency" office:currency="USD" office:value="90.8299999999999">
            <text:p>$90.83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3-09-17">
            <text:p>17. September 2013</text:p>
          </table:table-cell>
          <table:table-cell table:style-name="ce15"/>
          <table:table-cell table:style-name="ce22" office:value-type="string">
            <text:p>Deposit – Belcan</text:p>
          </table:table-cell>
          <table:table-cell table:style-name="ce31" office:value-type="currency" office:currency="USD" office:value="2031.36">
            <text:p>$2,031.36</text:p>
          </table:table-cell>
          <table:table-cell table:style-name="ce31"/>
          <table:table-cell table:style-name="ce45" table:formula="of:=[.F11]+[.D12]-[.E12]" office:value-type="currency" office:currency="USD" office:value="2501.79">
            <text:p>$2,501.79</text:p>
          </table:table-cell>
          <table:table-cell table:style-name="ce31" office:value-type="currency" office:currency="USD" office:value="2031.36">
            <text:p>$2,031.36</text:p>
          </table:table-cell>
          <table:table-cell table:style-name="ce51" table:formula="of:=[.H11]+[.G12]" office:value-type="currency" office:currency="USD" office:value="2501.79">
            <text:p>$2,501.79</text:p>
          </table:table-cell>
          <table:table-cell table:style-name="ce57" table:formula="of:=MIN([.F12:.F$236])" office:value-type="currency" office:currency="USD" office:value="90.8299999999999">
            <text:p>$90.83</text:p>
          </table:table-cell>
          <table:table-cell table:number-columns-repeated="1015"/>
        </table:table-row>
        <table:table-row table:style-name="ro2">
          <table:table-cell table:style-name="ce3" office:value-type="date" office:date-value="2013-09-25">
            <text:p>25. September 2013</text:p>
          </table:table-cell>
          <table:table-cell table:style-name="ce14" office:value-type="string">
            <text:p>ATM</text:p>
          </table:table-cell>
          <table:table-cell table:style-name="ce21"/>
          <table:table-cell table:style-name="ce30"/>
          <table:table-cell table:style-name="ce30" office:value-type="currency" office:currency="USD" office:value="20">
            <text:p>$20.00</text:p>
          </table:table-cell>
          <table:table-cell table:style-name="ce44" table:formula="of:=[.F12]+[.D13]-[.E13]" office:value-type="currency" office:currency="USD" office:value="2481.79">
            <text:p>$2,481.79</text:p>
          </table:table-cell>
          <table:table-cell table:style-name="ce30" office:value-type="currency" office:currency="USD" office:value="-20">
            <text:p>-$20.00</text:p>
          </table:table-cell>
          <table:table-cell table:style-name="ce50" table:formula="of:=[.H12]+[.G13]" office:value-type="currency" office:currency="USD" office:value="2481.79">
            <text:p>$2,481.79</text:p>
          </table:table-cell>
          <table:table-cell table:style-name="ce56" table:formula="of:=MIN([.F13:.F$236])" office:value-type="currency" office:currency="USD" office:value="90.8299999999999">
            <text:p>$90.83</text:p>
          </table:table-cell>
          <table:table-cell table:style-name="ce33" table:formula="of:=MIN([.F11:.F13])-MIN([.F9:.F10])" office:value-type="currency" office:currency="USD" office:value="-40.72">
            <text:p>-$40.72</text:p>
          </table:table-cell>
          <table:table-cell table:formula="of:=MIN([.F11:.F13])-MIN([.F4:.F5])" office:value-type="currency" office:currency="USD" office:value="-68.4400000000001">
            <text:p>-$68.44</text:p>
          </table:table-cell>
          <table:table-cell table:formula="of:=AVERAGE([.F11:.F13])" office:value-type="currency" office:currency="USD" office:value="1818.00333333333">
            <text:p>$1,818.00</text:p>
          </table:table-cell>
          <table:table-cell table:number-columns-repeated="1012"/>
        </table:table-row>
        <table:table-row table:style-name="ro2">
          <table:table-cell table:style-name="ce2" office:value-type="date" office:date-value="2013-10-02">
            <text:p>2. October 2013</text:p>
          </table:table-cell>
          <table:table-cell table:style-name="ce13"/>
          <table:table-cell table:style-name="ce20" office:value-type="string">
            <text:p>Deposit – Belcan</text:p>
          </table:table-cell>
          <table:table-cell table:style-name="ce29" office:value-type="currency" office:currency="USD" office:value="2031.37">
            <text:p>$2,031.37</text:p>
          </table:table-cell>
          <table:table-cell table:style-name="ce29"/>
          <table:table-cell table:style-name="ce43" table:formula="of:=[.F13]+[.D14]-[.E14]" office:value-type="currency" office:currency="USD" office:value="4513.16">
            <text:p>$4,513.16</text:p>
          </table:table-cell>
          <table:table-cell table:style-name="ce29" office:value-type="currency" office:currency="USD" office:value="2031.37">
            <text:p>$2,031.37</text:p>
          </table:table-cell>
          <table:table-cell table:style-name="ce49" table:formula="of:=[.H13]+[.G14]" office:value-type="currency" office:currency="USD" office:value="4513.16">
            <text:p>$4,513.16</text:p>
          </table:table-cell>
          <table:table-cell table:style-name="ce55" table:formula="of:=MIN([.F14:.F$236])" office:value-type="currency" office:currency="USD" office:value="90.8299999999999">
            <text:p>$90.83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3-10-02">
            <text:p>2. October 2013</text:p>
          </table:table-cell>
          <table:table-cell table:style-name="ce15" office:value-type="string">
            <text:p>On Line</text:p>
          </table:table-cell>
          <table:table-cell table:style-name="ce22" office:value-type="string">
            <text:p>Wells Fargo</text:p>
          </table:table-cell>
          <table:table-cell table:style-name="ce31"/>
          <table:table-cell table:style-name="ce31" office:value-type="currency" office:currency="USD" office:value="1547.98">
            <text:p>$1,547.98</text:p>
          </table:table-cell>
          <table:table-cell table:style-name="ce45" table:formula="of:=[.F14]+[.D15]-[.E15]" office:value-type="currency" office:currency="USD" office:value="2965.18">
            <text:p>$2,965.18</text:p>
          </table:table-cell>
          <table:table-cell table:style-name="ce31" office:value-type="currency" office:currency="USD" office:value="-1547.98">
            <text:p>-$1,547.98</text:p>
          </table:table-cell>
          <table:table-cell table:style-name="ce51" table:formula="of:=[.H14]+[.G15]" office:value-type="currency" office:currency="USD" office:value="2965.18">
            <text:p>$2,965.18</text:p>
          </table:table-cell>
          <table:table-cell table:style-name="ce57" table:formula="of:=MIN([.F15:.F$236])" office:value-type="currency" office:currency="USD" office:value="90.8299999999999">
            <text:p>$90.83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3-10-03">
            <text:p>3. October 2013</text:p>
          </table:table-cell>
          <table:table-cell table:style-name="ce15" office:value-type="string">
            <text:p>On Line</text:p>
          </table:table-cell>
          <table:table-cell table:style-name="ce22" office:value-type="string">
            <text:p>Transfer to Loan</text:p>
          </table:table-cell>
          <table:table-cell table:style-name="ce31"/>
          <table:table-cell table:style-name="ce31" office:value-type="currency" office:currency="USD" office:value="234.35">
            <text:p>$234.35</text:p>
          </table:table-cell>
          <table:table-cell table:style-name="ce45" table:formula="of:=[.F15]+[.D16]-[.E16]" office:value-type="currency" office:currency="USD" office:value="2730.83">
            <text:p>$2,730.83</text:p>
          </table:table-cell>
          <table:table-cell table:style-name="ce31" office:value-type="currency" office:currency="USD" office:value="-234.35">
            <text:p>-$234.35</text:p>
          </table:table-cell>
          <table:table-cell table:style-name="ce51" table:formula="of:=[.H15]+[.G16]" office:value-type="currency" office:currency="USD" office:value="2730.83">
            <text:p>$2,730.83</text:p>
          </table:table-cell>
          <table:table-cell table:style-name="ce57" table:formula="of:=MIN([.F16:.F$236])" office:value-type="currency" office:currency="USD" office:value="90.8299999999999">
            <text:p>$90.83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3-10-04">
            <text:p>4. October 2013</text:p>
          </table:table-cell>
          <table:table-cell table:style-name="ce15" office:value-type="float" office:value="94">
            <text:p>94</text:p>
          </table:table-cell>
          <table:table-cell table:style-name="ce22" office:value-type="string">
            <text:p>North Olmsted City Schools</text:p>
          </table:table-cell>
          <table:table-cell table:style-name="ce31"/>
          <table:table-cell table:style-name="ce31" office:value-type="currency" office:currency="USD" office:value="25">
            <text:p>$25.00</text:p>
          </table:table-cell>
          <table:table-cell table:style-name="ce45" table:formula="of:=[.F16]+[.D17]-[.E17]" office:value-type="currency" office:currency="USD" office:value="2705.83">
            <text:p>$2,705.83</text:p>
          </table:table-cell>
          <table:table-cell table:style-name="ce31" office:value-type="currency" office:currency="USD" office:value="-25">
            <text:p>-$25.00</text:p>
          </table:table-cell>
          <table:table-cell table:style-name="ce51" table:formula="of:=[.H16]+[.G17]" office:value-type="currency" office:currency="USD" office:value="2705.83">
            <text:p>$2,705.83</text:p>
          </table:table-cell>
          <table:table-cell table:style-name="ce57" table:formula="of:=MIN([.F17:.F$236])" office:value-type="currency" office:currency="USD" office:value="90.8299999999999">
            <text:p>$90.83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3-10-04">
            <text:p>4. October 2013</text:p>
          </table:table-cell>
          <table:table-cell table:style-name="ce15" office:value-type="float" office:value="95">
            <text:p>95</text:p>
          </table:table-cell>
          <table:table-cell table:style-name="ce22" office:value-type="string">
            <text:p>North Olmsted City Schools</text:p>
          </table:table-cell>
          <table:table-cell table:style-name="ce31"/>
          <table:table-cell table:style-name="ce31" office:value-type="currency" office:currency="USD" office:value="35">
            <text:p>$35.00</text:p>
          </table:table-cell>
          <table:table-cell table:style-name="ce45" table:formula="of:=[.F17]+[.D18]-[.E18]" office:value-type="currency" office:currency="USD" office:value="2670.83">
            <text:p>$2,670.83</text:p>
          </table:table-cell>
          <table:table-cell table:style-name="ce31" office:value-type="currency" office:currency="USD" office:value="-35">
            <text:p>-$35.00</text:p>
          </table:table-cell>
          <table:table-cell table:style-name="ce51" table:formula="of:=[.H17]+[.G18]" office:value-type="currency" office:currency="USD" office:value="2670.83">
            <text:p>$2,670.83</text:p>
          </table:table-cell>
          <table:table-cell table:style-name="ce57" table:formula="of:=MIN([.F18:.F$236])" office:value-type="currency" office:currency="USD" office:value="90.8299999999999">
            <text:p>$90.83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3-10-11">
            <text:p>11. October 2013</text:p>
          </table:table-cell>
          <table:table-cell table:style-name="ce15" office:value-type="string">
            <text:p>On Line</text:p>
          </table:table-cell>
          <table:table-cell table:style-name="ce22" office:value-type="string">
            <text:p>Discover</text:p>
          </table:table-cell>
          <table:table-cell table:style-name="ce31"/>
          <table:table-cell table:style-name="ce31" office:value-type="currency" office:currency="USD" office:value="1000">
            <text:p>$1,000.00</text:p>
          </table:table-cell>
          <table:table-cell table:style-name="ce45" table:formula="of:=[.F18]+[.D19]-[.E19]" office:value-type="currency" office:currency="USD" office:value="1670.83">
            <text:p>$1,670.83</text:p>
          </table:table-cell>
          <table:table-cell table:style-name="ce31" office:value-type="currency" office:currency="USD" office:value="-1000">
            <text:p>-$1,000.00</text:p>
          </table:table-cell>
          <table:table-cell table:style-name="ce51" table:formula="of:=[.H18]+[.G19]" office:value-type="currency" office:currency="USD" office:value="1670.83">
            <text:p>$1,670.83</text:p>
          </table:table-cell>
          <table:table-cell table:style-name="ce57" table:formula="of:=MIN([.F19:.F$236])" office:value-type="currency" office:currency="USD" office:value="90.8299999999999">
            <text:p>$90.83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3-10-12">
            <text:p>12. October 2013</text:p>
          </table:table-cell>
          <table:table-cell table:style-name="ce15" office:value-type="string">
            <text:p>ATM</text:p>
          </table:table-cell>
          <table:table-cell table:style-name="ce22" office:value-type="string">
            <text:p>Cash</text:p>
          </table:table-cell>
          <table:table-cell table:style-name="ce31"/>
          <table:table-cell table:style-name="ce31" office:value-type="currency" office:currency="USD" office:value="40">
            <text:p>$40.00</text:p>
          </table:table-cell>
          <table:table-cell table:style-name="ce45" table:formula="of:=[.F19]+[.D20]-[.E20]" office:value-type="currency" office:currency="USD" office:value="1630.83">
            <text:p>$1,630.83</text:p>
          </table:table-cell>
          <table:table-cell table:style-name="ce31" office:value-type="currency" office:currency="USD" office:value="-40">
            <text:p>-$40.00</text:p>
          </table:table-cell>
          <table:table-cell table:style-name="ce51" table:formula="of:=[.H19]+[.G20]" office:value-type="currency" office:currency="USD" office:value="1630.83">
            <text:p>$1,630.83</text:p>
          </table:table-cell>
          <table:table-cell table:style-name="ce57" table:formula="of:=MIN([.F20:.F$236])" office:value-type="currency" office:currency="USD" office:value="90.8299999999999">
            <text:p>$90.83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3-10-16">
            <text:p>16. October 2013</text:p>
          </table:table-cell>
          <table:table-cell table:style-name="ce15" office:value-type="string">
            <text:p>On Line</text:p>
          </table:table-cell>
          <table:table-cell table:style-name="ce22" office:value-type="string">
            <text:p>CITI</text:p>
          </table:table-cell>
          <table:table-cell table:style-name="ce31"/>
          <table:table-cell table:style-name="ce31" office:value-type="currency" office:currency="USD" office:value="500">
            <text:p>$500.00</text:p>
          </table:table-cell>
          <table:table-cell table:style-name="ce45" table:formula="of:=[.F20]+[.D21]-[.E21]" office:value-type="currency" office:currency="USD" office:value="1130.83">
            <text:p>$1,130.83</text:p>
          </table:table-cell>
          <table:table-cell table:style-name="ce31" office:value-type="currency" office:currency="USD" office:value="-500">
            <text:p>-$500.00</text:p>
          </table:table-cell>
          <table:table-cell table:style-name="ce51" table:formula="of:=[.H20]+[.G21]" office:value-type="currency" office:currency="USD" office:value="1130.83">
            <text:p>$1,130.83</text:p>
          </table:table-cell>
          <table:table-cell table:style-name="ce57" table:formula="of:=MIN([.F21:.F$236])" office:value-type="currency" office:currency="USD" office:value="90.8299999999999">
            <text:p>$90.83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3-10-16">
            <text:p>16. October 2013</text:p>
          </table:table-cell>
          <table:table-cell table:style-name="ce15" office:value-type="float" office:value="96">
            <text:p>96</text:p>
          </table:table-cell>
          <table:table-cell table:style-name="ce22" office:value-type="string">
            <text:p>Kevin L. Starret</text:p>
          </table:table-cell>
          <table:table-cell table:style-name="ce31"/>
          <table:table-cell table:style-name="ce31" office:value-type="currency" office:currency="USD" office:value="1000">
            <text:p>$1,000.00</text:p>
          </table:table-cell>
          <table:table-cell table:style-name="ce45" table:formula="of:=[.F21]+[.D22]-[.E22]" office:value-type="currency" office:currency="USD" office:value="130.83">
            <text:p>$130.83</text:p>
          </table:table-cell>
          <table:table-cell table:style-name="ce31" office:value-type="currency" office:currency="USD" office:value="-1000">
            <text:p>-$1,000.00</text:p>
          </table:table-cell>
          <table:table-cell table:style-name="ce51" table:formula="of:=[.H21]+[.G22]" office:value-type="currency" office:currency="USD" office:value="130.83">
            <text:p>$130.83</text:p>
          </table:table-cell>
          <table:table-cell table:style-name="ce57" table:formula="of:=MIN([.F22:.F$236])" office:value-type="currency" office:currency="USD" office:value="90.8299999999999">
            <text:p>$90.83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3-10-16">
            <text:p>16. October 2013</text:p>
          </table:table-cell>
          <table:table-cell table:style-name="ce15" office:value-type="float" office:value="501">
            <text:p>501</text:p>
          </table:table-cell>
          <table:table-cell table:style-name="ce22" office:value-type="string">
            <text:p>UNOH</text:p>
          </table:table-cell>
          <table:table-cell table:style-name="ce31"/>
          <table:table-cell table:style-name="ce31" office:value-type="currency" office:currency="USD" office:value="20">
            <text:p>$20.00</text:p>
          </table:table-cell>
          <table:table-cell table:style-name="ce45" table:formula="of:=[.F22]+[.D23]-[.E23]" office:value-type="currency" office:currency="USD" office:value="110.83">
            <text:p>$110.83</text:p>
          </table:table-cell>
          <table:table-cell table:style-name="ce31" office:value-type="currency" office:currency="USD" office:value="-20">
            <text:p>-$20.00</text:p>
          </table:table-cell>
          <table:table-cell table:style-name="ce51" table:formula="of:=[.H22]+[.G23]" office:value-type="currency" office:currency="USD" office:value="110.83">
            <text:p>$110.83</text:p>
          </table:table-cell>
          <table:table-cell table:style-name="ce57" table:formula="of:=MIN([.F23:.F$236])" office:value-type="currency" office:currency="USD" office:value="90.8299999999999">
            <text:p>$90.83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3-10-16">
            <text:p>16. October 2013</text:p>
          </table:table-cell>
          <table:table-cell table:style-name="ce15" office:value-type="string">
            <text:p>ATM</text:p>
          </table:table-cell>
          <table:table-cell table:style-name="ce22" office:value-type="string">
            <text:p>Cash</text:p>
          </table:table-cell>
          <table:table-cell table:style-name="ce31"/>
          <table:table-cell table:style-name="ce31" office:value-type="currency" office:currency="USD" office:value="20">
            <text:p>$20.00</text:p>
          </table:table-cell>
          <table:table-cell table:style-name="ce45" table:formula="of:=[.F23]+[.D24]-[.E24]" office:value-type="currency" office:currency="USD" office:value="90.8299999999999">
            <text:p>$90.83</text:p>
          </table:table-cell>
          <table:table-cell table:style-name="ce31" office:value-type="currency" office:currency="USD" office:value="-20">
            <text:p>-$20.00</text:p>
          </table:table-cell>
          <table:table-cell table:style-name="ce51" table:formula="of:=[.H23]+[.G24]" office:value-type="currency" office:currency="USD" office:value="90.8299999999999">
            <text:p>$90.83</text:p>
          </table:table-cell>
          <table:table-cell table:style-name="ce57" table:formula="of:=MIN([.F24:.F$236])" office:value-type="currency" office:currency="USD" office:value="90.8299999999999">
            <text:p>$90.83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3-10-16">
            <text:p>16. October 2013</text:p>
          </table:table-cell>
          <table:table-cell table:style-name="ce15" office:value-type="string">
            <text:p>Auto</text:p>
          </table:table-cell>
          <table:table-cell table:style-name="ce22" office:value-type="string">
            <text:p>Deposit – Belcan</text:p>
          </table:table-cell>
          <table:table-cell table:style-name="ce31" office:value-type="currency" office:currency="USD" office:value="2031.36">
            <text:p>$2,031.36</text:p>
          </table:table-cell>
          <table:table-cell table:style-name="ce31"/>
          <table:table-cell table:style-name="ce45" table:formula="of:=[.F24]+[.D25]-[.E25]" office:value-type="currency" office:currency="USD" office:value="2122.19">
            <text:p>$2,122.19</text:p>
          </table:table-cell>
          <table:table-cell table:style-name="ce31" office:value-type="currency" office:currency="USD" office:value="2031.36">
            <text:p>$2,031.36</text:p>
          </table:table-cell>
          <table:table-cell table:style-name="ce51" table:formula="of:=[.H24]+[.G25]" office:value-type="currency" office:currency="USD" office:value="2122.19">
            <text:p>$2,122.19</text:p>
          </table:table-cell>
          <table:table-cell table:style-name="ce57" table:formula="of:=MIN([.F25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3-10-22">
            <text:p>22. October 2013</text:p>
          </table:table-cell>
          <table:table-cell table:style-name="ce15" office:value-type="string">
            <text:p>ATM</text:p>
          </table:table-cell>
          <table:table-cell table:style-name="ce22" office:value-type="string">
            <text:p>Cash</text:p>
          </table:table-cell>
          <table:table-cell table:style-name="ce31"/>
          <table:table-cell table:style-name="ce31" office:value-type="currency" office:currency="USD" office:value="200">
            <text:p>$200.00</text:p>
          </table:table-cell>
          <table:table-cell table:style-name="ce45" table:formula="of:=[.F25]+[.D26]-[.E26]" office:value-type="currency" office:currency="USD" office:value="1922.19">
            <text:p>$1,922.19</text:p>
          </table:table-cell>
          <table:table-cell table:style-name="ce31" office:value-type="currency" office:currency="USD" office:value="-200">
            <text:p>-$200.00</text:p>
          </table:table-cell>
          <table:table-cell table:style-name="ce51" table:formula="of:=[.H25]+[.G26]" office:value-type="currency" office:currency="USD" office:value="1922.19">
            <text:p>$1,922.19</text:p>
          </table:table-cell>
          <table:table-cell table:style-name="ce57" table:formula="of:=MIN([.F26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3-10-23">
            <text:p>23. October 2013</text:p>
          </table:table-cell>
          <table:table-cell table:style-name="ce15" office:value-type="string">
            <text:p>ATM</text:p>
          </table:table-cell>
          <table:table-cell table:style-name="ce22" office:value-type="string">
            <text:p>Cash</text:p>
          </table:table-cell>
          <table:table-cell table:style-name="ce31"/>
          <table:table-cell table:style-name="ce31" office:value-type="currency" office:currency="USD" office:value="160">
            <text:p>$160.00</text:p>
          </table:table-cell>
          <table:table-cell table:style-name="ce45" table:formula="of:=[.F26]+[.D27]-[.E27]" office:value-type="currency" office:currency="USD" office:value="1762.19">
            <text:p>$1,762.19</text:p>
          </table:table-cell>
          <table:table-cell table:style-name="ce31" office:value-type="currency" office:currency="USD" office:value="-160">
            <text:p>-$160.00</text:p>
          </table:table-cell>
          <table:table-cell table:style-name="ce51" table:formula="of:=[.H26]+[.G27]" office:value-type="currency" office:currency="USD" office:value="1762.19">
            <text:p>$1,762.19</text:p>
          </table:table-cell>
          <table:table-cell table:style-name="ce57" table:formula="of:=MIN([.F27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3-10-23">
            <text:p>23. October 2013</text:p>
          </table:table-cell>
          <table:table-cell table:style-name="ce15" office:value-type="float" office:value="502">
            <text:p>502</text:p>
          </table:table-cell>
          <table:table-cell table:style-name="ce22" office:value-type="string">
            <text:p>First Energy</text:p>
          </table:table-cell>
          <table:table-cell table:style-name="ce31"/>
          <table:table-cell table:style-name="ce31" office:value-type="currency" office:currency="USD" office:value="130.49">
            <text:p>$130.49</text:p>
          </table:table-cell>
          <table:table-cell table:style-name="ce45" table:formula="of:=[.F27]+[.D28]-[.E28]" office:value-type="currency" office:currency="USD" office:value="1631.7">
            <text:p>$1,631.70</text:p>
          </table:table-cell>
          <table:table-cell table:style-name="ce31" office:value-type="currency" office:currency="USD" office:value="-130.49">
            <text:p>-$130.49</text:p>
          </table:table-cell>
          <table:table-cell table:style-name="ce51" table:formula="of:=[.H27]+[.G28]" office:value-type="currency" office:currency="USD" office:value="1631.7">
            <text:p>$1,631.70</text:p>
          </table:table-cell>
          <table:table-cell table:style-name="ce57" table:formula="of:=MIN([.F28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3-10-26">
            <text:p>26. October 2013</text:p>
          </table:table-cell>
          <table:table-cell table:style-name="ce15" office:value-type="string">
            <text:p>On Line</text:p>
          </table:table-cell>
          <table:table-cell table:style-name="ce22" office:value-type="string">
            <text:p>Verizon</text:p>
          </table:table-cell>
          <table:table-cell table:style-name="ce31"/>
          <table:table-cell table:style-name="ce31" office:value-type="currency" office:currency="USD" office:value="141.37">
            <text:p>$141.37</text:p>
          </table:table-cell>
          <table:table-cell table:style-name="ce45" table:formula="of:=[.F28]+[.D29]-[.E29]" office:value-type="currency" office:currency="USD" office:value="1490.33">
            <text:p>$1,490.33</text:p>
          </table:table-cell>
          <table:table-cell table:style-name="ce31" office:value-type="currency" office:currency="USD" office:value="-141.37">
            <text:p>-$141.37</text:p>
          </table:table-cell>
          <table:table-cell table:style-name="ce51" table:formula="of:=[.H28]+[.G29]" office:value-type="currency" office:currency="USD" office:value="1490.33">
            <text:p>$1,490.33</text:p>
          </table:table-cell>
          <table:table-cell table:style-name="ce57" table:formula="of:=MIN([.F29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3-10-27">
            <text:p>27. October 2013</text:p>
          </table:table-cell>
          <table:table-cell table:style-name="ce15" office:value-type="string">
            <text:p>On Line</text:p>
          </table:table-cell>
          <table:table-cell table:style-name="ce22" office:value-type="string">
            <text:p>AT&amp;T</text:p>
          </table:table-cell>
          <table:table-cell table:style-name="ce31"/>
          <table:table-cell table:style-name="ce31" office:value-type="currency" office:currency="USD" office:value="0">
            <text:p>$0.00</text:p>
          </table:table-cell>
          <table:table-cell table:style-name="ce45" table:formula="of:=[.F29]+[.D30]-[.E30]" office:value-type="currency" office:currency="USD" office:value="1490.33">
            <text:p>$1,490.33</text:p>
          </table:table-cell>
          <table:table-cell table:style-name="ce31"/>
          <table:table-cell table:style-name="ce51" table:formula="of:=[.H29]+[.G30]" office:value-type="currency" office:currency="USD" office:value="1490.33">
            <text:p>$1,490.33</text:p>
          </table:table-cell>
          <table:table-cell table:style-name="ce57" table:formula="of:=MIN([.F30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3-10-27">
            <text:p>27. October 2013</text:p>
          </table:table-cell>
          <table:table-cell table:style-name="ce15" office:value-type="float" office:value="503">
            <text:p>503</text:p>
          </table:table-cell>
          <table:table-cell table:style-name="ce22" office:value-type="string">
            <text:p>Steve Sandborn</text:p>
          </table:table-cell>
          <table:table-cell table:style-name="ce31"/>
          <table:table-cell table:style-name="ce31" office:value-type="currency" office:currency="USD" office:value="60">
            <text:p>$60.00</text:p>
          </table:table-cell>
          <table:table-cell table:style-name="ce45" table:formula="of:=[.F30]+[.D31]-[.E31]" office:value-type="currency" office:currency="USD" office:value="1430.33">
            <text:p>$1,430.33</text:p>
          </table:table-cell>
          <table:table-cell table:style-name="ce31" office:value-type="currency" office:currency="USD" office:value="-60">
            <text:p>-$60.00</text:p>
          </table:table-cell>
          <table:table-cell table:style-name="ce51" table:formula="of:=[.H30]+[.G31]" office:value-type="currency" office:currency="USD" office:value="1430.33">
            <text:p>$1,430.33</text:p>
          </table:table-cell>
          <table:table-cell table:style-name="ce57" table:formula="of:=MIN([.F31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3-10-27">
            <text:p>27. October 2013</text:p>
          </table:table-cell>
          <table:table-cell table:style-name="ce15" office:value-type="string">
            <text:p>ATM</text:p>
          </table:table-cell>
          <table:table-cell table:style-name="ce22" office:value-type="string">
            <text:p>Deposit – Cash</text:p>
          </table:table-cell>
          <table:table-cell table:style-name="ce31" office:value-type="currency" office:currency="USD" office:value="202.28">
            <text:p>$202.28</text:p>
          </table:table-cell>
          <table:table-cell table:style-name="ce31"/>
          <table:table-cell table:style-name="ce45" table:formula="of:=[.F31]+[.D32]-[.E32]" office:value-type="currency" office:currency="USD" office:value="1632.61">
            <text:p>$1,632.61</text:p>
          </table:table-cell>
          <table:table-cell table:style-name="ce31" office:value-type="currency" office:currency="USD" office:value="202.28">
            <text:p>$202.28</text:p>
          </table:table-cell>
          <table:table-cell table:style-name="ce51" table:formula="of:=[.H31]+[.G32]" office:value-type="currency" office:currency="USD" office:value="1632.61">
            <text:p>$1,632.61</text:p>
          </table:table-cell>
          <table:table-cell table:style-name="ce57" table:formula="of:=MIN([.F32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5" office:value-type="date" office:date-value="2013-10-30">
            <text:p>30. October 2013</text:p>
          </table:table-cell>
          <table:table-cell table:style-name="ce15"/>
          <table:table-cell table:style-name="ce22" office:value-type="string">
            <text:p>Deposit – Belcan</text:p>
          </table:table-cell>
          <table:table-cell table:style-name="ce31" office:value-type="currency" office:currency="USD" office:value="2031.36">
            <text:p>$2,031.36</text:p>
          </table:table-cell>
          <table:table-cell table:style-name="ce31"/>
          <table:table-cell table:style-name="ce45" table:formula="of:=[.F32]+[.D33]-[.E33]" office:value-type="currency" office:currency="USD" office:value="3663.97">
            <text:p>$3,663.97</text:p>
          </table:table-cell>
          <table:table-cell table:style-name="ce31" office:value-type="currency" office:currency="USD" office:value="2031.36">
            <text:p>$2,031.36</text:p>
          </table:table-cell>
          <table:table-cell table:style-name="ce51" table:formula="of:=[.H32]+[.G33]" office:value-type="currency" office:currency="USD" office:value="3663.97">
            <text:p>$3,663.97</text:p>
          </table:table-cell>
          <table:table-cell table:style-name="ce57" table:formula="of:=MIN([.F33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5" office:value-type="date" office:date-value="2013-10-30">
            <text:p>30. October 2013</text:p>
          </table:table-cell>
          <table:table-cell table:style-name="ce15" office:value-type="float" office:value="504">
            <text:p>504</text:p>
          </table:table-cell>
          <table:table-cell table:style-name="ce22" office:value-type="string">
            <text:p>Eagles Soccer Club</text:p>
          </table:table-cell>
          <table:table-cell table:style-name="ce31"/>
          <table:table-cell table:style-name="ce31" office:value-type="currency" office:currency="USD" office:value="61">
            <text:p>$61.00</text:p>
          </table:table-cell>
          <table:table-cell table:style-name="ce45" table:formula="of:=[.F33]+[.D34]-[.E34]" office:value-type="currency" office:currency="USD" office:value="3602.97">
            <text:p>$3,602.97</text:p>
          </table:table-cell>
          <table:table-cell table:style-name="ce31" office:value-type="currency" office:currency="USD" office:value="-61">
            <text:p>-$61.00</text:p>
          </table:table-cell>
          <table:table-cell table:style-name="ce51" table:formula="of:=[.H33]+[.G34]" office:value-type="currency" office:currency="USD" office:value="3602.97">
            <text:p>$3,602.97</text:p>
          </table:table-cell>
          <table:table-cell table:style-name="ce57" table:formula="of:=MIN([.F34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5" office:value-type="date" office:date-value="2013-10-30">
            <text:p>30. October 2013</text:p>
          </table:table-cell>
          <table:table-cell table:style-name="ce15" office:value-type="float" office:value="505">
            <text:p>505</text:p>
          </table:table-cell>
          <table:table-cell table:style-name="ce22" office:value-type="string">
            <text:p>Troop 41</text:p>
          </table:table-cell>
          <table:table-cell table:style-name="ce31"/>
          <table:table-cell table:style-name="ce31" office:value-type="currency" office:currency="USD" office:value="20">
            <text:p>$20.00</text:p>
          </table:table-cell>
          <table:table-cell table:style-name="ce45" table:formula="of:=[.F34]+[.D35]-[.E35]" office:value-type="currency" office:currency="USD" office:value="3582.97">
            <text:p>$3,582.97</text:p>
          </table:table-cell>
          <table:table-cell table:style-name="ce31" office:value-type="currency" office:currency="USD" office:value="-20">
            <text:p>-$20.00</text:p>
          </table:table-cell>
          <table:table-cell table:style-name="ce51" table:formula="of:=[.H34]+[.G35]" office:value-type="currency" office:currency="USD" office:value="3582.97">
            <text:p>$3,582.97</text:p>
          </table:table-cell>
          <table:table-cell table:style-name="ce57" table:formula="of:=MIN([.F35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4" office:value-type="date" office:date-value="2013-10-30">
            <text:p>30. October 2013</text:p>
          </table:table-cell>
          <table:table-cell table:style-name="ce15" office:value-type="string">
            <text:p>On Line</text:p>
          </table:table-cell>
          <table:table-cell table:style-name="ce22" office:value-type="string">
            <text:p>Wells Fargo</text:p>
          </table:table-cell>
          <table:table-cell table:style-name="ce31"/>
          <table:table-cell table:style-name="ce31" office:value-type="currency" office:currency="USD" office:value="1547.98">
            <text:p>$1,547.98</text:p>
          </table:table-cell>
          <table:table-cell table:style-name="ce45" table:formula="of:=[.F35]+[.D36]-[.E36]" office:value-type="currency" office:currency="USD" office:value="2034.99">
            <text:p>$2,034.99</text:p>
          </table:table-cell>
          <table:table-cell table:style-name="ce31" office:value-type="currency" office:currency="USD" office:value="-1547.98">
            <text:p>-$1,547.98</text:p>
          </table:table-cell>
          <table:table-cell table:style-name="ce51" table:formula="of:=[.H35]+[.G36]" office:value-type="currency" office:currency="USD" office:value="2034.99">
            <text:p>$2,034.99</text:p>
          </table:table-cell>
          <table:table-cell table:style-name="ce57" table:formula="of:=MIN([.F36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3" office:value-type="date" office:date-value="2013-10-30">
            <text:p>30. October 2013</text:p>
          </table:table-cell>
          <table:table-cell table:style-name="ce14" office:value-type="string">
            <text:p>On Line</text:p>
          </table:table-cell>
          <table:table-cell table:style-name="ce21" office:value-type="string">
            <text:p>Transfer to Loan</text:p>
          </table:table-cell>
          <table:table-cell table:style-name="ce30"/>
          <table:table-cell table:style-name="ce30" office:value-type="currency" office:currency="USD" office:value="234.35">
            <text:p>$234.35</text:p>
          </table:table-cell>
          <table:table-cell table:style-name="ce44" table:formula="of:=[.F36]+[.D37]-[.E37]" office:value-type="currency" office:currency="USD" office:value="1800.64">
            <text:p>$1,800.64</text:p>
          </table:table-cell>
          <table:table-cell table:style-name="ce30" office:value-type="currency" office:currency="USD" office:value="-234.35">
            <text:p>-$234.35</text:p>
          </table:table-cell>
          <table:table-cell table:style-name="ce50" table:formula="of:=[.H36]+[.G37]" office:value-type="currency" office:currency="USD" office:value="1800.64">
            <text:p>$1,800.64</text:p>
          </table:table-cell>
          <table:table-cell table:style-name="ce56" table:formula="of:=MIN([.F37:.F$236])" office:value-type="currency" office:currency="USD" office:value="727.399999999999">
            <text:p>$727.40</text:p>
          </table:table-cell>
          <table:table-cell table:formula="of:=MIN([.F14:.F37])-MIN([.F11:.F13])" office:value-type="currency" office:currency="USD" office:value="-379.6">
            <text:p>-$379.60</text:p>
          </table:table-cell>
          <table:table-cell table:formula="of:=MIN([.F14:.F37])-MIN([.F6:.F8])" office:value-type="currency" office:currency="USD" office:value="-388.04">
            <text:p>-$388.04</text:p>
          </table:table-cell>
          <table:table-cell table:formula="of:=AVERAGE([.F14:.F37])" office:value-type="currency" office:currency="USD" office:value="2021.5925">
            <text:p>$2,021.59</text:p>
          </table:table-cell>
          <table:table-cell table:number-columns-repeated="1012"/>
        </table:table-row>
        <table:table-row table:style-name="ro2">
          <table:table-cell table:style-name="ce6" office:value-type="date" office:date-value="2013-11-01">
            <text:p>1. November 2013</text:p>
          </table:table-cell>
          <table:table-cell table:style-name="ce16" office:value-type="float" office:value="506">
            <text:p>506</text:p>
          </table:table-cell>
          <table:table-cell table:style-name="ce23" office:value-type="string">
            <text:p>NOMS</text:p>
          </table:table-cell>
          <table:table-cell table:style-name="ce32"/>
          <table:table-cell table:style-name="ce32" office:value-type="currency" office:currency="USD" office:value="100">
            <text:p>$100.00</text:p>
          </table:table-cell>
          <table:table-cell table:style-name="ce46" table:formula="of:=[.F37]+[.D38]-[.E38]" office:value-type="currency" office:currency="USD" office:value="1700.64">
            <text:p>$1,700.64</text:p>
          </table:table-cell>
          <table:table-cell table:style-name="ce32" office:value-type="currency" office:currency="USD" office:value="-100">
            <text:p>-$100.00</text:p>
          </table:table-cell>
          <table:table-cell table:style-name="ce52" table:formula="of:=[.H37]+[.G38]" office:value-type="currency" office:currency="USD" office:value="1700.64">
            <text:p>$1,700.64</text:p>
          </table:table-cell>
          <table:table-cell table:style-name="ce55" table:formula="of:=MIN([.F38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1-01">
            <text:p>1. November 2013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/>
          <table:table-cell office:value-type="currency" office:currency="USD" office:value="20">
            <text:p>$20.00</text:p>
          </table:table-cell>
          <table:table-cell table:style-name="ce45" table:formula="of:=[.F38]+[.D39]-[.E39]" office:value-type="currency" office:currency="USD" office:value="1680.64">
            <text:p>$1,680.64</text:p>
          </table:table-cell>
          <table:table-cell table:style-name="ce31" office:value-type="currency" office:currency="USD" office:value="-20">
            <text:p>-$20.00</text:p>
          </table:table-cell>
          <table:table-cell table:style-name="ce51" table:formula="of:=[.H38]+[.G39]" office:value-type="currency" office:currency="USD" office:value="1680.64">
            <text:p>$1,680.64</text:p>
          </table:table-cell>
          <table:table-cell table:style-name="ce57" table:formula="of:=MIN([.F39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1-02">
            <text:p>2. November 2013</text:p>
          </table:table-cell>
          <table:table-cell office:value-type="string">
            <text:p>On Line</text:p>
          </table:table-cell>
          <table:table-cell office:value-type="string">
            <text:p>Discover</text:p>
          </table:table-cell>
          <table:table-cell/>
          <table:table-cell office:value-type="currency" office:currency="USD" office:value="500">
            <text:p>$500.00</text:p>
          </table:table-cell>
          <table:table-cell table:style-name="ce45" table:formula="of:=[.F39]+[.D40]-[.E40]" office:value-type="currency" office:currency="USD" office:value="1180.64">
            <text:p>$1,180.64</text:p>
          </table:table-cell>
          <table:table-cell table:style-name="ce31" office:value-type="currency" office:currency="USD" office:value="-500">
            <text:p>-$500.00</text:p>
          </table:table-cell>
          <table:table-cell table:style-name="ce51" table:formula="of:=[.H39]+[.G40]" office:value-type="currency" office:currency="USD" office:value="1180.64">
            <text:p>$1,180.64</text:p>
          </table:table-cell>
          <table:table-cell table:style-name="ce57" table:formula="of:=MIN([.F40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1-02">
            <text:p>2. November 2013</text:p>
          </table:table-cell>
          <table:table-cell office:value-type="string">
            <text:p>On Line</text:p>
          </table:table-cell>
          <table:table-cell office:value-type="string">
            <text:p>CITI</text:p>
          </table:table-cell>
          <table:table-cell/>
          <table:table-cell office:value-type="currency" office:currency="USD" office:value="250">
            <text:p>$250.00</text:p>
          </table:table-cell>
          <table:table-cell table:style-name="ce45" table:formula="of:=[.F40]+[.D41]-[.E41]" office:value-type="currency" office:currency="USD" office:value="930.64">
            <text:p>$930.64</text:p>
          </table:table-cell>
          <table:table-cell table:style-name="ce31" office:value-type="currency" office:currency="USD" office:value="-250">
            <text:p>-$250.00</text:p>
          </table:table-cell>
          <table:table-cell table:style-name="ce51" table:formula="of:=[.H40]+[.G41]" office:value-type="currency" office:currency="USD" office:value="930.64">
            <text:p>$930.64</text:p>
          </table:table-cell>
          <table:table-cell table:style-name="ce57" table:formula="of:=MIN([.F41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1-06">
            <text:p>6. November 2013</text:p>
          </table:table-cell>
          <table:table-cell office:value-type="string">
            <text:p>ATM</text:p>
          </table:table-cell>
          <table:table-cell office:value-type="string">
            <text:p>Cash</text:p>
          </table:table-cell>
          <table:table-cell/>
          <table:table-cell office:value-type="currency" office:currency="USD" office:value="40">
            <text:p>$40.00</text:p>
          </table:table-cell>
          <table:table-cell table:style-name="ce45" table:formula="of:=[.F41]+[.D42]-[.E42]" office:value-type="currency" office:currency="USD" office:value="890.639999999999">
            <text:p>$890.64</text:p>
          </table:table-cell>
          <table:table-cell table:style-name="ce31" office:value-type="currency" office:currency="USD" office:value="-40">
            <text:p>-$40.00</text:p>
          </table:table-cell>
          <table:table-cell table:style-name="ce51" table:formula="of:=[.H41]+[.G42]" office:value-type="currency" office:currency="USD" office:value="890.639999999999">
            <text:p>$890.64</text:p>
          </table:table-cell>
          <table:table-cell table:style-name="ce57" table:formula="of:=MIN([.F42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1-11">
            <text:p>11. November 2013</text:p>
          </table:table-cell>
          <table:table-cell office:value-type="float" office:value="507">
            <text:p>507</text:p>
          </table:table-cell>
          <table:table-cell office:value-type="string">
            <text:p>Lifetouch Sports</text:p>
          </table:table-cell>
          <table:table-cell/>
          <table:table-cell office:value-type="currency" office:currency="USD" office:value="24">
            <text:p>$24.00</text:p>
          </table:table-cell>
          <table:table-cell table:style-name="ce45" table:formula="of:=[.F42]+[.D43]-[.E43]" office:value-type="currency" office:currency="USD" office:value="866.639999999999">
            <text:p>$866.64</text:p>
          </table:table-cell>
          <table:table-cell table:style-name="ce31" office:value-type="currency" office:currency="USD" office:value="-24">
            <text:p>-$24.00</text:p>
          </table:table-cell>
          <table:table-cell table:style-name="ce51" table:formula="of:=[.H42]+[.G43]" office:value-type="currency" office:currency="USD" office:value="866.639999999999">
            <text:p>$866.64</text:p>
          </table:table-cell>
          <table:table-cell table:style-name="ce57" table:formula="of:=MIN([.F43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1-13">
            <text:p>13. November 2013</text:p>
          </table:table-cell>
          <table:table-cell/>
          <table:table-cell office:value-type="string">
            <text:p>Deposit – Belcan</text:p>
          </table:table-cell>
          <table:table-cell office:value-type="currency" office:currency="USD" office:value="2031.37">
            <text:p>$2,031.37</text:p>
          </table:table-cell>
          <table:table-cell/>
          <table:table-cell table:style-name="ce45" table:formula="of:=[.F43]+[.D44]-[.E44]" office:value-type="currency" office:currency="USD" office:value="2898.01">
            <text:p>$2,898.01</text:p>
          </table:table-cell>
          <table:table-cell table:style-name="ce31" office:value-type="currency" office:currency="USD" office:value="2031.37">
            <text:p>$2,031.37</text:p>
          </table:table-cell>
          <table:table-cell table:style-name="ce51" table:formula="of:=[.H43]+[.G44]" office:value-type="currency" office:currency="USD" office:value="2898.01">
            <text:p>$2,898.01</text:p>
          </table:table-cell>
          <table:table-cell table:style-name="ce57" table:formula="of:=MIN([.F44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1-14">
            <text:p>14. November 2013</text:p>
          </table:table-cell>
          <table:table-cell office:value-type="float" office:value="508">
            <text:p>508</text:p>
          </table:table-cell>
          <table:table-cell office:value-type="string">
            <text:p>First Energy</text:p>
          </table:table-cell>
          <table:table-cell/>
          <table:table-cell office:value-type="currency" office:currency="USD" office:value="272.33">
            <text:p>$272.33</text:p>
          </table:table-cell>
          <table:table-cell table:style-name="ce45" table:formula="of:=[.F44]+[.D45]-[.E45]" office:value-type="currency" office:currency="USD" office:value="2625.68">
            <text:p>$2,625.68</text:p>
          </table:table-cell>
          <table:table-cell table:style-name="ce31" office:value-type="currency" office:currency="USD" office:value="-272.33">
            <text:p>-$272.33</text:p>
          </table:table-cell>
          <table:table-cell table:style-name="ce51" table:formula="of:=[.H44]+[.G45]" office:value-type="currency" office:currency="USD" office:value="2625.68">
            <text:p>$2,625.68</text:p>
          </table:table-cell>
          <table:table-cell table:style-name="ce57" table:formula="of:=MIN([.F45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1-16">
            <text:p>16. November 2013</text:p>
          </table:table-cell>
          <table:table-cell office:value-type="string">
            <text:p>On Line</text:p>
          </table:table-cell>
          <table:table-cell table:style-name="Default" office:value-type="string">
            <text:p>Discover</text:p>
          </table:table-cell>
          <table:table-cell table:style-name="Default"/>
          <table:table-cell table:style-name="ce37" office:value-type="currency" office:currency="USD" office:value="300">
            <text:p>$300.00</text:p>
          </table:table-cell>
          <table:table-cell table:style-name="ce45" table:formula="of:=[.F45]+[.D46]-[.E46]" office:value-type="currency" office:currency="USD" office:value="2325.68">
            <text:p>$2,325.68</text:p>
          </table:table-cell>
          <table:table-cell table:style-name="ce31" office:value-type="currency" office:currency="USD" office:value="-300">
            <text:p>-$300.00</text:p>
          </table:table-cell>
          <table:table-cell table:style-name="ce51" table:formula="of:=[.H45]+[.G46]" office:value-type="currency" office:currency="USD" office:value="2325.68">
            <text:p>$2,325.68</text:p>
          </table:table-cell>
          <table:table-cell table:style-name="ce57" table:formula="of:=MIN([.F46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1-16">
            <text:p>16. November 2013</text:p>
          </table:table-cell>
          <table:table-cell office:value-type="float" office:value="509">
            <text:p>509</text:p>
          </table:table-cell>
          <table:table-cell table:style-name="Default" office:value-type="string">
            <text:p>Motorist Mutual</text:p>
          </table:table-cell>
          <table:table-cell table:style-name="Default"/>
          <table:table-cell table:style-name="ce37" office:value-type="currency" office:currency="USD" office:value="468.55">
            <text:p>$468.55</text:p>
          </table:table-cell>
          <table:table-cell table:style-name="ce45" table:formula="of:=[.F46]+[.D47]-[.E47]" office:value-type="currency" office:currency="USD" office:value="1857.13">
            <text:p>$1,857.13</text:p>
          </table:table-cell>
          <table:table-cell table:style-name="ce31" office:value-type="currency" office:currency="USD" office:value="-468.55">
            <text:p>-$468.55</text:p>
          </table:table-cell>
          <table:table-cell table:style-name="ce51" table:formula="of:=[.H46]+[.G47]" office:value-type="currency" office:currency="USD" office:value="1857.13">
            <text:p>$1,857.13</text:p>
          </table:table-cell>
          <table:table-cell table:style-name="ce57" table:formula="of:=MIN([.F47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1-18">
            <text:p>18. November 2013</text:p>
          </table:table-cell>
          <table:table-cell/>
          <table:table-cell office:value-type="string">
            <text:p>Discover</text:p>
          </table:table-cell>
          <table:table-cell/>
          <table:table-cell office:value-type="currency" office:currency="USD" office:value="200">
            <text:p>$200.00</text:p>
          </table:table-cell>
          <table:table-cell table:style-name="ce45" table:formula="of:=[.F47]+[.D48]-[.E48]" office:value-type="currency" office:currency="USD" office:value="1657.13">
            <text:p>$1,657.13</text:p>
          </table:table-cell>
          <table:table-cell table:style-name="ce31" office:value-type="currency" office:currency="USD" office:value="-200">
            <text:p>-$200.00</text:p>
          </table:table-cell>
          <table:table-cell table:style-name="ce51" table:formula="of:=[.H47]+[.G48]" office:value-type="currency" office:currency="USD" office:value="1657.13">
            <text:p>$1,657.13</text:p>
          </table:table-cell>
          <table:table-cell table:style-name="ce57" table:formula="of:=MIN([.F48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1-18">
            <text:p>18. November 2013</text:p>
          </table:table-cell>
          <table:table-cell office:value-type="float" office:value="510">
            <text:p>510</text:p>
          </table:table-cell>
          <table:table-cell office:value-type="string">
            <text:p>Polaris</text:p>
          </table:table-cell>
          <table:table-cell/>
          <table:table-cell office:value-type="currency" office:currency="USD" office:value="200">
            <text:p>$200.00</text:p>
          </table:table-cell>
          <table:table-cell table:style-name="ce45" table:formula="of:=[.F48]+[.D49]-[.E49]" office:value-type="currency" office:currency="USD" office:value="1457.13">
            <text:p>$1,457.13</text:p>
          </table:table-cell>
          <table:table-cell table:style-name="ce31" office:value-type="currency" office:currency="USD" office:value="-200">
            <text:p>-$200.00</text:p>
          </table:table-cell>
          <table:table-cell table:style-name="ce51" table:formula="of:=[.H48]+[.G49]" office:value-type="currency" office:currency="USD" office:value="1457.13">
            <text:p>$1,457.13</text:p>
          </table:table-cell>
          <table:table-cell table:style-name="ce57" table:formula="of:=MIN([.F49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1-18">
            <text:p>18. November 2013</text:p>
          </table:table-cell>
          <table:table-cell office:value-type="float" office:value="511">
            <text:p>511</text:p>
          </table:table-cell>
          <table:table-cell office:value-type="string">
            <text:p>Polaris</text:p>
          </table:table-cell>
          <table:table-cell/>
          <table:table-cell office:value-type="currency" office:currency="USD" office:value="25">
            <text:p>$25.00</text:p>
          </table:table-cell>
          <table:table-cell table:style-name="ce45" table:formula="of:=[.F49]+[.D50]-[.E50]" office:value-type="currency" office:currency="USD" office:value="1432.13">
            <text:p>$1,432.13</text:p>
          </table:table-cell>
          <table:table-cell table:style-name="ce31" office:value-type="currency" office:currency="USD" office:value="-25">
            <text:p>-$25.00</text:p>
          </table:table-cell>
          <table:table-cell table:style-name="ce51" table:formula="of:=[.H49]+[.G50]" office:value-type="currency" office:currency="USD" office:value="1432.13">
            <text:p>$1,432.13</text:p>
          </table:table-cell>
          <table:table-cell table:style-name="ce57" table:formula="of:=MIN([.F50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1-20">
            <text:p>20. November 2013</text:p>
          </table:table-cell>
          <table:table-cell/>
          <table:table-cell office:value-type="string">
            <text:p>Cash Withdrawl</text:p>
          </table:table-cell>
          <table:table-cell/>
          <table:table-cell office:value-type="currency" office:currency="USD" office:value="20">
            <text:p>$20.00</text:p>
          </table:table-cell>
          <table:table-cell table:style-name="ce45" table:formula="of:=[.F50]+[.D51]-[.E51]" office:value-type="currency" office:currency="USD" office:value="1412.13">
            <text:p>$1,412.13</text:p>
          </table:table-cell>
          <table:table-cell table:style-name="ce31" office:value-type="currency" office:currency="USD" office:value="-20">
            <text:p>-$20.00</text:p>
          </table:table-cell>
          <table:table-cell table:style-name="ce51" table:formula="of:=[.H50]+[.G51]" office:value-type="currency" office:currency="USD" office:value="1412.13">
            <text:p>$1,412.13</text:p>
          </table:table-cell>
          <table:table-cell table:style-name="ce57" table:formula="of:=MIN([.F51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1-23">
            <text:p>23. November 2013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/>
          <table:table-cell office:value-type="currency" office:currency="USD" office:value="80">
            <text:p>$80.00</text:p>
          </table:table-cell>
          <table:table-cell table:style-name="ce45" table:formula="of:=[.F51]+[.D52]-[.E52]" office:value-type="currency" office:currency="USD" office:value="1332.13">
            <text:p>$1,332.13</text:p>
          </table:table-cell>
          <table:table-cell table:style-name="ce31" office:value-type="currency" office:currency="USD" office:value="-80">
            <text:p>-$80.00</text:p>
          </table:table-cell>
          <table:table-cell table:style-name="ce51" table:formula="of:=[.H51]+[.G52]" office:value-type="currency" office:currency="USD" office:value="1332.13">
            <text:p>$1,332.13</text:p>
          </table:table-cell>
          <table:table-cell table:style-name="ce57" table:formula="of:=MIN([.F52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1-25">
            <text:p>25. November 2013</text:p>
          </table:table-cell>
          <table:table-cell/>
          <table:table-cell office:value-type="string">
            <text:p>Discover</text:p>
          </table:table-cell>
          <table:table-cell/>
          <table:table-cell office:value-type="currency" office:currency="USD" office:value="300">
            <text:p>$300.00</text:p>
          </table:table-cell>
          <table:table-cell table:style-name="ce45" table:formula="of:=[.F52]+[.D53]-[.E53]" office:value-type="currency" office:currency="USD" office:value="1032.13">
            <text:p>$1,032.13</text:p>
          </table:table-cell>
          <table:table-cell table:style-name="ce31" office:value-type="currency" office:currency="USD" office:value="-300">
            <text:p>-$300.00</text:p>
          </table:table-cell>
          <table:table-cell table:style-name="ce51" table:formula="of:=[.H52]+[.G53]" office:value-type="currency" office:currency="USD" office:value="1032.13">
            <text:p>$1,032.13</text:p>
          </table:table-cell>
          <table:table-cell table:style-name="ce57" table:formula="of:=MIN([.F53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1-27">
            <text:p>27. November 2013</text:p>
          </table:table-cell>
          <table:table-cell/>
          <table:table-cell office:value-type="string">
            <text:p>Deposit – Belcan</text:p>
          </table:table-cell>
          <table:table-cell office:value-type="currency" office:currency="USD" office:value="2320.29">
            <text:p>$2,320.29</text:p>
          </table:table-cell>
          <table:table-cell/>
          <table:table-cell table:style-name="ce45" table:formula="of:=[.F53]+[.D54]-[.E54]" office:value-type="currency" office:currency="USD" office:value="3352.42">
            <text:p>$3,352.42</text:p>
          </table:table-cell>
          <table:table-cell table:style-name="ce33" office:value-type="currency" office:currency="USD" office:value="2320.29">
            <text:p>$2,320.29</text:p>
          </table:table-cell>
          <table:table-cell table:style-name="ce51" table:formula="of:=[.H53]+[.G54]" office:value-type="currency" office:currency="USD" office:value="3352.42">
            <text:p>$3,352.42</text:p>
          </table:table-cell>
          <table:table-cell table:style-name="ce57" table:formula="of:=MIN([.F54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1-29">
            <text:p>29. November 2013</text:p>
          </table:table-cell>
          <table:table-cell/>
          <table:table-cell office:value-type="string">
            <text:p>Wells Fargo</text:p>
          </table:table-cell>
          <table:table-cell/>
          <table:table-cell office:value-type="currency" office:currency="USD" office:value="1547.98">
            <text:p>$1,547.98</text:p>
          </table:table-cell>
          <table:table-cell table:style-name="ce45" table:formula="of:=[.F54]+[.D55]-[.E55]" office:value-type="currency" office:currency="USD" office:value="1804.44">
            <text:p>$1,804.44</text:p>
          </table:table-cell>
          <table:table-cell table:style-name="ce31" office:value-type="currency" office:currency="USD" office:value="-1547.98">
            <text:p>-$1,547.98</text:p>
          </table:table-cell>
          <table:table-cell table:style-name="ce51" table:formula="of:=[.H54]+[.G55]" office:value-type="currency" office:currency="USD" office:value="1804.44">
            <text:p>$1,804.44</text:p>
          </table:table-cell>
          <table:table-cell table:style-name="ce57" table:formula="of:=MIN([.F55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1-29">
            <text:p>29. November 2013</text:p>
          </table:table-cell>
          <table:table-cell/>
          <table:table-cell office:value-type="string">
            <text:p>Transfer to Loan</text:p>
          </table:table-cell>
          <table:table-cell/>
          <table:table-cell office:value-type="currency" office:currency="USD" office:value="234.35">
            <text:p>$234.35</text:p>
          </table:table-cell>
          <table:table-cell table:style-name="ce45" table:formula="of:=[.F55]+[.D56]-[.E56]" office:value-type="currency" office:currency="USD" office:value="1570.09">
            <text:p>$1,570.09</text:p>
          </table:table-cell>
          <table:table-cell table:style-name="ce31" office:value-type="currency" office:currency="USD" office:value="-234.35">
            <text:p>-$234.35</text:p>
          </table:table-cell>
          <table:table-cell table:style-name="ce51" table:formula="of:=[.H55]+[.G56]" office:value-type="currency" office:currency="USD" office:value="1570.09">
            <text:p>$1,570.09</text:p>
          </table:table-cell>
          <table:table-cell table:style-name="ce57" table:formula="of:=MIN([.F56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3-11-29">
            <text:p>29. November 2013</text:p>
          </table:table-cell>
          <table:table-cell table:style-name="ce18"/>
          <table:table-cell table:style-name="ce25" office:value-type="string">
            <text:p>Cleveland Water</text:p>
          </table:table-cell>
          <table:table-cell table:style-name="ce34"/>
          <table:table-cell table:style-name="ce38" office:value-type="currency" office:currency="USD" office:value="61.83">
            <text:p>$61.83</text:p>
          </table:table-cell>
          <table:table-cell table:style-name="ce44" table:formula="of:=[.F56]+[.D57]-[.E57]" office:value-type="currency" office:currency="USD" office:value="1508.26">
            <text:p>$1,508.26</text:p>
          </table:table-cell>
          <table:table-cell table:style-name="ce30" office:value-type="currency" office:currency="USD" office:value="-61.83">
            <text:p>-$61.83</text:p>
          </table:table-cell>
          <table:table-cell table:style-name="ce50" table:formula="of:=[.H56]+[.G57]" office:value-type="currency" office:currency="USD" office:value="1508.26">
            <text:p>$1,508.26</text:p>
          </table:table-cell>
          <table:table-cell table:style-name="ce56" table:formula="of:=MIN([.F57:.F$236])" office:value-type="currency" office:currency="USD" office:value="727.399999999999">
            <text:p>$727.40</text:p>
          </table:table-cell>
          <table:table-cell table:formula="of:=MIN([.F38:.F57])-MIN([.F14:.F37])" office:value-type="currency" office:currency="USD" office:value="775.81">
            <text:p>$775.81</text:p>
          </table:table-cell>
          <table:table-cell table:formula="of:=MIN([.F38:.F57])-MIN([.F9:.F10])" office:value-type="currency" office:currency="USD" office:value="355.489999999999">
            <text:p>$355.49</text:p>
          </table:table-cell>
          <table:table-cell table:formula="of:=AVERAGE([.F38:.F57])" office:value-type="currency" office:currency="USD" office:value="1675.7165">
            <text:p>$1,675.72</text:p>
          </table:table-cell>
          <table:table-cell table:number-columns-repeated="1012"/>
        </table:table-row>
        <table:table-row table:style-name="ro2">
          <table:table-cell table:style-name="ce6" office:value-type="date" office:date-value="2013-12-01">
            <text:p>1. December 2013</text:p>
          </table:table-cell>
          <table:table-cell table:style-name="ce16"/>
          <table:table-cell table:style-name="ce26" office:value-type="string">
            <text:p>Discover</text:p>
          </table:table-cell>
          <table:table-cell table:style-name="ce26"/>
          <table:table-cell table:style-name="ce39" office:value-type="currency" office:currency="USD" office:value="200">
            <text:p>$200.00</text:p>
          </table:table-cell>
          <table:table-cell table:style-name="ce43" table:formula="of:=[.F57]+[.D58]-[.E58]" office:value-type="currency" office:currency="USD" office:value="1308.26">
            <text:p>$1,308.26</text:p>
          </table:table-cell>
          <table:table-cell table:style-name="ce29" office:value-type="currency" office:currency="USD" office:value="-200">
            <text:p>-$200.00</text:p>
          </table:table-cell>
          <table:table-cell table:style-name="ce49" table:formula="of:=[.H57]+[.G58]" office:value-type="currency" office:currency="USD" office:value="1308.26">
            <text:p>$1,308.26</text:p>
          </table:table-cell>
          <table:table-cell table:style-name="ce58" table:formula="of:=MIN([.F58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2-02">
            <text:p>2. December 2013</text:p>
          </table:table-cell>
          <table:table-cell/>
          <table:table-cell table:style-name="Default" office:value-type="string">
            <text:p>Verizon</text:p>
          </table:table-cell>
          <table:table-cell table:style-name="Default"/>
          <table:table-cell table:style-name="ce37" office:value-type="currency" office:currency="USD" office:value="136.01">
            <text:p>$136.01</text:p>
          </table:table-cell>
          <table:table-cell table:style-name="ce45" table:formula="of:=[.F58]+[.D59]-[.E59]" office:value-type="currency" office:currency="USD" office:value="1172.25">
            <text:p>$1,172.25</text:p>
          </table:table-cell>
          <table:table-cell table:style-name="ce31" office:value-type="currency" office:currency="USD" office:value="-136.01">
            <text:p>-$136.01</text:p>
          </table:table-cell>
          <table:table-cell table:style-name="ce51" table:formula="of:=[.H58]+[.G59]" office:value-type="currency" office:currency="USD" office:value="1172.25">
            <text:p>$1,172.25</text:p>
          </table:table-cell>
          <table:table-cell table:style-name="ce59" table:formula="of:=MIN([.F59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2-02">
            <text:p>2. December 2013</text:p>
          </table:table-cell>
          <table:table-cell/>
          <table:table-cell table:style-name="Default" office:value-type="string">
            <text:p>Cash Withdrawl</text:p>
          </table:table-cell>
          <table:table-cell table:style-name="Default"/>
          <table:table-cell table:style-name="ce37" office:value-type="currency" office:currency="USD" office:value="60">
            <text:p>$60.00</text:p>
          </table:table-cell>
          <table:table-cell table:style-name="ce45" table:formula="of:=[.F59]+[.D60]-[.E60]" office:value-type="currency" office:currency="USD" office:value="1112.25">
            <text:p>$1,112.25</text:p>
          </table:table-cell>
          <table:table-cell table:style-name="ce31" office:value-type="currency" office:currency="USD" office:value="-60">
            <text:p>-$60.00</text:p>
          </table:table-cell>
          <table:table-cell table:style-name="ce51" table:formula="of:=[.H59]+[.G60]" office:value-type="currency" office:currency="USD" office:value="1112.25">
            <text:p>$1,112.25</text:p>
          </table:table-cell>
          <table:table-cell table:style-name="ce59" table:formula="of:=MIN([.F60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2-04">
            <text:p>4. December 2013</text:p>
          </table:table-cell>
          <table:table-cell office:value-type="float" office:value="512">
            <text:p>512</text:p>
          </table:table-cell>
          <table:table-cell table:style-name="Default" office:value-type="string">
            <text:p>First Energy</text:p>
          </table:table-cell>
          <table:table-cell table:style-name="Default"/>
          <table:table-cell table:style-name="ce37" office:value-type="currency" office:currency="USD" office:value="25.15">
            <text:p>$25.15</text:p>
          </table:table-cell>
          <table:table-cell table:style-name="ce45" table:formula="of:=[.F60]+[.D61]-[.E61]" office:value-type="currency" office:currency="USD" office:value="1087.1">
            <text:p>$1,087.10</text:p>
          </table:table-cell>
          <table:table-cell table:style-name="ce31" office:value-type="currency" office:currency="USD" office:value="-25.15">
            <text:p>-$25.15</text:p>
          </table:table-cell>
          <table:table-cell table:style-name="ce51" table:formula="of:=[.H60]+[.G61]" office:value-type="currency" office:currency="USD" office:value="1087.1">
            <text:p>$1,087.10</text:p>
          </table:table-cell>
          <table:table-cell table:style-name="ce59" table:formula="of:=MIN([.F61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2-05">
            <text:p>5. December 2013</text:p>
          </table:table-cell>
          <table:table-cell office:value-type="float" office:value="513">
            <text:p>513</text:p>
          </table:table-cell>
          <table:table-cell table:style-name="Default" office:value-type="string">
            <text:p>Troop 41 – Recharter</text:p>
          </table:table-cell>
          <table:table-cell table:style-name="Default"/>
          <table:table-cell table:style-name="ce37" office:value-type="currency" office:currency="USD" office:value="48">
            <text:p>$48.00</text:p>
          </table:table-cell>
          <table:table-cell table:style-name="ce45" table:formula="of:=[.F61]+[.D62]-[.E62]" office:value-type="currency" office:currency="USD" office:value="1039.1">
            <text:p>$1,039.10</text:p>
          </table:table-cell>
          <table:table-cell table:style-name="ce31" office:value-type="currency" office:currency="USD" office:value="-48">
            <text:p>-$48.00</text:p>
          </table:table-cell>
          <table:table-cell table:style-name="ce51" table:formula="of:=[.H61]+[.G62]" office:value-type="currency" office:currency="USD" office:value="1039.1">
            <text:p>$1,039.10</text:p>
          </table:table-cell>
          <table:table-cell table:style-name="ce59" table:formula="of:=MIN([.F62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2-06">
            <text:p>6. December 2013</text:p>
          </table:table-cell>
          <table:table-cell office:value-type="string">
            <text:p>ATM</text:p>
          </table:table-cell>
          <table:table-cell table:style-name="Default" office:value-type="string">
            <text:p>Cash Withdrawl</text:p>
          </table:table-cell>
          <table:table-cell table:style-name="Default"/>
          <table:table-cell table:style-name="ce37" office:value-type="currency" office:currency="USD" office:value="20">
            <text:p>$20.00</text:p>
          </table:table-cell>
          <table:table-cell table:style-name="ce45" table:formula="of:=[.F62]+[.D63]-[.E63]" office:value-type="currency" office:currency="USD" office:value="1019.1">
            <text:p>$1,019.10</text:p>
          </table:table-cell>
          <table:table-cell table:style-name="ce31" office:value-type="currency" office:currency="USD" office:value="-20">
            <text:p>-$20.00</text:p>
          </table:table-cell>
          <table:table-cell table:style-name="ce51" table:formula="of:=[.H62]+[.G63]" office:value-type="currency" office:currency="USD" office:value="1019.1">
            <text:p>$1,019.10</text:p>
          </table:table-cell>
          <table:table-cell table:style-name="ce59" table:formula="of:=MIN([.F63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2-08">
            <text:p>8. December 2013</text:p>
          </table:table-cell>
          <table:table-cell office:value-type="string">
            <text:p>On Line</text:p>
          </table:table-cell>
          <table:table-cell table:style-name="Default" office:value-type="string">
            <text:p>Discover</text:p>
          </table:table-cell>
          <table:table-cell table:style-name="Default"/>
          <table:table-cell table:style-name="ce37" office:value-type="currency" office:currency="USD" office:value="200">
            <text:p>$200.00</text:p>
          </table:table-cell>
          <table:table-cell table:style-name="ce45" table:formula="of:=[.F63]+[.D64]-[.E64]" office:value-type="currency" office:currency="USD" office:value="819.099999999999">
            <text:p>$819.10</text:p>
          </table:table-cell>
          <table:table-cell table:style-name="ce31" office:value-type="currency" office:currency="USD" office:value="-200">
            <text:p>-$200.00</text:p>
          </table:table-cell>
          <table:table-cell table:style-name="ce51" table:formula="of:=[.H63]+[.G64]" office:value-type="currency" office:currency="USD" office:value="819.099999999999">
            <text:p>$819.10</text:p>
          </table:table-cell>
          <table:table-cell table:style-name="ce59" table:formula="of:=MIN([.F64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2-10">
            <text:p>10. December 2013</text:p>
          </table:table-cell>
          <table:table-cell office:value-type="float" office:value="514">
            <text:p>514</text:p>
          </table:table-cell>
          <table:table-cell table:style-name="Default" office:value-type="string">
            <text:p>Troop 41 – Popcorn</text:p>
          </table:table-cell>
          <table:table-cell table:style-name="Default"/>
          <table:table-cell table:style-name="ce37" office:value-type="currency" office:currency="USD" office:value="18">
            <text:p>$18.00</text:p>
          </table:table-cell>
          <table:table-cell table:style-name="ce45" table:formula="of:=[.F64]+[.D65]-[.E65]" office:value-type="currency" office:currency="USD" office:value="801.099999999999">
            <text:p>$801.10</text:p>
          </table:table-cell>
          <table:table-cell table:style-name="ce31" office:value-type="currency" office:currency="USD" office:value="-18">
            <text:p>-$18.00</text:p>
          </table:table-cell>
          <table:table-cell table:style-name="ce51" table:formula="of:=[.H64]+[.G65]" office:value-type="currency" office:currency="USD" office:value="801.099999999999">
            <text:p>$801.10</text:p>
          </table:table-cell>
          <table:table-cell table:style-name="ce59" table:formula="of:=MIN([.F65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2-10">
            <text:p>10. December 2013</text:p>
          </table:table-cell>
          <table:table-cell office:value-type="string">
            <text:p>On Line</text:p>
          </table:table-cell>
          <table:table-cell office:value-type="string">
            <text:p>AT&amp;T</text:p>
          </table:table-cell>
          <table:table-cell table:style-name="ce31"/>
          <table:table-cell office:value-type="currency" office:currency="USD" office:value="73.7">
            <text:p>$73.70</text:p>
          </table:table-cell>
          <table:table-cell table:style-name="ce45" table:formula="of:=[.F65]+[.D66]-[.E66]" office:value-type="currency" office:currency="USD" office:value="727.399999999999">
            <text:p>$727.40</text:p>
          </table:table-cell>
          <table:table-cell table:style-name="ce31" office:value-type="currency" office:currency="USD" office:value="-73.7">
            <text:p>-$73.70</text:p>
          </table:table-cell>
          <table:table-cell table:style-name="ce51" table:formula="of:=[.H65]+[.G66]" office:value-type="currency" office:currency="USD" office:value="727.399999999999">
            <text:p>$727.40</text:p>
          </table:table-cell>
          <table:table-cell table:style-name="ce59" table:formula="of:=MIN([.F66:.F$236])" office:value-type="currency" office:currency="USD" office:value="727.399999999999">
            <text:p>$727.4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2-11">
            <text:p>11. December 2013</text:p>
          </table:table-cell>
          <table:table-cell office:value-type="string">
            <text:p>Auto</text:p>
          </table:table-cell>
          <table:table-cell office:value-type="string">
            <text:p>Deposit – Belcan</text:p>
          </table:table-cell>
          <table:table-cell table:style-name="ce31" office:value-type="currency" office:currency="USD" office:value="2089.16">
            <text:p>$2,089.16</text:p>
          </table:table-cell>
          <table:table-cell/>
          <table:table-cell table:style-name="ce45" table:formula="of:=[.F66]+[.D67]-[.E67]" office:value-type="currency" office:currency="USD" office:value="2816.56">
            <text:p>$2,816.56</text:p>
          </table:table-cell>
          <table:table-cell table:style-name="ce31" office:value-type="currency" office:currency="USD" office:value="2089.16">
            <text:p>$2,089.16</text:p>
          </table:table-cell>
          <table:table-cell table:style-name="ce51" table:formula="of:=[.H66]+[.G67]" office:value-type="currency" office:currency="USD" office:value="2816.56">
            <text:p>$2,816.56</text:p>
          </table:table-cell>
          <table:table-cell table:style-name="ce59" table:formula="of:=MIN([.F67:.F$236])" office:value-type="currency" office:currency="USD" office:value="1181.73">
            <text:p>$1,181.73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2-11">
            <text:p>11. December 2013</text:p>
          </table:table-cell>
          <table:table-cell office:value-type="string">
            <text:p>On Line</text:p>
          </table:table-cell>
          <table:table-cell office:value-type="string">
            <text:p>CITI</text:p>
          </table:table-cell>
          <table:table-cell table:style-name="ce31"/>
          <table:table-cell office:value-type="currency" office:currency="USD" office:value="275">
            <text:p>$275.00</text:p>
          </table:table-cell>
          <table:table-cell table:style-name="ce45" table:formula="of:=[.F67]+[.D68]-[.E68]" office:value-type="currency" office:currency="USD" office:value="2541.56">
            <text:p>$2,541.56</text:p>
          </table:table-cell>
          <table:table-cell table:style-name="ce31" office:value-type="currency" office:currency="USD" office:value="-275">
            <text:p>-$275.00</text:p>
          </table:table-cell>
          <table:table-cell table:style-name="ce51" table:formula="of:=[.H67]+[.G68]" office:value-type="currency" office:currency="USD" office:value="2541.56">
            <text:p>$2,541.56</text:p>
          </table:table-cell>
          <table:table-cell table:style-name="ce59" table:formula="of:=MIN([.F68:.F$236])" office:value-type="currency" office:currency="USD" office:value="1181.73">
            <text:p>$1,181.73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2-11">
            <text:p>11. December 2013</text:p>
          </table:table-cell>
          <table:table-cell office:value-type="string">
            <text:p>ATM</text:p>
          </table:table-cell>
          <table:table-cell office:value-type="string">
            <text:p>Deposit – Election</text:p>
          </table:table-cell>
          <table:table-cell office:value-type="currency" office:currency="USD" office:value="176.1">
            <text:p>$176.10</text:p>
          </table:table-cell>
          <table:table-cell/>
          <table:table-cell table:style-name="ce45" table:formula="of:=[.F68]+[.D69]-[.E69]" office:value-type="currency" office:currency="USD" office:value="2717.66">
            <text:p>$2,717.66</text:p>
          </table:table-cell>
          <table:table-cell table:style-name="ce31" office:value-type="currency" office:currency="USD" office:value="176.1">
            <text:p>$176.10</text:p>
          </table:table-cell>
          <table:table-cell table:style-name="ce51" table:formula="of:=[.H68]+[.G69]" office:value-type="currency" office:currency="USD" office:value="2717.66">
            <text:p>$2,717.66</text:p>
          </table:table-cell>
          <table:table-cell table:style-name="ce59" table:formula="of:=MIN([.F69:.F$236])" office:value-type="currency" office:currency="USD" office:value="1181.73">
            <text:p>$1,181.73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2-11">
            <text:p>11. December 2013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/>
          <table:table-cell office:value-type="currency" office:currency="USD" office:value="40">
            <text:p>$40.00</text:p>
          </table:table-cell>
          <table:table-cell table:style-name="ce45" table:formula="of:=[.F69]+[.D70]-[.E70]" office:value-type="currency" office:currency="USD" office:value="2677.66">
            <text:p>$2,677.66</text:p>
          </table:table-cell>
          <table:table-cell table:style-name="ce31" office:value-type="currency" office:currency="USD" office:value="-40">
            <text:p>-$40.00</text:p>
          </table:table-cell>
          <table:table-cell table:style-name="ce51" table:formula="of:=[.H69]+[.G70]" office:value-type="currency" office:currency="USD" office:value="2677.66">
            <text:p>$2,677.66</text:p>
          </table:table-cell>
          <table:table-cell table:style-name="ce59" table:formula="of:=MIN([.F70:.F$236])" office:value-type="currency" office:currency="USD" office:value="1181.73">
            <text:p>$1,181.73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2-11">
            <text:p>11. December 2013</text:p>
          </table:table-cell>
          <table:table-cell office:value-type="float" office:value="515">
            <text:p>515</text:p>
          </table:table-cell>
          <table:table-cell office:value-type="string">
            <text:p>North Olmsted City Schools</text:p>
          </table:table-cell>
          <table:table-cell/>
          <table:table-cell office:value-type="currency" office:currency="USD" office:value="150">
            <text:p>$150.00</text:p>
          </table:table-cell>
          <table:table-cell table:style-name="ce45" table:formula="of:=[.F70]+[.D71]-[.E71]" office:value-type="currency" office:currency="USD" office:value="2527.66">
            <text:p>$2,527.66</text:p>
          </table:table-cell>
          <table:table-cell table:style-name="ce31" office:value-type="currency" office:currency="USD" office:value="-150">
            <text:p>-$150.00</text:p>
          </table:table-cell>
          <table:table-cell table:style-name="ce51" table:formula="of:=[.H70]+[.G71]" office:value-type="currency" office:currency="USD" office:value="2527.66">
            <text:p>$2,527.66</text:p>
          </table:table-cell>
          <table:table-cell table:style-name="ce59" table:formula="of:=MIN([.F71:.F$236])" office:value-type="currency" office:currency="USD" office:value="1181.73">
            <text:p>$1,181.73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2-12">
            <text:p>12. December 2013</text:p>
          </table:table-cell>
          <table:table-cell office:value-type="string">
            <text:p>On Line</text:p>
          </table:table-cell>
          <table:table-cell office:value-type="string">
            <text:p>Discover</text:p>
          </table:table-cell>
          <table:table-cell/>
          <table:table-cell office:value-type="currency" office:currency="USD" office:value="800">
            <text:p>$800.00</text:p>
          </table:table-cell>
          <table:table-cell table:style-name="ce45" table:formula="of:=[.F71]+[.D72]-[.E72]" office:value-type="currency" office:currency="USD" office:value="1727.66">
            <text:p>$1,727.66</text:p>
          </table:table-cell>
          <table:table-cell table:style-name="ce31" office:value-type="currency" office:currency="USD" office:value="-800">
            <text:p>-$800.00</text:p>
          </table:table-cell>
          <table:table-cell table:style-name="ce51" table:formula="of:=[.H71]+[.G72]" office:value-type="currency" office:currency="USD" office:value="1727.66">
            <text:p>$1,727.66</text:p>
          </table:table-cell>
          <table:table-cell table:style-name="ce59" table:formula="of:=MIN([.F72:.F$236])" office:value-type="currency" office:currency="USD" office:value="1181.73">
            <text:p>$1,181.73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2-14">
            <text:p>14. December 2013</text:p>
          </table:table-cell>
          <table:table-cell office:value-type="float" office:value="516">
            <text:p>516</text:p>
          </table:table-cell>
          <table:table-cell office:value-type="string">
            <text:p>Rettig</text:p>
          </table:table-cell>
          <table:table-cell/>
          <table:table-cell office:value-type="currency" office:currency="USD" office:value="16.16">
            <text:p>$16.16</text:p>
          </table:table-cell>
          <table:table-cell table:style-name="ce45" table:formula="of:=[.F72]+[.D73]-[.E73]" office:value-type="currency" office:currency="USD" office:value="1711.5">
            <text:p>$1,711.50</text:p>
          </table:table-cell>
          <table:table-cell table:style-name="ce31" office:value-type="currency" office:currency="USD" office:value="-16.16">
            <text:p>-$16.16</text:p>
          </table:table-cell>
          <table:table-cell table:style-name="ce51" table:formula="of:=[.H72]+[.G73]" office:value-type="currency" office:currency="USD" office:value="1711.5">
            <text:p>$1,711.50</text:p>
          </table:table-cell>
          <table:table-cell table:style-name="ce59" table:formula="of:=MIN([.F73:.F$236])" office:value-type="currency" office:currency="USD" office:value="1181.73">
            <text:p>$1,181.73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2-16">
            <text:p>16. December 2013</text:p>
          </table:table-cell>
          <table:table-cell office:value-type="string">
            <text:p>On Line</text:p>
          </table:table-cell>
          <table:table-cell office:value-type="string">
            <text:p>Verizon</text:p>
          </table:table-cell>
          <table:table-cell/>
          <table:table-cell office:value-type="currency" office:currency="USD" office:value="134.42">
            <text:p>$134.42</text:p>
          </table:table-cell>
          <table:table-cell table:style-name="ce45" table:formula="of:=[.F73]+[.D74]-[.E74]" office:value-type="currency" office:currency="USD" office:value="1577.08">
            <text:p>$1,577.08</text:p>
          </table:table-cell>
          <table:table-cell table:style-name="ce31" office:value-type="currency" office:currency="USD" office:value="-134.42">
            <text:p>-$134.42</text:p>
          </table:table-cell>
          <table:table-cell table:style-name="ce51" table:formula="of:=[.H73]+[.G74]" office:value-type="currency" office:currency="USD" office:value="1577.08">
            <text:p>$1,577.08</text:p>
          </table:table-cell>
          <table:table-cell table:style-name="ce59" table:formula="of:=MIN([.F74:.F$236])" office:value-type="currency" office:currency="USD" office:value="1181.73">
            <text:p>$1,181.73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2-20">
            <text:p>20. December 2013</text:p>
          </table:table-cell>
          <table:table-cell office:value-type="string">
            <text:p>On Line</text:p>
          </table:table-cell>
          <table:table-cell office:value-type="string">
            <text:p>Discover</text:p>
          </table:table-cell>
          <table:table-cell/>
          <table:table-cell office:value-type="currency" office:currency="USD" office:value="300">
            <text:p>$300.00</text:p>
          </table:table-cell>
          <table:table-cell table:style-name="ce45" table:formula="of:=[.F74]+[.D75]-[.E75]" office:value-type="currency" office:currency="USD" office:value="1277.08">
            <text:p>$1,277.08</text:p>
          </table:table-cell>
          <table:table-cell table:style-name="ce31" office:value-type="currency" office:currency="USD" office:value="-300">
            <text:p>-$300.00</text:p>
          </table:table-cell>
          <table:table-cell table:style-name="ce51" table:formula="of:=[.H74]+[.G75]" office:value-type="currency" office:currency="USD" office:value="1277.08">
            <text:p>$1,277.08</text:p>
          </table:table-cell>
          <table:table-cell table:style-name="ce59" table:formula="of:=MIN([.F75:.F$236])" office:value-type="currency" office:currency="USD" office:value="1181.73">
            <text:p>$1,181.73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AT&amp;T</text:p>
          </table:table-cell>
          <table:table-cell table:style-name="ce31"/>
          <table:table-cell office:value-type="currency" office:currency="USD" office:value="73.69">
            <text:p>$73.69</text:p>
          </table:table-cell>
          <table:table-cell table:style-name="ce45" table:formula="of:=[.F75]+[.D76]-[.E76]" office:value-type="currency" office:currency="USD" office:value="1203.39">
            <text:p>$1,203.39</text:p>
          </table:table-cell>
          <table:table-cell table:style-name="ce31" office:value-type="currency" office:currency="USD" office:value="-73.69">
            <text:p>-$73.69</text:p>
          </table:table-cell>
          <table:table-cell table:style-name="ce51" table:formula="of:=[.H75]+[.G76]" office:value-type="currency" office:currency="USD" office:value="1203.39">
            <text:p>$1,203.39</text:p>
          </table:table-cell>
          <table:table-cell table:style-name="ce59" table:formula="of:=MIN([.F76:.F$236])" office:value-type="currency" office:currency="USD" office:value="1181.73">
            <text:p>$1,181.73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3-12-27">
            <text:p>27. December 2013</text:p>
          </table:table-cell>
          <table:table-cell/>
          <table:table-cell office:value-type="string">
            <text:p>Deposit – Belcan</text:p>
          </table:table-cell>
          <table:table-cell office:value-type="currency" office:currency="USD" office:value="2089.16">
            <text:p>$2,089.16</text:p>
          </table:table-cell>
          <table:table-cell/>
          <table:table-cell table:style-name="ce45" table:formula="of:=[.F76]+[.D77]-[.E77]" office:value-type="currency" office:currency="USD" office:value="3292.55">
            <text:p>$3,292.55</text:p>
          </table:table-cell>
          <table:table-cell table:style-name="ce31" office:value-type="currency" office:currency="USD" office:value="2088.38">
            <text:p>$2,088.38</text:p>
          </table:table-cell>
          <table:table-cell table:style-name="ce51" table:formula="of:=[.H76]+[.G77]" office:value-type="currency" office:currency="USD" office:value="3291.77">
            <text:p>$3,291.77</text:p>
          </table:table-cell>
          <table:table-cell table:style-name="ce59" table:formula="of:=MIN([.F77:.F$236])" office:value-type="currency" office:currency="USD" office:value="1181.73">
            <text:p>$1,181.73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ash Withdrawl</text:p>
          </table:table-cell>
          <table:table-cell/>
          <table:table-cell office:value-type="currency" office:currency="USD" office:value="40">
            <text:p>$40.00</text:p>
          </table:table-cell>
          <table:table-cell table:style-name="ce45" table:formula="of:=[.F77]+[.D78]-[.E78]" office:value-type="currency" office:currency="USD" office:value="3252.55">
            <text:p>$3,252.55</text:p>
          </table:table-cell>
          <table:table-cell table:style-name="ce31" office:value-type="currency" office:currency="USD" office:value="-40">
            <text:p>-$40.00</text:p>
          </table:table-cell>
          <table:table-cell table:style-name="ce51" table:formula="of:=[.H77]+[.G78]" office:value-type="currency" office:currency="USD" office:value="3251.77">
            <text:p>$3,251.77</text:p>
          </table:table-cell>
          <table:table-cell table:style-name="ce59" table:formula="of:=MIN([.F78:.F$236])" office:value-type="currency" office:currency="USD" office:value="1181.73">
            <text:p>$1,181.73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Wells Fargo</text:p>
          </table:table-cell>
          <table:table-cell/>
          <table:table-cell office:value-type="currency" office:currency="USD" office:value="1547.98">
            <text:p>$1,547.98</text:p>
          </table:table-cell>
          <table:table-cell table:style-name="ce45" table:formula="of:=[.F78]+[.D79]-[.E79]" office:value-type="currency" office:currency="USD" office:value="1704.57">
            <text:p>$1,704.57</text:p>
          </table:table-cell>
          <table:table-cell table:style-name="ce31"/>
          <table:table-cell table:style-name="ce51" table:formula="of:=[.H78]+[.G79]" office:value-type="currency" office:currency="USD" office:value="3251.77">
            <text:p>$3,251.77</text:p>
          </table:table-cell>
          <table:table-cell table:style-name="ce59" table:formula="of:=MIN([.F79:.F$236])" office:value-type="currency" office:currency="USD" office:value="1181.73">
            <text:p>$1,181.73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8"/>
          <table:table-cell table:style-name="ce25" office:value-type="string">
            <text:p>Transfer to Loan</text:p>
          </table:table-cell>
          <table:table-cell table:style-name="ce35"/>
          <table:table-cell table:style-name="ce35" office:value-type="currency" office:currency="USD" office:value="234.35">
            <text:p>$234.35</text:p>
          </table:table-cell>
          <table:table-cell table:style-name="ce45" table:formula="of:=[.F79]+[.D80]-[.E80]" office:value-type="currency" office:currency="USD" office:value="1470.22">
            <text:p>$1,470.22</text:p>
          </table:table-cell>
          <table:table-cell table:style-name="ce30" office:value-type="currency" office:currency="USD" office:value="-234.35">
            <text:p>-$234.35</text:p>
          </table:table-cell>
          <table:table-cell table:style-name="ce51" table:formula="of:=[.H79]+[.G80]" office:value-type="currency" office:currency="USD" office:value="3017.42">
            <text:p>$3,017.42</text:p>
          </table:table-cell>
          <table:table-cell table:style-name="ce59" table:formula="of:=MIN([.F80:.F$236])" office:value-type="currency" office:currency="USD" office:value="1181.73">
            <text:p>$1,181.73</text:p>
          </table:table-cell>
          <table:table-cell table:formula="of:=MIN([.F58:.F80])-[.J57]" office:value-type="currency" office:currency="USD" office:value="-48.4100000000003">
            <text:p>-$48.41</text:p>
          </table:table-cell>
          <table:table-cell table:formula="of:=MIN([.F58:.F80])-MIN([.F11:.F13])" office:value-type="currency" office:currency="USD" office:value="256.969999999999">
            <text:p>$256.97</text:p>
          </table:table-cell>
          <table:table-cell table:formula="of:=AVERAGE([.F58:.F80])" office:value-type="currency" office:currency="USD" office:value="1721.01565217391">
            <text:p>$1,721.02</text:p>
          </table:table-cell>
          <table:table-cell table:number-columns-repeated="1012"/>
        </table:table-row>
        <table:table-row table:style-name="ro2">
          <table:table-cell table:style-name="ce6"/>
          <table:table-cell table:style-name="ce16"/>
          <table:table-cell table:style-name="ce23" office:value-type="string">
            <text:p>First Energy</text:p>
          </table:table-cell>
          <table:table-cell table:style-name="ce32"/>
          <table:table-cell table:style-name="ce32" office:value-type="currency" office:currency="USD" office:value="272.33">
            <text:p>$272.33</text:p>
          </table:table-cell>
          <table:table-cell table:style-name="ce45" table:formula="of:=[.F80]+[.D81]-[.E81]" office:value-type="currency" office:currency="USD" office:value="1197.89">
            <text:p>$1,197.89</text:p>
          </table:table-cell>
          <table:table-cell table:style-name="ce29"/>
          <table:table-cell table:style-name="ce51" table:formula="of:=[.H80]+[.G81]" office:value-type="currency" office:currency="USD" office:value="3017.42">
            <text:p>$3,017.42</text:p>
          </table:table-cell>
          <table:table-cell table:style-name="ce59" table:formula="of:=MIN([.F81:.F$236])" office:value-type="currency" office:currency="USD" office:value="1181.73">
            <text:p>$1,181.73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Rettig</text:p>
          </table:table-cell>
          <table:table-cell/>
          <table:table-cell office:value-type="currency" office:currency="USD" office:value="16.16">
            <text:p>$16.16</text:p>
          </table:table-cell>
          <table:table-cell table:style-name="ce45" table:formula="of:=[.F81]+[.D82]-[.E82]" office:value-type="currency" office:currency="USD" office:value="1181.73">
            <text:p>$1,181.73</text:p>
          </table:table-cell>
          <table:table-cell table:style-name="ce31" office:value-type="currency" office:currency="USD" office:value="-16.16">
            <text:p>-$16.16</text:p>
          </table:table-cell>
          <table:table-cell table:style-name="ce51" table:formula="of:=[.H81]+[.G82]" office:value-type="currency" office:currency="USD" office:value="3001.26">
            <text:p>$3,001.26</text:p>
          </table:table-cell>
          <table:table-cell table:style-name="ce59" table:formula="of:=MIN([.F82:.F$236])" office:value-type="currency" office:currency="USD" office:value="1181.73">
            <text:p>$1,181.73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number-columns-repeated="2"/>
          <table:table-cell table:style-name="ce45" table:formula="of:=[.F82]+[.D83]-[.E83]" office:value-type="currency" office:currency="USD" office:value="1181.73">
            <text:p>$1,181.73</text:p>
          </table:table-cell>
          <table:table-cell table:style-name="ce31"/>
          <table:table-cell table:style-name="ce51" table:formula="of:=[.H82]+[.G83]" office:value-type="currency" office:currency="USD" office:value="3001.26">
            <text:p>$3,001.26</text:p>
          </table:table-cell>
          <table:table-cell table:style-name="ce59" table:formula="of:=MIN([.F83:.F$236])" office:value-type="currency" office:currency="USD" office:value="1181.73">
            <text:p>$1,181.73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number-columns-repeated="2"/>
          <table:table-cell table:style-name="ce45" table:formula="of:=[.F83]+[.D84]-[.E84]" office:value-type="currency" office:currency="USD" office:value="1181.73">
            <text:p>$1,181.73</text:p>
          </table:table-cell>
          <table:table-cell table:style-name="ce31"/>
          <table:table-cell table:style-name="ce51" table:formula="of:=[.H83]+[.G84]" office:value-type="currency" office:currency="USD" office:value="3001.26">
            <text:p>$3,001.26</text:p>
          </table:table-cell>
          <table:table-cell table:style-name="ce59" table:formula="of:=MIN([.F84:.F$236])" office:value-type="currency" office:currency="USD" office:value="1181.73">
            <text:p>$1,181.73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4-01-08">
            <text:p>8. January 2014</text:p>
          </table:table-cell>
          <table:table-cell/>
          <table:table-cell office:value-type="string">
            <text:p>Deposit – Belcan</text:p>
          </table:table-cell>
          <table:table-cell table:style-name="ce31" office:value-type="currency" office:currency="USD" office:value="2089.16">
            <text:p>$2,089.16</text:p>
          </table:table-cell>
          <table:table-cell/>
          <table:table-cell table:style-name="ce45" table:formula="of:=[.F84]+[.D85]-[.E85]" office:value-type="currency" office:currency="USD" office:value="3270.89">
            <text:p>$3,270.89</text:p>
          </table:table-cell>
          <table:table-cell table:style-name="ce31"/>
          <table:table-cell table:style-name="ce51" table:formula="of:=[.H84]+[.G85]" office:value-type="currency" office:currency="USD" office:value="3001.26">
            <text:p>$3,001.26</text:p>
          </table:table-cell>
          <table:table-cell table:style-name="ce59" table:formula="of:=MIN([.F85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ash Withdrawl</text:p>
          </table:table-cell>
          <table:table-cell table:style-name="ce31"/>
          <table:table-cell office:value-type="currency" office:currency="USD" office:value="40">
            <text:p>$40.00</text:p>
          </table:table-cell>
          <table:table-cell table:style-name="ce45" table:formula="of:=[.F85]+[.D86]-[.E86]" office:value-type="currency" office:currency="USD" office:value="3230.89">
            <text:p>$3,230.89</text:p>
          </table:table-cell>
          <table:table-cell table:style-name="ce31"/>
          <table:table-cell table:style-name="ce51" table:formula="of:=[.H85]+[.G86]" office:value-type="currency" office:currency="USD" office:value="3001.26">
            <text:p>$3,001.26</text:p>
          </table:table-cell>
          <table:table-cell table:style-name="ce59" table:formula="of:=MIN([.F86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table:style-name="Default" office:value-type="string">
            <text:p>Discover</text:p>
          </table:table-cell>
          <table:table-cell table:style-name="Default"/>
          <table:table-cell table:style-name="ce37" office:value-type="currency" office:currency="USD" office:value="700">
            <text:p>$700.00</text:p>
          </table:table-cell>
          <table:table-cell table:style-name="ce45" table:formula="of:=[.F86]+[.D87]-[.E87]" office:value-type="currency" office:currency="USD" office:value="2530.89">
            <text:p>$2,530.89</text:p>
          </table:table-cell>
          <table:table-cell table:style-name="ce31"/>
          <table:table-cell table:style-name="ce51" table:formula="of:=[.H86]+[.G87]" office:value-type="currency" office:currency="USD" office:value="3001.26">
            <text:p>$3,001.26</text:p>
          </table:table-cell>
          <table:table-cell table:style-name="ce59" table:formula="of:=MIN([.F87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ITI</text:p>
          </table:table-cell>
          <table:table-cell/>
          <table:table-cell office:value-type="currency" office:currency="USD" office:value="300">
            <text:p>$300.00</text:p>
          </table:table-cell>
          <table:table-cell table:style-name="ce45" table:formula="of:=[.F87]+[.D88]-[.E88]" office:value-type="currency" office:currency="USD" office:value="2230.89">
            <text:p>$2,230.89</text:p>
          </table:table-cell>
          <table:table-cell table:style-name="ce31"/>
          <table:table-cell table:style-name="ce51" table:formula="of:=[.H87]+[.G88]" office:value-type="currency" office:currency="USD" office:value="3001.26">
            <text:p>$3,001.26</text:p>
          </table:table-cell>
          <table:table-cell table:style-name="ce59" table:formula="of:=MIN([.F88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style-name="Default"/>
          <table:table-cell/>
          <table:table-cell table:style-name="ce45" table:formula="of:=[.F88]+[.D89]-[.E89]" office:value-type="currency" office:currency="USD" office:value="2230.89">
            <text:p>$2,230.89</text:p>
          </table:table-cell>
          <table:table-cell table:style-name="ce31"/>
          <table:table-cell table:style-name="ce51" table:formula="of:=[.H88]+[.G89]" office:value-type="currency" office:currency="USD" office:value="3001.26">
            <text:p>$3,001.26</text:p>
          </table:table-cell>
          <table:table-cell table:style-name="ce59" table:formula="of:=MIN([.F89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Verizon</text:p>
          </table:table-cell>
          <table:table-cell/>
          <table:table-cell office:value-type="currency" office:currency="USD" office:value="141.37">
            <text:p>$141.37</text:p>
          </table:table-cell>
          <table:table-cell table:style-name="ce45" table:formula="of:=[.F89]+[.D90]-[.E90]" office:value-type="currency" office:currency="USD" office:value="2089.52">
            <text:p>$2,089.52</text:p>
          </table:table-cell>
          <table:table-cell table:style-name="ce31"/>
          <table:table-cell table:style-name="ce51" table:formula="of:=[.H89]+[.G90]" office:value-type="currency" office:currency="USD" office:value="3001.26">
            <text:p>$3,001.26</text:p>
          </table:table-cell>
          <table:table-cell table:style-name="ce59" table:formula="of:=MIN([.F90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AT&amp;T</text:p>
          </table:table-cell>
          <table:table-cell/>
          <table:table-cell office:value-type="currency" office:currency="USD" office:value="73.69">
            <text:p>$73.69</text:p>
          </table:table-cell>
          <table:table-cell table:style-name="ce45" table:formula="of:=[.F90]+[.D91]-[.E91]" office:value-type="currency" office:currency="USD" office:value="2015.83">
            <text:p>$2,015.83</text:p>
          </table:table-cell>
          <table:table-cell table:style-name="ce31"/>
          <table:table-cell table:style-name="ce51" table:formula="of:=[.H90]+[.G91]" office:value-type="currency" office:currency="USD" office:value="3001.26">
            <text:p>$3,001.26</text:p>
          </table:table-cell>
          <table:table-cell table:style-name="ce59" table:formula="of:=MIN([.F91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4-01-22">
            <text:p>22. January 2014</text:p>
          </table:table-cell>
          <table:table-cell/>
          <table:table-cell office:value-type="string">
            <text:p>Deposit – Belcan</text:p>
          </table:table-cell>
          <table:table-cell table:style-name="ce31" office:value-type="currency" office:currency="USD" office:value="2089.16">
            <text:p>$2,089.16</text:p>
          </table:table-cell>
          <table:table-cell/>
          <table:table-cell table:style-name="ce45" table:formula="of:=[.F91]+[.D92]-[.E92]" office:value-type="currency" office:currency="USD" office:value="4104.99">
            <text:p>$4,104.99</text:p>
          </table:table-cell>
          <table:table-cell table:style-name="ce31"/>
          <table:table-cell table:style-name="ce51" table:formula="of:=[.H91]+[.G92]" office:value-type="currency" office:currency="USD" office:value="3001.26">
            <text:p>$3,001.26</text:p>
          </table:table-cell>
          <table:table-cell table:style-name="ce59" table:formula="of:=MIN([.F92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ash Withdrawl</text:p>
          </table:table-cell>
          <table:table-cell table:style-name="ce31"/>
          <table:table-cell office:value-type="currency" office:currency="USD" office:value="40">
            <text:p>$40.00</text:p>
          </table:table-cell>
          <table:table-cell table:style-name="ce45" table:formula="of:=[.F92]+[.D93]-[.E93]" office:value-type="currency" office:currency="USD" office:value="4064.99">
            <text:p>$4,064.99</text:p>
          </table:table-cell>
          <table:table-cell table:style-name="ce31"/>
          <table:table-cell table:style-name="ce51" table:formula="of:=[.H92]+[.G93]" office:value-type="currency" office:currency="USD" office:value="3001.26">
            <text:p>$3,001.26</text:p>
          </table:table-cell>
          <table:table-cell table:style-name="ce59" table:formula="of:=MIN([.F93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Wells Fargo</text:p>
          </table:table-cell>
          <table:table-cell table:style-name="ce31"/>
          <table:table-cell office:value-type="currency" office:currency="USD" office:value="1547.98">
            <text:p>$1,547.98</text:p>
          </table:table-cell>
          <table:table-cell table:style-name="ce45" table:formula="of:=[.F93]+[.D94]-[.E94]" office:value-type="currency" office:currency="USD" office:value="2517.01">
            <text:p>$2,517.01</text:p>
          </table:table-cell>
          <table:table-cell table:style-name="ce31"/>
          <table:table-cell table:style-name="ce51" table:formula="of:=[.H93]+[.G94]" office:value-type="currency" office:currency="USD" office:value="3001.26">
            <text:p>$3,001.26</text:p>
          </table:table-cell>
          <table:table-cell table:style-name="ce59" table:formula="of:=MIN([.F94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style-name="ce31"/>
          <table:table-cell/>
          <table:table-cell table:style-name="ce45" table:formula="of:=[.F94]+[.D95]-[.E95]" office:value-type="currency" office:currency="USD" office:value="2517.01">
            <text:p>$2,517.01</text:p>
          </table:table-cell>
          <table:table-cell table:style-name="ce31"/>
          <table:table-cell table:style-name="ce51" table:formula="of:=[.H94]+[.G95]" office:value-type="currency" office:currency="USD" office:value="3001.26">
            <text:p>$3,001.26</text:p>
          </table:table-cell>
          <table:table-cell table:style-name="ce59" table:formula="of:=MIN([.F95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number-columns-repeated="2"/>
          <table:table-cell table:style-name="ce45" table:formula="of:=[.F95]+[.D96]-[.E96]" office:value-type="currency" office:currency="USD" office:value="2517.01">
            <text:p>$2,517.01</text:p>
          </table:table-cell>
          <table:table-cell table:style-name="ce31"/>
          <table:table-cell table:style-name="ce51" table:formula="of:=[.H95]+[.G96]" office:value-type="currency" office:currency="USD" office:value="3001.26">
            <text:p>$3,001.26</text:p>
          </table:table-cell>
          <table:table-cell table:style-name="ce59" table:formula="of:=MIN([.F96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number-columns-repeated="2"/>
          <table:table-cell table:style-name="ce45" table:formula="of:=[.F96]+[.D97]-[.E97]" office:value-type="currency" office:currency="USD" office:value="2517.01">
            <text:p>$2,517.01</text:p>
          </table:table-cell>
          <table:table-cell table:style-name="ce31"/>
          <table:table-cell table:style-name="ce51" table:formula="of:=[.H96]+[.G97]" office:value-type="currency" office:currency="USD" office:value="3001.26">
            <text:p>$3,001.26</text:p>
          </table:table-cell>
          <table:table-cell table:style-name="ce59" table:formula="of:=MIN([.F97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8"/>
          <table:table-cell table:style-name="ce25" office:value-type="string">
            <text:p>Transfer to Loan</text:p>
          </table:table-cell>
          <table:table-cell table:style-name="ce35"/>
          <table:table-cell table:style-name="ce35" office:value-type="currency" office:currency="USD" office:value="234.35">
            <text:p>$234.35</text:p>
          </table:table-cell>
          <table:table-cell table:style-name="ce45" table:formula="of:=[.F97]+[.D98]-[.E98]" office:value-type="currency" office:currency="USD" office:value="2282.66">
            <text:p>$2,282.66</text:p>
          </table:table-cell>
          <table:table-cell table:style-name="ce30"/>
          <table:table-cell table:style-name="ce51" table:formula="of:=[.H97]+[.G98]" office:value-type="currency" office:currency="USD" office:value="3001.26">
            <text:p>$3,001.26</text:p>
          </table:table-cell>
          <table:table-cell table:style-name="ce59" table:formula="of:=MIN([.F98:.F$236])" office:value-type="currency" office:currency="USD" office:value="1418.98">
            <text:p>$1,418.98</text:p>
          </table:table-cell>
          <table:table-cell table:formula="of:=MIN([.F81:.F98])-MIN([.F58:.F80])" office:value-type="currency" office:currency="USD" office:value="454.329999999999">
            <text:p>$454.33</text:p>
          </table:table-cell>
          <table:table-cell/>
          <table:table-cell table:formula="of:=AVERAGE([.F81:.F98])" office:value-type="currency" office:currency="USD" office:value="2381.30888888889">
            <text:p>$2,381.31</text:p>
          </table:table-cell>
          <table:table-cell table:number-columns-repeated="1012"/>
        </table:table-row>
        <table:table-row table:style-name="ro2">
          <table:table-cell table:style-name="ce6"/>
          <table:table-cell table:style-name="ce16"/>
          <table:table-cell table:style-name="ce23" office:value-type="string">
            <text:p>First Energy</text:p>
          </table:table-cell>
          <table:table-cell table:style-name="ce32"/>
          <table:table-cell table:style-name="ce32" office:value-type="currency" office:currency="USD" office:value="272.33">
            <text:p>$272.33</text:p>
          </table:table-cell>
          <table:table-cell table:style-name="ce45" table:formula="of:=[.F98]+[.D99]-[.E99]" office:value-type="currency" office:currency="USD" office:value="2010.33">
            <text:p>$2,010.33</text:p>
          </table:table-cell>
          <table:table-cell table:style-name="ce29"/>
          <table:table-cell table:style-name="ce51" table:formula="of:=[.H98]+[.G99]" office:value-type="currency" office:currency="USD" office:value="3001.26">
            <text:p>$3,001.26</text:p>
          </table:table-cell>
          <table:table-cell table:style-name="ce59" table:formula="of:=MIN([.F99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number-columns-repeated="2"/>
          <table:table-cell table:style-name="ce45" table:formula="of:=[.F99]+[.D100]-[.E100]" office:value-type="currency" office:currency="USD" office:value="2010.33">
            <text:p>$2,010.33</text:p>
          </table:table-cell>
          <table:table-cell table:style-name="ce31"/>
          <table:table-cell table:style-name="ce51" table:formula="of:=[.H99]+[.G100]" office:value-type="currency" office:currency="USD" office:value="3001.26">
            <text:p>$3,001.26</text:p>
          </table:table-cell>
          <table:table-cell table:style-name="ce59" table:formula="of:=MIN([.F100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number-columns-repeated="2"/>
          <table:table-cell table:style-name="ce45" table:formula="of:=[.F100]+[.D101]-[.E101]" office:value-type="currency" office:currency="USD" office:value="2010.33">
            <text:p>$2,010.33</text:p>
          </table:table-cell>
          <table:table-cell table:style-name="ce31"/>
          <table:table-cell table:style-name="ce51" table:formula="of:=[.H100]+[.G101]" office:value-type="currency" office:currency="USD" office:value="3001.26">
            <text:p>$3,001.26</text:p>
          </table:table-cell>
          <table:table-cell table:style-name="ce59" table:formula="of:=MIN([.F101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Rettig</text:p>
          </table:table-cell>
          <table:table-cell table:style-name="Default"/>
          <table:table-cell office:value-type="currency" office:currency="USD" office:value="16.16">
            <text:p>$16.16</text:p>
          </table:table-cell>
          <table:table-cell table:style-name="ce45" table:formula="of:=[.F101]+[.D102]-[.E102]" office:value-type="currency" office:currency="USD" office:value="1994.17">
            <text:p>$1,994.17</text:p>
          </table:table-cell>
          <table:table-cell table:style-name="ce31"/>
          <table:table-cell table:style-name="ce51" table:formula="of:=[.H101]+[.G102]" office:value-type="currency" office:currency="USD" office:value="3001.26">
            <text:p>$3,001.26</text:p>
          </table:table-cell>
          <table:table-cell table:style-name="ce59" table:formula="of:=MIN([.F102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4-02-05">
            <text:p>5. February 2014</text:p>
          </table:table-cell>
          <table:table-cell/>
          <table:table-cell office:value-type="string">
            <text:p>Deposit – Belcan</text:p>
          </table:table-cell>
          <table:table-cell table:style-name="ce31" office:value-type="currency" office:currency="USD" office:value="2089.16">
            <text:p>$2,089.16</text:p>
          </table:table-cell>
          <table:table-cell/>
          <table:table-cell table:style-name="ce45" table:formula="of:=[.F102]+[.D103]-[.E103]" office:value-type="currency" office:currency="USD" office:value="4083.33">
            <text:p>$4,083.33</text:p>
          </table:table-cell>
          <table:table-cell table:style-name="ce31"/>
          <table:table-cell table:style-name="ce51" table:formula="of:=[.H102]+[.G103]" office:value-type="currency" office:currency="USD" office:value="3001.26">
            <text:p>$3,001.26</text:p>
          </table:table-cell>
          <table:table-cell table:style-name="ce59" table:formula="of:=MIN([.F103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ash Withdrawl</text:p>
          </table:table-cell>
          <table:table-cell table:style-name="ce31"/>
          <table:table-cell office:value-type="currency" office:currency="USD" office:value="40">
            <text:p>$40.00</text:p>
          </table:table-cell>
          <table:table-cell table:style-name="ce45" table:formula="of:=[.F103]+[.D104]-[.E104]" office:value-type="currency" office:currency="USD" office:value="4043.33">
            <text:p>$4,043.33</text:p>
          </table:table-cell>
          <table:table-cell table:style-name="ce31"/>
          <table:table-cell table:style-name="ce51" table:formula="of:=[.H103]+[.G104]" office:value-type="currency" office:currency="USD" office:value="3001.26">
            <text:p>$3,001.26</text:p>
          </table:table-cell>
          <table:table-cell table:style-name="ce59" table:formula="of:=MIN([.F104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Discover</text:p>
          </table:table-cell>
          <table:table-cell table:style-name="ce31"/>
          <table:table-cell office:value-type="currency" office:currency="USD" office:value="1000">
            <text:p>$1,000.00</text:p>
          </table:table-cell>
          <table:table-cell table:style-name="ce45" table:formula="of:=[.F104]+[.D105]-[.E105]" office:value-type="currency" office:currency="USD" office:value="3043.33">
            <text:p>$3,043.33</text:p>
          </table:table-cell>
          <table:table-cell table:style-name="ce31"/>
          <table:table-cell table:style-name="ce51" table:formula="of:=[.H104]+[.G105]" office:value-type="currency" office:currency="USD" office:value="3001.26">
            <text:p>$3,001.26</text:p>
          </table:table-cell>
          <table:table-cell table:style-name="ce59" table:formula="of:=MIN([.F105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style-name="Default"/>
          <table:table-cell/>
          <table:table-cell table:style-name="ce45" table:formula="of:=[.F105]+[.D106]-[.E106]" office:value-type="currency" office:currency="USD" office:value="3043.33">
            <text:p>$3,043.33</text:p>
          </table:table-cell>
          <table:table-cell table:style-name="ce31"/>
          <table:table-cell table:style-name="ce51" table:formula="of:=[.H105]+[.G106]" office:value-type="currency" office:currency="USD" office:value="3001.26">
            <text:p>$3,001.26</text:p>
          </table:table-cell>
          <table:table-cell table:style-name="ce59" table:formula="of:=MIN([.F106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Verizon</text:p>
          </table:table-cell>
          <table:table-cell table:style-name="Default"/>
          <table:table-cell office:value-type="currency" office:currency="USD" office:value="141.37">
            <text:p>$141.37</text:p>
          </table:table-cell>
          <table:table-cell table:style-name="ce45" table:formula="of:=[.F106]+[.D107]-[.E107]" office:value-type="currency" office:currency="USD" office:value="2901.96">
            <text:p>$2,901.96</text:p>
          </table:table-cell>
          <table:table-cell table:style-name="ce31"/>
          <table:table-cell table:style-name="ce51" table:formula="of:=[.H106]+[.G107]" office:value-type="currency" office:currency="USD" office:value="3001.26">
            <text:p>$3,001.26</text:p>
          </table:table-cell>
          <table:table-cell table:style-name="ce59" table:formula="of:=MIN([.F107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ITI</text:p>
          </table:table-cell>
          <table:table-cell table:style-name="Default"/>
          <table:table-cell office:value-type="currency" office:currency="USD" office:value="300">
            <text:p>$300.00</text:p>
          </table:table-cell>
          <table:table-cell table:style-name="ce45" table:formula="of:=[.F107]+[.D108]-[.E108]" office:value-type="currency" office:currency="USD" office:value="2601.96">
            <text:p>$2,601.96</text:p>
          </table:table-cell>
          <table:table-cell table:style-name="ce31"/>
          <table:table-cell table:style-name="ce51" table:formula="of:=[.H107]+[.G108]" office:value-type="currency" office:currency="USD" office:value="3001.26">
            <text:p>$3,001.26</text:p>
          </table:table-cell>
          <table:table-cell table:style-name="ce59" table:formula="of:=MIN([.F108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4-02-19">
            <text:p>19. February 2014</text:p>
          </table:table-cell>
          <table:table-cell/>
          <table:table-cell office:value-type="string">
            <text:p>Deposit – Belcan</text:p>
          </table:table-cell>
          <table:table-cell table:style-name="ce31" office:value-type="currency" office:currency="USD" office:value="2089.16">
            <text:p>$2,089.16</text:p>
          </table:table-cell>
          <table:table-cell/>
          <table:table-cell table:style-name="ce45" table:formula="of:=[.F108]+[.D109]-[.E109]" office:value-type="currency" office:currency="USD" office:value="4691.12">
            <text:p>$4,691.12</text:p>
          </table:table-cell>
          <table:table-cell table:style-name="ce31"/>
          <table:table-cell table:style-name="ce51" table:formula="of:=[.H108]+[.G109]" office:value-type="currency" office:currency="USD" office:value="3001.26">
            <text:p>$3,001.26</text:p>
          </table:table-cell>
          <table:table-cell table:style-name="ce59" table:formula="of:=MIN([.F109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ash Withdrawl</text:p>
          </table:table-cell>
          <table:table-cell table:style-name="ce31"/>
          <table:table-cell office:value-type="currency" office:currency="USD" office:value="40">
            <text:p>$40.00</text:p>
          </table:table-cell>
          <table:table-cell table:style-name="ce45" table:formula="of:=[.F109]+[.D110]-[.E110]" office:value-type="currency" office:currency="USD" office:value="4651.12">
            <text:p>$4,651.12</text:p>
          </table:table-cell>
          <table:table-cell table:style-name="ce31"/>
          <table:table-cell table:style-name="ce51" table:formula="of:=[.H109]+[.G110]" office:value-type="currency" office:currency="USD" office:value="3001.26">
            <text:p>$3,001.26</text:p>
          </table:table-cell>
          <table:table-cell table:style-name="ce59" table:formula="of:=MIN([.F110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AT&amp;T</text:p>
          </table:table-cell>
          <table:table-cell/>
          <table:table-cell office:value-type="currency" office:currency="USD" office:value="73.69">
            <text:p>$73.69</text:p>
          </table:table-cell>
          <table:table-cell table:style-name="ce45" table:formula="of:=[.F110]+[.D111]-[.E111]" office:value-type="currency" office:currency="USD" office:value="4577.43">
            <text:p>$4,577.43</text:p>
          </table:table-cell>
          <table:table-cell table:style-name="ce31"/>
          <table:table-cell table:style-name="ce51" table:formula="of:=[.H110]+[.G111]" office:value-type="currency" office:currency="USD" office:value="3001.26">
            <text:p>$3,001.26</text:p>
          </table:table-cell>
          <table:table-cell table:style-name="ce59" table:formula="of:=MIN([.F111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Wells Fargo</text:p>
          </table:table-cell>
          <table:table-cell/>
          <table:table-cell office:value-type="currency" office:currency="USD" office:value="1547.98">
            <text:p>$1,547.98</text:p>
          </table:table-cell>
          <table:table-cell table:style-name="ce45" table:formula="of:=[.F111]+[.D112]-[.E112]" office:value-type="currency" office:currency="USD" office:value="3029.45">
            <text:p>$3,029.45</text:p>
          </table:table-cell>
          <table:table-cell table:style-name="ce31"/>
          <table:table-cell table:style-name="ce51" table:formula="of:=[.H111]+[.G112]" office:value-type="currency" office:currency="USD" office:value="3001.26">
            <text:p>$3,001.26</text:p>
          </table:table-cell>
          <table:table-cell table:style-name="ce59" table:formula="of:=MIN([.F112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number-columns-repeated="2"/>
          <table:table-cell table:style-name="ce45" table:formula="of:=[.F112]+[.D113]-[.E113]" office:value-type="currency" office:currency="USD" office:value="3029.45">
            <text:p>$3,029.45</text:p>
          </table:table-cell>
          <table:table-cell table:style-name="ce31"/>
          <table:table-cell table:style-name="ce51" table:formula="of:=[.H112]+[.G113]" office:value-type="currency" office:currency="USD" office:value="3001.26">
            <text:p>$3,001.26</text:p>
          </table:table-cell>
          <table:table-cell table:style-name="ce59" table:formula="of:=MIN([.F113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8"/>
          <table:table-cell table:style-name="ce25" office:value-type="string">
            <text:p>Transfer to Loan</text:p>
          </table:table-cell>
          <table:table-cell table:style-name="ce35"/>
          <table:table-cell table:style-name="ce35" office:value-type="currency" office:currency="USD" office:value="234.35">
            <text:p>$234.35</text:p>
          </table:table-cell>
          <table:table-cell table:style-name="ce45" table:formula="of:=[.F113]+[.D114]-[.E114]" office:value-type="currency" office:currency="USD" office:value="2795.1">
            <text:p>$2,795.10</text:p>
          </table:table-cell>
          <table:table-cell table:style-name="ce30"/>
          <table:table-cell table:style-name="ce51" table:formula="of:=[.H113]+[.G114]" office:value-type="currency" office:currency="USD" office:value="3001.26">
            <text:p>$3,001.26</text:p>
          </table:table-cell>
          <table:table-cell table:style-name="ce59" table:formula="of:=MIN([.F114:.F$236])" office:value-type="currency" office:currency="USD" office:value="1418.98">
            <text:p>$1,418.98</text:p>
          </table:table-cell>
          <table:table-cell table:formula="of:=MIN([.F98:.F114])-MIN([.F80:.F97])" office:value-type="currency" office:currency="USD" office:value="812.44">
            <text:p>$812.44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16"/>
          <table:table-cell table:style-name="ce23" office:value-type="string">
            <text:p>First Energy</text:p>
          </table:table-cell>
          <table:table-cell table:style-name="ce32"/>
          <table:table-cell table:style-name="ce32" office:value-type="currency" office:currency="USD" office:value="272.33">
            <text:p>$272.33</text:p>
          </table:table-cell>
          <table:table-cell table:style-name="ce45" table:formula="of:=[.F114]+[.D115]-[.E115]" office:value-type="currency" office:currency="USD" office:value="2522.77">
            <text:p>$2,522.77</text:p>
          </table:table-cell>
          <table:table-cell table:style-name="ce29"/>
          <table:table-cell table:style-name="ce51" table:formula="of:=[.H114]+[.G115]" office:value-type="currency" office:currency="USD" office:value="3001.26">
            <text:p>$3,001.26</text:p>
          </table:table-cell>
          <table:table-cell table:style-name="ce59" table:formula="of:=MIN([.F115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4-03-05">
            <text:p>5. March 2014</text:p>
          </table:table-cell>
          <table:table-cell table:style-name="ce19"/>
          <table:table-cell table:style-name="ce27" office:value-type="string">
            <text:p>Deposit – Belcan</text:p>
          </table:table-cell>
          <table:table-cell table:style-name="ce36" office:value-type="currency" office:currency="USD" office:value="2089.16">
            <text:p>$2,089.16</text:p>
          </table:table-cell>
          <table:table-cell table:style-name="ce40"/>
          <table:table-cell table:style-name="ce45" table:formula="of:=[.F115]+[.D116]-[.E116]" office:value-type="currency" office:currency="USD" office:value="4611.93">
            <text:p>$4,611.93</text:p>
          </table:table-cell>
          <table:table-cell table:style-name="ce36"/>
          <table:table-cell table:style-name="ce51" table:formula="of:=[.H115]+[.G116]" office:value-type="currency" office:currency="USD" office:value="3001.26">
            <text:p>$3,001.26</text:p>
          </table:table-cell>
          <table:table-cell table:style-name="ce59" table:formula="of:=MIN([.F116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ash Withdrawl</text:p>
          </table:table-cell>
          <table:table-cell table:style-name="ce31"/>
          <table:table-cell office:value-type="currency" office:currency="USD" office:value="40">
            <text:p>$40.00</text:p>
          </table:table-cell>
          <table:table-cell table:style-name="ce45" table:formula="of:=[.F116]+[.D117]-[.E117]" office:value-type="currency" office:currency="USD" office:value="4571.93">
            <text:p>$4,571.93</text:p>
          </table:table-cell>
          <table:table-cell table:style-name="ce31"/>
          <table:table-cell table:style-name="ce51" table:formula="of:=[.H116]+[.G117]" office:value-type="currency" office:currency="USD" office:value="3001.26">
            <text:p>$3,001.26</text:p>
          </table:table-cell>
          <table:table-cell table:style-name="ce59" table:formula="of:=MIN([.F117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leveland Water</text:p>
          </table:table-cell>
          <table:table-cell table:style-name="ce31"/>
          <table:table-cell office:value-type="currency" office:currency="USD" office:value="241">
            <text:p>$241.00</text:p>
          </table:table-cell>
          <table:table-cell table:style-name="ce45" table:formula="of:=[.F117]+[.D118]-[.E118]" office:value-type="currency" office:currency="USD" office:value="4330.93">
            <text:p>$4,330.93</text:p>
          </table:table-cell>
          <table:table-cell table:style-name="ce31"/>
          <table:table-cell table:style-name="ce51" table:formula="of:=[.H117]+[.G118]" office:value-type="currency" office:currency="USD" office:value="3001.26">
            <text:p>$3,001.26</text:p>
          </table:table-cell>
          <table:table-cell table:style-name="ce59" table:formula="of:=MIN([.F118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Discover</text:p>
          </table:table-cell>
          <table:table-cell table:style-name="ce31"/>
          <table:table-cell office:value-type="currency" office:currency="USD" office:value="1000">
            <text:p>$1,000.00</text:p>
          </table:table-cell>
          <table:table-cell table:style-name="ce45" table:formula="of:=[.F118]+[.D119]-[.E119]" office:value-type="currency" office:currency="USD" office:value="3330.93">
            <text:p>$3,330.93</text:p>
          </table:table-cell>
          <table:table-cell table:style-name="ce31"/>
          <table:table-cell table:style-name="ce51" table:formula="of:=[.H118]+[.G119]" office:value-type="currency" office:currency="USD" office:value="3001.26">
            <text:p>$3,001.26</text:p>
          </table:table-cell>
          <table:table-cell table:style-name="ce59" table:formula="of:=MIN([.F119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Rettig</text:p>
          </table:table-cell>
          <table:table-cell table:style-name="Default"/>
          <table:table-cell office:value-type="currency" office:currency="USD" office:value="16.16">
            <text:p>$16.16</text:p>
          </table:table-cell>
          <table:table-cell table:style-name="ce45" table:formula="of:=[.F119]+[.D120]-[.E120]" office:value-type="currency" office:currency="USD" office:value="3314.77">
            <text:p>$3,314.77</text:p>
          </table:table-cell>
          <table:table-cell table:style-name="ce31"/>
          <table:table-cell table:style-name="ce51" table:formula="of:=[.H119]+[.G120]" office:value-type="currency" office:currency="USD" office:value="3001.26">
            <text:p>$3,001.26</text:p>
          </table:table-cell>
          <table:table-cell table:style-name="ce59" table:formula="of:=MIN([.F120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Verizon</text:p>
          </table:table-cell>
          <table:table-cell/>
          <table:table-cell office:value-type="currency" office:currency="USD" office:value="141.37">
            <text:p>$141.37</text:p>
          </table:table-cell>
          <table:table-cell table:style-name="ce45" table:formula="of:=[.F120]+[.D121]-[.E121]" office:value-type="currency" office:currency="USD" office:value="3173.4">
            <text:p>$3,173.40</text:p>
          </table:table-cell>
          <table:table-cell table:style-name="ce31"/>
          <table:table-cell table:style-name="ce51" table:formula="of:=[.H120]+[.G121]" office:value-type="currency" office:currency="USD" office:value="3001.26">
            <text:p>$3,001.26</text:p>
          </table:table-cell>
          <table:table-cell table:style-name="ce59" table:formula="of:=MIN([.F121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ITI</text:p>
          </table:table-cell>
          <table:table-cell table:style-name="Default"/>
          <table:table-cell office:value-type="currency" office:currency="USD" office:value="300">
            <text:p>$300.00</text:p>
          </table:table-cell>
          <table:table-cell table:style-name="ce45" table:formula="of:=[.F121]+[.D122]-[.E122]" office:value-type="currency" office:currency="USD" office:value="2873.4">
            <text:p>$2,873.40</text:p>
          </table:table-cell>
          <table:table-cell table:style-name="ce31"/>
          <table:table-cell table:style-name="ce51" table:formula="of:=[.H121]+[.G122]" office:value-type="currency" office:currency="USD" office:value="3001.26">
            <text:p>$3,001.26</text:p>
          </table:table-cell>
          <table:table-cell table:style-name="ce59" table:formula="of:=MIN([.F122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4-03-19">
            <text:p>19. March 2014</text:p>
          </table:table-cell>
          <table:table-cell/>
          <table:table-cell office:value-type="string">
            <text:p>Deposit – Belcan</text:p>
          </table:table-cell>
          <table:table-cell table:style-name="ce31" office:value-type="currency" office:currency="USD" office:value="2089.16">
            <text:p>$2,089.16</text:p>
          </table:table-cell>
          <table:table-cell/>
          <table:table-cell table:style-name="ce45" table:formula="of:=[.F122]+[.D123]-[.E123]" office:value-type="currency" office:currency="USD" office:value="4962.56">
            <text:p>$4,962.56</text:p>
          </table:table-cell>
          <table:table-cell table:style-name="ce31"/>
          <table:table-cell table:style-name="ce51" table:formula="of:=[.H122]+[.G123]" office:value-type="currency" office:currency="USD" office:value="3001.26">
            <text:p>$3,001.26</text:p>
          </table:table-cell>
          <table:table-cell table:style-name="ce59" table:formula="of:=MIN([.F123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ash Withdrawl</text:p>
          </table:table-cell>
          <table:table-cell table:style-name="ce31"/>
          <table:table-cell office:value-type="currency" office:currency="USD" office:value="40">
            <text:p>$40.00</text:p>
          </table:table-cell>
          <table:table-cell table:style-name="ce45" table:formula="of:=[.F123]+[.D124]-[.E124]" office:value-type="currency" office:currency="USD" office:value="4922.56">
            <text:p>$4,922.56</text:p>
          </table:table-cell>
          <table:table-cell table:style-name="ce31"/>
          <table:table-cell table:style-name="ce51" table:formula="of:=[.H123]+[.G124]" office:value-type="currency" office:currency="USD" office:value="3001.26">
            <text:p>$3,001.26</text:p>
          </table:table-cell>
          <table:table-cell table:style-name="ce59" table:formula="of:=MIN([.F124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AT&amp;T</text:p>
          </table:table-cell>
          <table:table-cell/>
          <table:table-cell office:value-type="currency" office:currency="USD" office:value="73.69">
            <text:p>$73.69</text:p>
          </table:table-cell>
          <table:table-cell table:style-name="ce45" table:formula="of:=[.F124]+[.D125]-[.E125]" office:value-type="currency" office:currency="USD" office:value="4848.87">
            <text:p>$4,848.87</text:p>
          </table:table-cell>
          <table:table-cell table:style-name="ce31"/>
          <table:table-cell table:style-name="ce51" table:formula="of:=[.H124]+[.G125]" office:value-type="currency" office:currency="USD" office:value="3001.26">
            <text:p>$3,001.26</text:p>
          </table:table-cell>
          <table:table-cell table:style-name="ce59" table:formula="of:=MIN([.F125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number-columns-repeated="2"/>
          <table:table-cell table:style-name="ce45" table:formula="of:=[.F125]+[.D126]-[.E126]" office:value-type="currency" office:currency="USD" office:value="4848.87">
            <text:p>$4,848.87</text:p>
          </table:table-cell>
          <table:table-cell table:style-name="ce31"/>
          <table:table-cell table:style-name="ce51" table:formula="of:=[.H125]+[.G126]" office:value-type="currency" office:currency="USD" office:value="3001.26">
            <text:p>$3,001.26</text:p>
          </table:table-cell>
          <table:table-cell table:style-name="ce59" table:formula="of:=MIN([.F126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Wells Fargo</text:p>
          </table:table-cell>
          <table:table-cell/>
          <table:table-cell office:value-type="currency" office:currency="USD" office:value="1547.98">
            <text:p>$1,547.98</text:p>
          </table:table-cell>
          <table:table-cell table:style-name="ce45" table:formula="of:=[.F126]+[.D127]-[.E127]" office:value-type="currency" office:currency="USD" office:value="3300.89">
            <text:p>$3,300.89</text:p>
          </table:table-cell>
          <table:table-cell table:style-name="ce31"/>
          <table:table-cell table:style-name="ce51" table:formula="of:=[.H126]+[.G127]" office:value-type="currency" office:currency="USD" office:value="3001.26">
            <text:p>$3,001.26</text:p>
          </table:table-cell>
          <table:table-cell table:style-name="ce59" table:formula="of:=MIN([.F127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number-columns-repeated="2"/>
          <table:table-cell table:style-name="ce45" table:formula="of:=[.F127]+[.D128]-[.E128]" office:value-type="currency" office:currency="USD" office:value="3300.89">
            <text:p>$3,300.89</text:p>
          </table:table-cell>
          <table:table-cell table:style-name="ce31"/>
          <table:table-cell table:style-name="ce51" table:formula="of:=[.H127]+[.G128]" office:value-type="currency" office:currency="USD" office:value="3001.26">
            <text:p>$3,001.26</text:p>
          </table:table-cell>
          <table:table-cell table:style-name="ce59" table:formula="of:=MIN([.F128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number-columns-repeated="2"/>
          <table:table-cell table:style-name="ce45" table:formula="of:=[.F128]+[.D129]-[.E129]" office:value-type="currency" office:currency="USD" office:value="3300.89">
            <text:p>$3,300.89</text:p>
          </table:table-cell>
          <table:table-cell table:style-name="ce31"/>
          <table:table-cell table:style-name="ce51" table:formula="of:=[.H128]+[.G129]" office:value-type="currency" office:currency="USD" office:value="3001.26">
            <text:p>$3,001.26</text:p>
          </table:table-cell>
          <table:table-cell table:style-name="ce59" table:formula="of:=MIN([.F129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8"/>
          <table:table-cell table:style-name="ce25" office:value-type="string">
            <text:p>Transfer to Loan</text:p>
          </table:table-cell>
          <table:table-cell table:style-name="ce35"/>
          <table:table-cell table:style-name="ce35" office:value-type="currency" office:currency="USD" office:value="234.35">
            <text:p>$234.35</text:p>
          </table:table-cell>
          <table:table-cell table:style-name="ce45" table:formula="of:=[.F129]+[.D130]-[.E130]" office:value-type="currency" office:currency="USD" office:value="3066.54">
            <text:p>$3,066.54</text:p>
          </table:table-cell>
          <table:table-cell table:style-name="ce30"/>
          <table:table-cell table:style-name="ce51" table:formula="of:=[.H129]+[.G130]" office:value-type="currency" office:currency="USD" office:value="3001.26">
            <text:p>$3,001.26</text:p>
          </table:table-cell>
          <table:table-cell table:style-name="ce59" table:formula="of:=MIN([.F130:.F$236])" office:value-type="currency" office:currency="USD" office:value="1418.98">
            <text:p>$1,418.98</text:p>
          </table:table-cell>
          <table:table-cell table:formula="of:=MIN([.F116:.F130])-MIN([.F99:.F115])" office:value-type="currency" office:currency="USD" office:value="879.230000000001">
            <text:p>$879.23</text:p>
          </table:table-cell>
          <table:table-cell table:number-columns-repeated="1014"/>
        </table:table-row>
        <table:table-row table:style-name="ro2">
          <table:table-cell table:style-name="ce6" office:value-type="date" office:date-value="2014-04-02">
            <text:p>2. April 2014</text:p>
          </table:table-cell>
          <table:table-cell table:style-name="ce16"/>
          <table:table-cell table:style-name="ce23" office:value-type="string">
            <text:p>Deposit – Belcan</text:p>
          </table:table-cell>
          <table:table-cell table:style-name="ce29" office:value-type="currency" office:currency="USD" office:value="2089.16">
            <text:p>$2,089.16</text:p>
          </table:table-cell>
          <table:table-cell table:style-name="ce32"/>
          <table:table-cell table:style-name="ce45" table:formula="of:=[.F130]+[.D131]-[.E131]" office:value-type="currency" office:currency="USD" office:value="5155.7">
            <text:p>$5,155.70</text:p>
          </table:table-cell>
          <table:table-cell table:style-name="ce29"/>
          <table:table-cell table:style-name="ce51" table:formula="of:=[.H130]+[.G131]" office:value-type="currency" office:currency="USD" office:value="3001.26">
            <text:p>$3,001.26</text:p>
          </table:table-cell>
          <table:table-cell table:style-name="ce59" table:formula="of:=MIN([.F131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ash Withdrawl</text:p>
          </table:table-cell>
          <table:table-cell table:style-name="ce31"/>
          <table:table-cell office:value-type="currency" office:currency="USD" office:value="40">
            <text:p>$40.00</text:p>
          </table:table-cell>
          <table:table-cell table:style-name="ce45" table:formula="of:=[.F131]+[.D132]-[.E132]" office:value-type="currency" office:currency="USD" office:value="5115.7">
            <text:p>$5,115.70</text:p>
          </table:table-cell>
          <table:table-cell table:style-name="ce31"/>
          <table:table-cell table:style-name="ce51" table:formula="of:=[.H131]+[.G132]" office:value-type="currency" office:currency="USD" office:value="3001.26">
            <text:p>$3,001.26</text:p>
          </table:table-cell>
          <table:table-cell table:style-name="ce59" table:formula="of:=MIN([.F132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First Energy</text:p>
          </table:table-cell>
          <table:table-cell/>
          <table:table-cell office:value-type="currency" office:currency="USD" office:value="272.33">
            <text:p>$272.33</text:p>
          </table:table-cell>
          <table:table-cell table:style-name="ce45" table:formula="of:=[.F132]+[.D133]-[.E133]" office:value-type="currency" office:currency="USD" office:value="4843.37">
            <text:p>$4,843.37</text:p>
          </table:table-cell>
          <table:table-cell table:style-name="ce31"/>
          <table:table-cell table:style-name="ce51" table:formula="of:=[.H132]+[.G133]" office:value-type="currency" office:currency="USD" office:value="3001.26">
            <text:p>$3,001.26</text:p>
          </table:table-cell>
          <table:table-cell table:style-name="ce59" table:formula="of:=MIN([.F133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Discover</text:p>
          </table:table-cell>
          <table:table-cell/>
          <table:table-cell office:value-type="currency" office:currency="USD" office:value="1000">
            <text:p>$1,000.00</text:p>
          </table:table-cell>
          <table:table-cell table:style-name="ce45" table:formula="of:=[.F133]+[.D134]-[.E134]" office:value-type="currency" office:currency="USD" office:value="3843.37">
            <text:p>$3,843.37</text:p>
          </table:table-cell>
          <table:table-cell table:style-name="ce31"/>
          <table:table-cell table:style-name="ce51" table:formula="of:=[.H133]+[.G134]" office:value-type="currency" office:currency="USD" office:value="3001.26">
            <text:p>$3,001.26</text:p>
          </table:table-cell>
          <table:table-cell table:style-name="ce59" table:formula="of:=MIN([.F134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Motorist Mutual</text:p>
          </table:table-cell>
          <table:table-cell/>
          <table:table-cell office:value-type="currency" office:currency="USD" office:value="500">
            <text:p>$500.00</text:p>
          </table:table-cell>
          <table:table-cell table:style-name="ce45" table:formula="of:=[.F134]+[.D135]-[.E135]" office:value-type="currency" office:currency="USD" office:value="3343.37">
            <text:p>$3,343.37</text:p>
          </table:table-cell>
          <table:table-cell table:style-name="ce31"/>
          <table:table-cell table:style-name="ce51" table:formula="of:=[.H134]+[.G135]" office:value-type="currency" office:currency="USD" office:value="3001.26">
            <text:p>$3,001.26</text:p>
          </table:table-cell>
          <table:table-cell table:style-name="ce59" table:formula="of:=MIN([.F135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Rettig</text:p>
          </table:table-cell>
          <table:table-cell table:style-name="Default"/>
          <table:table-cell office:value-type="currency" office:currency="USD" office:value="16.16">
            <text:p>$16.16</text:p>
          </table:table-cell>
          <table:table-cell table:style-name="ce45" table:formula="of:=[.F135]+[.D136]-[.E136]" office:value-type="currency" office:currency="USD" office:value="3327.21">
            <text:p>$3,327.21</text:p>
          </table:table-cell>
          <table:table-cell table:style-name="ce31"/>
          <table:table-cell table:style-name="ce51" table:formula="of:=[.H135]+[.G136]" office:value-type="currency" office:currency="USD" office:value="3001.26">
            <text:p>$3,001.26</text:p>
          </table:table-cell>
          <table:table-cell table:style-name="ce59" table:formula="of:=MIN([.F136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Federal Tax</text:p>
          </table:table-cell>
          <table:table-cell table:style-name="Default"/>
          <table:table-cell office:value-type="currency" office:currency="USD" office:value="1200">
            <text:p>$1,200.00</text:p>
          </table:table-cell>
          <table:table-cell table:style-name="ce45" table:formula="of:=[.F136]+[.D137]-[.E137]" office:value-type="currency" office:currency="USD" office:value="2127.21">
            <text:p>$2,127.21</text:p>
          </table:table-cell>
          <table:table-cell table:style-name="ce31"/>
          <table:table-cell table:style-name="ce51" table:formula="of:=[.H136]+[.G137]" office:value-type="currency" office:currency="USD" office:value="3001.26">
            <text:p>$3,001.26</text:p>
          </table:table-cell>
          <table:table-cell table:style-name="ce59" table:formula="of:=MIN([.F137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4-04-16">
            <text:p>16. April 2014</text:p>
          </table:table-cell>
          <table:table-cell/>
          <table:table-cell office:value-type="string">
            <text:p>Deposit – Belcan</text:p>
          </table:table-cell>
          <table:table-cell table:style-name="ce31" office:value-type="currency" office:currency="USD" office:value="2089.16">
            <text:p>$2,089.16</text:p>
          </table:table-cell>
          <table:table-cell/>
          <table:table-cell table:style-name="ce45" table:formula="of:=[.F137]+[.D138]-[.E138]" office:value-type="currency" office:currency="USD" office:value="4216.37">
            <text:p>$4,216.37</text:p>
          </table:table-cell>
          <table:table-cell table:style-name="ce31"/>
          <table:table-cell table:style-name="ce51" table:formula="of:=[.H137]+[.G138]" office:value-type="currency" office:currency="USD" office:value="3001.26">
            <text:p>$3,001.26</text:p>
          </table:table-cell>
          <table:table-cell table:style-name="ce59" table:formula="of:=MIN([.F138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ash Withdrawl</text:p>
          </table:table-cell>
          <table:table-cell table:style-name="ce31"/>
          <table:table-cell office:value-type="currency" office:currency="USD" office:value="40">
            <text:p>$40.00</text:p>
          </table:table-cell>
          <table:table-cell table:style-name="ce45" table:formula="of:=[.F138]+[.D139]-[.E139]" office:value-type="currency" office:currency="USD" office:value="4176.37">
            <text:p>$4,176.37</text:p>
          </table:table-cell>
          <table:table-cell table:style-name="ce31"/>
          <table:table-cell table:style-name="ce51" table:formula="of:=[.H138]+[.G139]" office:value-type="currency" office:currency="USD" office:value="3001.26">
            <text:p>$3,001.26</text:p>
          </table:table-cell>
          <table:table-cell table:style-name="ce59" table:formula="of:=MIN([.F139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Verizon</text:p>
          </table:table-cell>
          <table:table-cell/>
          <table:table-cell office:value-type="currency" office:currency="USD" office:value="141.37">
            <text:p>$141.37</text:p>
          </table:table-cell>
          <table:table-cell table:style-name="ce45" table:formula="of:=[.F139]+[.D140]-[.E140]" office:value-type="currency" office:currency="USD" office:value="4035">
            <text:p>$4,035.00</text:p>
          </table:table-cell>
          <table:table-cell table:style-name="ce31"/>
          <table:table-cell table:style-name="ce51" table:formula="of:=[.H139]+[.G140]" office:value-type="currency" office:currency="USD" office:value="3001.26">
            <text:p>$3,001.26</text:p>
          </table:table-cell>
          <table:table-cell table:style-name="ce59" table:formula="of:=MIN([.F140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ITI</text:p>
          </table:table-cell>
          <table:table-cell table:style-name="ce31"/>
          <table:table-cell office:value-type="currency" office:currency="USD" office:value="250">
            <text:p>$250.00</text:p>
          </table:table-cell>
          <table:table-cell table:style-name="ce45" table:formula="of:=[.F140]+[.D141]-[.E141]" office:value-type="currency" office:currency="USD" office:value="3785">
            <text:p>$3,785.00</text:p>
          </table:table-cell>
          <table:table-cell table:style-name="ce31"/>
          <table:table-cell table:style-name="ce51" table:formula="of:=[.H140]+[.G141]" office:value-type="currency" office:currency="USD" office:value="3001.26">
            <text:p>$3,001.26</text:p>
          </table:table-cell>
          <table:table-cell table:style-name="ce59" table:formula="of:=MIN([.F141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North Olmsted City Schools</text:p>
          </table:table-cell>
          <table:table-cell table:style-name="ce31"/>
          <table:table-cell office:value-type="currency" office:currency="USD" office:value="250">
            <text:p>$250.00</text:p>
          </table:table-cell>
          <table:table-cell table:style-name="ce45" table:formula="of:=[.F141]+[.D142]-[.E142]" office:value-type="currency" office:currency="USD" office:value="3535">
            <text:p>$3,535.00</text:p>
          </table:table-cell>
          <table:table-cell table:style-name="ce31"/>
          <table:table-cell table:style-name="ce51" table:formula="of:=[.H141]+[.G142]" office:value-type="currency" office:currency="USD" office:value="3001.26">
            <text:p>$3,001.26</text:p>
          </table:table-cell>
          <table:table-cell table:style-name="ce59" table:formula="of:=MIN([.F142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Wells Fargo</text:p>
          </table:table-cell>
          <table:table-cell/>
          <table:table-cell office:value-type="currency" office:currency="USD" office:value="1547.98">
            <text:p>$1,547.98</text:p>
          </table:table-cell>
          <table:table-cell table:style-name="ce45" table:formula="of:=[.F142]+[.D143]-[.E143]" office:value-type="currency" office:currency="USD" office:value="1987.02">
            <text:p>$1,987.02</text:p>
          </table:table-cell>
          <table:table-cell table:style-name="ce31"/>
          <table:table-cell table:style-name="ce51" table:formula="of:=[.H142]+[.G143]" office:value-type="currency" office:currency="USD" office:value="3001.26">
            <text:p>$3,001.26</text:p>
          </table:table-cell>
          <table:table-cell table:style-name="ce59" table:formula="of:=MIN([.F143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Transfer to Loan</text:p>
          </table:table-cell>
          <table:table-cell/>
          <table:table-cell office:value-type="currency" office:currency="USD" office:value="234.35">
            <text:p>$234.35</text:p>
          </table:table-cell>
          <table:table-cell table:style-name="ce45" table:formula="of:=[.F143]+[.D144]-[.E144]" office:value-type="currency" office:currency="USD" office:value="1752.67">
            <text:p>$1,752.67</text:p>
          </table:table-cell>
          <table:table-cell table:style-name="ce31"/>
          <table:table-cell table:style-name="ce51" table:formula="of:=[.H143]+[.G144]" office:value-type="currency" office:currency="USD" office:value="3001.26">
            <text:p>$3,001.26</text:p>
          </table:table-cell>
          <table:table-cell table:style-name="ce59" table:formula="of:=MIN([.F144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Troop 41 – Summer Camp</text:p>
          </table:table-cell>
          <table:table-cell/>
          <table:table-cell office:value-type="currency" office:currency="USD" office:value="260">
            <text:p>$260.00</text:p>
          </table:table-cell>
          <table:table-cell table:style-name="ce45" table:formula="of:=[.F144]+[.D145]-[.E145]" office:value-type="currency" office:currency="USD" office:value="1492.67">
            <text:p>$1,492.67</text:p>
          </table:table-cell>
          <table:table-cell table:style-name="ce31"/>
          <table:table-cell table:style-name="ce51" table:formula="of:=[.H144]+[.G145]" office:value-type="currency" office:currency="USD" office:value="3001.26">
            <text:p>$3,001.26</text:p>
          </table:table-cell>
          <table:table-cell table:style-name="ce59" table:formula="of:=MIN([.F145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AT&amp;T</text:p>
          </table:table-cell>
          <table:table-cell/>
          <table:table-cell office:value-type="currency" office:currency="USD" office:value="73.69">
            <text:p>$73.69</text:p>
          </table:table-cell>
          <table:table-cell table:style-name="ce45" table:formula="of:=[.F145]+[.D146]-[.E146]" office:value-type="currency" office:currency="USD" office:value="1418.98">
            <text:p>$1,418.98</text:p>
          </table:table-cell>
          <table:table-cell table:style-name="ce31"/>
          <table:table-cell table:style-name="ce51" table:formula="of:=[.H145]+[.G146]" office:value-type="currency" office:currency="USD" office:value="3001.26">
            <text:p>$3,001.26</text:p>
          </table:table-cell>
          <table:table-cell table:style-name="ce59" table:formula="of:=MIN([.F146:.F$236])" office:value-type="currency" office:currency="USD" office:value="1418.98">
            <text:p>$1,418.98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4-04-30">
            <text:p>30. April 2014</text:p>
          </table:table-cell>
          <table:table-cell/>
          <table:table-cell office:value-type="string">
            <text:p>Deposit – Belcan</text:p>
          </table:table-cell>
          <table:table-cell table:style-name="ce31" office:value-type="currency" office:currency="USD" office:value="2089.16">
            <text:p>$2,089.16</text:p>
          </table:table-cell>
          <table:table-cell/>
          <table:table-cell table:style-name="ce45" table:formula="of:=[.F146]+[.D147]-[.E147]" office:value-type="currency" office:currency="USD" office:value="3508.14">
            <text:p>$3,508.14</text:p>
          </table:table-cell>
          <table:table-cell table:style-name="ce31"/>
          <table:table-cell table:style-name="ce51" table:formula="of:=[.H146]+[.G147]" office:value-type="currency" office:currency="USD" office:value="3001.26">
            <text:p>$3,001.26</text:p>
          </table:table-cell>
          <table:table-cell table:style-name="ce59" table:formula="of:=MIN([.F147:.F$236])" office:value-type="currency" office:currency="USD" office:value="1731.42">
            <text:p>$1,731.42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8"/>
          <table:table-cell table:style-name="ce25" office:value-type="string">
            <text:p>Cash Withdrawl</text:p>
          </table:table-cell>
          <table:table-cell table:style-name="ce30"/>
          <table:table-cell table:style-name="ce35" office:value-type="currency" office:currency="USD" office:value="40">
            <text:p>$40.00</text:p>
          </table:table-cell>
          <table:table-cell table:style-name="ce45" table:formula="of:=[.F147]+[.D148]-[.E148]" office:value-type="currency" office:currency="USD" office:value="3468.14">
            <text:p>$3,468.14</text:p>
          </table:table-cell>
          <table:table-cell table:style-name="ce30"/>
          <table:table-cell table:style-name="ce51" table:formula="of:=[.H147]+[.G148]" office:value-type="currency" office:currency="USD" office:value="3001.26">
            <text:p>$3,001.26</text:p>
          </table:table-cell>
          <table:table-cell table:style-name="ce59" table:formula="of:=MIN([.F148:.F$236])" office:value-type="currency" office:currency="USD" office:value="1731.42">
            <text:p>$1,731.42</text:p>
          </table:table-cell>
          <table:table-cell table:number-columns-repeated="1015"/>
        </table:table-row>
        <table:table-row table:style-name="ro2">
          <table:table-cell table:style-name="ce6"/>
          <table:table-cell table:style-name="ce16"/>
          <table:table-cell table:style-name="ce23" office:value-type="string">
            <text:p>First Energy</text:p>
          </table:table-cell>
          <table:table-cell table:style-name="ce32"/>
          <table:table-cell table:style-name="ce32" office:value-type="currency" office:currency="USD" office:value="272.33">
            <text:p>$272.33</text:p>
          </table:table-cell>
          <table:table-cell table:style-name="ce45" table:formula="of:=[.F148]+[.D149]-[.E149]" office:value-type="currency" office:currency="USD" office:value="3195.81">
            <text:p>$3,195.81</text:p>
          </table:table-cell>
          <table:table-cell table:style-name="ce29"/>
          <table:table-cell table:style-name="ce51" table:formula="of:=[.H148]+[.G149]" office:value-type="currency" office:currency="USD" office:value="3001.26">
            <text:p>$3,001.26</text:p>
          </table:table-cell>
          <table:table-cell table:style-name="ce59" table:formula="of:=MIN([.F149:.F$236])" office:value-type="currency" office:currency="USD" office:value="1731.42">
            <text:p>$1,731.42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Discover</text:p>
          </table:table-cell>
          <table:table-cell/>
          <table:table-cell office:value-type="currency" office:currency="USD" office:value="1000">
            <text:p>$1,000.00</text:p>
          </table:table-cell>
          <table:table-cell table:style-name="ce45" table:formula="of:=[.F149]+[.D150]-[.E150]" office:value-type="currency" office:currency="USD" office:value="2195.81">
            <text:p>$2,195.81</text:p>
          </table:table-cell>
          <table:table-cell table:style-name="ce31"/>
          <table:table-cell table:style-name="ce51" table:formula="of:=[.H149]+[.G150]" office:value-type="currency" office:currency="USD" office:value="3001.26">
            <text:p>$3,001.26</text:p>
          </table:table-cell>
          <table:table-cell table:style-name="ce59" table:formula="of:=MIN([.F150:.F$236])" office:value-type="currency" office:currency="USD" office:value="1731.42">
            <text:p>$1,731.42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Rettig</text:p>
          </table:table-cell>
          <table:table-cell table:style-name="Default"/>
          <table:table-cell office:value-type="currency" office:currency="USD" office:value="16.16">
            <text:p>$16.16</text:p>
          </table:table-cell>
          <table:table-cell table:style-name="ce45" table:formula="of:=[.F150]+[.D151]-[.E151]" office:value-type="currency" office:currency="USD" office:value="2179.65">
            <text:p>$2,179.65</text:p>
          </table:table-cell>
          <table:table-cell table:style-name="ce31"/>
          <table:table-cell table:style-name="ce51" table:formula="of:=[.H150]+[.G151]" office:value-type="currency" office:currency="USD" office:value="3001.26">
            <text:p>$3,001.26</text:p>
          </table:table-cell>
          <table:table-cell table:style-name="ce59" table:formula="of:=MIN([.F151:.F$236])" office:value-type="currency" office:currency="USD" office:value="1731.42">
            <text:p>$1,731.42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4-05-14">
            <text:p>14. May 2014</text:p>
          </table:table-cell>
          <table:table-cell/>
          <table:table-cell office:value-type="string">
            <text:p>Deposit – Belcan</text:p>
          </table:table-cell>
          <table:table-cell table:style-name="ce31" office:value-type="currency" office:currency="USD" office:value="2089.16">
            <text:p>$2,089.16</text:p>
          </table:table-cell>
          <table:table-cell/>
          <table:table-cell table:style-name="ce45" table:formula="of:=[.F151]+[.D152]-[.E152]" office:value-type="currency" office:currency="USD" office:value="4268.81">
            <text:p>$4,268.81</text:p>
          </table:table-cell>
          <table:table-cell table:style-name="ce31"/>
          <table:table-cell table:style-name="ce51" table:formula="of:=[.H151]+[.G152]" office:value-type="currency" office:currency="USD" office:value="3001.26">
            <text:p>$3,001.26</text:p>
          </table:table-cell>
          <table:table-cell table:style-name="ce59" table:formula="of:=MIN([.F152:.F$236])" office:value-type="currency" office:currency="USD" office:value="1731.42">
            <text:p>$1,731.42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ash Withdrawl</text:p>
          </table:table-cell>
          <table:table-cell table:style-name="ce31"/>
          <table:table-cell office:value-type="currency" office:currency="USD" office:value="40">
            <text:p>$40.00</text:p>
          </table:table-cell>
          <table:table-cell table:style-name="ce45" table:formula="of:=[.F152]+[.D153]-[.E153]" office:value-type="currency" office:currency="USD" office:value="4228.81">
            <text:p>$4,228.81</text:p>
          </table:table-cell>
          <table:table-cell table:style-name="ce31"/>
          <table:table-cell table:style-name="ce51" table:formula="of:=[.H152]+[.G153]" office:value-type="currency" office:currency="USD" office:value="3001.26">
            <text:p>$3,001.26</text:p>
          </table:table-cell>
          <table:table-cell table:style-name="ce59" table:formula="of:=MIN([.F153:.F$236])" office:value-type="currency" office:currency="USD" office:value="1731.42">
            <text:p>$1,731.42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Verizon</text:p>
          </table:table-cell>
          <table:table-cell/>
          <table:table-cell office:value-type="currency" office:currency="USD" office:value="141.37">
            <text:p>$141.37</text:p>
          </table:table-cell>
          <table:table-cell table:style-name="ce45" table:formula="of:=[.F153]+[.D154]-[.E154]" office:value-type="currency" office:currency="USD" office:value="4087.44">
            <text:p>$4,087.44</text:p>
          </table:table-cell>
          <table:table-cell table:style-name="ce31"/>
          <table:table-cell table:style-name="ce51" table:formula="of:=[.H153]+[.G154]" office:value-type="currency" office:currency="USD" office:value="3001.26">
            <text:p>$3,001.26</text:p>
          </table:table-cell>
          <table:table-cell table:style-name="ce59" table:formula="of:=MIN([.F154:.F$236])" office:value-type="currency" office:currency="USD" office:value="1731.42">
            <text:p>$1,731.42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ITI</text:p>
          </table:table-cell>
          <table:table-cell table:style-name="ce31"/>
          <table:table-cell office:value-type="currency" office:currency="USD" office:value="500">
            <text:p>$500.00</text:p>
          </table:table-cell>
          <table:table-cell table:style-name="ce45" table:formula="of:=[.F154]+[.D155]-[.E155]" office:value-type="currency" office:currency="USD" office:value="3587.44">
            <text:p>$3,587.44</text:p>
          </table:table-cell>
          <table:table-cell table:style-name="ce31"/>
          <table:table-cell table:style-name="ce51" table:formula="of:=[.H154]+[.G155]" office:value-type="currency" office:currency="USD" office:value="3001.26">
            <text:p>$3,001.26</text:p>
          </table:table-cell>
          <table:table-cell table:style-name="ce59" table:formula="of:=MIN([.F155:.F$236])" office:value-type="currency" office:currency="USD" office:value="1731.42">
            <text:p>$1,731.42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AT&amp;T</text:p>
          </table:table-cell>
          <table:table-cell/>
          <table:table-cell office:value-type="currency" office:currency="USD" office:value="73.69">
            <text:p>$73.69</text:p>
          </table:table-cell>
          <table:table-cell table:style-name="ce45" table:formula="of:=[.F155]+[.D156]-[.E156]" office:value-type="currency" office:currency="USD" office:value="3513.75">
            <text:p>$3,513.75</text:p>
          </table:table-cell>
          <table:table-cell table:style-name="ce31"/>
          <table:table-cell table:style-name="ce51" table:formula="of:=[.H155]+[.G156]" office:value-type="currency" office:currency="USD" office:value="3001.26">
            <text:p>$3,001.26</text:p>
          </table:table-cell>
          <table:table-cell table:style-name="ce59" table:formula="of:=MIN([.F156:.F$236])" office:value-type="currency" office:currency="USD" office:value="1731.42">
            <text:p>$1,731.42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style-name="ce31"/>
          <table:table-cell/>
          <table:table-cell table:style-name="ce45" table:formula="of:=[.F156]+[.D157]-[.E157]" office:value-type="currency" office:currency="USD" office:value="3513.75">
            <text:p>$3,513.75</text:p>
          </table:table-cell>
          <table:table-cell table:style-name="ce31"/>
          <table:table-cell table:style-name="ce51" table:formula="of:=[.H156]+[.G157]" office:value-type="currency" office:currency="USD" office:value="3001.26">
            <text:p>$3,001.26</text:p>
          </table:table-cell>
          <table:table-cell table:style-name="ce59" table:formula="of:=MIN([.F157:.F$236])" office:value-type="currency" office:currency="USD" office:value="1731.42">
            <text:p>$1,731.42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style-name="ce31"/>
          <table:table-cell/>
          <table:table-cell table:style-name="ce45" table:formula="of:=[.F157]+[.D158]-[.E158]" office:value-type="currency" office:currency="USD" office:value="3513.75">
            <text:p>$3,513.75</text:p>
          </table:table-cell>
          <table:table-cell table:style-name="ce31"/>
          <table:table-cell table:style-name="ce51" table:formula="of:=[.H157]+[.G158]" office:value-type="currency" office:currency="USD" office:value="3001.26">
            <text:p>$3,001.26</text:p>
          </table:table-cell>
          <table:table-cell table:style-name="ce59" table:formula="of:=MIN([.F158:.F$236])" office:value-type="currency" office:currency="USD" office:value="1731.42">
            <text:p>$1,731.42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Wells Fargo</text:p>
          </table:table-cell>
          <table:table-cell/>
          <table:table-cell office:value-type="currency" office:currency="USD" office:value="1547.98">
            <text:p>$1,547.98</text:p>
          </table:table-cell>
          <table:table-cell table:style-name="ce45" table:formula="of:=[.F158]+[.D159]-[.E159]" office:value-type="currency" office:currency="USD" office:value="1965.77">
            <text:p>$1,965.77</text:p>
          </table:table-cell>
          <table:table-cell table:style-name="ce31"/>
          <table:table-cell table:style-name="ce51" table:formula="of:=[.H158]+[.G159]" office:value-type="currency" office:currency="USD" office:value="3001.26">
            <text:p>$3,001.26</text:p>
          </table:table-cell>
          <table:table-cell table:style-name="ce59" table:formula="of:=MIN([.F159:.F$236])" office:value-type="currency" office:currency="USD" office:value="1731.42">
            <text:p>$1,731.42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Transfer to Loan</text:p>
          </table:table-cell>
          <table:table-cell/>
          <table:table-cell office:value-type="currency" office:currency="USD" office:value="234.35">
            <text:p>$234.35</text:p>
          </table:table-cell>
          <table:table-cell table:style-name="ce45" table:formula="of:=[.F159]+[.D160]-[.E160]" office:value-type="currency" office:currency="USD" office:value="1731.42">
            <text:p>$1,731.42</text:p>
          </table:table-cell>
          <table:table-cell table:style-name="ce31"/>
          <table:table-cell table:style-name="ce51" table:formula="of:=[.H159]+[.G160]" office:value-type="currency" office:currency="USD" office:value="3001.26">
            <text:p>$3,001.26</text:p>
          </table:table-cell>
          <table:table-cell table:style-name="ce59" table:formula="of:=MIN([.F160:.F$236])" office:value-type="currency" office:currency="USD" office:value="1731.42">
            <text:p>$1,731.42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4-05-28">
            <text:p>28. May 2014</text:p>
          </table:table-cell>
          <table:table-cell/>
          <table:table-cell office:value-type="string">
            <text:p>Deposit – Belcan</text:p>
          </table:table-cell>
          <table:table-cell office:value-type="currency" office:currency="USD" office:value="2089.16">
            <text:p>$2,089.16</text:p>
          </table:table-cell>
          <table:table-cell/>
          <table:table-cell table:style-name="ce45" table:formula="of:=[.F160]+[.D161]-[.E161]" office:value-type="currency" office:currency="USD" office:value="3820.58">
            <text:p>$3,820.58</text:p>
          </table:table-cell>
          <table:table-cell table:style-name="ce31"/>
          <table:table-cell table:style-name="ce51" table:formula="of:=[.H160]+[.G161]" office:value-type="currency" office:currency="USD" office:value="3001.26">
            <text:p>$3,001.26</text:p>
          </table:table-cell>
          <table:table-cell table:style-name="ce59" table:formula="of:=MIN([.F161:.F$236])" office:value-type="currency" office:currency="USD" office:value="1786.7">
            <text:p>$1,786.70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8"/>
          <table:table-cell table:style-name="ce25" office:value-type="string">
            <text:p>Cash Withdrawl</text:p>
          </table:table-cell>
          <table:table-cell table:style-name="ce35"/>
          <table:table-cell table:style-name="ce35" office:value-type="currency" office:currency="USD" office:value="40">
            <text:p>$40.00</text:p>
          </table:table-cell>
          <table:table-cell table:style-name="ce45" table:formula="of:=[.F161]+[.D162]-[.E162]" office:value-type="currency" office:currency="USD" office:value="3780.58">
            <text:p>$3,780.58</text:p>
          </table:table-cell>
          <table:table-cell table:style-name="ce30"/>
          <table:table-cell table:style-name="ce51" table:formula="of:=[.H161]+[.G162]" office:value-type="currency" office:currency="USD" office:value="3001.26">
            <text:p>$3,001.26</text:p>
          </table:table-cell>
          <table:table-cell table:style-name="ce59" table:formula="of:=MIN([.F162:.F$236])" office:value-type="currency" office:currency="USD" office:value="1786.7">
            <text:p>$1,786.70</text:p>
          </table:table-cell>
          <table:table-cell table:number-columns-repeated="1015"/>
        </table:table-row>
        <table:table-row table:style-name="ro2">
          <table:table-cell table:style-name="ce9"/>
          <table:table-cell table:style-name="ce16"/>
          <table:table-cell table:style-name="ce23" office:value-type="string">
            <text:p>First Energy</text:p>
          </table:table-cell>
          <table:table-cell table:style-name="ce32"/>
          <table:table-cell table:style-name="ce32" office:value-type="currency" office:currency="USD" office:value="272.33">
            <text:p>$272.33</text:p>
          </table:table-cell>
          <table:table-cell table:style-name="ce45" table:formula="of:=[.F162]+[.D163]-[.E163]" office:value-type="currency" office:currency="USD" office:value="3508.25">
            <text:p>$3,508.25</text:p>
          </table:table-cell>
          <table:table-cell table:style-name="ce29"/>
          <table:table-cell table:style-name="ce51" table:formula="of:=[.H162]+[.G163]" office:value-type="currency" office:currency="USD" office:value="3001.26">
            <text:p>$3,001.26</text:p>
          </table:table-cell>
          <table:table-cell table:style-name="ce59" table:formula="of:=MIN([.F163:.F$236])" office:value-type="currency" office:currency="USD" office:value="1786.7">
            <text:p>$1,786.7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Rettig</text:p>
          </table:table-cell>
          <table:table-cell/>
          <table:table-cell office:value-type="currency" office:currency="USD" office:value="16.16">
            <text:p>$16.16</text:p>
          </table:table-cell>
          <table:table-cell table:style-name="ce45" table:formula="of:=[.F163]+[.D164]-[.E164]" office:value-type="currency" office:currency="USD" office:value="3492.09">
            <text:p>$3,492.09</text:p>
          </table:table-cell>
          <table:table-cell table:style-name="ce31"/>
          <table:table-cell table:style-name="ce51" table:formula="of:=[.H163]+[.G164]" office:value-type="currency" office:currency="USD" office:value="3001.26">
            <text:p>$3,001.26</text:p>
          </table:table-cell>
          <table:table-cell table:style-name="ce59" table:formula="of:=MIN([.F164:.F$236])" office:value-type="currency" office:currency="USD" office:value="1786.7">
            <text:p>$1,786.7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Cleveland Water</text:p>
          </table:table-cell>
          <table:table-cell table:style-name="ce31"/>
          <table:table-cell office:value-type="currency" office:currency="USD" office:value="241">
            <text:p>$241.00</text:p>
          </table:table-cell>
          <table:table-cell table:style-name="ce45" table:formula="of:=[.F164]+[.D165]-[.E165]" office:value-type="currency" office:currency="USD" office:value="3251.09">
            <text:p>$3,251.09</text:p>
          </table:table-cell>
          <table:table-cell table:style-name="ce31"/>
          <table:table-cell table:style-name="ce51" table:formula="of:=[.H164]+[.G165]" office:value-type="currency" office:currency="USD" office:value="3001.26">
            <text:p>$3,001.26</text:p>
          </table:table-cell>
          <table:table-cell table:style-name="ce59" table:formula="of:=MIN([.F165:.F$236])" office:value-type="currency" office:currency="USD" office:value="1786.7">
            <text:p>$1,786.70</text:p>
          </table:table-cell>
          <table:table-cell table:number-columns-repeated="1015"/>
        </table:table-row>
        <table:table-row table:style-name="ro2">
          <table:table-cell office:value-type="date" office:date-value="2014-06-11">
            <text:p>11. June 2014</text:p>
          </table:table-cell>
          <table:table-cell/>
          <table:table-cell office:value-type="string">
            <text:p>Deposit – Belcan</text:p>
          </table:table-cell>
          <table:table-cell table:style-name="ce31" office:value-type="currency" office:currency="USD" office:value="2089.16">
            <text:p>$2,089.16</text:p>
          </table:table-cell>
          <table:table-cell/>
          <table:table-cell table:style-name="ce45" table:formula="of:=[.F165]+[.D166]-[.E166]" office:value-type="currency" office:currency="USD" office:value="5340.25">
            <text:p>$5,340.25</text:p>
          </table:table-cell>
          <table:table-cell table:style-name="ce31"/>
          <table:table-cell table:style-name="ce51" table:formula="of:=[.H165]+[.G166]" office:value-type="currency" office:currency="USD" office:value="3001.26">
            <text:p>$3,001.26</text:p>
          </table:table-cell>
          <table:table-cell table:style-name="ce59" table:formula="of:=MIN([.F166:.F$236])" office:value-type="currency" office:currency="USD" office:value="1786.7">
            <text:p>$1,786.7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Cash Withdrawl</text:p>
          </table:table-cell>
          <table:table-cell table:style-name="ce31"/>
          <table:table-cell office:value-type="currency" office:currency="USD" office:value="40">
            <text:p>$40.00</text:p>
          </table:table-cell>
          <table:table-cell table:style-name="ce45" table:formula="of:=[.F166]+[.D167]-[.E167]" office:value-type="currency" office:currency="USD" office:value="5300.25">
            <text:p>$5,300.25</text:p>
          </table:table-cell>
          <table:table-cell table:style-name="ce31"/>
          <table:table-cell table:style-name="ce51" table:formula="of:=[.H166]+[.G167]" office:value-type="currency" office:currency="USD" office:value="3001.26">
            <text:p>$3,001.26</text:p>
          </table:table-cell>
          <table:table-cell table:style-name="ce59" table:formula="of:=MIN([.F167:.F$236])" office:value-type="currency" office:currency="USD" office:value="1786.7">
            <text:p>$1,786.7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Discover</text:p>
          </table:table-cell>
          <table:table-cell table:style-name="Default"/>
          <table:table-cell office:value-type="currency" office:currency="USD" office:value="1000">
            <text:p>$1,000.00</text:p>
          </table:table-cell>
          <table:table-cell table:style-name="ce45" table:formula="of:=[.F167]+[.D168]-[.E168]" office:value-type="currency" office:currency="USD" office:value="4300.25">
            <text:p>$4,300.25</text:p>
          </table:table-cell>
          <table:table-cell table:style-name="ce31"/>
          <table:table-cell table:style-name="ce51" table:formula="of:=[.H167]+[.G168]" office:value-type="currency" office:currency="USD" office:value="3001.26">
            <text:p>$3,001.26</text:p>
          </table:table-cell>
          <table:table-cell table:style-name="ce59" table:formula="of:=MIN([.F168:.F$236])" office:value-type="currency" office:currency="USD" office:value="1786.7">
            <text:p>$1,786.7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Rettig</text:p>
          </table:table-cell>
          <table:table-cell/>
          <table:table-cell office:value-type="currency" office:currency="USD" office:value="16.16">
            <text:p>$16.16</text:p>
          </table:table-cell>
          <table:table-cell table:style-name="ce45" table:formula="of:=[.F168]+[.D169]-[.E169]" office:value-type="currency" office:currency="USD" office:value="4284.09">
            <text:p>$4,284.09</text:p>
          </table:table-cell>
          <table:table-cell table:style-name="ce31"/>
          <table:table-cell table:style-name="ce51" table:formula="of:=[.H168]+[.G169]" office:value-type="currency" office:currency="USD" office:value="3001.26">
            <text:p>$3,001.26</text:p>
          </table:table-cell>
          <table:table-cell table:style-name="ce59" table:formula="of:=MIN([.F169:.F$236])" office:value-type="currency" office:currency="USD" office:value="1786.7">
            <text:p>$1,786.7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Verizon</text:p>
          </table:table-cell>
          <table:table-cell table:style-name="Default"/>
          <table:table-cell office:value-type="currency" office:currency="USD" office:value="141.37">
            <text:p>$141.37</text:p>
          </table:table-cell>
          <table:table-cell table:style-name="ce45" table:formula="of:=[.F169]+[.D170]-[.E170]" office:value-type="currency" office:currency="USD" office:value="4142.72">
            <text:p>$4,142.72</text:p>
          </table:table-cell>
          <table:table-cell table:style-name="ce31"/>
          <table:table-cell table:style-name="ce51" table:formula="of:=[.H169]+[.G170]" office:value-type="currency" office:currency="USD" office:value="3001.26">
            <text:p>$3,001.26</text:p>
          </table:table-cell>
          <table:table-cell table:style-name="ce59" table:formula="of:=MIN([.F170:.F$236])" office:value-type="currency" office:currency="USD" office:value="1786.7">
            <text:p>$1,786.7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CITI</text:p>
          </table:table-cell>
          <table:table-cell/>
          <table:table-cell office:value-type="currency" office:currency="USD" office:value="500">
            <text:p>$500.00</text:p>
          </table:table-cell>
          <table:table-cell table:style-name="ce45" table:formula="of:=[.F170]+[.D171]-[.E171]" office:value-type="currency" office:currency="USD" office:value="3642.72">
            <text:p>$3,642.72</text:p>
          </table:table-cell>
          <table:table-cell table:style-name="ce31"/>
          <table:table-cell table:style-name="ce51" table:formula="of:=[.H170]+[.G171]" office:value-type="currency" office:currency="USD" office:value="3001.26">
            <text:p>$3,001.26</text:p>
          </table:table-cell>
          <table:table-cell table:style-name="ce59" table:formula="of:=MIN([.F171:.F$236])" office:value-type="currency" office:currency="USD" office:value="1786.7">
            <text:p>$1,786.7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AT&amp;T</text:p>
          </table:table-cell>
          <table:table-cell table:style-name="ce31"/>
          <table:table-cell office:value-type="currency" office:currency="USD" office:value="73.69">
            <text:p>$73.69</text:p>
          </table:table-cell>
          <table:table-cell table:style-name="ce45" table:formula="of:=[.F171]+[.D172]-[.E172]" office:value-type="currency" office:currency="USD" office:value="3569.03">
            <text:p>$3,569.03</text:p>
          </table:table-cell>
          <table:table-cell table:style-name="ce31"/>
          <table:table-cell table:style-name="ce51" table:formula="of:=[.H171]+[.G172]" office:value-type="currency" office:currency="USD" office:value="3001.26">
            <text:p>$3,001.26</text:p>
          </table:table-cell>
          <table:table-cell table:style-name="ce59" table:formula="of:=MIN([.F172:.F$236])" office:value-type="currency" office:currency="USD" office:value="1786.7">
            <text:p>$1,786.70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31"/>
          <table:table-cell/>
          <table:table-cell table:style-name="ce45" table:formula="of:=[.F172]+[.D173]-[.E173]" office:value-type="currency" office:currency="USD" office:value="3569.03">
            <text:p>$3,569.03</text:p>
          </table:table-cell>
          <table:table-cell table:style-name="ce31"/>
          <table:table-cell table:style-name="ce51" table:formula="of:=[.H172]+[.G173]" office:value-type="currency" office:currency="USD" office:value="3001.26">
            <text:p>$3,001.26</text:p>
          </table:table-cell>
          <table:table-cell table:style-name="ce59" table:formula="of:=MIN([.F173:.F$236])" office:value-type="currency" office:currency="USD" office:value="1786.7">
            <text:p>$1,786.7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Wells Fargo</text:p>
          </table:table-cell>
          <table:table-cell/>
          <table:table-cell office:value-type="currency" office:currency="USD" office:value="1547.98">
            <text:p>$1,547.98</text:p>
          </table:table-cell>
          <table:table-cell table:style-name="ce45" table:formula="of:=[.F173]+[.D174]-[.E174]" office:value-type="currency" office:currency="USD" office:value="2021.05">
            <text:p>$2,021.05</text:p>
          </table:table-cell>
          <table:table-cell table:style-name="ce31"/>
          <table:table-cell table:style-name="ce51" table:formula="of:=[.H173]+[.G174]" office:value-type="currency" office:currency="USD" office:value="3001.26">
            <text:p>$3,001.26</text:p>
          </table:table-cell>
          <table:table-cell table:style-name="ce59" table:formula="of:=MIN([.F174:.F$236])" office:value-type="currency" office:currency="USD" office:value="1786.7">
            <text:p>$1,786.7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Transfer to Loan</text:p>
          </table:table-cell>
          <table:table-cell/>
          <table:table-cell office:value-type="currency" office:currency="USD" office:value="234.35">
            <text:p>$234.35</text:p>
          </table:table-cell>
          <table:table-cell table:style-name="ce45" table:formula="of:=[.F174]+[.D175]-[.E175]" office:value-type="currency" office:currency="USD" office:value="1786.7">
            <text:p>$1,786.70</text:p>
          </table:table-cell>
          <table:table-cell table:style-name="ce31"/>
          <table:table-cell table:style-name="ce51" table:formula="of:=[.H174]+[.G175]" office:value-type="currency" office:currency="USD" office:value="3001.26">
            <text:p>$3,001.26</text:p>
          </table:table-cell>
          <table:table-cell table:style-name="ce59" table:formula="of:=MIN([.F175:.F$236])" office:value-type="currency" office:currency="USD" office:value="1786.7">
            <text:p>$1,786.70</text:p>
          </table:table-cell>
          <table:table-cell table:number-columns-repeated="1015"/>
        </table:table-row>
        <table:table-row table:style-name="ro2">
          <table:table-cell office:value-type="date" office:date-value="2014-06-25">
            <text:p>25. June 2014</text:p>
          </table:table-cell>
          <table:table-cell/>
          <table:table-cell office:value-type="string">
            <text:p>Deposit – Belcan</text:p>
          </table:table-cell>
          <table:table-cell office:value-type="currency" office:currency="USD" office:value="2089.16">
            <text:p>$2,089.16</text:p>
          </table:table-cell>
          <table:table-cell/>
          <table:table-cell table:style-name="ce45" table:formula="of:=[.F175]+[.D176]-[.E176]" office:value-type="currency" office:currency="USD" office:value="3875.86">
            <text:p>$3,875.86</text:p>
          </table:table-cell>
          <table:table-cell table:style-name="ce31"/>
          <table:table-cell table:style-name="ce51" table:formula="of:=[.H175]+[.G176]" office:value-type="currency" office:currency="USD" office:value="3001.26">
            <text:p>$3,001.26</text:p>
          </table:table-cell>
          <table:table-cell table:style-name="ce59" table:formula="of:=MIN([.F176:.F$236])" office:value-type="currency" office:currency="USD" office:value="3547.37">
            <text:p>$3,547.37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Cash Withdrawl</text:p>
          </table:table-cell>
          <table:table-cell/>
          <table:table-cell office:value-type="currency" office:currency="USD" office:value="40">
            <text:p>$40.00</text:p>
          </table:table-cell>
          <table:table-cell table:style-name="ce45" table:formula="of:=[.F176]+[.D177]-[.E177]" office:value-type="currency" office:currency="USD" office:value="3835.86">
            <text:p>$3,835.86</text:p>
          </table:table-cell>
          <table:table-cell table:style-name="ce31"/>
          <table:table-cell table:style-name="ce51" table:formula="of:=[.H176]+[.G177]" office:value-type="currency" office:currency="USD" office:value="3001.26">
            <text:p>$3,001.26</text:p>
          </table:table-cell>
          <table:table-cell table:style-name="ce59" table:formula="of:=MIN([.F177:.F$236])" office:value-type="currency" office:currency="USD" office:value="3547.37">
            <text:p>$3,547.37</text:p>
          </table:table-cell>
          <table:table-cell table:number-columns-repeated="1015"/>
        </table:table-row>
        <table:table-row table:style-name="ro2">
          <table:table-cell table:style-name="ce11"/>
          <table:table-cell table:style-name="ce18"/>
          <table:table-cell table:style-name="ce25" office:value-type="string">
            <text:p>First Energy</text:p>
          </table:table-cell>
          <table:table-cell table:style-name="ce35"/>
          <table:table-cell table:style-name="ce35" office:value-type="currency" office:currency="USD" office:value="272.33">
            <text:p>$272.33</text:p>
          </table:table-cell>
          <table:table-cell table:style-name="ce45" table:formula="of:=[.F177]+[.D178]-[.E178]" office:value-type="currency" office:currency="USD" office:value="3563.53">
            <text:p>$3,563.53</text:p>
          </table:table-cell>
          <table:table-cell table:style-name="ce30"/>
          <table:table-cell table:style-name="ce51" table:formula="of:=[.H177]+[.G178]" office:value-type="currency" office:currency="USD" office:value="3001.26">
            <text:p>$3,001.26</text:p>
          </table:table-cell>
          <table:table-cell table:style-name="ce59" table:formula="of:=MIN([.F178:.F$236])" office:value-type="currency" office:currency="USD" office:value="3547.37">
            <text:p>$3,547.37</text:p>
          </table:table-cell>
          <table:table-cell table:number-columns-repeated="1015"/>
        </table:table-row>
        <table:table-row table:style-name="ro2">
          <table:table-cell table:style-name="ce6"/>
          <table:table-cell table:style-name="ce16"/>
          <table:table-cell table:style-name="ce23" office:value-type="string">
            <text:p>Rettig</text:p>
          </table:table-cell>
          <table:table-cell table:style-name="ce29"/>
          <table:table-cell table:style-name="ce32" office:value-type="currency" office:currency="USD" office:value="16.16">
            <text:p>$16.16</text:p>
          </table:table-cell>
          <table:table-cell table:style-name="ce45" table:formula="of:=[.F178]+[.D179]-[.E179]" office:value-type="currency" office:currency="USD" office:value="3547.37">
            <text:p>$3,547.37</text:p>
          </table:table-cell>
          <table:table-cell table:style-name="ce29"/>
          <table:table-cell table:style-name="ce51" table:formula="of:=[.H178]+[.G179]" office:value-type="currency" office:currency="USD" office:value="3001.26">
            <text:p>$3,001.26</text:p>
          </table:table-cell>
          <table:table-cell table:style-name="ce59" table:formula="of:=MIN([.F179:.F$236])" office:value-type="currency" office:currency="USD" office:value="3547.37">
            <text:p>$3,547.37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4-07-09">
            <text:p>9. July 2014</text:p>
          </table:table-cell>
          <table:table-cell/>
          <table:table-cell office:value-type="string">
            <text:p>Deposit – Belcan</text:p>
          </table:table-cell>
          <table:table-cell table:style-name="ce31" office:value-type="currency" office:currency="USD" office:value="2089.16">
            <text:p>$2,089.16</text:p>
          </table:table-cell>
          <table:table-cell/>
          <table:table-cell table:style-name="ce45" table:formula="of:=[.F179]+[.D180]-[.E180]" office:value-type="currency" office:currency="USD" office:value="5636.53">
            <text:p>$5,636.53</text:p>
          </table:table-cell>
          <table:table-cell table:style-name="ce31"/>
          <table:table-cell table:style-name="ce51" table:formula="of:=[.H179]+[.G180]" office:value-type="currency" office:currency="USD" office:value="3001.26">
            <text:p>$3,001.26</text:p>
          </table:table-cell>
          <table:table-cell table:style-name="ce59" table:formula="of:=MIN([.F180:.F$236])" office:value-type="currency" office:currency="USD" office:value="4859.81">
            <text:p>$4,859.81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ash Withdrawl</text:p>
          </table:table-cell>
          <table:table-cell table:style-name="Default"/>
          <table:table-cell office:value-type="currency" office:currency="USD" office:value="40">
            <text:p>$40.00</text:p>
          </table:table-cell>
          <table:table-cell table:style-name="ce45" table:formula="of:=[.F180]+[.D181]-[.E181]" office:value-type="currency" office:currency="USD" office:value="5596.53">
            <text:p>$5,596.53</text:p>
          </table:table-cell>
          <table:table-cell table:style-name="ce31"/>
          <table:table-cell table:style-name="ce51" table:formula="of:=[.H180]+[.G181]" office:value-type="currency" office:currency="USD" office:value="3001.26">
            <text:p>$3,001.26</text:p>
          </table:table-cell>
          <table:table-cell table:style-name="ce59" table:formula="of:=MIN([.F181:.F$236])" office:value-type="currency" office:currency="USD" office:value="4859.81">
            <text:p>$4,859.81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Rettig</text:p>
          </table:table-cell>
          <table:table-cell/>
          <table:table-cell office:value-type="currency" office:currency="USD" office:value="16.16">
            <text:p>$16.16</text:p>
          </table:table-cell>
          <table:table-cell table:style-name="ce45" table:formula="of:=[.F181]+[.D182]-[.E182]" office:value-type="currency" office:currency="USD" office:value="5580.37">
            <text:p>$5,580.37</text:p>
          </table:table-cell>
          <table:table-cell table:style-name="ce31"/>
          <table:table-cell table:style-name="ce51" table:formula="of:=[.H181]+[.G182]" office:value-type="currency" office:currency="USD" office:value="3001.26">
            <text:p>$3,001.26</text:p>
          </table:table-cell>
          <table:table-cell table:style-name="ce59" table:formula="of:=MIN([.F182:.F$236])" office:value-type="currency" office:currency="USD" office:value="4859.81">
            <text:p>$4,859.81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Verizon</text:p>
          </table:table-cell>
          <table:table-cell table:style-name="Default"/>
          <table:table-cell office:value-type="currency" office:currency="USD" office:value="141.37">
            <text:p>$141.37</text:p>
          </table:table-cell>
          <table:table-cell table:style-name="ce45" table:formula="of:=[.F182]+[.D183]-[.E183]" office:value-type="currency" office:currency="USD" office:value="5439">
            <text:p>$5,439.00</text:p>
          </table:table-cell>
          <table:table-cell table:style-name="ce31"/>
          <table:table-cell table:style-name="ce51" table:formula="of:=[.H182]+[.G183]" office:value-type="currency" office:currency="USD" office:value="3001.26">
            <text:p>$3,001.26</text:p>
          </table:table-cell>
          <table:table-cell table:style-name="ce59" table:formula="of:=MIN([.F183:.F$236])" office:value-type="currency" office:currency="USD" office:value="4859.81">
            <text:p>$4,859.81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ITI</text:p>
          </table:table-cell>
          <table:table-cell/>
          <table:table-cell office:value-type="currency" office:currency="USD" office:value="500">
            <text:p>$500.00</text:p>
          </table:table-cell>
          <table:table-cell table:style-name="ce45" table:formula="of:=[.F183]+[.D184]-[.E184]" office:value-type="currency" office:currency="USD" office:value="4939">
            <text:p>$4,939.00</text:p>
          </table:table-cell>
          <table:table-cell table:style-name="ce31"/>
          <table:table-cell table:style-name="ce51" table:formula="of:=[.H183]+[.G184]" office:value-type="currency" office:currency="USD" office:value="3001.26">
            <text:p>$3,001.26</text:p>
          </table:table-cell>
          <table:table-cell table:style-name="ce59" table:formula="of:=MIN([.F184:.F$236])" office:value-type="currency" office:currency="USD" office:value="4859.81">
            <text:p>$4,859.81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AT&amp;T</text:p>
          </table:table-cell>
          <table:table-cell table:style-name="ce31"/>
          <table:table-cell office:value-type="currency" office:currency="USD" office:value="73.69">
            <text:p>$73.69</text:p>
          </table:table-cell>
          <table:table-cell table:style-name="ce45" table:formula="of:=[.F184]+[.D185]-[.E185]" office:value-type="currency" office:currency="USD" office:value="4865.31">
            <text:p>$4,865.31</text:p>
          </table:table-cell>
          <table:table-cell table:style-name="ce31"/>
          <table:table-cell table:style-name="ce51" table:formula="of:=[.H184]+[.G185]" office:value-type="currency" office:currency="USD" office:value="3001.26">
            <text:p>$3,001.26</text:p>
          </table:table-cell>
          <table:table-cell table:style-name="ce59" table:formula="of:=MIN([.F185:.F$236])" office:value-type="currency" office:currency="USD" office:value="4859.81">
            <text:p>$4,859.81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4-07-23">
            <text:p>23. July 2014</text:p>
          </table:table-cell>
          <table:table-cell/>
          <table:table-cell office:value-type="string">
            <text:p>Deposit – Belcan</text:p>
          </table:table-cell>
          <table:table-cell table:style-name="ce31" office:value-type="currency" office:currency="USD" office:value="2089.16">
            <text:p>$2,089.16</text:p>
          </table:table-cell>
          <table:table-cell/>
          <table:table-cell table:style-name="ce45" table:formula="of:=[.F185]+[.D186]-[.E186]" office:value-type="currency" office:currency="USD" office:value="6954.47">
            <text:p>$6,954.47</text:p>
          </table:table-cell>
          <table:table-cell table:style-name="ce31"/>
          <table:table-cell table:style-name="ce51" table:formula="of:=[.H185]+[.G186]" office:value-type="currency" office:currency="USD" office:value="3001.26">
            <text:p>$3,001.26</text:p>
          </table:table-cell>
          <table:table-cell table:style-name="ce59" table:formula="of:=MIN([.F186:.F$236])" office:value-type="currency" office:currency="USD" office:value="4859.81">
            <text:p>$4,859.81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ash Withdrawl</text:p>
          </table:table-cell>
          <table:table-cell/>
          <table:table-cell office:value-type="currency" office:currency="USD" office:value="40">
            <text:p>$40.00</text:p>
          </table:table-cell>
          <table:table-cell table:style-name="ce45" table:formula="of:=[.F186]+[.D187]-[.E187]" office:value-type="currency" office:currency="USD" office:value="6914.47">
            <text:p>$6,914.47</text:p>
          </table:table-cell>
          <table:table-cell table:style-name="ce31"/>
          <table:table-cell table:style-name="ce51" table:formula="of:=[.H186]+[.G187]" office:value-type="currency" office:currency="USD" office:value="3001.26">
            <text:p>$3,001.26</text:p>
          </table:table-cell>
          <table:table-cell table:style-name="ce59" table:formula="of:=MIN([.F187:.F$236])" office:value-type="currency" office:currency="USD" office:value="4859.81">
            <text:p>$4,859.81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Wells Fargo</text:p>
          </table:table-cell>
          <table:table-cell/>
          <table:table-cell office:value-type="currency" office:currency="USD" office:value="1547.98">
            <text:p>$1,547.98</text:p>
          </table:table-cell>
          <table:table-cell table:style-name="ce45" table:formula="of:=[.F187]+[.D188]-[.E188]" office:value-type="currency" office:currency="USD" office:value="5366.49">
            <text:p>$5,366.49</text:p>
          </table:table-cell>
          <table:table-cell table:style-name="ce31"/>
          <table:table-cell table:style-name="ce51" table:formula="of:=[.H187]+[.G188]" office:value-type="currency" office:currency="USD" office:value="3001.26">
            <text:p>$3,001.26</text:p>
          </table:table-cell>
          <table:table-cell table:style-name="ce59" table:formula="of:=MIN([.F188:.F$236])" office:value-type="currency" office:currency="USD" office:value="4859.81">
            <text:p>$4,859.81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Transfer to Loan</text:p>
          </table:table-cell>
          <table:table-cell/>
          <table:table-cell office:value-type="currency" office:currency="USD" office:value="234.35">
            <text:p>$234.35</text:p>
          </table:table-cell>
          <table:table-cell table:style-name="ce45" table:formula="of:=[.F188]+[.D189]-[.E189]" office:value-type="currency" office:currency="USD" office:value="5132.14">
            <text:p>$5,132.14</text:p>
          </table:table-cell>
          <table:table-cell table:style-name="ce31"/>
          <table:table-cell table:style-name="ce51" table:formula="of:=[.H188]+[.G189]" office:value-type="currency" office:currency="USD" office:value="3001.26">
            <text:p>$3,001.26</text:p>
          </table:table-cell>
          <table:table-cell table:style-name="ce59" table:formula="of:=MIN([.F189:.F$236])" office:value-type="currency" office:currency="USD" office:value="4859.81">
            <text:p>$4,859.81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number-columns-repeated="2"/>
          <table:table-cell table:style-name="ce45" table:formula="of:=[.F189]+[.D190]-[.E190]" office:value-type="currency" office:currency="USD" office:value="5132.14">
            <text:p>$5,132.14</text:p>
          </table:table-cell>
          <table:table-cell table:style-name="ce31"/>
          <table:table-cell table:style-name="ce51" table:formula="of:=[.H189]+[.G190]" office:value-type="currency" office:currency="USD" office:value="3001.26">
            <text:p>$3,001.26</text:p>
          </table:table-cell>
          <table:table-cell table:style-name="ce59" table:formula="of:=MIN([.F190:.F$236])" office:value-type="currency" office:currency="USD" office:value="4859.81">
            <text:p>$4,859.81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8"/>
          <table:table-cell table:style-name="ce25" office:value-type="string">
            <text:p>First Energy</text:p>
          </table:table-cell>
          <table:table-cell table:style-name="ce35"/>
          <table:table-cell table:style-name="ce35" office:value-type="currency" office:currency="USD" office:value="272.33">
            <text:p>$272.33</text:p>
          </table:table-cell>
          <table:table-cell table:style-name="ce45" table:formula="of:=[.F190]+[.D191]-[.E191]" office:value-type="currency" office:currency="USD" office:value="4859.81">
            <text:p>$4,859.81</text:p>
          </table:table-cell>
          <table:table-cell table:style-name="ce30"/>
          <table:table-cell table:style-name="ce51" table:formula="of:=[.H190]+[.G191]" office:value-type="currency" office:currency="USD" office:value="3001.26">
            <text:p>$3,001.26</text:p>
          </table:table-cell>
          <table:table-cell table:style-name="ce59" table:formula="of:=MIN([.F191:.F$236])" office:value-type="currency" office:currency="USD" office:value="4859.81">
            <text:p>$4,859.81</text:p>
          </table:table-cell>
          <table:table-cell table:number-columns-repeated="1015"/>
        </table:table-row>
        <table:table-row table:style-name="ro2">
          <table:table-cell table:style-name="ce6" office:value-type="date" office:date-value="2014-08-06">
            <text:p>6. August 2014</text:p>
          </table:table-cell>
          <table:table-cell table:style-name="ce16"/>
          <table:table-cell table:style-name="ce23" office:value-type="string">
            <text:p>Deposit – Belcan</text:p>
          </table:table-cell>
          <table:table-cell table:style-name="ce29" office:value-type="currency" office:currency="USD" office:value="2089.16">
            <text:p>$2,089.16</text:p>
          </table:table-cell>
          <table:table-cell table:style-name="ce32"/>
          <table:table-cell table:style-name="ce45" table:formula="of:=[.F191]+[.D192]-[.E192]" office:value-type="currency" office:currency="USD" office:value="6948.97">
            <text:p>$6,948.97</text:p>
          </table:table-cell>
          <table:table-cell table:style-name="ce29"/>
          <table:table-cell table:style-name="ce51" table:formula="of:=[.H191]+[.G192]" office:value-type="currency" office:currency="USD" office:value="3001.26">
            <text:p>$3,001.26</text:p>
          </table:table-cell>
          <table:table-cell table:style-name="ce59" table:formula="of:=MIN([.F192:.F$236])" office:value-type="currency" office:currency="USD" office:value="5172.25">
            <text:p>$5,172.25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ash Withdrawl</text:p>
          </table:table-cell>
          <table:table-cell table:style-name="ce31"/>
          <table:table-cell office:value-type="currency" office:currency="USD" office:value="40">
            <text:p>$40.00</text:p>
          </table:table-cell>
          <table:table-cell table:style-name="ce45" table:formula="of:=[.F192]+[.D193]-[.E193]" office:value-type="currency" office:currency="USD" office:value="6908.97">
            <text:p>$6,908.97</text:p>
          </table:table-cell>
          <table:table-cell table:style-name="ce31"/>
          <table:table-cell table:style-name="ce51" table:formula="of:=[.H192]+[.G193]" office:value-type="currency" office:currency="USD" office:value="3001.26">
            <text:p>$3,001.26</text:p>
          </table:table-cell>
          <table:table-cell table:style-name="ce59" table:formula="of:=MIN([.F193:.F$236])" office:value-type="currency" office:currency="USD" office:value="5172.25">
            <text:p>$5,172.25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Discover</text:p>
          </table:table-cell>
          <table:table-cell table:style-name="ce31"/>
          <table:table-cell office:value-type="currency" office:currency="USD" office:value="1000">
            <text:p>$1,000.00</text:p>
          </table:table-cell>
          <table:table-cell table:style-name="ce45" table:formula="of:=[.F193]+[.D194]-[.E194]" office:value-type="currency" office:currency="USD" office:value="5908.97">
            <text:p>$5,908.97</text:p>
          </table:table-cell>
          <table:table-cell table:style-name="ce31"/>
          <table:table-cell table:style-name="ce51" table:formula="of:=[.H193]+[.G194]" office:value-type="currency" office:currency="USD" office:value="3001.26">
            <text:p>$3,001.26</text:p>
          </table:table-cell>
          <table:table-cell table:style-name="ce59" table:formula="of:=MIN([.F194:.F$236])" office:value-type="currency" office:currency="USD" office:value="5172.25">
            <text:p>$5,172.25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Rettig</text:p>
          </table:table-cell>
          <table:table-cell table:style-name="Default"/>
          <table:table-cell office:value-type="currency" office:currency="USD" office:value="16.16">
            <text:p>$16.16</text:p>
          </table:table-cell>
          <table:table-cell table:style-name="ce45" table:formula="of:=[.F194]+[.D195]-[.E195]" office:value-type="currency" office:currency="USD" office:value="5892.81">
            <text:p>$5,892.81</text:p>
          </table:table-cell>
          <table:table-cell table:style-name="ce31"/>
          <table:table-cell table:style-name="ce51" table:formula="of:=[.H194]+[.G195]" office:value-type="currency" office:currency="USD" office:value="3001.26">
            <text:p>$3,001.26</text:p>
          </table:table-cell>
          <table:table-cell table:style-name="ce59" table:formula="of:=MIN([.F195:.F$236])" office:value-type="currency" office:currency="USD" office:value="5172.25">
            <text:p>$5,172.25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Verizon</text:p>
          </table:table-cell>
          <table:table-cell/>
          <table:table-cell office:value-type="currency" office:currency="USD" office:value="141.37">
            <text:p>$141.37</text:p>
          </table:table-cell>
          <table:table-cell table:style-name="ce45" table:formula="of:=[.F195]+[.D196]-[.E196]" office:value-type="currency" office:currency="USD" office:value="5751.44">
            <text:p>$5,751.44</text:p>
          </table:table-cell>
          <table:table-cell table:style-name="ce31"/>
          <table:table-cell table:style-name="ce51" table:formula="of:=[.H195]+[.G196]" office:value-type="currency" office:currency="USD" office:value="3001.26">
            <text:p>$3,001.26</text:p>
          </table:table-cell>
          <table:table-cell table:style-name="ce59" table:formula="of:=MIN([.F196:.F$236])" office:value-type="currency" office:currency="USD" office:value="5172.25">
            <text:p>$5,172.25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ITI</text:p>
          </table:table-cell>
          <table:table-cell table:style-name="Default"/>
          <table:table-cell office:value-type="currency" office:currency="USD" office:value="500">
            <text:p>$500.00</text:p>
          </table:table-cell>
          <table:table-cell table:style-name="ce45" table:formula="of:=[.F196]+[.D197]-[.E197]" office:value-type="currency" office:currency="USD" office:value="5251.44">
            <text:p>$5,251.44</text:p>
          </table:table-cell>
          <table:table-cell table:style-name="ce31"/>
          <table:table-cell table:style-name="ce51" table:formula="of:=[.H196]+[.G197]" office:value-type="currency" office:currency="USD" office:value="3001.26">
            <text:p>$3,001.26</text:p>
          </table:table-cell>
          <table:table-cell table:style-name="ce59" table:formula="of:=MIN([.F197:.F$236])" office:value-type="currency" office:currency="USD" office:value="5172.25">
            <text:p>$5,172.25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4-08-20">
            <text:p>20. August 2014</text:p>
          </table:table-cell>
          <table:table-cell/>
          <table:table-cell office:value-type="string">
            <text:p>Deposit – Belcan</text:p>
          </table:table-cell>
          <table:table-cell table:style-name="ce31" office:value-type="currency" office:currency="USD" office:value="2089.16">
            <text:p>$2,089.16</text:p>
          </table:table-cell>
          <table:table-cell/>
          <table:table-cell table:style-name="ce45" table:formula="of:=[.F197]+[.D198]-[.E198]" office:value-type="currency" office:currency="USD" office:value="7340.6">
            <text:p>$7,340.60</text:p>
          </table:table-cell>
          <table:table-cell table:style-name="ce31"/>
          <table:table-cell table:style-name="ce51" table:formula="of:=[.H197]+[.G198]" office:value-type="currency" office:currency="USD" office:value="3001.26">
            <text:p>$3,001.26</text:p>
          </table:table-cell>
          <table:table-cell table:style-name="ce59" table:formula="of:=MIN([.F198:.F$236])" office:value-type="currency" office:currency="USD" office:value="5172.25">
            <text:p>$5,172.25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ash Withdrawl</text:p>
          </table:table-cell>
          <table:table-cell table:style-name="ce31"/>
          <table:table-cell office:value-type="currency" office:currency="USD" office:value="40">
            <text:p>$40.00</text:p>
          </table:table-cell>
          <table:table-cell table:style-name="ce45" table:formula="of:=[.F198]+[.D199]-[.E199]" office:value-type="currency" office:currency="USD" office:value="7300.6">
            <text:p>$7,300.60</text:p>
          </table:table-cell>
          <table:table-cell table:style-name="ce31"/>
          <table:table-cell table:style-name="ce51" table:formula="of:=[.H198]+[.G199]" office:value-type="currency" office:currency="USD" office:value="3001.26">
            <text:p>$3,001.26</text:p>
          </table:table-cell>
          <table:table-cell table:style-name="ce59" table:formula="of:=MIN([.F199:.F$236])" office:value-type="currency" office:currency="USD" office:value="5172.25">
            <text:p>$5,172.25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AT&amp;T</text:p>
          </table:table-cell>
          <table:table-cell/>
          <table:table-cell office:value-type="currency" office:currency="USD" office:value="73.69">
            <text:p>$73.69</text:p>
          </table:table-cell>
          <table:table-cell table:style-name="ce45" table:formula="of:=[.F199]+[.D200]-[.E200]" office:value-type="currency" office:currency="USD" office:value="7226.91">
            <text:p>$7,226.91</text:p>
          </table:table-cell>
          <table:table-cell table:style-name="ce31"/>
          <table:table-cell table:style-name="ce51" table:formula="of:=[.H199]+[.G200]" office:value-type="currency" office:currency="USD" office:value="3001.26">
            <text:p>$3,001.26</text:p>
          </table:table-cell>
          <table:table-cell table:style-name="ce59" table:formula="of:=MIN([.F200:.F$236])" office:value-type="currency" office:currency="USD" office:value="5172.25">
            <text:p>$5,172.25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Wells Fargo</text:p>
          </table:table-cell>
          <table:table-cell/>
          <table:table-cell office:value-type="currency" office:currency="USD" office:value="1547.98">
            <text:p>$1,547.98</text:p>
          </table:table-cell>
          <table:table-cell table:style-name="ce45" table:formula="of:=[.F200]+[.D201]-[.E201]" office:value-type="currency" office:currency="USD" office:value="5678.93">
            <text:p>$5,678.93</text:p>
          </table:table-cell>
          <table:table-cell table:style-name="ce31"/>
          <table:table-cell table:style-name="ce51" table:formula="of:=[.H200]+[.G201]" office:value-type="currency" office:currency="USD" office:value="3001.26">
            <text:p>$3,001.26</text:p>
          </table:table-cell>
          <table:table-cell table:style-name="ce59" table:formula="of:=MIN([.F201:.F$236])" office:value-type="currency" office:currency="USD" office:value="5172.25">
            <text:p>$5,172.25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Transfer to Loan</text:p>
          </table:table-cell>
          <table:table-cell/>
          <table:table-cell office:value-type="currency" office:currency="USD" office:value="234.35">
            <text:p>$234.35</text:p>
          </table:table-cell>
          <table:table-cell table:style-name="ce45" table:formula="of:=[.F201]+[.D202]-[.E202]" office:value-type="currency" office:currency="USD" office:value="5444.58">
            <text:p>$5,444.58</text:p>
          </table:table-cell>
          <table:table-cell table:style-name="ce31"/>
          <table:table-cell table:style-name="ce51" table:formula="of:=[.H201]+[.G202]" office:value-type="currency" office:currency="USD" office:value="3001.26">
            <text:p>$3,001.26</text:p>
          </table:table-cell>
          <table:table-cell table:style-name="ce59" table:formula="of:=MIN([.F202:.F$236])" office:value-type="currency" office:currency="USD" office:value="5172.25">
            <text:p>$5,172.25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number-columns-repeated="2"/>
          <table:table-cell table:style-name="ce45" table:formula="of:=[.F202]+[.D203]-[.E203]" office:value-type="currency" office:currency="USD" office:value="5444.58">
            <text:p>$5,444.58</text:p>
          </table:table-cell>
          <table:table-cell table:style-name="ce31"/>
          <table:table-cell table:style-name="ce51" table:formula="of:=[.H202]+[.G203]" office:value-type="currency" office:currency="USD" office:value="3001.26">
            <text:p>$3,001.26</text:p>
          </table:table-cell>
          <table:table-cell table:style-name="ce59" table:formula="of:=MIN([.F203:.F$236])" office:value-type="currency" office:currency="USD" office:value="5172.25">
            <text:p>$5,172.25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number-columns-repeated="2"/>
          <table:table-cell table:style-name="ce45" table:formula="of:=[.F203]+[.D204]-[.E204]" office:value-type="currency" office:currency="USD" office:value="5444.58">
            <text:p>$5,444.58</text:p>
          </table:table-cell>
          <table:table-cell table:style-name="ce31"/>
          <table:table-cell table:style-name="ce51" table:formula="of:=[.H203]+[.G204]" office:value-type="currency" office:currency="USD" office:value="3001.26">
            <text:p>$3,001.26</text:p>
          </table:table-cell>
          <table:table-cell table:style-name="ce59" table:formula="of:=MIN([.F204:.F$236])" office:value-type="currency" office:currency="USD" office:value="5172.25">
            <text:p>$5,172.25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8"/>
          <table:table-cell table:style-name="ce25" office:value-type="string">
            <text:p>First Energy</text:p>
          </table:table-cell>
          <table:table-cell table:style-name="ce35"/>
          <table:table-cell table:style-name="ce35" office:value-type="currency" office:currency="USD" office:value="272.33">
            <text:p>$272.33</text:p>
          </table:table-cell>
          <table:table-cell table:style-name="ce45" table:formula="of:=[.F204]+[.D205]-[.E205]" office:value-type="currency" office:currency="USD" office:value="5172.25">
            <text:p>$5,172.25</text:p>
          </table:table-cell>
          <table:table-cell table:style-name="ce30"/>
          <table:table-cell table:style-name="ce51" table:formula="of:=[.H204]+[.G205]" office:value-type="currency" office:currency="USD" office:value="3001.26">
            <text:p>$3,001.26</text:p>
          </table:table-cell>
          <table:table-cell table:style-name="ce59" table:formula="of:=MIN([.F205:.F$236])" office:value-type="currency" office:currency="USD" office:value="5172.25">
            <text:p>$5,172.25</text:p>
          </table:table-cell>
          <table:table-cell table:number-columns-repeated="1015"/>
        </table:table-row>
        <table:table-row table:style-name="ro2">
          <table:table-cell table:style-name="ce6" office:value-type="date" office:date-value="2014-09-03">
            <text:p>3. September 2014</text:p>
          </table:table-cell>
          <table:table-cell table:style-name="ce16"/>
          <table:table-cell table:style-name="ce23" office:value-type="string">
            <text:p>Deposit – Belcan</text:p>
          </table:table-cell>
          <table:table-cell table:style-name="ce29" office:value-type="currency" office:currency="USD" office:value="2089.16">
            <text:p>$2,089.16</text:p>
          </table:table-cell>
          <table:table-cell table:style-name="ce32"/>
          <table:table-cell table:style-name="ce45" table:formula="of:=[.F205]+[.D206]-[.E206]" office:value-type="currency" office:currency="USD" office:value="7261.41">
            <text:p>$7,261.41</text:p>
          </table:table-cell>
          <table:table-cell table:style-name="ce29"/>
          <table:table-cell table:style-name="ce51" table:formula="of:=[.H205]+[.G206]" office:value-type="currency" office:currency="USD" office:value="3001.26">
            <text:p>$3,001.26</text:p>
          </table:table-cell>
          <table:table-cell table:style-name="ce59" table:formula="of:=MIN([.F206:.F$236])" office:value-type="currency" office:currency="USD" office:value="5441.02">
            <text:p>$5,441.02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ash Withdrawl</text:p>
          </table:table-cell>
          <table:table-cell table:style-name="ce31"/>
          <table:table-cell office:value-type="currency" office:currency="USD" office:value="40">
            <text:p>$40.00</text:p>
          </table:table-cell>
          <table:table-cell table:style-name="ce45" table:formula="of:=[.F206]+[.D207]-[.E207]" office:value-type="currency" office:currency="USD" office:value="7221.41">
            <text:p>$7,221.41</text:p>
          </table:table-cell>
          <table:table-cell table:style-name="ce31"/>
          <table:table-cell table:style-name="ce51" table:formula="of:=[.H206]+[.G207]" office:value-type="currency" office:currency="USD" office:value="3001.26">
            <text:p>$3,001.26</text:p>
          </table:table-cell>
          <table:table-cell table:style-name="ce59" table:formula="of:=MIN([.F207:.F$236])" office:value-type="currency" office:currency="USD" office:value="5441.02">
            <text:p>$5,441.02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leveland Water</text:p>
          </table:table-cell>
          <table:table-cell table:style-name="ce31"/>
          <table:table-cell office:value-type="currency" office:currency="USD" office:value="241">
            <text:p>$241.00</text:p>
          </table:table-cell>
          <table:table-cell table:style-name="ce45" table:formula="of:=[.F207]+[.D208]-[.E208]" office:value-type="currency" office:currency="USD" office:value="6980.41">
            <text:p>$6,980.41</text:p>
          </table:table-cell>
          <table:table-cell table:style-name="ce31"/>
          <table:table-cell table:style-name="ce51" table:formula="of:=[.H207]+[.G208]" office:value-type="currency" office:currency="USD" office:value="3001.26">
            <text:p>$3,001.26</text:p>
          </table:table-cell>
          <table:table-cell table:style-name="ce59" table:formula="of:=MIN([.F208:.F$236])" office:value-type="currency" office:currency="USD" office:value="5441.02">
            <text:p>$5,441.02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Discover</text:p>
          </table:table-cell>
          <table:table-cell table:style-name="ce31"/>
          <table:table-cell office:value-type="currency" office:currency="USD" office:value="1000">
            <text:p>$1,000.00</text:p>
          </table:table-cell>
          <table:table-cell table:style-name="ce45" table:formula="of:=[.F208]+[.D209]-[.E209]" office:value-type="currency" office:currency="USD" office:value="5980.41">
            <text:p>$5,980.41</text:p>
          </table:table-cell>
          <table:table-cell table:style-name="ce31"/>
          <table:table-cell table:style-name="ce51" table:formula="of:=[.H208]+[.G209]" office:value-type="currency" office:currency="USD" office:value="3001.26">
            <text:p>$3,001.26</text:p>
          </table:table-cell>
          <table:table-cell table:style-name="ce59" table:formula="of:=MIN([.F209:.F$236])" office:value-type="currency" office:currency="USD" office:value="5441.02">
            <text:p>$5,441.02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Rettig</text:p>
          </table:table-cell>
          <table:table-cell table:style-name="Default"/>
          <table:table-cell office:value-type="currency" office:currency="USD" office:value="16.16">
            <text:p>$16.16</text:p>
          </table:table-cell>
          <table:table-cell table:style-name="ce45" table:formula="of:=[.F209]+[.D210]-[.E210]" office:value-type="currency" office:currency="USD" office:value="5964.25">
            <text:p>$5,964.25</text:p>
          </table:table-cell>
          <table:table-cell table:style-name="ce31"/>
          <table:table-cell table:style-name="ce51" table:formula="of:=[.H209]+[.G210]" office:value-type="currency" office:currency="USD" office:value="3001.26">
            <text:p>$3,001.26</text:p>
          </table:table-cell>
          <table:table-cell table:style-name="ce59" table:formula="of:=MIN([.F210:.F$236])" office:value-type="currency" office:currency="USD" office:value="5441.02">
            <text:p>$5,441.02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Verizon</text:p>
          </table:table-cell>
          <table:table-cell/>
          <table:table-cell office:value-type="currency" office:currency="USD" office:value="141.37">
            <text:p>$141.37</text:p>
          </table:table-cell>
          <table:table-cell table:style-name="ce45" table:formula="of:=[.F210]+[.D211]-[.E211]" office:value-type="currency" office:currency="USD" office:value="5822.88">
            <text:p>$5,822.88</text:p>
          </table:table-cell>
          <table:table-cell table:style-name="ce31"/>
          <table:table-cell table:style-name="ce51" table:formula="of:=[.H210]+[.G211]" office:value-type="currency" office:currency="USD" office:value="3001.26">
            <text:p>$3,001.26</text:p>
          </table:table-cell>
          <table:table-cell table:style-name="ce59" table:formula="of:=MIN([.F211:.F$236])" office:value-type="currency" office:currency="USD" office:value="5441.02">
            <text:p>$5,441.02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4-09-17">
            <text:p>17. September 2014</text:p>
          </table:table-cell>
          <table:table-cell/>
          <table:table-cell office:value-type="string">
            <text:p>Deposit – Belcan</text:p>
          </table:table-cell>
          <table:table-cell table:style-name="ce31" office:value-type="currency" office:currency="USD" office:value="2089.16">
            <text:p>$2,089.16</text:p>
          </table:table-cell>
          <table:table-cell/>
          <table:table-cell table:style-name="ce45" table:formula="of:=[.F211]+[.D212]-[.E212]" office:value-type="currency" office:currency="USD" office:value="7912.04">
            <text:p>$7,912.04</text:p>
          </table:table-cell>
          <table:table-cell table:style-name="ce31"/>
          <table:table-cell table:style-name="ce51" table:formula="of:=[.H211]+[.G212]" office:value-type="currency" office:currency="USD" office:value="3001.26">
            <text:p>$3,001.26</text:p>
          </table:table-cell>
          <table:table-cell table:style-name="ce59" table:formula="of:=MIN([.F212:.F$236])" office:value-type="currency" office:currency="USD" office:value="5441.02">
            <text:p>$5,441.02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ash Withdrawl</text:p>
          </table:table-cell>
          <table:table-cell table:style-name="ce31"/>
          <table:table-cell office:value-type="currency" office:currency="USD" office:value="40">
            <text:p>$40.00</text:p>
          </table:table-cell>
          <table:table-cell table:style-name="ce45" table:formula="of:=[.F212]+[.D213]-[.E213]" office:value-type="currency" office:currency="USD" office:value="7872.04">
            <text:p>$7,872.04</text:p>
          </table:table-cell>
          <table:table-cell table:style-name="ce31"/>
          <table:table-cell table:style-name="ce51" table:formula="of:=[.H212]+[.G213]" office:value-type="currency" office:currency="USD" office:value="3001.26">
            <text:p>$3,001.26</text:p>
          </table:table-cell>
          <table:table-cell table:style-name="ce59" table:formula="of:=MIN([.F213:.F$236])" office:value-type="currency" office:currency="USD" office:value="5441.02">
            <text:p>$5,441.02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ITI</text:p>
          </table:table-cell>
          <table:table-cell table:style-name="ce31"/>
          <table:table-cell office:value-type="currency" office:currency="USD" office:value="500">
            <text:p>$500.00</text:p>
          </table:table-cell>
          <table:table-cell table:style-name="ce45" table:formula="of:=[.F213]+[.D214]-[.E214]" office:value-type="currency" office:currency="USD" office:value="7372.04">
            <text:p>$7,372.04</text:p>
          </table:table-cell>
          <table:table-cell table:style-name="ce31"/>
          <table:table-cell table:style-name="ce51" table:formula="of:=[.H213]+[.G214]" office:value-type="currency" office:currency="USD" office:value="3001.26">
            <text:p>$3,001.26</text:p>
          </table:table-cell>
          <table:table-cell table:style-name="ce59" table:formula="of:=MIN([.F214:.F$236])" office:value-type="currency" office:currency="USD" office:value="5441.02">
            <text:p>$5,441.02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AT&amp;T</text:p>
          </table:table-cell>
          <table:table-cell/>
          <table:table-cell office:value-type="currency" office:currency="USD" office:value="73.69">
            <text:p>$73.69</text:p>
          </table:table-cell>
          <table:table-cell table:style-name="ce45" table:formula="of:=[.F214]+[.D215]-[.E215]" office:value-type="currency" office:currency="USD" office:value="7298.35">
            <text:p>$7,298.35</text:p>
          </table:table-cell>
          <table:table-cell table:style-name="ce31"/>
          <table:table-cell table:style-name="ce51" table:formula="of:=[.H214]+[.G215]" office:value-type="currency" office:currency="USD" office:value="3001.26">
            <text:p>$3,001.26</text:p>
          </table:table-cell>
          <table:table-cell table:style-name="ce59" table:formula="of:=MIN([.F215:.F$236])" office:value-type="currency" office:currency="USD" office:value="5441.02">
            <text:p>$5,441.02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Wells Fargo</text:p>
          </table:table-cell>
          <table:table-cell/>
          <table:table-cell office:value-type="currency" office:currency="USD" office:value="1547.98">
            <text:p>$1,547.98</text:p>
          </table:table-cell>
          <table:table-cell table:style-name="ce45" table:formula="of:=[.F215]+[.D216]-[.E216]" office:value-type="currency" office:currency="USD" office:value="5750.37">
            <text:p>$5,750.37</text:p>
          </table:table-cell>
          <table:table-cell table:style-name="ce31"/>
          <table:table-cell table:style-name="ce51" table:formula="of:=[.H215]+[.G216]" office:value-type="currency" office:currency="USD" office:value="3001.26">
            <text:p>$3,001.26</text:p>
          </table:table-cell>
          <table:table-cell table:style-name="ce59" table:formula="of:=MIN([.F216:.F$236])" office:value-type="currency" office:currency="USD" office:value="5441.02">
            <text:p>$5,441.02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Transfer to Loan</text:p>
          </table:table-cell>
          <table:table-cell/>
          <table:table-cell office:value-type="currency" office:currency="USD" office:value="234.35">
            <text:p>$234.35</text:p>
          </table:table-cell>
          <table:table-cell table:style-name="ce45" table:formula="of:=[.F216]+[.D217]-[.E217]" office:value-type="currency" office:currency="USD" office:value="5516.02">
            <text:p>$5,516.02</text:p>
          </table:table-cell>
          <table:table-cell table:style-name="ce31"/>
          <table:table-cell table:style-name="ce51" table:formula="of:=[.H216]+[.G217]" office:value-type="currency" office:currency="USD" office:value="3001.26">
            <text:p>$3,001.26</text:p>
          </table:table-cell>
          <table:table-cell table:style-name="ce59" table:formula="of:=MIN([.F217:.F$236])" office:value-type="currency" office:currency="USD" office:value="5441.02">
            <text:p>$5,441.02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North Olmsted City Schools</text:p>
          </table:table-cell>
          <table:table-cell/>
          <table:table-cell office:value-type="currency" office:currency="USD" office:value="75">
            <text:p>$75.00</text:p>
          </table:table-cell>
          <table:table-cell table:style-name="ce45" table:formula="of:=[.F217]+[.D218]-[.E218]" office:value-type="currency" office:currency="USD" office:value="5441.02">
            <text:p>$5,441.02</text:p>
          </table:table-cell>
          <table:table-cell table:style-name="ce31"/>
          <table:table-cell table:style-name="ce51" table:formula="of:=[.H217]+[.G218]" office:value-type="currency" office:currency="USD" office:value="3001.26">
            <text:p>$3,001.26</text:p>
          </table:table-cell>
          <table:table-cell table:style-name="ce59" table:formula="of:=MIN([.F218:.F$236])" office:value-type="currency" office:currency="USD" office:value="5441.02">
            <text:p>$5,441.02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8"/>
          <table:table-cell table:style-name="ce25"/>
          <table:table-cell table:number-columns-repeated="2" table:style-name="ce35"/>
          <table:table-cell table:style-name="ce45" table:formula="of:=[.F218]+[.D219]-[.E219]" office:value-type="currency" office:currency="USD" office:value="5441.02">
            <text:p>$5,441.02</text:p>
          </table:table-cell>
          <table:table-cell table:style-name="ce30"/>
          <table:table-cell table:style-name="ce51" table:formula="of:=[.H218]+[.G219]" office:value-type="currency" office:currency="USD" office:value="3001.26">
            <text:p>$3,001.26</text:p>
          </table:table-cell>
          <table:table-cell table:style-name="ce59" table:formula="of:=MIN([.F219:.F$236])" office:value-type="currency" office:currency="USD" office:value="5441.02">
            <text:p>$5,441.02</text:p>
          </table:table-cell>
          <table:table-cell table:number-columns-repeated="1015"/>
        </table:table-row>
        <table:table-row table:style-name="ro2">
          <table:table-cell table:style-name="ce6" office:value-type="date" office:date-value="2014-10-01">
            <text:p>1. October 2014</text:p>
          </table:table-cell>
          <table:table-cell table:style-name="ce16"/>
          <table:table-cell table:style-name="ce23" office:value-type="string">
            <text:p>Deposit – Belcan</text:p>
          </table:table-cell>
          <table:table-cell table:style-name="ce29" office:value-type="currency" office:currency="USD" office:value="2089.16">
            <text:p>$2,089.16</text:p>
          </table:table-cell>
          <table:table-cell table:style-name="ce32"/>
          <table:table-cell table:style-name="ce45" table:formula="of:=[.F219]+[.D220]-[.E220]" office:value-type="currency" office:currency="USD" office:value="7530.18">
            <text:p>$7,530.18</text:p>
          </table:table-cell>
          <table:table-cell table:style-name="ce29"/>
          <table:table-cell table:style-name="ce51" table:formula="of:=[.H219]+[.G220]" office:value-type="currency" office:currency="USD" office:value="3001.26">
            <text:p>$3,001.26</text:p>
          </table:table-cell>
          <table:table-cell table:style-name="ce59" table:formula="of:=MIN([.F220:.F$236])" office:value-type="currency" office:currency="USD" office:value="5503.46">
            <text:p>$5,503.46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ash Withdrawl</text:p>
          </table:table-cell>
          <table:table-cell table:style-name="ce31"/>
          <table:table-cell office:value-type="currency" office:currency="USD" office:value="40">
            <text:p>$40.00</text:p>
          </table:table-cell>
          <table:table-cell table:style-name="ce45" table:formula="of:=[.F220]+[.D221]-[.E221]" office:value-type="currency" office:currency="USD" office:value="7490.18">
            <text:p>$7,490.18</text:p>
          </table:table-cell>
          <table:table-cell table:style-name="ce31"/>
          <table:table-cell table:style-name="ce51" table:formula="of:=[.H220]+[.G221]" office:value-type="currency" office:currency="USD" office:value="3001.26">
            <text:p>$3,001.26</text:p>
          </table:table-cell>
          <table:table-cell table:style-name="ce59" table:formula="of:=MIN([.F221:.F$236])" office:value-type="currency" office:currency="USD" office:value="5503.46">
            <text:p>$5,503.46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First Energy</text:p>
          </table:table-cell>
          <table:table-cell/>
          <table:table-cell office:value-type="currency" office:currency="USD" office:value="272.33">
            <text:p>$272.33</text:p>
          </table:table-cell>
          <table:table-cell table:style-name="ce45" table:formula="of:=[.F221]+[.D222]-[.E222]" office:value-type="currency" office:currency="USD" office:value="7217.85">
            <text:p>$7,217.85</text:p>
          </table:table-cell>
          <table:table-cell table:style-name="ce31"/>
          <table:table-cell table:style-name="ce51" table:formula="of:=[.H221]+[.G222]" office:value-type="currency" office:currency="USD" office:value="3001.26">
            <text:p>$3,001.26</text:p>
          </table:table-cell>
          <table:table-cell table:style-name="ce59" table:formula="of:=MIN([.F222:.F$236])" office:value-type="currency" office:currency="USD" office:value="5503.46">
            <text:p>$5,503.46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Discover</text:p>
          </table:table-cell>
          <table:table-cell/>
          <table:table-cell office:value-type="currency" office:currency="USD" office:value="1000">
            <text:p>$1,000.00</text:p>
          </table:table-cell>
          <table:table-cell table:style-name="ce45" table:formula="of:=[.F222]+[.D223]-[.E223]" office:value-type="currency" office:currency="USD" office:value="6217.85">
            <text:p>$6,217.85</text:p>
          </table:table-cell>
          <table:table-cell table:style-name="ce31"/>
          <table:table-cell table:style-name="ce51" table:formula="of:=[.H222]+[.G223]" office:value-type="currency" office:currency="USD" office:value="3001.26">
            <text:p>$3,001.26</text:p>
          </table:table-cell>
          <table:table-cell table:style-name="ce59" table:formula="of:=MIN([.F223:.F$236])" office:value-type="currency" office:currency="USD" office:value="5503.46">
            <text:p>$5,503.46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table:style-name="Default" office:value-type="string">
            <text:p>Motorist Mutual</text:p>
          </table:table-cell>
          <table:table-cell table:style-name="Default"/>
          <table:table-cell table:style-name="ce41" office:value-type="currency" office:currency="USD" office:value="500">
            <text:p>$500.00</text:p>
          </table:table-cell>
          <table:table-cell table:style-name="ce45" table:formula="of:=[.F223]+[.D224]-[.E224]" office:value-type="currency" office:currency="USD" office:value="5717.85">
            <text:p>$5,717.85</text:p>
          </table:table-cell>
          <table:table-cell table:style-name="ce31"/>
          <table:table-cell table:style-name="ce51" table:formula="of:=[.H223]+[.G224]" office:value-type="currency" office:currency="USD" office:value="3001.26">
            <text:p>$3,001.26</text:p>
          </table:table-cell>
          <table:table-cell table:style-name="ce59" table:formula="of:=MIN([.F224:.F$236])" office:value-type="currency" office:currency="USD" office:value="5503.46">
            <text:p>$5,503.46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Rettig</text:p>
          </table:table-cell>
          <table:table-cell table:style-name="Default"/>
          <table:table-cell office:value-type="currency" office:currency="USD" office:value="16.16">
            <text:p>$16.16</text:p>
          </table:table-cell>
          <table:table-cell table:style-name="ce45" table:formula="of:=[.F224]+[.D225]-[.E225]" office:value-type="currency" office:currency="USD" office:value="5701.69">
            <text:p>$5,701.69</text:p>
          </table:table-cell>
          <table:table-cell table:style-name="ce31"/>
          <table:table-cell table:style-name="ce51" table:formula="of:=[.H224]+[.G225]" office:value-type="currency" office:currency="USD" office:value="3001.26">
            <text:p>$3,001.26</text:p>
          </table:table-cell>
          <table:table-cell table:style-name="ce59" table:formula="of:=MIN([.F225:.F$236])" office:value-type="currency" office:currency="USD" office:value="5503.46">
            <text:p>$5,503.46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4-10-15">
            <text:p>15. October 2014</text:p>
          </table:table-cell>
          <table:table-cell/>
          <table:table-cell office:value-type="string">
            <text:p>Deposit – Belcan</text:p>
          </table:table-cell>
          <table:table-cell table:style-name="ce31" office:value-type="currency" office:currency="USD" office:value="2089.16">
            <text:p>$2,089.16</text:p>
          </table:table-cell>
          <table:table-cell/>
          <table:table-cell table:style-name="ce45" table:formula="of:=[.F225]+[.D226]-[.E226]" office:value-type="currency" office:currency="USD" office:value="7790.85">
            <text:p>$7,790.85</text:p>
          </table:table-cell>
          <table:table-cell table:style-name="ce31"/>
          <table:table-cell table:style-name="ce51" table:formula="of:=[.H225]+[.G226]" office:value-type="currency" office:currency="USD" office:value="3001.26">
            <text:p>$3,001.26</text:p>
          </table:table-cell>
          <table:table-cell table:style-name="ce59" table:formula="of:=MIN([.F226:.F$236])" office:value-type="currency" office:currency="USD" office:value="5503.46">
            <text:p>$5,503.46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ash Withdrawl</text:p>
          </table:table-cell>
          <table:table-cell table:style-name="ce31"/>
          <table:table-cell office:value-type="currency" office:currency="USD" office:value="40">
            <text:p>$40.00</text:p>
          </table:table-cell>
          <table:table-cell table:style-name="ce45" table:formula="of:=[.F226]+[.D227]-[.E227]" office:value-type="currency" office:currency="USD" office:value="7750.85">
            <text:p>$7,750.85</text:p>
          </table:table-cell>
          <table:table-cell table:style-name="ce31"/>
          <table:table-cell table:style-name="ce51" table:formula="of:=[.H226]+[.G227]" office:value-type="currency" office:currency="USD" office:value="3001.26">
            <text:p>$3,001.26</text:p>
          </table:table-cell>
          <table:table-cell table:style-name="ce59" table:formula="of:=MIN([.F227:.F$236])" office:value-type="currency" office:currency="USD" office:value="5503.46">
            <text:p>$5,503.46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Verizon</text:p>
          </table:table-cell>
          <table:table-cell/>
          <table:table-cell office:value-type="currency" office:currency="USD" office:value="141.37">
            <text:p>$141.37</text:p>
          </table:table-cell>
          <table:table-cell table:style-name="ce45" table:formula="of:=[.F227]+[.D228]-[.E228]" office:value-type="currency" office:currency="USD" office:value="7609.48">
            <text:p>$7,609.48</text:p>
          </table:table-cell>
          <table:table-cell table:style-name="ce31"/>
          <table:table-cell table:style-name="ce51" table:formula="of:=[.H227]+[.G228]" office:value-type="currency" office:currency="USD" office:value="3001.26">
            <text:p>$3,001.26</text:p>
          </table:table-cell>
          <table:table-cell table:style-name="ce59" table:formula="of:=MIN([.F228:.F$236])" office:value-type="currency" office:currency="USD" office:value="5503.46">
            <text:p>$5,503.46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ITI</text:p>
          </table:table-cell>
          <table:table-cell table:style-name="ce31"/>
          <table:table-cell office:value-type="currency" office:currency="USD" office:value="250">
            <text:p>$250.00</text:p>
          </table:table-cell>
          <table:table-cell table:style-name="ce45" table:formula="of:=[.F228]+[.D229]-[.E229]" office:value-type="currency" office:currency="USD" office:value="7359.48">
            <text:p>$7,359.48</text:p>
          </table:table-cell>
          <table:table-cell table:style-name="ce31"/>
          <table:table-cell table:style-name="ce51" table:formula="of:=[.H228]+[.G229]" office:value-type="currency" office:currency="USD" office:value="3001.26">
            <text:p>$3,001.26</text:p>
          </table:table-cell>
          <table:table-cell table:style-name="ce59" table:formula="of:=MIN([.F229:.F$236])" office:value-type="currency" office:currency="USD" office:value="5503.46">
            <text:p>$5,503.46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AT&amp;T</text:p>
          </table:table-cell>
          <table:table-cell/>
          <table:table-cell office:value-type="currency" office:currency="USD" office:value="73.69">
            <text:p>$73.69</text:p>
          </table:table-cell>
          <table:table-cell table:style-name="ce45" table:formula="of:=[.F229]+[.D230]-[.E230]" office:value-type="currency" office:currency="USD" office:value="7285.79">
            <text:p>$7,285.79</text:p>
          </table:table-cell>
          <table:table-cell table:style-name="ce31"/>
          <table:table-cell table:style-name="ce51" table:formula="of:=[.H229]+[.G230]" office:value-type="currency" office:currency="USD" office:value="3001.26">
            <text:p>$3,001.26</text:p>
          </table:table-cell>
          <table:table-cell table:style-name="ce59" table:formula="of:=MIN([.F230:.F$236])" office:value-type="currency" office:currency="USD" office:value="5503.46">
            <text:p>$5,503.46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style-name="ce31"/>
          <table:table-cell/>
          <table:table-cell table:style-name="ce45" table:formula="of:=[.F230]+[.D231]-[.E231]" office:value-type="currency" office:currency="USD" office:value="7285.79">
            <text:p>$7,285.79</text:p>
          </table:table-cell>
          <table:table-cell table:style-name="ce31"/>
          <table:table-cell table:style-name="ce51" table:formula="of:=[.H230]+[.G231]" office:value-type="currency" office:currency="USD" office:value="3001.26">
            <text:p>$3,001.26</text:p>
          </table:table-cell>
          <table:table-cell table:style-name="ce59" table:formula="of:=MIN([.F231:.F$236])" office:value-type="currency" office:currency="USD" office:value="5503.46">
            <text:p>$5,503.46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style-name="ce31"/>
          <table:table-cell/>
          <table:table-cell table:style-name="ce45" table:formula="of:=[.F231]+[.D232]-[.E232]" office:value-type="currency" office:currency="USD" office:value="7285.79">
            <text:p>$7,285.79</text:p>
          </table:table-cell>
          <table:table-cell table:style-name="ce31"/>
          <table:table-cell table:style-name="ce51" table:formula="of:=[.H231]+[.G232]" office:value-type="currency" office:currency="USD" office:value="3001.26">
            <text:p>$3,001.26</text:p>
          </table:table-cell>
          <table:table-cell table:style-name="ce59" table:formula="of:=MIN([.F232:.F$236])" office:value-type="currency" office:currency="USD" office:value="5503.46">
            <text:p>$5,503.46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Wells Fargo</text:p>
          </table:table-cell>
          <table:table-cell/>
          <table:table-cell office:value-type="currency" office:currency="USD" office:value="1547.98">
            <text:p>$1,547.98</text:p>
          </table:table-cell>
          <table:table-cell table:style-name="ce45" table:formula="of:=[.F232]+[.D233]-[.E233]" office:value-type="currency" office:currency="USD" office:value="5737.81">
            <text:p>$5,737.81</text:p>
          </table:table-cell>
          <table:table-cell table:style-name="ce31"/>
          <table:table-cell table:style-name="ce51" table:formula="of:=[.H232]+[.G233]" office:value-type="currency" office:currency="USD" office:value="3001.26">
            <text:p>$3,001.26</text:p>
          </table:table-cell>
          <table:table-cell table:style-name="ce59" table:formula="of:=MIN([.F233:.F$236])" office:value-type="currency" office:currency="USD" office:value="5503.46">
            <text:p>$5,503.46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Transfer to Loan</text:p>
          </table:table-cell>
          <table:table-cell/>
          <table:table-cell office:value-type="currency" office:currency="USD" office:value="234.35">
            <text:p>$234.35</text:p>
          </table:table-cell>
          <table:table-cell table:style-name="ce45" table:formula="of:=[.F233]+[.D234]-[.E234]" office:value-type="currency" office:currency="USD" office:value="5503.46">
            <text:p>$5,503.46</text:p>
          </table:table-cell>
          <table:table-cell table:style-name="ce31"/>
          <table:table-cell table:style-name="ce51" table:formula="of:=[.H233]+[.G234]" office:value-type="currency" office:currency="USD" office:value="3001.26">
            <text:p>$3,001.26</text:p>
          </table:table-cell>
          <table:table-cell table:style-name="ce59" table:formula="of:=MIN([.F234:.F$236])" office:value-type="currency" office:currency="USD" office:value="5503.46">
            <text:p>$5,503.46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4-10-29">
            <text:p>29. October 2014</text:p>
          </table:table-cell>
          <table:table-cell/>
          <table:table-cell office:value-type="string">
            <text:p>Deposit – Belcan</text:p>
          </table:table-cell>
          <table:table-cell office:value-type="currency" office:currency="USD" office:value="2089.16">
            <text:p>$2,089.16</text:p>
          </table:table-cell>
          <table:table-cell/>
          <table:table-cell table:style-name="ce45" table:formula="of:=[.F234]+[.D235]-[.E235]" office:value-type="currency" office:currency="USD" office:value="7592.62">
            <text:p>$7,592.62</text:p>
          </table:table-cell>
          <table:table-cell table:style-name="ce31"/>
          <table:table-cell table:style-name="ce51" table:formula="of:=[.H234]+[.G235]" office:value-type="currency" office:currency="USD" office:value="3001.26">
            <text:p>$3,001.26</text:p>
          </table:table-cell>
          <table:table-cell table:style-name="ce59" table:formula="of:=MIN([.F235:.F$236])" office:value-type="currency" office:currency="USD" office:value="7552.62">
            <text:p>$7,552.62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8"/>
          <table:table-cell table:style-name="ce25" office:value-type="string">
            <text:p>Cash Withdrawl</text:p>
          </table:table-cell>
          <table:table-cell table:style-name="ce35"/>
          <table:table-cell table:style-name="ce35" office:value-type="currency" office:currency="USD" office:value="40">
            <text:p>$40.00</text:p>
          </table:table-cell>
          <table:table-cell table:style-name="ce45" table:formula="of:=[.F235]+[.D236]-[.E236]" office:value-type="currency" office:currency="USD" office:value="7552.62">
            <text:p>$7,552.62</text:p>
          </table:table-cell>
          <table:table-cell table:style-name="ce30"/>
          <table:table-cell table:style-name="ce51" table:formula="of:=[.H235]+[.G236]" office:value-type="currency" office:currency="USD" office:value="3001.26">
            <text:p>$3,001.26</text:p>
          </table:table-cell>
          <table:table-cell table:style-name="ce59" table:formula="of:=MIN([.F236:.F$236])" office:value-type="currency" office:currency="USD" office:value="7552.62">
            <text:p>$7,552.62</text:p>
          </table:table-cell>
          <table:table-cell table:number-columns-repeated="1015"/>
        </table:table-row>
        <table:table-row table:style-name="ro2">
          <table:table-cell table:style-name="ce6"/>
          <table:table-cell table:style-name="ce16"/>
          <table:table-cell table:style-name="ce23" office:value-type="string">
            <text:p>First Energy</text:p>
          </table:table-cell>
          <table:table-cell table:style-name="ce32"/>
          <table:table-cell table:style-name="ce32" office:value-type="currency" office:currency="USD" office:value="272.33">
            <text:p>$272.33</text:p>
          </table:table-cell>
          <table:table-cell table:style-name="ce45" table:formula="of:=[.F236]+[.D237]-[.E237]" office:value-type="currency" office:currency="USD" office:value="7280.29">
            <text:p>$7,280.29</text:p>
          </table:table-cell>
          <table:table-cell table:style-name="ce29"/>
          <table:table-cell table:style-name="ce51" table:formula="of:=[.H236]+[.G237]" office:value-type="currency" office:currency="USD" office:value="3001.26">
            <text:p>$3,001.26</text:p>
          </table:table-cell>
          <table:table-cell table:style-name="ce59" table:formula="of:=MIN([.F$236:.F237])" office:value-type="currency" office:currency="USD" office:value="7280.29">
            <text:p>$7,280.29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Discover</text:p>
          </table:table-cell>
          <table:table-cell/>
          <table:table-cell office:value-type="currency" office:currency="USD" office:value="1000">
            <text:p>$1,000.00</text:p>
          </table:table-cell>
          <table:table-cell table:style-name="ce45" table:formula="of:=[.F237]+[.D238]-[.E238]" office:value-type="currency" office:currency="USD" office:value="6280.29">
            <text:p>$6,280.29</text:p>
          </table:table-cell>
          <table:table-cell table:style-name="ce36"/>
          <table:table-cell table:style-name="ce51" table:formula="of:=[.H237]+[.G238]" office:value-type="currency" office:currency="USD" office:value="3001.26">
            <text:p>$3,001.26</text:p>
          </table:table-cell>
          <table:table-cell table:style-name="ce59" table:formula="of:=MIN([.F$236:.F238])" office:value-type="currency" office:currency="USD" office:value="6280.29">
            <text:p>$6,280.29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table:style-name="Default" office:value-type="string">
            <text:p>Motorist Mutual</text:p>
          </table:table-cell>
          <table:table-cell table:style-name="Default"/>
          <table:table-cell table:style-name="Default" office:value-type="float" office:value="500">
            <text:p>500</text:p>
          </table:table-cell>
          <table:table-cell table:style-name="ce45" table:formula="of:=[.F238]+[.D239]-[.E239]" office:value-type="currency" office:currency="USD" office:value="5780.29">
            <text:p>$5,780.29</text:p>
          </table:table-cell>
          <table:table-cell table:style-name="ce36"/>
          <table:table-cell table:style-name="ce51" table:formula="of:=[.H238]+[.G239]" office:value-type="currency" office:currency="USD" office:value="3001.26">
            <text:p>$3,001.26</text:p>
          </table:table-cell>
          <table:table-cell table:style-name="ce59" table:formula="of:=MIN([.F$236:.F239])" office:value-type="currency" office:currency="USD" office:value="5780.29">
            <text:p>$5,780.29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Rettig</text:p>
          </table:table-cell>
          <table:table-cell table:style-name="Default"/>
          <table:table-cell office:value-type="currency" office:currency="USD" office:value="16.16">
            <text:p>$16.16</text:p>
          </table:table-cell>
          <table:table-cell table:style-name="ce45" table:formula="of:=[.F239]+[.D240]-[.E240]" office:value-type="currency" office:currency="USD" office:value="5764.13">
            <text:p>$5,764.13</text:p>
          </table:table-cell>
          <table:table-cell table:style-name="ce36"/>
          <table:table-cell table:style-name="ce51" table:formula="of:=[.H239]+[.G240]" office:value-type="currency" office:currency="USD" office:value="3001.26">
            <text:p>$3,001.26</text:p>
          </table:table-cell>
          <table:table-cell table:style-name="ce59" table:formula="of:=MIN([.F$236:.F240])" office:value-type="currency" office:currency="USD" office:value="5764.13">
            <text:p>$5,764.13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4-11-12">
            <text:p>12. November 2014</text:p>
          </table:table-cell>
          <table:table-cell/>
          <table:table-cell office:value-type="string">
            <text:p>Deposit – Belcan</text:p>
          </table:table-cell>
          <table:table-cell table:style-name="ce31" office:value-type="currency" office:currency="USD" office:value="2089.16">
            <text:p>$2,089.16</text:p>
          </table:table-cell>
          <table:table-cell/>
          <table:table-cell table:style-name="ce45" table:formula="of:=[.F240]+[.D241]-[.E241]" office:value-type="currency" office:currency="USD" office:value="7853.29">
            <text:p>$7,853.29</text:p>
          </table:table-cell>
          <table:table-cell table:style-name="ce36"/>
          <table:table-cell table:style-name="ce51" table:formula="of:=[.H240]+[.G241]" office:value-type="currency" office:currency="USD" office:value="3001.26">
            <text:p>$3,001.26</text:p>
          </table:table-cell>
          <table:table-cell table:style-name="ce59" table:formula="of:=MIN([.F$236:.F241])" office:value-type="currency" office:currency="USD" office:value="5764.13">
            <text:p>$5,764.13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ash Withdrawl</text:p>
          </table:table-cell>
          <table:table-cell table:style-name="ce31"/>
          <table:table-cell office:value-type="currency" office:currency="USD" office:value="40">
            <text:p>$40.00</text:p>
          </table:table-cell>
          <table:table-cell table:style-name="ce45" table:formula="of:=[.F241]+[.D242]-[.E242]" office:value-type="currency" office:currency="USD" office:value="7813.29">
            <text:p>$7,813.29</text:p>
          </table:table-cell>
          <table:table-cell table:style-name="ce36"/>
          <table:table-cell table:style-name="ce51" table:formula="of:=[.H241]+[.G242]" office:value-type="currency" office:currency="USD" office:value="3001.26">
            <text:p>$3,001.26</text:p>
          </table:table-cell>
          <table:table-cell table:style-name="ce59" table:formula="of:=MIN([.F$236:.F242])" office:value-type="currency" office:currency="USD" office:value="5764.13">
            <text:p>$5,764.13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Verizon</text:p>
          </table:table-cell>
          <table:table-cell/>
          <table:table-cell office:value-type="currency" office:currency="USD" office:value="141.37">
            <text:p>$141.37</text:p>
          </table:table-cell>
          <table:table-cell table:style-name="ce45" table:formula="of:=[.F242]+[.D243]-[.E243]" office:value-type="currency" office:currency="USD" office:value="7671.92">
            <text:p>$7,671.92</text:p>
          </table:table-cell>
          <table:table-cell table:style-name="ce36"/>
          <table:table-cell table:style-name="ce51" table:formula="of:=[.H242]+[.G243]" office:value-type="currency" office:currency="USD" office:value="3001.26">
            <text:p>$3,001.26</text:p>
          </table:table-cell>
          <table:table-cell table:style-name="ce59" table:formula="of:=MIN([.F$236:.F243])" office:value-type="currency" office:currency="USD" office:value="5764.13">
            <text:p>$5,764.13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ITI</text:p>
          </table:table-cell>
          <table:table-cell table:style-name="ce31"/>
          <table:table-cell office:value-type="currency" office:currency="USD" office:value="250">
            <text:p>$250.00</text:p>
          </table:table-cell>
          <table:table-cell table:style-name="ce45" table:formula="of:=[.F243]+[.D244]-[.E244]" office:value-type="currency" office:currency="USD" office:value="7421.92">
            <text:p>$7,421.92</text:p>
          </table:table-cell>
          <table:table-cell table:style-name="ce36"/>
          <table:table-cell table:style-name="ce51" table:formula="of:=[.H243]+[.G244]" office:value-type="currency" office:currency="USD" office:value="3001.26">
            <text:p>$3,001.26</text:p>
          </table:table-cell>
          <table:table-cell table:style-name="ce59" table:formula="of:=MIN([.F$236:.F244])" office:value-type="currency" office:currency="USD" office:value="5764.13">
            <text:p>$5,764.13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AT&amp;T</text:p>
          </table:table-cell>
          <table:table-cell/>
          <table:table-cell office:value-type="currency" office:currency="USD" office:value="73.69">
            <text:p>$73.69</text:p>
          </table:table-cell>
          <table:table-cell table:style-name="ce45" table:formula="of:=[.F244]+[.D245]-[.E245]" office:value-type="currency" office:currency="USD" office:value="7348.23">
            <text:p>$7,348.23</text:p>
          </table:table-cell>
          <table:table-cell table:style-name="ce36"/>
          <table:table-cell table:style-name="ce51" table:formula="of:=[.H244]+[.G245]" office:value-type="currency" office:currency="USD" office:value="3001.26">
            <text:p>$3,001.26</text:p>
          </table:table-cell>
          <table:table-cell table:style-name="ce59" table:formula="of:=MIN([.F$236:.F245])" office:value-type="currency" office:currency="USD" office:value="5764.13">
            <text:p>$5,764.13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Troop 41 – Recharter</text:p>
          </table:table-cell>
          <table:table-cell table:style-name="ce31"/>
          <table:table-cell office:value-type="currency" office:currency="USD" office:value="48">
            <text:p>$48.00</text:p>
          </table:table-cell>
          <table:table-cell table:style-name="ce45" table:formula="of:=[.F245]+[.D246]-[.E246]" office:value-type="currency" office:currency="USD" office:value="7300.23">
            <text:p>$7,300.23</text:p>
          </table:table-cell>
          <table:table-cell table:style-name="ce36"/>
          <table:table-cell table:style-name="ce51" table:formula="of:=[.H245]+[.G246]" office:value-type="currency" office:currency="USD" office:value="3001.26">
            <text:p>$3,001.26</text:p>
          </table:table-cell>
          <table:table-cell table:style-name="ce59" table:formula="of:=MIN([.F$236:.F246])" office:value-type="currency" office:currency="USD" office:value="5764.13">
            <text:p>$5,764.13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style-name="ce31"/>
          <table:table-cell/>
          <table:table-cell table:style-name="ce45" table:formula="of:=[.F246]+[.D247]-[.E247]" office:value-type="currency" office:currency="USD" office:value="7300.23">
            <text:p>$7,300.23</text:p>
          </table:table-cell>
          <table:table-cell table:style-name="ce36"/>
          <table:table-cell table:style-name="ce51" table:formula="of:=[.H246]+[.G247]" office:value-type="currency" office:currency="USD" office:value="3001.26">
            <text:p>$3,001.26</text:p>
          </table:table-cell>
          <table:table-cell table:style-name="ce59" table:formula="of:=MIN([.F$236:.F247])" office:value-type="currency" office:currency="USD" office:value="5764.13">
            <text:p>$5,764.13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Wells Fargo</text:p>
          </table:table-cell>
          <table:table-cell/>
          <table:table-cell office:value-type="currency" office:currency="USD" office:value="1547.98">
            <text:p>$1,547.98</text:p>
          </table:table-cell>
          <table:table-cell table:style-name="ce45" table:formula="of:=[.F247]+[.D248]-[.E248]" office:value-type="currency" office:currency="USD" office:value="5752.25">
            <text:p>$5,752.25</text:p>
          </table:table-cell>
          <table:table-cell table:style-name="ce36"/>
          <table:table-cell table:style-name="ce51" table:formula="of:=[.H247]+[.G248]" office:value-type="currency" office:currency="USD" office:value="3001.26">
            <text:p>$3,001.26</text:p>
          </table:table-cell>
          <table:table-cell table:style-name="ce59" table:formula="of:=MIN([.F$236:.F248])" office:value-type="currency" office:currency="USD" office:value="5752.25">
            <text:p>$5,752.25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Transfer to Loan</text:p>
          </table:table-cell>
          <table:table-cell/>
          <table:table-cell office:value-type="currency" office:currency="USD" office:value="234.35">
            <text:p>$234.35</text:p>
          </table:table-cell>
          <table:table-cell table:style-name="ce45" table:formula="of:=[.F248]+[.D249]-[.E249]" office:value-type="currency" office:currency="USD" office:value="5517.9">
            <text:p>$5,517.90</text:p>
          </table:table-cell>
          <table:table-cell table:style-name="ce36"/>
          <table:table-cell table:style-name="ce51" table:formula="of:=[.H248]+[.G249]" office:value-type="currency" office:currency="USD" office:value="3001.26">
            <text:p>$3,001.26</text:p>
          </table:table-cell>
          <table:table-cell table:style-name="ce59" table:formula="of:=MIN([.F$236:.F249])" office:value-type="currency" office:currency="USD" office:value="5517.9">
            <text:p>$5,517.9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4-11-26">
            <text:p>26. November 2014</text:p>
          </table:table-cell>
          <table:table-cell/>
          <table:table-cell office:value-type="string">
            <text:p>Deposit – Belcan</text:p>
          </table:table-cell>
          <table:table-cell office:value-type="currency" office:currency="USD" office:value="2089.16">
            <text:p>$2,089.16</text:p>
          </table:table-cell>
          <table:table-cell/>
          <table:table-cell table:style-name="ce45" table:formula="of:=[.F249]+[.D250]-[.E250]" office:value-type="currency" office:currency="USD" office:value="7607.06">
            <text:p>$7,607.06</text:p>
          </table:table-cell>
          <table:table-cell table:style-name="ce36"/>
          <table:table-cell table:style-name="ce51" table:formula="of:=[.H249]+[.G250]" office:value-type="currency" office:currency="USD" office:value="3001.26">
            <text:p>$3,001.26</text:p>
          </table:table-cell>
          <table:table-cell table:style-name="ce59" table:formula="of:=MIN([.F$236:.F250])" office:value-type="currency" office:currency="USD" office:value="5517.9">
            <text:p>$5,517.90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8"/>
          <table:table-cell table:style-name="ce25" office:value-type="string">
            <text:p>Cash Withdrawl</text:p>
          </table:table-cell>
          <table:table-cell table:style-name="ce35"/>
          <table:table-cell table:style-name="ce35" office:value-type="currency" office:currency="USD" office:value="40">
            <text:p>$40.00</text:p>
          </table:table-cell>
          <table:table-cell table:style-name="ce45" table:formula="of:=[.F250]+[.D251]-[.E251]" office:value-type="currency" office:currency="USD" office:value="7567.06">
            <text:p>$7,567.06</text:p>
          </table:table-cell>
          <table:table-cell table:style-name="ce30"/>
          <table:table-cell table:style-name="ce51" table:formula="of:=[.H250]+[.G251]" office:value-type="currency" office:currency="USD" office:value="3001.26">
            <text:p>$3,001.26</text:p>
          </table:table-cell>
          <table:table-cell table:style-name="ce59" table:formula="of:=MIN([.F$236:.F251])" office:value-type="currency" office:currency="USD" office:value="5517.9">
            <text:p>$5,517.90</text:p>
          </table:table-cell>
          <table:table-cell table:number-columns-repeated="1015"/>
        </table:table-row>
        <table:table-row table:style-name="ro2">
          <table:table-cell table:style-name="ce6"/>
          <table:table-cell table:style-name="ce16"/>
          <table:table-cell table:style-name="ce23" office:value-type="string">
            <text:p>First Energy</text:p>
          </table:table-cell>
          <table:table-cell table:style-name="ce32"/>
          <table:table-cell table:style-name="ce32" office:value-type="currency" office:currency="USD" office:value="272.33">
            <text:p>$272.33</text:p>
          </table:table-cell>
          <table:table-cell table:style-name="ce45" table:formula="of:=[.F251]+[.D252]-[.E252]" office:value-type="currency" office:currency="USD" office:value="7294.73">
            <text:p>$7,294.73</text:p>
          </table:table-cell>
          <table:table-cell table:style-name="ce29"/>
          <table:table-cell table:style-name="ce51" table:formula="of:=[.H251]+[.G252]" office:value-type="currency" office:currency="USD" office:value="3001.26">
            <text:p>$3,001.26</text:p>
          </table:table-cell>
          <table:table-cell table:style-name="ce59" table:formula="of:=MIN([.F$236:.F252])" office:value-type="currency" office:currency="USD" office:value="5517.9">
            <text:p>$5,517.90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Discover</text:p>
          </table:table-cell>
          <table:table-cell/>
          <table:table-cell office:value-type="currency" office:currency="USD" office:value="1000">
            <text:p>$1,000.00</text:p>
          </table:table-cell>
          <table:table-cell table:style-name="ce45" table:formula="of:=[.F252]+[.D253]-[.E253]" office:value-type="currency" office:currency="USD" office:value="6294.73">
            <text:p>$6,294.73</text:p>
          </table:table-cell>
          <table:table-cell table:style-name="ce36"/>
          <table:table-cell table:style-name="ce51" table:formula="of:=[.H252]+[.G253]" office:value-type="currency" office:currency="USD" office:value="3001.26">
            <text:p>$3,001.26</text:p>
          </table:table-cell>
          <table:table-cell table:style-name="ce59" table:formula="of:=MIN([.F$236:.F253])" office:value-type="currency" office:currency="USD" office:value="5517.9">
            <text:p>$5,517.90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table:style-name="Default"/>
          <table:table-cell table:number-columns-repeated="2" table:style-name="Default"/>
          <table:table-cell table:style-name="ce45" table:formula="of:=[.F253]+[.D254]-[.E254]" office:value-type="currency" office:currency="USD" office:value="6294.73">
            <text:p>$6,294.73</text:p>
          </table:table-cell>
          <table:table-cell table:style-name="ce36"/>
          <table:table-cell table:style-name="ce51" table:formula="of:=[.H253]+[.G254]" office:value-type="currency" office:currency="USD" office:value="3001.26">
            <text:p>$3,001.26</text:p>
          </table:table-cell>
          <table:table-cell table:style-name="ce59" table:formula="of:=MIN([.F$236:.F254])" office:value-type="currency" office:currency="USD" office:value="5517.9">
            <text:p>$5,517.90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Rettig</text:p>
          </table:table-cell>
          <table:table-cell table:style-name="Default"/>
          <table:table-cell office:value-type="currency" office:currency="USD" office:value="16.16">
            <text:p>$16.16</text:p>
          </table:table-cell>
          <table:table-cell table:style-name="ce45" table:formula="of:=[.F254]+[.D255]-[.E255]" office:value-type="currency" office:currency="USD" office:value="6278.57">
            <text:p>$6,278.57</text:p>
          </table:table-cell>
          <table:table-cell table:style-name="ce36"/>
          <table:table-cell table:style-name="ce51" table:formula="of:=[.H254]+[.G255]" office:value-type="currency" office:currency="USD" office:value="3001.26">
            <text:p>$3,001.26</text:p>
          </table:table-cell>
          <table:table-cell table:style-name="ce59" table:formula="of:=MIN([.F$236:.F255])" office:value-type="currency" office:currency="USD" office:value="5517.9">
            <text:p>$5,517.9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4-12-10">
            <text:p>10. December 2014</text:p>
          </table:table-cell>
          <table:table-cell/>
          <table:table-cell office:value-type="string">
            <text:p>Deposit – Belcan</text:p>
          </table:table-cell>
          <table:table-cell table:style-name="ce31" office:value-type="currency" office:currency="USD" office:value="2089.16">
            <text:p>$2,089.16</text:p>
          </table:table-cell>
          <table:table-cell/>
          <table:table-cell table:style-name="ce45" table:formula="of:=[.F255]+[.D256]-[.E256]" office:value-type="currency" office:currency="USD" office:value="8367.73">
            <text:p>$8,367.73</text:p>
          </table:table-cell>
          <table:table-cell table:style-name="ce36"/>
          <table:table-cell table:style-name="ce51" table:formula="of:=[.H255]+[.G256]" office:value-type="currency" office:currency="USD" office:value="3001.26">
            <text:p>$3,001.26</text:p>
          </table:table-cell>
          <table:table-cell table:style-name="ce59" table:formula="of:=MIN([.F$236:.F256])" office:value-type="currency" office:currency="USD" office:value="5517.9">
            <text:p>$5,517.90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ash Withdrawl</text:p>
          </table:table-cell>
          <table:table-cell table:style-name="ce31"/>
          <table:table-cell office:value-type="currency" office:currency="USD" office:value="40">
            <text:p>$40.00</text:p>
          </table:table-cell>
          <table:table-cell table:style-name="ce45" table:formula="of:=[.F256]+[.D257]-[.E257]" office:value-type="currency" office:currency="USD" office:value="8327.73">
            <text:p>$8,327.73</text:p>
          </table:table-cell>
          <table:table-cell table:style-name="ce36"/>
          <table:table-cell table:style-name="ce51" table:formula="of:=[.H256]+[.G257]" office:value-type="currency" office:currency="USD" office:value="3001.26">
            <text:p>$3,001.26</text:p>
          </table:table-cell>
          <table:table-cell table:style-name="ce59" table:formula="of:=MIN([.F$236:.F257])" office:value-type="currency" office:currency="USD" office:value="5517.9">
            <text:p>$5,517.90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CITI</text:p>
          </table:table-cell>
          <table:table-cell table:style-name="ce31"/>
          <table:table-cell office:value-type="currency" office:currency="USD" office:value="250">
            <text:p>$250.00</text:p>
          </table:table-cell>
          <table:table-cell table:style-name="ce45" table:formula="of:=[.F257]+[.D258]-[.E258]" office:value-type="currency" office:currency="USD" office:value="8077.73">
            <text:p>$8,077.73</text:p>
          </table:table-cell>
          <table:table-cell table:style-name="ce36"/>
          <table:table-cell table:style-name="ce51" table:formula="of:=[.H257]+[.G258]" office:value-type="currency" office:currency="USD" office:value="3001.26">
            <text:p>$3,001.26</text:p>
          </table:table-cell>
          <table:table-cell table:style-name="ce59" table:formula="of:=MIN([.F$236:.F258])" office:value-type="currency" office:currency="USD" office:value="5517.9">
            <text:p>$5,517.90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Verizon</text:p>
          </table:table-cell>
          <table:table-cell/>
          <table:table-cell office:value-type="currency" office:currency="USD" office:value="141.37">
            <text:p>$141.37</text:p>
          </table:table-cell>
          <table:table-cell table:style-name="ce45" table:formula="of:=[.F258]+[.D259]-[.E259]" office:value-type="currency" office:currency="USD" office:value="7936.36">
            <text:p>$7,936.36</text:p>
          </table:table-cell>
          <table:table-cell table:style-name="ce36"/>
          <table:table-cell table:style-name="ce51" table:formula="of:=[.H258]+[.G259]" office:value-type="currency" office:currency="USD" office:value="3001.26">
            <text:p>$3,001.26</text:p>
          </table:table-cell>
          <table:table-cell table:style-name="ce59" table:formula="of:=MIN([.F$236:.F259])" office:value-type="currency" office:currency="USD" office:value="5517.9">
            <text:p>$5,517.90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AT&amp;T</text:p>
          </table:table-cell>
          <table:table-cell/>
          <table:table-cell office:value-type="currency" office:currency="USD" office:value="73.69">
            <text:p>$73.69</text:p>
          </table:table-cell>
          <table:table-cell table:style-name="ce45" table:formula="of:=[.F259]+[.D260]-[.E260]" office:value-type="currency" office:currency="USD" office:value="7862.67">
            <text:p>$7,862.67</text:p>
          </table:table-cell>
          <table:table-cell table:style-name="ce36"/>
          <table:table-cell table:style-name="ce51" table:formula="of:=[.H259]+[.G260]" office:value-type="currency" office:currency="USD" office:value="3001.26">
            <text:p>$3,001.26</text:p>
          </table:table-cell>
          <table:table-cell table:style-name="ce59" table:formula="of:=MIN([.F$236:.F260])" office:value-type="currency" office:currency="USD" office:value="5517.9">
            <text:p>$5,517.90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style-name="ce31"/>
          <table:table-cell/>
          <table:table-cell table:style-name="ce45" table:formula="of:=[.F260]+[.D261]-[.E261]" office:value-type="currency" office:currency="USD" office:value="7862.67">
            <text:p>$7,862.67</text:p>
          </table:table-cell>
          <table:table-cell table:style-name="ce36"/>
          <table:table-cell table:style-name="ce51" table:formula="of:=[.H260]+[.G261]" office:value-type="currency" office:currency="USD" office:value="3001.26">
            <text:p>$3,001.26</text:p>
          </table:table-cell>
          <table:table-cell table:style-name="ce59" table:formula="of:=MIN([.F$236:.F261])" office:value-type="currency" office:currency="USD" office:value="5517.9">
            <text:p>$5,517.90</text:p>
          </table:table-cell>
          <table:table-cell table:number-columns-repeated="1015"/>
        </table:table-row>
        <table:table-row table:style-name="ro2">
          <table:table-cell table:style-name="ce7"/>
          <table:table-cell table:number-columns-repeated="2"/>
          <table:table-cell table:style-name="ce31"/>
          <table:table-cell/>
          <table:table-cell table:style-name="ce45" table:formula="of:=[.F261]+[.D262]-[.E262]" office:value-type="currency" office:currency="USD" office:value="7862.67">
            <text:p>$7,862.67</text:p>
          </table:table-cell>
          <table:table-cell table:style-name="ce36"/>
          <table:table-cell table:style-name="ce51" table:formula="of:=[.H261]+[.G262]" office:value-type="currency" office:currency="USD" office:value="3001.26">
            <text:p>$3,001.26</text:p>
          </table:table-cell>
          <table:table-cell table:style-name="ce59" table:formula="of:=MIN([.F$236:.F262])" office:value-type="currency" office:currency="USD" office:value="5517.9">
            <text:p>$5,517.90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Wells Fargo</text:p>
          </table:table-cell>
          <table:table-cell/>
          <table:table-cell office:value-type="currency" office:currency="USD" office:value="1547.98">
            <text:p>$1,547.98</text:p>
          </table:table-cell>
          <table:table-cell table:style-name="ce45" table:formula="of:=[.F262]+[.D263]-[.E263]" office:value-type="currency" office:currency="USD" office:value="6314.69">
            <text:p>$6,314.69</text:p>
          </table:table-cell>
          <table:table-cell table:style-name="ce36"/>
          <table:table-cell table:style-name="ce51" table:formula="of:=[.H262]+[.G263]" office:value-type="currency" office:currency="USD" office:value="3001.26">
            <text:p>$3,001.26</text:p>
          </table:table-cell>
          <table:table-cell table:style-name="ce59" table:formula="of:=MIN([.F$236:.F263])" office:value-type="currency" office:currency="USD" office:value="5517.9">
            <text:p>$5,517.90</text:p>
          </table:table-cell>
          <table:table-cell table:number-columns-repeated="1015"/>
        </table:table-row>
        <table:table-row table:style-name="ro2">
          <table:table-cell table:style-name="ce7"/>
          <table:table-cell/>
          <table:table-cell office:value-type="string">
            <text:p>Transfer to Loan</text:p>
          </table:table-cell>
          <table:table-cell/>
          <table:table-cell office:value-type="currency" office:currency="USD" office:value="234.35">
            <text:p>$234.35</text:p>
          </table:table-cell>
          <table:table-cell table:style-name="ce45" table:formula="of:=[.F263]+[.D264]-[.E264]" office:value-type="currency" office:currency="USD" office:value="6080.34">
            <text:p>$6,080.34</text:p>
          </table:table-cell>
          <table:table-cell table:style-name="ce36"/>
          <table:table-cell table:style-name="ce51" table:formula="of:=[.H263]+[.G264]" office:value-type="currency" office:currency="USD" office:value="3001.26">
            <text:p>$3,001.26</text:p>
          </table:table-cell>
          <table:table-cell table:style-name="ce59" table:formula="of:=MIN([.F$236:.F264])" office:value-type="currency" office:currency="USD" office:value="5517.9">
            <text:p>$5,517.90</text:p>
          </table:table-cell>
          <table:table-cell table:number-columns-repeated="1015"/>
        </table:table-row>
        <table:table-row table:style-name="ro2">
          <table:table-cell table:style-name="ce7" office:value-type="date" office:date-value="2014-12-24">
            <text:p>24. December 2014</text:p>
          </table:table-cell>
          <table:table-cell/>
          <table:table-cell office:value-type="string">
            <text:p>Deposit – Belcan</text:p>
          </table:table-cell>
          <table:table-cell office:value-type="currency" office:currency="USD" office:value="2089.16">
            <text:p>$2,089.16</text:p>
          </table:table-cell>
          <table:table-cell/>
          <table:table-cell table:style-name="ce45" table:formula="of:=[.F264]+[.D265]-[.E265]" office:value-type="currency" office:currency="USD" office:value="8169.5">
            <text:p>$8,169.50</text:p>
          </table:table-cell>
          <table:table-cell table:style-name="ce36"/>
          <table:table-cell table:style-name="ce51" table:formula="of:=[.H264]+[.G265]" office:value-type="currency" office:currency="USD" office:value="3001.26">
            <text:p>$3,001.26</text:p>
          </table:table-cell>
          <table:table-cell table:style-name="ce59" table:formula="of:=MIN([.F$236:.F265])" office:value-type="currency" office:currency="USD" office:value="5517.9">
            <text:p>$5,517.90</text:p>
          </table:table-cell>
          <table:table-cell table:number-columns-repeated="1015"/>
        </table:table-row>
        <table:table-row table:style-name="ro2">
          <table:table-cell table:style-name="ce8"/>
          <table:table-cell table:style-name="ce18"/>
          <table:table-cell table:style-name="ce25" office:value-type="string">
            <text:p>Cash Withdrawl</text:p>
          </table:table-cell>
          <table:table-cell table:style-name="ce35"/>
          <table:table-cell table:style-name="ce35" office:value-type="currency" office:currency="USD" office:value="40">
            <text:p>$40.00</text:p>
          </table:table-cell>
          <table:table-cell table:style-name="ce45" table:formula="of:=[.F265]+[.D266]-[.E266]" office:value-type="currency" office:currency="USD" office:value="8129.5">
            <text:p>$8,129.50</text:p>
          </table:table-cell>
          <table:table-cell table:style-name="ce30"/>
          <table:table-cell table:style-name="ce51" table:formula="of:=[.H265]+[.G266]" office:value-type="currency" office:currency="USD" office:value="3001.26">
            <text:p>$3,001.26</text:p>
          </table:table-cell>
          <table:table-cell table:style-name="ce59" table:formula="of:=MIN([.F$236:.F266])" office:value-type="currency" office:currency="USD" office:value="5517.9">
            <text:p>$5,517.90</text:p>
          </table:table-cell>
          <table:table-cell table:number-columns-repeated="1015"/>
        </table:table-row>
        <table:table-row table:style-name="ro3" table:number-rows-repeated="10483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edit Card Balances" table:style-name="ta1" table:print="false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ce175"/>
        <table:table-column table:style-name="co44" table:default-cell-style-name="ce175"/>
        <table:table-column table:style-name="co45" table:default-cell-style-name="ce175"/>
        <table:table-column table:style-name="co46" table:default-cell-style-name="Default"/>
        <table:table-column table:style-name="co4" table:visibility="collapse" table:number-columns-repeated="2" table:default-cell-style-name="Default"/>
        <table:table-column table:style-name="co4" table:number-columns-repeated="4" table:default-cell-style-name="Default"/>
        <table:table-column table:style-name="co4" table:default-cell-style-name="ce191"/>
        <table:table-column table:style-name="co47" table:default-cell-style-name="ce175"/>
        <table:table-column table:style-name="co48" table:default-cell-style-name="ce175"/>
        <table:table-column table:style-name="co4" table:default-cell-style-name="Default"/>
        <table:table-column table:style-name="co4" table:default-cell-style-name="ce201"/>
        <table:table-column table:style-name="co4" table:number-columns-repeated="1007" table:default-cell-style-name="Default"/>
        <table:table-row table:style-name="ro7">
          <table:table-cell table:style-name="ce155"/>
          <table:table-cell table:style-name="ce155" office:value-type="string">
            <text:p>Due</text:p>
          </table:table-cell>
          <table:table-cell table:style-name="ce173" office:value-type="string">
            <text:p>Discover</text:p>
          </table:table-cell>
          <table:table-cell table:style-name="ce173" office:value-type="string">
            <text:p>CITI</text:p>
          </table:table-cell>
          <table:table-cell table:style-name="ce173" office:value-type="string">
            <text:p>Total</text:p>
          </table:table-cell>
          <table:table-cell table:style-name="ce155" office:value-type="string">
            <text:p>Trend</text:p>
          </table:table-cell>
          <table:table-cell table:style-name="ce155" office:value-type="string">
            <text:p>3 Month</text:p>
          </table:table-cell>
          <table:table-cell table:style-name="ce155" office:value-type="string">
            <text:p>6 Month</text:p>
          </table:table-cell>
          <table:table-cell table:style-name="ce155" office:value-type="string">
            <text:p>1 Year</text:p>
          </table:table-cell>
          <table:table-cell table:style-name="ce155" office:value-type="string">
            <text:p>18 Month</text:p>
          </table:table-cell>
          <table:table-cell table:style-name="ce155" office:value-type="string">
            <text:p>24 Month</text:p>
          </table:table-cell>
          <table:table-cell table:style-name="ce183" office:value-type="string">
            <text:p>Result</text:p>
          </table:table-cell>
          <table:table-cell table:style-name="ce187" office:value-type="string">
            <text:p>% from maximum</text:p>
          </table:table-cell>
          <table:table-cell table:style-name="ce192" office:value-type="string">
            <text:p>Calculated Interest Discover</text:p>
          </table:table-cell>
          <table:table-cell table:style-name="ce192" office:value-type="string">
            <text:p>Calculated Interest Citi</text:p>
          </table:table-cell>
          <table:table-cell table:style-name="ce183" office:value-type="string">
            <text:p>Total Interest</text:p>
          </table:table-cell>
          <table:table-cell table:style-name="ce196" office:value-type="string">
            <text:p>FICA Score per Discover</text:p>
          </table:table-cell>
          <table:table-cell table:style-name="ce202" table:number-columns-repeated="1007"/>
        </table:table-row>
        <table:table-row table:style-name="ro3">
          <table:table-cell table:style-name="ce156" office:value-type="float" office:value="2012" table:number-columns-spanned="1" table:number-rows-spanned="12">
            <text:p>2012</text:p>
          </table:table-cell>
          <table:table-cell table:style-name="ce162" office:value-type="string">
            <text:p>January</text:p>
          </table:table-cell>
          <table:table-cell table:style-name="ce174"/>
          <table:table-cell table:style-name="ce174" office:value-type="currency" office:currency="USD" office:value="4279">
            <text:p>$4,279.00</text:p>
          </table:table-cell>
          <table:table-cell table:style-name="ce174" table:formula="of:=[.C2]+[.D2]" office:value-type="currency" office:currency="USD" office:value="4279">
            <text:p>$4,279.00</text:p>
          </table:table-cell>
          <table:table-cell table:style-name="ce162" table:number-columns-repeated="6"/>
          <table:table-cell table:style-name="ce184" table:formula="of:=MAX([.E$14:.E$37])-[.E2]" office:value-type="currency" office:currency="USD" office:value="9913.82">
            <text:p>$9,913.82</text:p>
          </table:table-cell>
          <table:table-cell table:style-name="ce188" table:formula="of:=[.L2]/MAX([.E$2:.E$100])" office:value-type="percentage" office:value="0.698509528057144">
            <text:p>69.85%</text:p>
          </table:table-cell>
          <table:table-cell table:style-name="ce193" table:number-columns-repeated="2"/>
          <table:table-cell table:style-name="ce194"/>
          <table:table-cell table:style-name="ce197"/>
          <table:table-cell table:style-name="ce194" table:number-columns-repeated="1007"/>
        </table:table-row>
        <table:table-row table:style-name="ro3">
          <table:covered-table-cell table:style-name="ce157"/>
          <table:table-cell office:value-type="string">
            <text:p>February</text:p>
          </table:table-cell>
          <table:table-cell/>
          <table:table-cell office:value-type="currency" office:currency="USD" office:value="4532">
            <text:p>$4,532.00</text:p>
          </table:table-cell>
          <table:table-cell table:formula="of:=[.C3]+[.D3]" office:value-type="currency" office:currency="USD" office:value="4532">
            <text:p>$4,532.00</text:p>
          </table:table-cell>
          <table:table-cell table:style-name="ce182" table:formula="of:=[.E3]-[.E2]" office:value-type="currency" office:currency="USD" office:value="253">
            <text:p>$253.00</text:p>
          </table:table-cell>
          <table:table-cell table:style-name="ce182" table:number-columns-repeated="5"/>
          <table:table-cell table:style-name="ce185" table:formula="of:=MAX([.E$14:.E$37])-[.E3]" office:value-type="currency" office:currency="USD" office:value="9660.82">
            <text:p>$9,660.82</text:p>
          </table:table-cell>
          <table:table-cell table:style-name="ce189" table:formula="of:=[.L3]/MAX([.E$2:.E$100])" office:value-type="percentage" office:value="0.680683613263608">
            <text:p>68.07%</text:p>
          </table:table-cell>
          <table:table-cell table:style-name="ce193" table:number-columns-repeated="2"/>
          <table:table-cell table:style-name="ce194"/>
          <table:table-cell table:style-name="ce197"/>
          <table:table-cell table:style-name="ce194" table:number-columns-repeated="1007"/>
        </table:table-row>
        <table:table-row table:style-name="ro3">
          <table:covered-table-cell table:style-name="ce157"/>
          <table:table-cell office:value-type="string">
            <text:p>March</text:p>
          </table:table-cell>
          <table:table-cell/>
          <table:table-cell office:value-type="currency" office:currency="USD" office:value="5228">
            <text:p>$5,228.00</text:p>
          </table:table-cell>
          <table:table-cell table:formula="of:=[.C4]+[.D4]" office:value-type="currency" office:currency="USD" office:value="5228">
            <text:p>$5,228.00</text:p>
          </table:table-cell>
          <table:table-cell table:style-name="ce182" table:formula="of:=[.E4]-[.E3]" office:value-type="currency" office:currency="USD" office:value="696">
            <text:p>$696.00</text:p>
          </table:table-cell>
          <table:table-cell table:style-name="ce182" table:number-columns-repeated="5"/>
          <table:table-cell table:style-name="ce185" table:formula="of:=MAX([.E$14:.E$37])-[.E4]" office:value-type="currency" office:currency="USD" office:value="8964.82">
            <text:p>$8,964.82</text:p>
          </table:table-cell>
          <table:table-cell table:style-name="ce189" table:formula="of:=[.L4]/MAX([.E$2:.E$100])" office:value-type="percentage" office:value="0.631644733041073">
            <text:p>63.16%</text:p>
          </table:table-cell>
          <table:table-cell table:style-name="ce193" table:number-columns-repeated="2"/>
          <table:table-cell table:style-name="ce194"/>
          <table:table-cell table:style-name="ce197"/>
          <table:table-cell table:style-name="ce194" table:number-columns-repeated="1007"/>
        </table:table-row>
        <table:table-row table:style-name="ro3">
          <table:covered-table-cell table:style-name="ce157"/>
          <table:table-cell office:value-type="string">
            <text:p>April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5596">
            <text:p>$5,596.00</text:p>
          </table:table-cell>
          <table:table-cell table:formula="of:=[.C5]+[.D5]" office:value-type="currency" office:currency="USD" office:value="5596">
            <text:p>$5,596.00</text:p>
          </table:table-cell>
          <table:table-cell table:style-name="ce182" table:formula="of:=[.E5]-[.E4]" office:value-type="currency" office:currency="USD" office:value="368">
            <text:p>$368.00</text:p>
          </table:table-cell>
          <table:table-cell table:style-name="ce182" table:formula="of:=[.E5]-[.E2]" office:value-type="currency" office:currency="USD" office:value="1317">
            <text:p>$1,317.00</text:p>
          </table:table-cell>
          <table:table-cell table:style-name="ce182" table:number-columns-repeated="4"/>
          <table:table-cell table:style-name="ce185" table:formula="of:=MAX([.E$14:.E$37])-[.E5]" office:value-type="currency" office:currency="USD" office:value="8596.82">
            <text:p>$8,596.82</text:p>
          </table:table-cell>
          <table:table-cell table:style-name="ce189" table:formula="of:=[.L5]/MAX([.E$2:.E$100])" office:value-type="percentage" office:value="0.60571612970502">
            <text:p>60.57%</text:p>
          </table:table-cell>
          <table:table-cell table:style-name="ce193" table:number-columns-repeated="2"/>
          <table:table-cell table:style-name="ce194"/>
          <table:table-cell table:style-name="ce197"/>
          <table:table-cell table:style-name="ce194" table:number-columns-repeated="1007"/>
        </table:table-row>
        <table:table-row table:style-name="ro3">
          <table:covered-table-cell table:style-name="ce157"/>
          <table:table-cell office:value-type="string">
            <text:p>May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5497">
            <text:p>$5,497.00</text:p>
          </table:table-cell>
          <table:table-cell table:formula="of:=[.C6]+[.D6]" office:value-type="currency" office:currency="USD" office:value="5497">
            <text:p>$5,497.00</text:p>
          </table:table-cell>
          <table:table-cell table:style-name="ce182" table:formula="of:=[.E6]-[.E5]" office:value-type="currency" office:currency="USD" office:value="-99">
            <text:p>-$99.00</text:p>
          </table:table-cell>
          <table:table-cell table:style-name="ce182" table:formula="of:=[.E6]-[.E3]" office:value-type="currency" office:currency="USD" office:value="965">
            <text:p>$965.00</text:p>
          </table:table-cell>
          <table:table-cell table:style-name="ce182" table:number-columns-repeated="4"/>
          <table:table-cell table:style-name="ce185" table:formula="of:=MAX([.E$14:.E$37])-[.E6]" office:value-type="currency" office:currency="USD" office:value="8695.82">
            <text:p>$8,695.82</text:p>
          </table:table-cell>
          <table:table-cell table:style-name="ce189" table:formula="of:=[.L6]/MAX([.E$2:.E$100])" office:value-type="percentage" office:value="0.612691487667708">
            <text:p>61.27%</text:p>
          </table:table-cell>
          <table:table-cell table:style-name="ce193" table:number-columns-repeated="2"/>
          <table:table-cell table:style-name="ce194"/>
          <table:table-cell table:style-name="ce197"/>
          <table:table-cell table:style-name="ce194" table:number-columns-repeated="1007"/>
        </table:table-row>
        <table:table-row table:style-name="ro3">
          <table:covered-table-cell table:style-name="ce157"/>
          <table:table-cell office:value-type="string">
            <text:p>June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4988">
            <text:p>$4,988.00</text:p>
          </table:table-cell>
          <table:table-cell table:formula="of:=[.C7]+[.D7]" office:value-type="currency" office:currency="USD" office:value="4988">
            <text:p>$4,988.00</text:p>
          </table:table-cell>
          <table:table-cell table:style-name="ce182" table:formula="of:=[.E7]-[.E6]" office:value-type="currency" office:currency="USD" office:value="-509">
            <text:p>-$509.00</text:p>
          </table:table-cell>
          <table:table-cell table:style-name="ce182" table:formula="of:=[.E7]-[.E4]" office:value-type="currency" office:currency="USD" office:value="-240">
            <text:p>-$240.00</text:p>
          </table:table-cell>
          <table:table-cell table:style-name="ce182" table:number-columns-repeated="4"/>
          <table:table-cell table:style-name="ce185" table:formula="of:=MAX([.E$14:.E$37])-[.E7]" office:value-type="currency" office:currency="USD" office:value="9204.82">
            <text:p>$9,204.82</text:p>
          </table:table-cell>
          <table:table-cell table:style-name="ce189" table:formula="of:=[.L7]/MAX([.E$2:.E$100])" office:value-type="percentage" office:value="0.648554691738499">
            <text:p>64.86%</text:p>
          </table:table-cell>
          <table:table-cell table:style-name="ce193" table:number-columns-repeated="2"/>
          <table:table-cell table:style-name="ce194"/>
          <table:table-cell table:style-name="ce197"/>
          <table:table-cell table:style-name="ce194" table:number-columns-repeated="1007"/>
        </table:table-row>
        <table:table-row table:style-name="ro3">
          <table:covered-table-cell table:style-name="ce157"/>
          <table:table-cell office:value-type="string">
            <text:p>July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5153">
            <text:p>$5,153.00</text:p>
          </table:table-cell>
          <table:table-cell table:formula="of:=[.C8]+[.D8]" office:value-type="currency" office:currency="USD" office:value="5153">
            <text:p>$5,153.00</text:p>
          </table:table-cell>
          <table:table-cell table:style-name="ce182" table:formula="of:=[.E8]-[.E7]" office:value-type="currency" office:currency="USD" office:value="165">
            <text:p>$165.00</text:p>
          </table:table-cell>
          <table:table-cell table:style-name="ce182" table:formula="of:=[.E8]-[.E5]" office:value-type="currency" office:currency="USD" office:value="-443">
            <text:p>-$443.00</text:p>
          </table:table-cell>
          <table:table-cell table:style-name="ce182" table:formula="of:=[.E8]-[.E2]" office:value-type="currency" office:currency="USD" office:value="874">
            <text:p>$874.00</text:p>
          </table:table-cell>
          <table:table-cell table:style-name="ce182" table:number-columns-repeated="3"/>
          <table:table-cell table:style-name="ce185" table:formula="of:=MAX([.E$14:.E$37])-[.E8]" office:value-type="currency" office:currency="USD" office:value="9039.82">
            <text:p>$9,039.82</text:p>
          </table:table-cell>
          <table:table-cell table:style-name="ce189" table:formula="of:=[.L8]/MAX([.E$2:.E$100])" office:value-type="percentage" office:value="0.636929095134018">
            <text:p>63.69%</text:p>
          </table:table-cell>
          <table:table-cell table:style-name="ce193" table:number-columns-repeated="2"/>
          <table:table-cell table:style-name="ce194"/>
          <table:table-cell table:style-name="ce197"/>
          <table:table-cell table:style-name="ce194" table:number-columns-repeated="1007"/>
        </table:table-row>
        <table:table-row table:style-name="ro3">
          <table:covered-table-cell table:style-name="ce157"/>
          <table:table-cell office:value-type="string">
            <text:p>August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6367">
            <text:p>$6,367.00</text:p>
          </table:table-cell>
          <table:table-cell table:formula="of:=[.C9]+[.D9]" office:value-type="currency" office:currency="USD" office:value="6367">
            <text:p>$6,367.00</text:p>
          </table:table-cell>
          <table:table-cell table:style-name="ce182" table:formula="of:=[.E9]-[.E8]" office:value-type="currency" office:currency="USD" office:value="1214">
            <text:p>$1,214.00</text:p>
          </table:table-cell>
          <table:table-cell table:style-name="ce182" table:formula="of:=[.E9]-[.E6]" office:value-type="currency" office:currency="USD" office:value="870">
            <text:p>$870.00</text:p>
          </table:table-cell>
          <table:table-cell table:style-name="ce182" table:formula="of:=[.E9]-[.E3]" office:value-type="currency" office:currency="USD" office:value="1835">
            <text:p>$1,835.00</text:p>
          </table:table-cell>
          <table:table-cell table:style-name="ce182" table:number-columns-repeated="3"/>
          <table:table-cell table:style-name="ce185" table:formula="of:=MAX([.E$14:.E$37])-[.E9]" office:value-type="currency" office:currency="USD" office:value="7825.82">
            <text:p>$7,825.82</text:p>
          </table:table-cell>
          <table:table-cell table:style-name="ce189" table:formula="of:=[.L9]/MAX([.E$2:.E$100])" office:value-type="percentage" office:value="0.551392887389539">
            <text:p>55.14%</text:p>
          </table:table-cell>
          <table:table-cell table:style-name="ce193" table:number-columns-repeated="2"/>
          <table:table-cell table:style-name="ce194"/>
          <table:table-cell table:style-name="ce197"/>
          <table:table-cell table:style-name="ce194" table:number-columns-repeated="1007"/>
        </table:table-row>
        <table:table-row table:style-name="ro3">
          <table:covered-table-cell table:style-name="ce157"/>
          <table:table-cell office:value-type="string">
            <text:p>September</text:p>
          </table:table-cell>
          <table:table-cell office:value-type="currency" office:currency="USD" office:value="0">
            <text:p>$0.00</text:p>
          </table:table-cell>
          <table:table-cell table:style-name="ce177" office:value-type="currency" office:currency="USD" office:value="7370">
            <text:p>$7,370.00</text:p>
          </table:table-cell>
          <table:table-cell table:formula="of:=[.C10]+[.D10]" office:value-type="currency" office:currency="USD" office:value="7370">
            <text:p>$7,370.00</text:p>
          </table:table-cell>
          <table:table-cell table:style-name="ce182" table:formula="of:=[.E10]-[.E9]" office:value-type="currency" office:currency="USD" office:value="1003">
            <text:p>$1,003.00</text:p>
          </table:table-cell>
          <table:table-cell table:style-name="ce182" table:formula="of:=[.E10]-[.E7]" office:value-type="currency" office:currency="USD" office:value="2382">
            <text:p>$2,382.00</text:p>
          </table:table-cell>
          <table:table-cell table:style-name="ce182" table:formula="of:=[.E10]-[.E4]" office:value-type="currency" office:currency="USD" office:value="2142">
            <text:p>$2,142.00</text:p>
          </table:table-cell>
          <table:table-cell table:style-name="ce182" table:number-columns-repeated="3"/>
          <table:table-cell table:style-name="ce185" table:formula="of:=MAX([.E$14:.E$37])-[.E10]" office:value-type="currency" office:currency="USD" office:value="6822.82">
            <text:p>$6,822.82</text:p>
          </table:table-cell>
          <table:table-cell table:style-name="ce189" table:formula="of:=[.L10]/MAX([.E$2:.E$100])" office:value-type="percentage" office:value="0.480723351666547">
            <text:p>48.07%</text:p>
          </table:table-cell>
          <table:table-cell table:style-name="ce193" table:number-columns-repeated="2"/>
          <table:table-cell table:style-name="ce194"/>
          <table:table-cell table:style-name="ce197"/>
          <table:table-cell table:style-name="ce194" table:number-columns-repeated="1007"/>
        </table:table-row>
        <table:table-row table:style-name="ro3">
          <table:covered-table-cell table:style-name="ce157"/>
          <table:table-cell office:value-type="string">
            <text:p>October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6951">
            <text:p>$6,951.00</text:p>
          </table:table-cell>
          <table:table-cell table:formula="of:=[.C11]+[.D11]" office:value-type="currency" office:currency="USD" office:value="6951">
            <text:p>$6,951.00</text:p>
          </table:table-cell>
          <table:table-cell table:style-name="ce182" table:formula="of:=[.E11]-[.E10]" office:value-type="currency" office:currency="USD" office:value="-419">
            <text:p>-$419.00</text:p>
          </table:table-cell>
          <table:table-cell table:style-name="ce182" table:formula="of:=[.E11]-[.E8]" office:value-type="currency" office:currency="USD" office:value="1798">
            <text:p>$1,798.00</text:p>
          </table:table-cell>
          <table:table-cell table:style-name="ce182" table:formula="of:=[.E11]-[.E5]" office:value-type="currency" office:currency="USD" office:value="1355">
            <text:p>$1,355.00</text:p>
          </table:table-cell>
          <table:table-cell table:style-name="ce182" table:number-columns-repeated="3"/>
          <table:table-cell table:style-name="ce185" table:formula="of:=MAX([.E$14:.E$37])-[.E11]" office:value-type="currency" office:currency="USD" office:value="7241.82">
            <text:p>$7,241.82</text:p>
          </table:table-cell>
          <table:table-cell table:style-name="ce189" table:formula="of:=[.L11]/MAX([.E$2:.E$100])" office:value-type="percentage" office:value="0.510245321225803">
            <text:p>51.02%</text:p>
          </table:table-cell>
          <table:table-cell table:style-name="ce193" table:number-columns-repeated="2"/>
          <table:table-cell table:style-name="ce194"/>
          <table:table-cell table:style-name="Default"/>
          <table:table-cell table:style-name="ce194" table:number-columns-repeated="1007"/>
        </table:table-row>
        <table:table-row table:style-name="ro3">
          <table:covered-table-cell table:style-name="ce157"/>
          <table:table-cell office:value-type="string">
            <text:p>November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6360">
            <text:p>$6,360.00</text:p>
          </table:table-cell>
          <table:table-cell table:formula="of:=[.C12]+[.D12]" office:value-type="currency" office:currency="USD" office:value="6360">
            <text:p>$6,360.00</text:p>
          </table:table-cell>
          <table:table-cell table:style-name="ce182" table:formula="of:=[.E12]-[.E11]" office:value-type="currency" office:currency="USD" office:value="-591">
            <text:p>-$591.00</text:p>
          </table:table-cell>
          <table:table-cell table:style-name="ce182" table:formula="of:=[.E12]-[.E9]" office:value-type="currency" office:currency="USD" office:value="-7">
            <text:p>-$7.00</text:p>
          </table:table-cell>
          <table:table-cell table:style-name="ce182" table:formula="of:=[.E12]-[.E6]" office:value-type="currency" office:currency="USD" office:value="863">
            <text:p>$863.00</text:p>
          </table:table-cell>
          <table:table-cell table:style-name="ce182" table:number-columns-repeated="3"/>
          <table:table-cell table:style-name="ce185" table:formula="of:=MAX([.E$14:.E$37])-[.E12]" office:value-type="currency" office:currency="USD" office:value="7832.82">
            <text:p>$7,832.82</text:p>
          </table:table-cell>
          <table:table-cell table:style-name="ce189" table:formula="of:=[.L12]/MAX([.E$2:.E$100])" office:value-type="percentage" office:value="0.551886094518214">
            <text:p>55.19%</text:p>
          </table:table-cell>
          <table:table-cell table:style-name="ce193" table:number-columns-repeated="2"/>
          <table:table-cell table:style-name="ce194"/>
          <table:table-cell table:style-name="Default"/>
          <table:table-cell table:style-name="ce194" table:number-columns-repeated="1007"/>
        </table:table-row>
        <table:table-row table:style-name="ro3">
          <table:covered-table-cell table:style-name="ce158"/>
          <table:table-cell table:style-name="ce163" office:value-type="string">
            <text:p>December</text:p>
          </table:table-cell>
          <table:table-cell table:style-name="ce176" office:value-type="currency" office:currency="USD" office:value="0">
            <text:p>$0.00</text:p>
          </table:table-cell>
          <table:table-cell table:style-name="ce176" office:value-type="currency" office:currency="USD" office:value="5600">
            <text:p>$5,600.00</text:p>
          </table:table-cell>
          <table:table-cell table:style-name="ce176" table:formula="of:=[.C13]+[.D13]" office:value-type="currency" office:currency="USD" office:value="5600">
            <text:p>$5,600.00</text:p>
          </table:table-cell>
          <table:table-cell table:style-name="ce163" table:formula="of:=[.E13]-[.E12]" office:value-type="currency" office:currency="USD" office:value="-760">
            <text:p>-$760.00</text:p>
          </table:table-cell>
          <table:table-cell table:style-name="ce182" table:formula="of:=[.E13]-[.E10]" office:value-type="currency" office:currency="USD" office:value="-1770">
            <text:p>-$1,770.00</text:p>
          </table:table-cell>
          <table:table-cell table:style-name="ce182" table:formula="of:=[.E13]-[.E7]" office:value-type="currency" office:currency="USD" office:value="612">
            <text:p>$612.00</text:p>
          </table:table-cell>
          <table:table-cell table:style-name="ce163" table:number-columns-repeated="3"/>
          <table:table-cell table:style-name="ce186" table:formula="of:=MAX([.E$14:.E$37])-[.E13]" office:value-type="currency" office:currency="USD" office:value="8592.82">
            <text:p>$8,592.82</text:p>
          </table:table-cell>
          <table:table-cell table:style-name="ce190" table:formula="of:=[.L13]/MAX([.E$2:.E$100])" office:value-type="percentage" office:value="0.605434297060063">
            <text:p>60.54%</text:p>
          </table:table-cell>
          <table:table-cell table:style-name="ce193" table:number-columns-repeated="2"/>
          <table:table-cell table:style-name="ce194"/>
          <table:table-cell table:style-name="Default"/>
          <table:table-cell table:style-name="ce194" table:number-columns-repeated="1007"/>
        </table:table-row>
        <table:table-row table:style-name="ro3">
          <table:table-cell table:style-name="ce156" office:value-type="float" office:value="2013" table:number-columns-spanned="1" table:number-rows-spanned="12">
            <text:p>2013</text:p>
          </table:table-cell>
          <table:table-cell table:style-name="ce164" office:value-type="string">
            <text:p>January</text:p>
          </table:table-cell>
          <table:table-cell table:style-name="ce174" office:value-type="currency" office:currency="USD" office:value="0">
            <text:p>$0.00</text:p>
          </table:table-cell>
          <table:table-cell table:style-name="ce174" office:value-type="currency" office:currency="USD" office:value="5855">
            <text:p>$5,855.00</text:p>
          </table:table-cell>
          <table:table-cell table:style-name="ce174" table:formula="of:=[.C14]+[.D14]" office:value-type="currency" office:currency="USD" office:value="5855">
            <text:p>$5,855.00</text:p>
          </table:table-cell>
          <table:table-cell table:style-name="ce162" table:formula="of:=[.E14]-[.E13]" office:value-type="currency" office:currency="USD" office:value="255">
            <text:p>$255.00</text:p>
          </table:table-cell>
          <table:table-cell table:style-name="ce162" table:formula="of:=[.E14]-[.E11]" office:value-type="currency" office:currency="USD" office:value="-1096">
            <text:p>-$1,096.00</text:p>
          </table:table-cell>
          <table:table-cell table:style-name="ce162" table:formula="of:=[.E14]-[.E8]" office:value-type="currency" office:currency="USD" office:value="702">
            <text:p>$702.00</text:p>
          </table:table-cell>
          <table:table-cell table:style-name="ce162" table:formula="of:=[.E14]-[.E2]" office:value-type="currency" office:currency="USD" office:value="1576">
            <text:p>$1,576.00</text:p>
          </table:table-cell>
          <table:table-cell table:style-name="ce182"/>
          <table:table-cell table:style-name="ce162"/>
          <table:table-cell table:style-name="ce184" table:formula="of:=MAX([.E$14:.E$37])-[.E14]" office:value-type="currency" office:currency="USD" office:value="8337.82">
            <text:p>$8,337.82</text:p>
          </table:table-cell>
          <table:table-cell table:style-name="ce188" table:formula="of:=[.L14]/MAX([.E$2:.E$100])" office:value-type="percentage" office:value="0.587467465944048">
            <text:p>58.75%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covered-table-cell table:style-name="ce157"/>
          <table:table-cell table:style-name="ce165" office:value-type="string">
            <text:p>February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5321.58">
            <text:p>$5,321.58</text:p>
          </table:table-cell>
          <table:table-cell table:formula="of:=[.C15]+[.D15]" office:value-type="currency" office:currency="USD" office:value="5321.58">
            <text:p>$5,321.58</text:p>
          </table:table-cell>
          <table:table-cell table:style-name="ce182" table:formula="of:=[.E15]-[.E14]" office:value-type="currency" office:currency="USD" office:value="-533.42">
            <text:p>-$533.42</text:p>
          </table:table-cell>
          <table:table-cell table:style-name="ce182" table:formula="of:=[.E15]-[.E12]" office:value-type="currency" office:currency="USD" office:value="-1038.42">
            <text:p>-$1,038.42</text:p>
          </table:table-cell>
          <table:table-cell table:style-name="ce182" table:formula="of:=[.E15]-[.E9]" office:value-type="currency" office:currency="USD" office:value="-1045.42">
            <text:p>-$1,045.42</text:p>
          </table:table-cell>
          <table:table-cell table:style-name="ce182" table:formula="of:=[.E15]-[.E3]" office:value-type="currency" office:currency="USD" office:value="789.58">
            <text:p>$789.58</text:p>
          </table:table-cell>
          <table:table-cell table:style-name="ce182" table:number-columns-repeated="2"/>
          <table:table-cell table:style-name="ce185" table:formula="of:=MAX([.E$14:.E$37])-[.E15]" office:value-type="currency" office:currency="USD" office:value="8871.24">
            <text:p>$8,871.24</text:p>
          </table:table-cell>
          <table:table-cell table:style-name="ce189" table:formula="of:=[.L15]/MAX([.E$2:.E$100])" office:value-type="percentage" office:value="0.625051258312302">
            <text:p>62.51%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covered-table-cell table:style-name="ce157"/>
          <table:table-cell table:style-name="ce165" office:value-type="string">
            <text:p>March</text:p>
          </table:table-cell>
          <table:table-cell office:value-type="currency" office:currency="USD" office:value="2734.52">
            <text:p>$2,734.52</text:p>
          </table:table-cell>
          <table:table-cell office:value-type="currency" office:currency="USD" office:value="5604.05">
            <text:p>$5,604.05</text:p>
          </table:table-cell>
          <table:table-cell table:formula="of:=[.C16]+[.D16]" office:value-type="currency" office:currency="USD" office:value="8338.57">
            <text:p>$8,338.57</text:p>
          </table:table-cell>
          <table:table-cell table:style-name="ce182" table:formula="of:=[.E16]-[.E15]" office:value-type="currency" office:currency="USD" office:value="3016.99">
            <text:p>$3,016.99</text:p>
          </table:table-cell>
          <table:table-cell table:style-name="ce182" table:formula="of:=[.E16]-[.E13]" office:value-type="currency" office:currency="USD" office:value="2738.57">
            <text:p>$2,738.57</text:p>
          </table:table-cell>
          <table:table-cell table:style-name="ce182" table:formula="of:=[.E16]-[.E10]" office:value-type="currency" office:currency="USD" office:value="968.57">
            <text:p>$968.57</text:p>
          </table:table-cell>
          <table:table-cell table:style-name="ce182" table:formula="of:=[.E16]-[.E4]" office:value-type="currency" office:currency="USD" office:value="3110.57">
            <text:p>$3,110.57</text:p>
          </table:table-cell>
          <table:table-cell table:style-name="ce182" table:number-columns-repeated="2"/>
          <table:table-cell table:style-name="ce185" table:formula="of:=MAX([.E$14:.E$37])-[.E16]" office:value-type="currency" office:currency="USD" office:value="5854.25">
            <text:p>$5,854.25</text:p>
          </table:table-cell>
          <table:table-cell table:style-name="ce189" table:formula="of:=[.L16]/MAX([.E$2:.E$100])" office:value-type="percentage" office:value="0.412479690435023">
            <text:p>41.25%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covered-table-cell table:style-name="ce157"/>
          <table:table-cell table:style-name="ce165" office:value-type="string">
            <text:p>April</text:p>
          </table:table-cell>
          <table:table-cell office:value-type="currency" office:currency="USD" office:value="4072.12">
            <text:p>$4,072.12</text:p>
          </table:table-cell>
          <table:table-cell office:value-type="currency" office:currency="USD" office:value="6260.52">
            <text:p>$6,260.52</text:p>
          </table:table-cell>
          <table:table-cell table:formula="of:=[.C17]+[.D17]" office:value-type="currency" office:currency="USD" office:value="10332.64">
            <text:p>$10,332.64</text:p>
          </table:table-cell>
          <table:table-cell table:style-name="ce182" table:formula="of:=[.E17]-[.E16]" office:value-type="currency" office:currency="USD" office:value="1994.07">
            <text:p>$1,994.07</text:p>
          </table:table-cell>
          <table:table-cell table:style-name="ce182" table:formula="of:=[.E17]-[.E14]" office:value-type="currency" office:currency="USD" office:value="4477.64">
            <text:p>$4,477.64</text:p>
          </table:table-cell>
          <table:table-cell table:style-name="ce182" table:formula="of:=[.E17]-[.E11]" office:value-type="currency" office:currency="USD" office:value="3381.64">
            <text:p>$3,381.64</text:p>
          </table:table-cell>
          <table:table-cell table:style-name="ce182" table:formula="of:=[.E17]-[.E5]" office:value-type="currency" office:currency="USD" office:value="4736.64">
            <text:p>$4,736.64</text:p>
          </table:table-cell>
          <table:table-cell table:style-name="ce182" table:number-columns-repeated="2"/>
          <table:table-cell table:style-name="ce185" table:formula="of:=MAX([.E$14:.E$37])-[.E17]" office:value-type="currency" office:currency="USD" office:value="3860.18">
            <text:p>$3,860.18</text:p>
          </table:table-cell>
          <table:table-cell table:style-name="ce189" table:formula="of:=[.L17]/MAX([.E$2:.E$100])" office:value-type="percentage" office:value="0.271981184852623">
            <text:p>27.20%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covered-table-cell table:style-name="ce157"/>
          <table:table-cell table:style-name="ce165" office:value-type="string">
            <text:p>May</text:p>
          </table:table-cell>
          <table:table-cell office:value-type="currency" office:currency="USD" office:value="5415.15">
            <text:p>$5,415.15</text:p>
          </table:table-cell>
          <table:table-cell office:value-type="currency" office:currency="USD" office:value="5891.25">
            <text:p>$5,891.25</text:p>
          </table:table-cell>
          <table:table-cell table:formula="of:=[.C18]+[.D18]" office:value-type="currency" office:currency="USD" office:value="11306.4">
            <text:p>$11,306.40</text:p>
          </table:table-cell>
          <table:table-cell table:style-name="ce182" table:formula="of:=[.E18]-[.E17]" office:value-type="currency" office:currency="USD" office:value="973.76">
            <text:p>$973.76</text:p>
          </table:table-cell>
          <table:table-cell table:style-name="ce182" table:formula="of:=[.E18]-[.E15]" office:value-type="currency" office:currency="USD" office:value="5984.82">
            <text:p>$5,984.82</text:p>
          </table:table-cell>
          <table:table-cell table:style-name="ce182" table:formula="of:=[.E18]-[.E12]" office:value-type="currency" office:currency="USD" office:value="4946.4">
            <text:p>$4,946.40</text:p>
          </table:table-cell>
          <table:table-cell table:style-name="ce182" table:formula="of:=[.E18]-[.E6]" office:value-type="currency" office:currency="USD" office:value="5809.4">
            <text:p>$5,809.40</text:p>
          </table:table-cell>
          <table:table-cell table:style-name="ce182" table:number-columns-repeated="2"/>
          <table:table-cell table:style-name="ce185" table:formula="of:=MAX([.E$14:.E$37])-[.E18]" office:value-type="currency" office:currency="USD" office:value="2886.42">
            <text:p>$2,886.42</text:p>
          </table:table-cell>
          <table:table-cell table:style-name="ce189" table:formula="of:=[.L18]/MAX([.E$2:.E$100])" office:value-type="percentage" office:value="0.203371845764267">
            <text:p>20.34%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covered-table-cell table:style-name="ce157"/>
          <table:table-cell table:style-name="ce165" office:value-type="string">
            <text:p>June</text:p>
          </table:table-cell>
          <table:table-cell office:value-type="currency" office:currency="USD" office:value="5360.51">
            <text:p>$5,360.51</text:p>
          </table:table-cell>
          <table:table-cell office:value-type="currency" office:currency="USD" office:value="5468.46">
            <text:p>$5,468.46</text:p>
          </table:table-cell>
          <table:table-cell table:formula="of:=[.C19]+[.D19]" office:value-type="currency" office:currency="USD" office:value="10828.97">
            <text:p>$10,828.97</text:p>
          </table:table-cell>
          <table:table-cell table:style-name="ce182" table:formula="of:=[.E19]-[.E18]" office:value-type="currency" office:currency="USD" office:value="-477.429999999999">
            <text:p>-$477.43</text:p>
          </table:table-cell>
          <table:table-cell table:style-name="ce182" table:formula="of:=[.E19]-[.E16]" office:value-type="currency" office:currency="USD" office:value="2490.4">
            <text:p>$2,490.40</text:p>
          </table:table-cell>
          <table:table-cell table:style-name="ce182" table:formula="of:=[.E19]-[.E13]" office:value-type="currency" office:currency="USD" office:value="5228.97">
            <text:p>$5,228.97</text:p>
          </table:table-cell>
          <table:table-cell table:style-name="ce182" table:formula="of:=[.E19]-[.E7]" office:value-type="currency" office:currency="USD" office:value="5840.97">
            <text:p>$5,840.97</text:p>
          </table:table-cell>
          <table:table-cell table:style-name="ce182" table:number-columns-repeated="2"/>
          <table:table-cell table:style-name="ce185" table:formula="of:=MAX([.E$14:.E$37])-[.E19]" office:value-type="currency" office:currency="USD" office:value="3363.85">
            <text:p>$3,363.85</text:p>
          </table:table-cell>
          <table:table-cell table:style-name="ce189" table:formula="of:=[.L19]/MAX([.E$2:.E$100])" office:value-type="percentage" office:value="0.237010685684733">
            <text:p>23.70%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covered-table-cell table:style-name="ce157"/>
          <table:table-cell table:style-name="ce165" office:value-type="string">
            <text:p>July</text:p>
          </table:table-cell>
          <table:table-cell office:value-type="currency" office:currency="USD" office:value="6254.06">
            <text:p>$6,254.06</text:p>
          </table:table-cell>
          <table:table-cell office:value-type="currency" office:currency="USD" office:value="5468.46">
            <text:p>$5,468.46</text:p>
          </table:table-cell>
          <table:table-cell table:formula="of:=[.C20]+[.D20]" office:value-type="currency" office:currency="USD" office:value="11722.52">
            <text:p>$11,722.52</text:p>
          </table:table-cell>
          <table:table-cell table:style-name="ce182" table:formula="of:=[.E20]-[.E19]" office:value-type="currency" office:currency="USD" office:value="893.549999999999">
            <text:p>$893.55</text:p>
          </table:table-cell>
          <table:table-cell table:style-name="ce182" table:formula="of:=[.E20]-[.E17]" office:value-type="currency" office:currency="USD" office:value="1389.88">
            <text:p>$1,389.88</text:p>
          </table:table-cell>
          <table:table-cell table:style-name="ce182" table:formula="of:=[.E20]-[.E14]" office:value-type="currency" office:currency="USD" office:value="5867.52">
            <text:p>$5,867.52</text:p>
          </table:table-cell>
          <table:table-cell table:style-name="ce182" table:formula="of:=[.E20]-[.E8]" office:value-type="currency" office:currency="USD" office:value="6569.52">
            <text:p>$6,569.52</text:p>
          </table:table-cell>
          <table:table-cell table:style-name="ce182" table:formula="of:=[.E20]-[.E2]" office:value-type="currency" office:currency="USD" office:value="7443.52">
            <text:p>$7,443.52</text:p>
          </table:table-cell>
          <table:table-cell table:style-name="ce182"/>
          <table:table-cell table:style-name="ce185" table:formula="of:=MAX([.E$14:.E$37])-[.E20]" office:value-type="currency" office:currency="USD" office:value="2470.3">
            <text:p>$2,470.30</text:p>
          </table:table-cell>
          <table:table-cell table:style-name="ce189" table:formula="of:=[.L20]/MAX([.E$2:.E$100])" office:value-type="percentage" office:value="0.17405279570938">
            <text:p>17.41%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covered-table-cell table:style-name="ce157"/>
          <table:table-cell table:style-name="ce165" office:value-type="string">
            <text:p>August</text:p>
          </table:table-cell>
          <table:table-cell office:value-type="currency" office:currency="USD" office:value="7143.18">
            <text:p>$7,143.18</text:p>
          </table:table-cell>
          <table:table-cell office:value-type="currency" office:currency="USD" office:value="4876.79">
            <text:p>$4,876.79</text:p>
          </table:table-cell>
          <table:table-cell table:formula="of:=[.C21]+[.D21]" office:value-type="currency" office:currency="USD" office:value="12019.97">
            <text:p>$12,019.97</text:p>
          </table:table-cell>
          <table:table-cell table:style-name="ce182" table:formula="of:=[.E21]-[.E20]" office:value-type="currency" office:currency="USD" office:value="297.450000000001">
            <text:p>$297.45</text:p>
          </table:table-cell>
          <table:table-cell table:style-name="ce182" table:formula="of:=[.E21]-[.E18]" office:value-type="currency" office:currency="USD" office:value="713.570000000002">
            <text:p>$713.57</text:p>
          </table:table-cell>
          <table:table-cell table:style-name="ce182" table:formula="of:=[.E21]-[.E15]" office:value-type="currency" office:currency="USD" office:value="6698.39">
            <text:p>$6,698.39</text:p>
          </table:table-cell>
          <table:table-cell table:style-name="ce182" table:formula="of:=[.E21]-[.E9]" office:value-type="currency" office:currency="USD" office:value="5652.97">
            <text:p>$5,652.97</text:p>
          </table:table-cell>
          <table:table-cell table:style-name="ce182" table:formula="of:=[.E21]-[.E3]" office:value-type="currency" office:currency="USD" office:value="7487.97">
            <text:p>$7,487.97</text:p>
          </table:table-cell>
          <table:table-cell table:style-name="ce182"/>
          <table:table-cell table:style-name="ce185" table:formula="of:=MAX([.E$14:.E$37])-[.E21]" office:value-type="currency" office:currency="USD" office:value="2172.85">
            <text:p>$2,172.85</text:p>
          </table:table-cell>
          <table:table-cell table:style-name="ce189" table:formula="of:=[.L21]/MAX([.E$2:.E$100])" office:value-type="percentage" office:value="0.153095015648758">
            <text:p>15.31%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covered-table-cell table:style-name="ce157"/>
          <table:table-cell table:style-name="ce165" office:value-type="string">
            <text:p>September</text:p>
          </table:table-cell>
          <table:table-cell office:value-type="currency" office:currency="USD" office:value="8240">
            <text:p>$8,240.00</text:p>
          </table:table-cell>
          <table:table-cell office:value-type="currency" office:currency="USD" office:value="4987.27">
            <text:p>$4,987.27</text:p>
          </table:table-cell>
          <table:table-cell table:formula="of:=[.C22]+[.D22]" office:value-type="currency" office:currency="USD" office:value="13227.27">
            <text:p>$13,227.27</text:p>
          </table:table-cell>
          <table:table-cell table:style-name="ce182" table:formula="of:=[.E22]-[.E21]" office:value-type="currency" office:currency="USD" office:value="1207.3">
            <text:p>$1,207.30</text:p>
          </table:table-cell>
          <table:table-cell table:style-name="ce182" table:formula="of:=[.E22]-[.E19]" office:value-type="currency" office:currency="USD" office:value="2398.3">
            <text:p>$2,398.30</text:p>
          </table:table-cell>
          <table:table-cell table:style-name="ce182" table:formula="of:=[.E22]-[.E16]" office:value-type="currency" office:currency="USD" office:value="4888.7">
            <text:p>$4,888.70</text:p>
          </table:table-cell>
          <table:table-cell table:style-name="ce182" table:formula="of:=[.E22]-[.E10]" office:value-type="currency" office:currency="USD" office:value="5857.27">
            <text:p>$5,857.27</text:p>
          </table:table-cell>
          <table:table-cell table:style-name="ce182" table:formula="of:=[.E22]-[.E4]" office:value-type="currency" office:currency="USD" office:value="7999.27">
            <text:p>$7,999.27</text:p>
          </table:table-cell>
          <table:table-cell table:style-name="ce182"/>
          <table:table-cell table:style-name="ce185" table:formula="of:=MAX([.E$14:.E$37])-[.E22]" office:value-type="currency" office:currency="USD" office:value="965.549999999999">
            <text:p>$965.55</text:p>
          </table:table-cell>
          <table:table-cell table:style-name="ce189" table:formula="of:=[.L22]/MAX([.E$2:.E$100])" office:value-type="percentage" office:value="0.0680308775845815">
            <text:p>6.80%</text:p>
          </table:table-cell>
          <table:table-cell/>
          <table:table-cell office:value-type="currency" office:currency="USD" office:value="70.12">
            <text:p>$70.12</text:p>
          </table:table-cell>
          <table:table-cell table:formula="of:=SUM([.N22:.O22])" office:value-type="currency" office:currency="USD" office:value="70.12">
            <text:p>$70.12</text:p>
          </table:table-cell>
          <table:table-cell table:style-name="Default"/>
          <table:table-cell table:number-columns-repeated="1007"/>
        </table:table-row>
        <table:table-row table:style-name="ro3">
          <table:covered-table-cell table:style-name="ce157"/>
          <table:table-cell table:style-name="ce165" office:value-type="string">
            <text:p>October</text:p>
          </table:table-cell>
          <table:table-cell office:value-type="currency" office:currency="USD" office:value="8763.28">
            <text:p>$8,763.28</text:p>
          </table:table-cell>
          <table:table-cell office:value-type="currency" office:currency="USD" office:value="5201.39">
            <text:p>$5,201.39</text:p>
          </table:table-cell>
          <table:table-cell table:formula="of:=[.C23]+[.D23]" office:value-type="currency" office:currency="USD" office:value="13964.67">
            <text:p>$13,964.67</text:p>
          </table:table-cell>
          <table:table-cell table:style-name="ce182" table:formula="of:=[.E23]-[.E22]" office:value-type="currency" office:currency="USD" office:value="737.400000000002">
            <text:p>$737.40</text:p>
          </table:table-cell>
          <table:table-cell table:style-name="ce182" table:formula="of:=[.E23]-[.E20]" office:value-type="currency" office:currency="USD" office:value="2242.15">
            <text:p>$2,242.15</text:p>
          </table:table-cell>
          <table:table-cell table:style-name="ce182" table:formula="of:=[.E23]-[.E17]" office:value-type="currency" office:currency="USD" office:value="3632.03">
            <text:p>$3,632.03</text:p>
          </table:table-cell>
          <table:table-cell table:style-name="ce182" table:formula="of:=[.E23]-[.E11]" office:value-type="currency" office:currency="USD" office:value="7013.67">
            <text:p>$7,013.67</text:p>
          </table:table-cell>
          <table:table-cell table:style-name="ce182" table:formula="of:=[.E23]-[.E5]" office:value-type="currency" office:currency="USD" office:value="8368.67">
            <text:p>$8,368.67</text:p>
          </table:table-cell>
          <table:table-cell table:style-name="ce182"/>
          <table:table-cell table:style-name="ce185" table:formula="of:=MAX([.E$14:.E$37])-[.E23]" office:value-type="currency" office:currency="USD" office:value="228.149999999998">
            <text:p>$228.15</text:p>
          </table:table-cell>
          <table:table-cell table:style-name="ce189" table:formula="of:=[.L23]/MAX([.E$2:.E$100])" office:value-type="percentage" office:value="0.0160750294867403">
            <text:p>1.61%</text:p>
          </table:table-cell>
          <table:table-cell office:value-type="currency" office:currency="USD" office:value="79.63">
            <text:p>$79.63</text:p>
          </table:table-cell>
          <table:table-cell office:value-type="currency" office:currency="USD" office:value="74">
            <text:p>$74.00</text:p>
          </table:table-cell>
          <table:table-cell table:formula="of:=SUM([.N23:.O23])" office:value-type="currency" office:currency="USD" office:value="153.63">
            <text:p>$153.63</text:p>
          </table:table-cell>
          <table:table-cell table:style-name="Default"/>
          <table:table-cell table:number-columns-repeated="1007"/>
        </table:table-row>
        <table:table-row table:style-name="ro3">
          <table:covered-table-cell table:style-name="ce157"/>
          <table:table-cell table:style-name="ce165" office:value-type="string">
            <text:p>November</text:p>
          </table:table-cell>
          <table:table-cell table:style-name="ce177" office:value-type="currency" office:currency="USD" office:value="9674.96">
            <text:p>$9,674.96</text:p>
          </table:table-cell>
          <table:table-cell office:value-type="currency" office:currency="USD" office:value="4517.86">
            <text:p>$4,517.86</text:p>
          </table:table-cell>
          <table:table-cell table:style-name="ce177" table:formula="of:=[.C24]+[.D24]" office:value-type="currency" office:currency="USD" office:value="14192.82">
            <text:p>$14,192.82</text:p>
          </table:table-cell>
          <table:table-cell table:style-name="ce182" table:formula="of:=[.E24]-[.E23]" office:value-type="currency" office:currency="USD" office:value="228.149999999998">
            <text:p>$228.15</text:p>
          </table:table-cell>
          <table:table-cell table:style-name="ce182" table:formula="of:=[.E24]-[.E21]" office:value-type="currency" office:currency="USD" office:value="2172.85">
            <text:p>$2,172.85</text:p>
          </table:table-cell>
          <table:table-cell table:style-name="ce182" table:formula="of:=[.E24]-[.E18]" office:value-type="currency" office:currency="USD" office:value="2886.42">
            <text:p>$2,886.42</text:p>
          </table:table-cell>
          <table:table-cell table:style-name="ce182" table:formula="of:=[.E24]-[.E12]" office:value-type="currency" office:currency="USD" office:value="7832.82">
            <text:p>$7,832.82</text:p>
          </table:table-cell>
          <table:table-cell table:style-name="ce182" table:formula="of:=[.E24]-[.E6]" office:value-type="currency" office:currency="USD" office:value="8695.82">
            <text:p>$8,695.82</text:p>
          </table:table-cell>
          <table:table-cell table:style-name="ce182"/>
          <table:table-cell table:style-name="ce185" table:formula="of:=MAX([.E$14:.E$37])-[.E24]" office:value-type="currency" office:currency="USD" office:value="0">
            <text:p>$0.00</text:p>
          </table:table-cell>
          <table:table-cell table:style-name="ce189" table:formula="of:=[.L24]/MAX([.E$2:.E$100])" office:value-type="percentage" office:value="0">
            <text:p>0.00%</text:p>
          </table:table-cell>
          <table:table-cell table:style-name="ce177" office:value-type="currency" office:currency="USD" office:value="90.56">
            <text:p>$90.56</text:p>
          </table:table-cell>
          <table:table-cell table:formula="of:=65.98+0.49" office:value-type="currency" office:currency="USD" office:value="66.47">
            <text:p>$66.47</text:p>
          </table:table-cell>
          <table:table-cell table:formula="of:=SUM([.N24:.O24])" office:value-type="currency" office:currency="USD" office:value="157.03">
            <text:p>$157.03</text:p>
          </table:table-cell>
          <table:table-cell table:style-name="Default"/>
          <table:table-cell table:number-columns-repeated="1007"/>
        </table:table-row>
        <table:table-row table:style-name="ro3">
          <table:covered-table-cell table:style-name="ce158"/>
          <table:table-cell table:style-name="ce166" office:value-type="string">
            <text:p>December</text:p>
          </table:table-cell>
          <table:table-cell table:style-name="ce176" office:value-type="currency" office:currency="USD" office:value="9164.23">
            <text:p>$9,164.23</text:p>
          </table:table-cell>
          <table:table-cell table:style-name="ce176" office:value-type="currency" office:currency="USD" office:value="4303.63">
            <text:p>$4,303.63</text:p>
          </table:table-cell>
          <table:table-cell table:style-name="ce176" table:formula="of:=[.C25]+[.D25]" office:value-type="currency" office:currency="USD" office:value="13467.86">
            <text:p>$13,467.86</text:p>
          </table:table-cell>
          <table:table-cell table:style-name="ce163" table:formula="of:=[.E25]-[.E24]" office:value-type="currency" office:currency="USD" office:value="-724.959999999999">
            <text:p>-$724.96</text:p>
          </table:table-cell>
          <table:table-cell table:style-name="ce163" table:formula="of:=[.E25]-[.E22]" office:value-type="currency" office:currency="USD" office:value="240.59">
            <text:p>$240.59</text:p>
          </table:table-cell>
          <table:table-cell table:style-name="ce163" table:formula="of:=[.E25]-[.E19]" office:value-type="currency" office:currency="USD" office:value="2638.89">
            <text:p>$2,638.89</text:p>
          </table:table-cell>
          <table:table-cell table:style-name="ce163" table:formula="of:=[.E25]-[.E13]" office:value-type="currency" office:currency="USD" office:value="7867.86">
            <text:p>$7,867.86</text:p>
          </table:table-cell>
          <table:table-cell table:style-name="ce182" table:formula="of:=[.E25]-[.E7]" office:value-type="currency" office:currency="USD" office:value="8479.86">
            <text:p>$8,479.86</text:p>
          </table:table-cell>
          <table:table-cell table:style-name="ce182"/>
          <table:table-cell table:style-name="ce186" table:formula="of:=MAX([.E$14:.E$37])-[.E25]" office:value-type="currency" office:currency="USD" office:value="724.959999999999">
            <text:p>$724.96</text:p>
          </table:table-cell>
          <table:table-cell table:style-name="ce190" table:formula="of:=[.L25]/MAX([.E$2:.E$100])" office:value-type="percentage" office:value="0.0510793485720244">
            <text:p>5.11%</text:p>
          </table:table-cell>
          <table:table-cell office:value-type="currency" office:currency="USD" office:value="85.27">
            <text:p>$85.27</text:p>
          </table:table-cell>
          <table:table-cell table:formula="of:=60.12+0.65" office:value-type="currency" office:currency="USD" office:value="60.77">
            <text:p>$60.77</text:p>
          </table:table-cell>
          <table:table-cell table:formula="of:=SUM([.N25:.O25])" office:value-type="currency" office:currency="USD" office:value="146.04">
            <text:p>$146.04</text:p>
          </table:table-cell>
          <table:table-cell table:style-name="Default"/>
          <table:table-cell table:number-columns-repeated="1007"/>
        </table:table-row>
        <table:table-row table:style-name="ro3">
          <table:table-cell table:style-name="ce159" office:value-type="float" office:value="2014" table:number-columns-spanned="1" table:number-rows-spanned="12">
            <text:p>2014</text:p>
          </table:table-cell>
          <table:table-cell table:style-name="ce167" office:value-type="string">
            <text:p>January</text:p>
          </table:table-cell>
          <table:table-cell table:style-name="ce178" office:value-type="currency" office:currency="USD" office:value="9379.95">
            <text:p>$9,379.95</text:p>
          </table:table-cell>
          <table:table-cell table:style-name="ce178" office:value-type="currency" office:currency="USD" office:value="4091.79">
            <text:p>$4,091.79</text:p>
          </table:table-cell>
          <table:table-cell table:style-name="ce178" table:formula="of:=[.C26]+[.D26]" office:value-type="currency" office:currency="USD" office:value="13471.74">
            <text:p>$13,471.74</text:p>
          </table:table-cell>
          <table:table-cell table:style-name="ce162" table:formula="of:=[.E26]-[.E25]" office:value-type="currency" office:currency="USD" office:value="3.88000000000102">
            <text:p>$3.88</text:p>
          </table:table-cell>
          <table:table-cell table:style-name="ce162" table:formula="of:=[.E26]-[.E23]" office:value-type="currency" office:currency="USD" office:value="-492.93">
            <text:p>-$492.93</text:p>
          </table:table-cell>
          <table:table-cell table:style-name="ce162" table:formula="of:=[.E26]-[.E20]" office:value-type="currency" office:currency="USD" office:value="1749.22">
            <text:p>$1,749.22</text:p>
          </table:table-cell>
          <table:table-cell table:style-name="ce162" table:formula="of:=[.E26]-[.E14]" office:value-type="currency" office:currency="USD" office:value="7616.74">
            <text:p>$7,616.74</text:p>
          </table:table-cell>
          <table:table-cell table:style-name="ce182" table:formula="of:=[.E26]-[.E8]" office:value-type="currency" office:currency="USD" office:value="8318.74">
            <text:p>$8,318.74</text:p>
          </table:table-cell>
          <table:table-cell table:style-name="ce182" table:formula="of:=[.E26]-[.E2]" office:value-type="currency" office:currency="USD" office:value="9192.74">
            <text:p>$9,192.74</text:p>
          </table:table-cell>
          <table:table-cell table:style-name="ce184" table:formula="of:=MAX([.E$14:.E$37])-[.E26]" office:value-type="currency" office:currency="USD" office:value="721.079999999998">
            <text:p>$721.08</text:p>
          </table:table-cell>
          <table:table-cell table:style-name="ce188" table:formula="of:=[.L26]/MAX([.E$2:.E$100])" office:value-type="percentage" office:value="0.0508059709064159">
            <text:p>5.08%</text:p>
          </table:table-cell>
          <table:table-cell office:value-type="currency" office:currency="USD" office:value="89.06">
            <text:p>$89.06</text:p>
          </table:table-cell>
          <table:table-cell office:value-type="currency" office:currency="USD" office:value="63.16">
            <text:p>$63.16</text:p>
          </table:table-cell>
          <table:table-cell table:formula="of:=SUM([.N26:.O26])" office:value-type="currency" office:currency="USD" office:value="152.22">
            <text:p>$152.22</text:p>
          </table:table-cell>
          <table:table-cell table:style-name="Default"/>
          <table:table-cell table:number-columns-repeated="1007"/>
        </table:table-row>
        <table:table-row table:style-name="ro3">
          <table:covered-table-cell table:style-name="ce160"/>
          <table:table-cell table:style-name="ce168" office:value-type="string">
            <text:p>February</text:p>
          </table:table-cell>
          <table:table-cell table:style-name="ce179" office:value-type="currency" office:currency="USD" office:value="9175.57">
            <text:p>$9,175.57</text:p>
          </table:table-cell>
          <table:table-cell table:style-name="ce181" office:value-type="currency" office:currency="USD" office:value="3852.41">
            <text:p>$3,852.41</text:p>
          </table:table-cell>
          <table:table-cell table:style-name="ce181" table:formula="of:=[.C27]+[.D27]" office:value-type="currency" office:currency="USD" office:value="13027.98">
            <text:p>$13,027.98</text:p>
          </table:table-cell>
          <table:table-cell table:style-name="ce182" table:formula="of:=[.E27]-[.E26]" office:value-type="currency" office:currency="USD" office:value="-443.760000000002">
            <text:p>-$443.76</text:p>
          </table:table-cell>
          <table:table-cell table:style-name="ce182" table:formula="of:=[.E27]-[.E24]" office:value-type="currency" office:currency="USD" office:value="-1164.84">
            <text:p>-$1,164.84</text:p>
          </table:table-cell>
          <table:table-cell table:style-name="ce182" table:formula="of:=[.E27]-[.E21]" office:value-type="currency" office:currency="USD" office:value="1008.01">
            <text:p>$1,008.01</text:p>
          </table:table-cell>
          <table:table-cell table:style-name="ce182" table:formula="of:=[.E27]-[.E15]" office:value-type="currency" office:currency="USD" office:value="7706.4">
            <text:p>$7,706.40</text:p>
          </table:table-cell>
          <table:table-cell table:style-name="ce182" table:formula="of:=[.E27]-[.E9]" office:value-type="currency" office:currency="USD" office:value="6660.98">
            <text:p>$6,660.98</text:p>
          </table:table-cell>
          <table:table-cell table:style-name="ce182" table:formula="of:=[.E27]-[.E3]" office:value-type="currency" office:currency="USD" office:value="8495.98">
            <text:p>$8,495.98</text:p>
          </table:table-cell>
          <table:table-cell table:style-name="ce185" table:formula="of:=MAX([.E$14:.E$37])-[.E27]" office:value-type="currency" office:currency="USD" office:value="1164.84">
            <text:p>$1,164.84</text:p>
          </table:table-cell>
          <table:table-cell table:style-name="ce189" table:formula="of:=[.L27]/MAX([.E$2:.E$100])" office:value-type="percentage" office:value="0.0820724845379565">
            <text:p>8.21%</text:p>
          </table:table-cell>
          <table:table-cell office:value-type="currency" office:currency="USD" office:value="85.86">
            <text:p>$85.86</text:p>
          </table:table-cell>
          <table:table-cell office:value-type="currency" office:currency="USD" office:value="55.12">
            <text:p>$55.12</text:p>
          </table:table-cell>
          <table:table-cell table:formula="of:=SUM([.N27:.O27])" office:value-type="currency" office:currency="USD" office:value="140.98">
            <text:p>$140.98</text:p>
          </table:table-cell>
          <table:table-cell table:style-name="ce198" office:value-type="float" office:value="633">
            <text:p>633</text:p>
          </table:table-cell>
          <table:table-cell table:number-columns-repeated="1007"/>
        </table:table-row>
        <table:table-row table:style-name="ro3">
          <table:covered-table-cell table:style-name="ce160"/>
          <table:table-cell table:style-name="ce168" office:value-type="string">
            <text:p>March</text:p>
          </table:table-cell>
          <table:table-cell table:style-name="ce179" office:value-type="currency" office:currency="USD" office:value="9105.02">
            <text:p>$9,105.02</text:p>
          </table:table-cell>
          <table:table-cell table:style-name="ce181" table:formula="of:=6009.27-2200" office:value-type="currency" office:currency="USD" office:value="3809.27">
            <text:p>$3,809.27</text:p>
          </table:table-cell>
          <table:table-cell table:style-name="ce181" table:formula="of:=[.C28]+[.D28]" office:value-type="currency" office:currency="USD" office:value="12914.29">
            <text:p>$12,914.29</text:p>
          </table:table-cell>
          <table:table-cell table:style-name="ce182" table:formula="of:=[.E28]-[.E27]" office:value-type="currency" office:currency="USD" office:value="-113.689999999999">
            <text:p>-$113.69</text:p>
          </table:table-cell>
          <table:table-cell table:style-name="ce182" table:formula="of:=[.E28]-[.E25]" office:value-type="currency" office:currency="USD" office:value="-553.57">
            <text:p>-$553.57</text:p>
          </table:table-cell>
          <table:table-cell table:style-name="ce182" table:formula="of:=[.E28]-[.E22]" office:value-type="currency" office:currency="USD" office:value="-312.98">
            <text:p>-$312.98</text:p>
          </table:table-cell>
          <table:table-cell table:style-name="ce182" table:formula="of:=[.E28]-[.E16]" office:value-type="currency" office:currency="USD" office:value="4575.72">
            <text:p>$4,575.72</text:p>
          </table:table-cell>
          <table:table-cell table:style-name="ce182" table:formula="of:=[.E28]-[.E10]" office:value-type="currency" office:currency="USD" office:value="5544.29">
            <text:p>$5,544.29</text:p>
          </table:table-cell>
          <table:table-cell table:style-name="ce182" table:formula="of:=[.E28]-[.E4]" office:value-type="currency" office:currency="USD" office:value="7686.29">
            <text:p>$7,686.29</text:p>
          </table:table-cell>
          <table:table-cell table:style-name="ce185" table:formula="of:=MAX([.E$14:.E$37])-[.E28]" office:value-type="currency" office:currency="USD" office:value="1278.53">
            <text:p>$1,278.53</text:p>
          </table:table-cell>
          <table:table-cell table:style-name="ce189" table:formula="of:=[.L28]/MAX([.E$2:.E$100])" office:value-type="percentage" office:value="0.0900828728892496">
            <text:p>9.01%</text:p>
          </table:table-cell>
          <table:table-cell office:value-type="currency" office:currency="USD" office:value="76.42">
            <text:p>$76.42</text:p>
          </table:table-cell>
          <table:table-cell table:style-name="ce177" table:formula="of:=48.41+49.28" office:value-type="currency" office:currency="USD" office:value="97.69">
            <text:p>$97.69</text:p>
          </table:table-cell>
          <table:table-cell table:style-name="ce195" table:formula="of:=SUM([.N28:.O28])" office:value-type="currency" office:currency="USD" office:value="174.11">
            <text:p>$174.11</text:p>
          </table:table-cell>
          <table:table-cell table:style-name="ce198" office:value-type="float" office:value="657">
            <text:p>657</text:p>
          </table:table-cell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60"/>
          <table:table-cell table:style-name="ce168" office:value-type="string">
            <text:p>April</text:p>
          </table:table-cell>
          <table:table-cell table:style-name="ce179" office:value-type="currency" office:currency="USD" office:value="9519.29">
            <text:p>$9,519.29</text:p>
          </table:table-cell>
          <table:table-cell table:style-name="ce181" office:value-type="currency" office:currency="USD" office:value="3607.47">
            <text:p>$3,607.47</text:p>
          </table:table-cell>
          <table:table-cell table:style-name="ce181" table:formula="of:=[.C29]+[.D29]" office:value-type="currency" office:currency="USD" office:value="13126.76">
            <text:p>$13,126.76</text:p>
          </table:table-cell>
          <table:table-cell table:style-name="ce182" table:formula="of:=[.E29]-[.E28]" office:value-type="currency" office:currency="USD" office:value="212.469999999999">
            <text:p>$212.47</text:p>
          </table:table-cell>
          <table:table-cell table:style-name="ce182" table:formula="of:=[.E29]-[.E26]" office:value-type="currency" office:currency="USD" office:value="-344.980000000001">
            <text:p>-$344.98</text:p>
          </table:table-cell>
          <table:table-cell table:style-name="ce182" table:formula="of:=[.E29]-[.E23]" office:value-type="currency" office:currency="USD" office:value="-837.910000000002">
            <text:p>-$837.91</text:p>
          </table:table-cell>
          <table:table-cell table:style-name="ce182" table:formula="of:=[.E29]-[.E17]" office:value-type="currency" office:currency="USD" office:value="2794.12">
            <text:p>$2,794.12</text:p>
          </table:table-cell>
          <table:table-cell table:style-name="ce182" table:formula="of:=[.E29]-[.E11]" office:value-type="currency" office:currency="USD" office:value="6175.76">
            <text:p>$6,175.76</text:p>
          </table:table-cell>
          <table:table-cell table:style-name="ce182" table:formula="of:=[.E29]-[.E5]" office:value-type="currency" office:currency="USD" office:value="7530.76">
            <text:p>$7,530.76</text:p>
          </table:table-cell>
          <table:table-cell table:style-name="ce185" table:formula="of:=MAX([.E$14:.E$37])-[.E29]" office:value-type="currency" office:currency="USD" office:value="1066.06">
            <text:p>$1,066.06</text:p>
          </table:table-cell>
          <table:table-cell table:style-name="ce189" table:formula="of:=[.L29]/MAX([.E$2:.E$100])" office:value-type="percentage" office:value="0.0751126273707409">
            <text:p>7.51%</text:p>
          </table:table-cell>
          <table:table-cell office:value-type="currency" office:currency="USD" office:value="84.25">
            <text:p>$84.25</text:p>
          </table:table-cell>
          <table:table-cell office:value-type="currency" office:currency="USD" office:value="48.6">
            <text:p>$48.60</text:p>
          </table:table-cell>
          <table:table-cell table:formula="of:=SUM([.N29:.O29])" office:value-type="currency" office:currency="USD" office:value="132.85">
            <text:p>$132.85</text:p>
          </table:table-cell>
          <table:table-cell table:style-name="ce198" office:value-type="float" office:value="663">
            <text:p>663</text:p>
          </table:table-cell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60"/>
          <table:table-cell table:style-name="ce168" office:value-type="string">
            <text:p>May</text:p>
          </table:table-cell>
          <table:table-cell table:style-name="ce179" office:value-type="currency" office:currency="USD" office:value="9093.7">
            <text:p>$9,093.70</text:p>
          </table:table-cell>
          <table:table-cell table:style-name="ce181" office:value-type="currency" office:currency="USD" office:value="3387.74">
            <text:p>$3,387.74</text:p>
          </table:table-cell>
          <table:table-cell table:style-name="ce181" table:formula="of:=[.C30]+[.D30]" office:value-type="currency" office:currency="USD" office:value="12481.44">
            <text:p>$12,481.44</text:p>
          </table:table-cell>
          <table:table-cell table:style-name="ce182" table:formula="of:=[.E30]-[.E29]" office:value-type="currency" office:currency="USD" office:value="-645.32">
            <text:p>-$645.32</text:p>
          </table:table-cell>
          <table:table-cell table:style-name="ce182" table:formula="of:=[.E30]-[.E27]" office:value-type="currency" office:currency="USD" office:value="-546.539999999999">
            <text:p>-$546.54</text:p>
          </table:table-cell>
          <table:table-cell table:style-name="ce182" table:formula="of:=[.E30]-[.E24]" office:value-type="currency" office:currency="USD" office:value="-1711.38">
            <text:p>-$1,711.38</text:p>
          </table:table-cell>
          <table:table-cell table:style-name="ce182" table:formula="of:=[.E30]-[.E18]" office:value-type="currency" office:currency="USD" office:value="1175.04">
            <text:p>$1,175.04</text:p>
          </table:table-cell>
          <table:table-cell table:style-name="ce182" table:formula="of:=[.E30]-[.E12]" office:value-type="currency" office:currency="USD" office:value="6121.44">
            <text:p>$6,121.44</text:p>
          </table:table-cell>
          <table:table-cell table:style-name="ce182" table:formula="of:=[.E30]-[.E6]" office:value-type="currency" office:currency="USD" office:value="6984.44">
            <text:p>$6,984.44</text:p>
          </table:table-cell>
          <table:table-cell table:style-name="ce185" table:formula="of:=MAX([.E$14:.E$37])-[.E30]" office:value-type="currency" office:currency="USD" office:value="1711.38">
            <text:p>$1,711.38</text:p>
          </table:table-cell>
          <table:table-cell table:style-name="ce189" table:formula="of:=[.L30]/MAX([.E$2:.E$100])" office:value-type="percentage" office:value="0.12058068798167">
            <text:p>12.06%</text:p>
          </table:table-cell>
          <table:table-cell office:value-type="currency" office:currency="USD" office:value="82.93">
            <text:p>$82.93</text:p>
          </table:table-cell>
          <table:table-cell office:value-type="currency" office:currency="USD" office:value="54.13">
            <text:p>$54.13</text:p>
          </table:table-cell>
          <table:table-cell table:formula="of:=SUM([.N30:.O30])" office:value-type="currency" office:currency="USD" office:value="137.06">
            <text:p>$137.06</text:p>
          </table:table-cell>
          <table:table-cell table:style-name="ce198" office:value-type="float" office:value="670">
            <text:p>670</text:p>
          </table:table-cell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60"/>
          <table:table-cell table:style-name="ce168" office:value-type="string">
            <text:p>June</text:p>
          </table:table-cell>
          <table:table-cell table:style-name="ce179" office:value-type="currency" office:currency="USD" office:value="8763.45">
            <text:p>$8,763.45</text:p>
          </table:table-cell>
          <table:table-cell table:style-name="ce181" office:value-type="currency" office:currency="USD" office:value="2771.41">
            <text:p>$2,771.41</text:p>
          </table:table-cell>
          <table:table-cell table:style-name="ce181" table:formula="of:=[.C31]+[.D31]" office:value-type="currency" office:currency="USD" office:value="11534.86">
            <text:p>$11,534.86</text:p>
          </table:table-cell>
          <table:table-cell table:style-name="ce182" table:formula="of:=[.E31]-[.E30]" office:value-type="currency" office:currency="USD" office:value="-946.58">
            <text:p>-$946.58</text:p>
          </table:table-cell>
          <table:table-cell table:style-name="ce182" table:formula="of:=[.E31]-[.E28]" office:value-type="currency" office:currency="USD" office:value="-1379.43">
            <text:p>-$1,379.43</text:p>
          </table:table-cell>
          <table:table-cell table:style-name="ce182" table:formula="of:=[.E31]-[.E25]" office:value-type="currency" office:currency="USD" office:value="-1933">
            <text:p>-$1,933.00</text:p>
          </table:table-cell>
          <table:table-cell table:style-name="ce182" table:formula="of:=[.E31]-[.E19]" office:value-type="currency" office:currency="USD" office:value="705.889999999999">
            <text:p>$705.89</text:p>
          </table:table-cell>
          <table:table-cell table:style-name="ce182" table:formula="of:=[.E31]-[.E13]" office:value-type="currency" office:currency="USD" office:value="5934.86">
            <text:p>$5,934.86</text:p>
          </table:table-cell>
          <table:table-cell table:style-name="ce182" table:formula="of:=[.E31]-[.E7]" office:value-type="currency" office:currency="USD" office:value="6546.86">
            <text:p>$6,546.86</text:p>
          </table:table-cell>
          <table:table-cell table:style-name="ce185" table:formula="of:=MAX([.E$14:.E$37])-[.E31]" office:value-type="currency" office:currency="USD" office:value="2657.96">
            <text:p>$2,657.96</text:p>
          </table:table-cell>
          <table:table-cell table:style-name="ce189" table:formula="of:=[.L31]/MAX([.E$2:.E$100])" office:value-type="percentage" office:value="0.187274974247542">
            <text:p>18.73%</text:p>
          </table:table-cell>
          <table:table-cell office:value-type="currency" office:currency="USD" office:value="83.95">
            <text:p>$83.95</text:p>
          </table:table-cell>
          <table:table-cell office:value-type="currency" office:currency="USD" office:value="70.86">
            <text:p>$70.86</text:p>
          </table:table-cell>
          <table:table-cell table:formula="of:=SUM([.N31:.O31])" office:value-type="currency" office:currency="USD" office:value="154.81">
            <text:p>$154.81</text:p>
          </table:table-cell>
          <table:table-cell table:style-name="ce199" office:value-type="float" office:value="673">
            <text:p>673</text:p>
          </table:table-cell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60"/>
          <table:table-cell table:style-name="ce168" office:value-type="string">
            <text:p>July</text:p>
          </table:table-cell>
          <table:table-cell table:style-name="ce179" table:formula="of:=[.C31]-200" office:value-type="currency" office:currency="USD" office:value="8563.45">
            <text:p>$8,563.45</text:p>
          </table:table-cell>
          <table:table-cell table:style-name="ce181"/>
          <table:table-cell table:style-name="ce181" table:formula="of:=[.C32]+[.D32]" office:value-type="currency" office:currency="USD" office:value="8563.45">
            <text:p>$8,563.45</text:p>
          </table:table-cell>
          <table:table-cell table:style-name="ce182" table:formula="of:=[.E32]-[.E31]" office:value-type="currency" office:currency="USD" office:value="-2971.41">
            <text:p>-$2,971.41</text:p>
          </table:table-cell>
          <table:table-cell table:style-name="ce182" table:formula="of:=[.E32]-[.E29]" office:value-type="currency" office:currency="USD" office:value="-4563.31">
            <text:p>-$4,563.31</text:p>
          </table:table-cell>
          <table:table-cell table:style-name="ce182" table:formula="of:=[.E32]-[.E26]" office:value-type="currency" office:currency="USD" office:value="-4908.29">
            <text:p>-$4,908.29</text:p>
          </table:table-cell>
          <table:table-cell table:style-name="ce182" table:formula="of:=[.E32]-[.E20]" office:value-type="currency" office:currency="USD" office:value="-3159.07">
            <text:p>-$3,159.07</text:p>
          </table:table-cell>
          <table:table-cell table:style-name="ce182" table:formula="of:=[.E32]-[.E14]" office:value-type="currency" office:currency="USD" office:value="2708.45">
            <text:p>$2,708.45</text:p>
          </table:table-cell>
          <table:table-cell table:style-name="ce182" table:formula="of:=[.E32]-[.E8]" office:value-type="currency" office:currency="USD" office:value="3410.45">
            <text:p>$3,410.45</text:p>
          </table:table-cell>
          <table:table-cell table:style-name="ce185" table:formula="of:=MAX([.E$14:.E$37])-[.E32]" office:value-type="currency" office:currency="USD" office:value="5629.37">
            <text:p>$5,629.37</text:p>
          </table:table-cell>
          <table:table-cell table:style-name="ce189" table:formula="of:=[.L32]/MAX([.E$2:.E$100])" office:value-type="percentage" office:value="0.396635059135535">
            <text:p>39.66%</text:p>
          </table:table-cell>
          <table:table-cell table:formula="of:=[.N31]*[.C31]/[.C30]" office:value-type="currency" office:currency="USD" office:value="80.9012423436005">
            <text:p>$80.90</text:p>
          </table:table-cell>
          <table:table-cell table:formula="of:=[.O31]*[.D31]/[.D30]" office:value-type="currency" office:currency="USD" office:value="57.968472373913">
            <text:p>$57.97</text:p>
          </table:table-cell>
          <table:table-cell table:formula="of:=SUM([.N32:.O32])" office:value-type="currency" office:currency="USD" office:value="138.869714717514">
            <text:p>$138.87</text:p>
          </table:table-cell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60"/>
          <table:table-cell table:style-name="ce168" office:value-type="string">
            <text:p>August</text:p>
          </table:table-cell>
          <table:table-cell table:style-name="ce179" table:formula="of:=[.C32]-200" office:value-type="currency" office:currency="USD" office:value="8363.45">
            <text:p>$8,363.45</text:p>
          </table:table-cell>
          <table:table-cell table:style-name="ce181"/>
          <table:table-cell table:style-name="ce181" table:formula="of:=[.C33]+[.D34]" office:value-type="currency" office:currency="USD" office:value="8363.45">
            <text:p>$8,363.45</text:p>
          </table:table-cell>
          <table:table-cell table:style-name="ce182" table:formula="of:=[.E33]-[.E32]" office:value-type="currency" office:currency="USD" office:value="-200">
            <text:p>-$200.00</text:p>
          </table:table-cell>
          <table:table-cell table:style-name="ce182" table:formula="of:=[.E33]-[.E30]" office:value-type="currency" office:currency="USD" office:value="-4117.99">
            <text:p>-$4,117.99</text:p>
          </table:table-cell>
          <table:table-cell table:style-name="ce182" table:formula="of:=[.E33]-[.E27]" office:value-type="currency" office:currency="USD" office:value="-4664.53">
            <text:p>-$4,664.53</text:p>
          </table:table-cell>
          <table:table-cell table:style-name="ce182" table:formula="of:=[.E33]-[.E21]" office:value-type="currency" office:currency="USD" office:value="-3656.52">
            <text:p>-$3,656.52</text:p>
          </table:table-cell>
          <table:table-cell table:style-name="ce182" table:formula="of:=[.E33]-[.E15]" office:value-type="currency" office:currency="USD" office:value="3041.87">
            <text:p>$3,041.87</text:p>
          </table:table-cell>
          <table:table-cell table:style-name="ce182" table:formula="of:=[.E33]-[.E9]" office:value-type="currency" office:currency="USD" office:value="1996.45">
            <text:p>$1,996.45</text:p>
          </table:table-cell>
          <table:table-cell table:style-name="ce185" table:formula="of:=MAX([.E$14:.E$37])-[.E33]" office:value-type="currency" office:currency="USD" office:value="5829.37">
            <text:p>$5,829.37</text:p>
          </table:table-cell>
          <table:table-cell table:style-name="ce189" table:formula="of:=[.L33]/MAX([.E$2:.E$100])" office:value-type="percentage" office:value="0.41072669138339">
            <text:p>41.07%</text:p>
          </table:table-cell>
          <table:table-cell table:formula="of:=[.N32]*[.C32]/[.C31]" office:value-type="currency" office:currency="USD" office:value="79.0549091678855">
            <text:p>$79.05</text:p>
          </table:table-cell>
          <table:table-cell table:formula="of:=[.O32]*[.D32]/[.D31]" office:value-type="currency" office:currency="USD" office:value="0">
            <text:p>$0.00</text:p>
          </table:table-cell>
          <table:table-cell table:formula="of:=SUM([.N33:.O33])" office:value-type="currency" office:currency="USD" office:value="79.0549091678855">
            <text:p>$79.05</text:p>
          </table:table-cell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60"/>
          <table:table-cell table:style-name="ce168" office:value-type="string">
            <text:p>September</text:p>
          </table:table-cell>
          <table:table-cell table:style-name="ce179" table:formula="of:=[.C33]-200" office:value-type="currency" office:currency="USD" office:value="8163.45">
            <text:p>$8,163.45</text:p>
          </table:table-cell>
          <table:table-cell table:style-name="ce181"/>
          <table:table-cell table:style-name="ce181" table:formula="of:=[.C34]+[.D35]" office:value-type="currency" office:currency="USD" office:value="8163.45">
            <text:p>$8,163.45</text:p>
          </table:table-cell>
          <table:table-cell table:style-name="ce182" table:formula="of:=[.E34]-[.E33]" office:value-type="currency" office:currency="USD" office:value="-200">
            <text:p>-$200.00</text:p>
          </table:table-cell>
          <table:table-cell table:style-name="ce182" table:formula="of:=[.E34]-[.E31]" office:value-type="currency" office:currency="USD" office:value="-3371.41">
            <text:p>-$3,371.41</text:p>
          </table:table-cell>
          <table:table-cell table:style-name="ce182" table:formula="of:=[.E34]-[.E28]" office:value-type="currency" office:currency="USD" office:value="-4750.84">
            <text:p>-$4,750.84</text:p>
          </table:table-cell>
          <table:table-cell table:style-name="ce182" table:formula="of:=[.E34]-[.E22]" office:value-type="currency" office:currency="USD" office:value="-5063.82">
            <text:p>-$5,063.82</text:p>
          </table:table-cell>
          <table:table-cell table:style-name="ce182" table:formula="of:=[.E34]-[.E16]" office:value-type="currency" office:currency="USD" office:value="-175.119999999999">
            <text:p>-$175.12</text:p>
          </table:table-cell>
          <table:table-cell table:style-name="ce182" table:formula="of:=[.E34]-[.E10]" office:value-type="currency" office:currency="USD" office:value="793.450000000001">
            <text:p>$793.45</text:p>
          </table:table-cell>
          <table:table-cell table:style-name="ce185" table:formula="of:=MAX([.E$14:.E$37])-[.E34]" office:value-type="currency" office:currency="USD" office:value="6029.37">
            <text:p>$6,029.37</text:p>
          </table:table-cell>
          <table:table-cell table:style-name="ce189" table:formula="of:=[.L34]/MAX([.E$2:.E$100])" office:value-type="percentage" office:value="0.424818323631244">
            <text:p>42.48%</text:p>
          </table:table-cell>
          <table:table-cell table:formula="of:=[.N33]*[.C33]/[.C32]" office:value-type="currency" office:currency="USD" office:value="77.2085759921704">
            <text:p>$77.21</text:p>
          </table:table-cell>
          <table:table-cell/>
          <table:table-cell table:formula="of:=SUM([.N34:.O34])" office:value-type="currency" office:currency="USD" office:value="77.2085759921704">
            <text:p>$77.21</text:p>
          </table:table-cell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60"/>
          <table:table-cell table:style-name="ce168" office:value-type="string">
            <text:p>October</text:p>
          </table:table-cell>
          <table:table-cell table:style-name="ce179" table:formula="of:=IF([.D35] = 0;[.C34]-400; [.C34]-200)" office:value-type="currency" office:currency="USD" office:value="7763.45">
            <text:p>$7,763.45</text:p>
          </table:table-cell>
          <table:table-cell table:style-name="ce181"/>
          <table:table-cell table:style-name="ce181" table:formula="of:=[.C35]+[.D36]" office:value-type="currency" office:currency="USD" office:value="7763.45">
            <text:p>$7,763.45</text:p>
          </table:table-cell>
          <table:table-cell table:style-name="ce182" table:formula="of:=[.E35]-[.E34]" office:value-type="currency" office:currency="USD" office:value="-400">
            <text:p>-$400.00</text:p>
          </table:table-cell>
          <table:table-cell table:style-name="ce182" table:formula="of:=[.E35]-[.E32]" office:value-type="currency" office:currency="USD" office:value="-800">
            <text:p>-$800.00</text:p>
          </table:table-cell>
          <table:table-cell table:style-name="ce182" table:formula="of:=[.E35]-[.E29]" office:value-type="currency" office:currency="USD" office:value="-5363.31">
            <text:p>-$5,363.31</text:p>
          </table:table-cell>
          <table:table-cell table:style-name="ce182" table:formula="of:=[.E35]-[.E23]" office:value-type="currency" office:currency="USD" office:value="-6201.22">
            <text:p>-$6,201.22</text:p>
          </table:table-cell>
          <table:table-cell table:style-name="ce182" table:formula="of:=[.E35]-[.E17]" office:value-type="currency" office:currency="USD" office:value="-2569.19">
            <text:p>-$2,569.19</text:p>
          </table:table-cell>
          <table:table-cell table:style-name="ce182" table:formula="of:=[.E35]-[.E11]" office:value-type="currency" office:currency="USD" office:value="812.450000000001">
            <text:p>$812.45</text:p>
          </table:table-cell>
          <table:table-cell table:style-name="ce185" table:formula="of:=MAX([.E$14:.E$37])-[.E35]" office:value-type="currency" office:currency="USD" office:value="6429.37">
            <text:p>$6,429.37</text:p>
          </table:table-cell>
          <table:table-cell table:style-name="ce189" table:formula="of:=[.L35]/MAX([.E$2:.E$100])" office:value-type="percentage" office:value="0.453001588126954">
            <text:p>45.30%</text:p>
          </table:table-cell>
          <table:table-cell table:formula="of:=[.N34]*[.C34]/[.C33]" office:value-type="currency" office:currency="USD" office:value="75.3622428164554">
            <text:p>$75.36</text:p>
          </table:table-cell>
          <table:table-cell/>
          <table:table-cell table:formula="of:=SUM([.N35:.O35])" office:value-type="currency" office:currency="USD" office:value="75.3622428164554">
            <text:p>$75.36</text:p>
          </table:table-cell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60"/>
          <table:table-cell table:style-name="ce168" office:value-type="string">
            <text:p>November</text:p>
          </table:table-cell>
          <table:table-cell table:style-name="ce179" table:formula="of:=IF([.D36] = 0;[.C35]-400; [.C35]-200)" office:value-type="currency" office:currency="USD" office:value="7363.45">
            <text:p>$7,363.45</text:p>
          </table:table-cell>
          <table:table-cell table:style-name="ce181"/>
          <table:table-cell table:style-name="ce181" table:formula="of:=[.C36]+[.D36]" office:value-type="currency" office:currency="USD" office:value="7363.45">
            <text:p>$7,363.45</text:p>
          </table:table-cell>
          <table:table-cell table:style-name="ce182" table:formula="of:=[.E36]-[.E35]" office:value-type="currency" office:currency="USD" office:value="-400">
            <text:p>-$400.00</text:p>
          </table:table-cell>
          <table:table-cell table:style-name="ce182" table:formula="of:=[.E36]-[.E33]" office:value-type="currency" office:currency="USD" office:value="-1000">
            <text:p>-$1,000.00</text:p>
          </table:table-cell>
          <table:table-cell table:style-name="ce182" table:formula="of:=[.E36]-[.E30]" office:value-type="currency" office:currency="USD" office:value="-5117.99">
            <text:p>-$5,117.99</text:p>
          </table:table-cell>
          <table:table-cell table:style-name="ce182" table:formula="of:=[.E36]-[.E24]" office:value-type="currency" office:currency="USD" office:value="-6829.37">
            <text:p>-$6,829.37</text:p>
          </table:table-cell>
          <table:table-cell table:style-name="ce182" table:formula="of:=[.E36]-[.E18]" office:value-type="currency" office:currency="USD" office:value="-3942.95">
            <text:p>-$3,942.95</text:p>
          </table:table-cell>
          <table:table-cell table:style-name="ce182" table:formula="of:=[.E36]-[.E12]" office:value-type="currency" office:currency="USD" office:value="1003.45">
            <text:p>$1,003.45</text:p>
          </table:table-cell>
          <table:table-cell table:style-name="ce185" table:formula="of:=MAX([.E$14:.E$37])-[.E36]" office:value-type="currency" office:currency="USD" office:value="6829.37">
            <text:p>$6,829.37</text:p>
          </table:table-cell>
          <table:table-cell table:style-name="ce189" table:formula="of:=[.L36]/MAX([.E$2:.E$100])" office:value-type="percentage" office:value="0.481184852622664">
            <text:p>48.12%</text:p>
          </table:table-cell>
          <table:table-cell table:formula="of:=[.N35]*[.C35]/[.C34]" office:value-type="currency" office:currency="USD" office:value="71.6695764650252">
            <text:p>$71.67</text:p>
          </table:table-cell>
          <table:table-cell/>
          <table:table-cell table:formula="of:=SUM([.N36:.O36])" office:value-type="currency" office:currency="USD" office:value="71.6695764650252">
            <text:p>$71.67</text:p>
          </table:table-cell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61"/>
          <table:table-cell table:style-name="ce169" office:value-type="string">
            <text:p>December</text:p>
          </table:table-cell>
          <table:table-cell table:style-name="ce180" table:formula="of:=IF([.D37] = 0;[.C36]-400; [.C36]-200)" office:value-type="currency" office:currency="USD" office:value="6963.45">
            <text:p>$6,963.45</text:p>
          </table:table-cell>
          <table:table-cell table:style-name="ce180"/>
          <table:table-cell table:style-name="ce180" table:formula="of:=[.C37]+[.D37]" office:value-type="currency" office:currency="USD" office:value="6963.45">
            <text:p>$6,963.45</text:p>
          </table:table-cell>
          <table:table-cell table:style-name="ce163" table:formula="of:=[.E37]-[.E36]" office:value-type="currency" office:currency="USD" office:value="-400">
            <text:p>-$400.00</text:p>
          </table:table-cell>
          <table:table-cell table:style-name="ce163" table:formula="of:=[.E37]-[.E34]" office:value-type="currency" office:currency="USD" office:value="-1200">
            <text:p>-$1,200.00</text:p>
          </table:table-cell>
          <table:table-cell table:style-name="ce163" table:formula="of:=[.E37]-[.E31]" office:value-type="currency" office:currency="USD" office:value="-4571.41">
            <text:p>-$4,571.41</text:p>
          </table:table-cell>
          <table:table-cell table:style-name="ce163" table:formula="of:=[.E37]-[.E25]" office:value-type="currency" office:currency="USD" office:value="-6504.41">
            <text:p>-$6,504.41</text:p>
          </table:table-cell>
          <table:table-cell table:style-name="ce182" table:formula="of:=[.E37]-[.E19]" office:value-type="currency" office:currency="USD" office:value="-3865.52">
            <text:p>-$3,865.52</text:p>
          </table:table-cell>
          <table:table-cell table:style-name="ce182" table:formula="of:=[.E37]-[.E13]" office:value-type="currency" office:currency="USD" office:value="1363.45">
            <text:p>$1,363.45</text:p>
          </table:table-cell>
          <table:table-cell table:style-name="ce186" table:formula="of:=MAX([.E$14:.E$37])-[.E37]" office:value-type="currency" office:currency="USD" office:value="7229.37">
            <text:p>$7,229.37</text:p>
          </table:table-cell>
          <table:table-cell table:style-name="ce190" table:formula="of:=[.L37]/MAX([.E$2:.E$100])" office:value-type="percentage" office:value="0.509368117118374">
            <text:p>50.94%</text:p>
          </table:table-cell>
          <table:table-cell table:formula="of:=[.N36]*[.C36]/[.C35]" office:value-type="currency" office:currency="USD" office:value="67.9769101135951">
            <text:p>$67.98</text:p>
          </table:table-cell>
          <table:table-cell/>
          <table:table-cell table:formula="of:=SUM([.N37:.O37])" office:value-type="currency" office:currency="USD" office:value="67.9769101135951">
            <text:p>$67.98</text:p>
          </table:table-cell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table-cell table:style-name="ce159" office:value-type="float" office:value="2015" table:number-columns-spanned="1" table:number-rows-spanned="12">
            <text:p>2015</text:p>
          </table:table-cell>
          <table:table-cell table:style-name="ce170" office:value-type="string">
            <text:p>January</text:p>
          </table:table-cell>
          <table:table-cell table:style-name="ce178" table:formula="of:=IF([.D38] = 0;[.C37]-400; [.C37]-200)" office:value-type="currency" office:currency="USD" office:value="6563.45">
            <text:p>$6,563.45</text:p>
          </table:table-cell>
          <table:table-cell table:style-name="ce174"/>
          <table:table-cell table:style-name="ce174" table:formula="of:=[.C38]+[.D38]" office:value-type="currency" office:currency="USD" office:value="6563.45">
            <text:p>$6,563.45</text:p>
          </table:table-cell>
          <table:table-cell table:style-name="ce162" table:formula="of:=[.E38]-[.E37]" office:value-type="currency" office:currency="USD" office:value="-400">
            <text:p>-$400.00</text:p>
          </table:table-cell>
          <table:table-cell table:style-name="ce182" table:formula="of:=[.E38]-[.E35]" office:value-type="currency" office:currency="USD" office:value="-1200">
            <text:p>-$1,200.00</text:p>
          </table:table-cell>
          <table:table-cell table:style-name="ce182" table:formula="of:=[.E38]-[.E32]" office:value-type="currency" office:currency="USD" office:value="-2000">
            <text:p>-$2,000.00</text:p>
          </table:table-cell>
          <table:table-cell table:style-name="ce162" table:formula="of:=[.E38]-[.E26]" office:value-type="currency" office:currency="USD" office:value="-6908.29">
            <text:p>-$6,908.29</text:p>
          </table:table-cell>
          <table:table-cell table:style-name="ce182" table:formula="of:=[.E38]-[.E20]" office:value-type="currency" office:currency="USD" office:value="-5159.07">
            <text:p>-$5,159.07</text:p>
          </table:table-cell>
          <table:table-cell table:style-name="ce182" table:formula="of:=[.E38]-[.E14]" office:value-type="currency" office:currency="USD" office:value="708.450000000001">
            <text:p>$708.45</text:p>
          </table:table-cell>
          <table:table-cell table:style-name="ce184" table:formula="of:=MAX([.E$14:.E$37])-[.E38]" office:value-type="currency" office:currency="USD" office:value="7629.37">
            <text:p>$7,629.37</text:p>
          </table:table-cell>
          <table:table-cell table:style-name="ce188" table:formula="of:=[.L38]/MAX([.E$2:.E$100])" office:value-type="percentage" office:value="0.537551381614084">
            <text:p>53.76%</text:p>
          </table:table-cell>
          <table:table-cell table:formula="of:=[.N37]*[.C37]/[.C36]" office:value-type="currency" office:currency="USD" office:value="64.284243762165">
            <text:p>$64.28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57"/>
          <table:table-cell table:style-name="ce171" office:value-type="string">
            <text:p>February</text:p>
          </table:table-cell>
          <table:table-cell table:style-name="ce179" table:formula="of:=IF([.D39] = 0;[.C38]-400; [.C38]-200)" office:value-type="currency" office:currency="USD" office:value="6163.45">
            <text:p>$6,163.45</text:p>
          </table:table-cell>
          <table:table-cell/>
          <table:table-cell table:formula="of:=[.C39]+[.D39]" office:value-type="currency" office:currency="USD" office:value="6163.45">
            <text:p>$6,163.45</text:p>
          </table:table-cell>
          <table:table-cell table:style-name="ce182" table:formula="of:=[.E39]-[.E38]" office:value-type="currency" office:currency="USD" office:value="-400">
            <text:p>-$400.00</text:p>
          </table:table-cell>
          <table:table-cell table:style-name="ce182" table:formula="of:=[.E39]-[.E36]" office:value-type="currency" office:currency="USD" office:value="-1200">
            <text:p>-$1,200.00</text:p>
          </table:table-cell>
          <table:table-cell table:style-name="ce182" table:formula="of:=[.E39]-[.E33]" office:value-type="currency" office:currency="USD" office:value="-2200">
            <text:p>-$2,200.00</text:p>
          </table:table-cell>
          <table:table-cell table:style-name="ce182" table:formula="of:=[.E39]-[.E27]" office:value-type="currency" office:currency="USD" office:value="-6864.53">
            <text:p>-$6,864.53</text:p>
          </table:table-cell>
          <table:table-cell table:style-name="ce182" table:formula="of:=[.E39]-[.E21]" office:value-type="currency" office:currency="USD" office:value="-5856.52">
            <text:p>-$5,856.52</text:p>
          </table:table-cell>
          <table:table-cell table:style-name="ce182" table:formula="of:=[.E39]-[.E15]" office:value-type="currency" office:currency="USD" office:value="841.870000000001">
            <text:p>$841.87</text:p>
          </table:table-cell>
          <table:table-cell table:style-name="ce185" table:formula="of:=MAX([.E$14:.E$37])-[.E39]" office:value-type="currency" office:currency="USD" office:value="8029.37">
            <text:p>$8,029.37</text:p>
          </table:table-cell>
          <table:table-cell table:style-name="ce189" table:formula="of:=[.L39]/MAX([.E$2:.E$100])" office:value-type="percentage" office:value="0.565734646109793">
            <text:p>56.57%</text:p>
          </table:table-cell>
          <table:table-cell table:formula="of:=[.N38]*[.C38]/[.C37]" office:value-type="currency" office:currency="USD" office:value="60.5915774107349">
            <text:p>$60.59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57"/>
          <table:table-cell table:style-name="ce171" office:value-type="string">
            <text:p>March</text:p>
            <draw:frame table:end-cell-address="'Credit Card Balances'.Q59" table:end-x="0.3976in" table:end-y="0.1626in" draw:z-index="0" draw:style-name="gr1" svg:width="12.1496in" svg:height="4.3303in" svg:x="0.0476in" svg:y="0.102in">
              <draw:object draw:notify-on-update-of-ranges="'Checking Account'.C19:'Checking Account'.C19 'Credit Card Balances'.C2:'Credit Card Balances'.C61 'Checking Account'.C21:'Checking Account'.C21 'Credit Card Balances'.D2:'Credit Card Balances'.D61 'Credit Card Balances'.E2:'Credit Card Balances'.E6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79" table:formula="of:=IF([.D40] = 0;[.C39]-400; [.C39]-200)" office:value-type="currency" office:currency="USD" office:value="5763.45">
            <text:p>$5,763.45</text:p>
          </table:table-cell>
          <table:table-cell/>
          <table:table-cell table:formula="of:=[.C40]+[.D40]" office:value-type="currency" office:currency="USD" office:value="5763.45">
            <text:p>$5,763.45</text:p>
          </table:table-cell>
          <table:table-cell table:style-name="ce182" table:formula="of:=[.E40]-[.E39]" office:value-type="currency" office:currency="USD" office:value="-400">
            <text:p>-$400.00</text:p>
          </table:table-cell>
          <table:table-cell table:style-name="ce182" table:formula="of:=[.E40]-[.E37]" office:value-type="currency" office:currency="USD" office:value="-1200">
            <text:p>-$1,200.00</text:p>
          </table:table-cell>
          <table:table-cell table:style-name="ce182" table:formula="of:=[.E40]-[.E34]" office:value-type="currency" office:currency="USD" office:value="-2400">
            <text:p>-$2,400.00</text:p>
          </table:table-cell>
          <table:table-cell table:style-name="ce182" table:formula="of:=[.E40]-[.E28]" office:value-type="currency" office:currency="USD" office:value="-7150.84">
            <text:p>-$7,150.84</text:p>
          </table:table-cell>
          <table:table-cell table:style-name="ce182" table:formula="of:=[.E40]-[.E22]" office:value-type="currency" office:currency="USD" office:value="-7463.82">
            <text:p>-$7,463.82</text:p>
          </table:table-cell>
          <table:table-cell table:style-name="ce182" table:formula="of:=[.E40]-[.E16]" office:value-type="currency" office:currency="USD" office:value="-2575.12">
            <text:p>-$2,575.12</text:p>
          </table:table-cell>
          <table:table-cell table:style-name="ce185" table:formula="of:=MAX([.E$14:.E$37])-[.E40]" office:value-type="currency" office:currency="USD" office:value="8429.37">
            <text:p>$8,429.37</text:p>
          </table:table-cell>
          <table:table-cell table:style-name="ce189" table:formula="of:=[.L40]/MAX([.E$2:.E$100])" office:value-type="percentage" office:value="0.593917910605503">
            <text:p>59.39%</text:p>
          </table:table-cell>
          <table:table-cell table:formula="of:=[.N39]*[.C39]/[.C38]" office:value-type="currency" office:currency="USD" office:value="56.8989110593048">
            <text:p>$56.90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57"/>
          <table:table-cell table:style-name="ce171" office:value-type="string">
            <text:p>April</text:p>
          </table:table-cell>
          <table:table-cell table:style-name="ce179" table:formula="of:=IF([.D41] = 0;[.C40]-400; [.C40]-200)" office:value-type="currency" office:currency="USD" office:value="5363.45">
            <text:p>$5,363.45</text:p>
          </table:table-cell>
          <table:table-cell/>
          <table:table-cell table:formula="of:=[.C41]+[.D41]" office:value-type="currency" office:currency="USD" office:value="5363.45">
            <text:p>$5,363.45</text:p>
          </table:table-cell>
          <table:table-cell table:style-name="ce182" table:formula="of:=[.E41]-[.E40]" office:value-type="currency" office:currency="USD" office:value="-400">
            <text:p>-$400.00</text:p>
          </table:table-cell>
          <table:table-cell table:style-name="ce182" table:formula="of:=[.E41]-[.E38]" office:value-type="currency" office:currency="USD" office:value="-1200">
            <text:p>-$1,200.00</text:p>
          </table:table-cell>
          <table:table-cell table:style-name="ce182" table:formula="of:=[.E41]-[.E35]" office:value-type="currency" office:currency="USD" office:value="-2400">
            <text:p>-$2,400.00</text:p>
          </table:table-cell>
          <table:table-cell table:style-name="ce182" table:formula="of:=[.E41]-[.E29]" office:value-type="currency" office:currency="USD" office:value="-7763.31">
            <text:p>-$7,763.31</text:p>
          </table:table-cell>
          <table:table-cell table:style-name="ce182" table:formula="of:=[.E41]-[.E23]" office:value-type="currency" office:currency="USD" office:value="-8601.22">
            <text:p>-$8,601.22</text:p>
          </table:table-cell>
          <table:table-cell table:style-name="ce182" table:formula="of:=[.E41]-[.E17]" office:value-type="currency" office:currency="USD" office:value="-4969.19">
            <text:p>-$4,969.19</text:p>
          </table:table-cell>
          <table:table-cell table:style-name="ce185" table:formula="of:=MAX([.E$14:.E$37])-[.E41]" office:value-type="currency" office:currency="USD" office:value="8829.37">
            <text:p>$8,829.37</text:p>
          </table:table-cell>
          <table:table-cell table:style-name="ce189" table:formula="of:=[.L41]/MAX([.E$2:.E$100])" office:value-type="percentage" office:value="0.622101175101213">
            <text:p>62.21%</text:p>
          </table:table-cell>
          <table:table-cell table:formula="of:=[.N40]*[.C40]/[.C39]" office:value-type="currency" office:currency="USD" office:value="53.2062447078747">
            <text:p>$53.21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57"/>
          <table:table-cell table:style-name="ce171" office:value-type="string">
            <text:p>May</text:p>
          </table:table-cell>
          <table:table-cell table:style-name="ce179" table:formula="of:=IF([.D42] = 0;[.C41]-400; [.C41]-200)" office:value-type="currency" office:currency="USD" office:value="4963.45">
            <text:p>$4,963.45</text:p>
          </table:table-cell>
          <table:table-cell/>
          <table:table-cell table:formula="of:=[.C42]+[.D42]" office:value-type="currency" office:currency="USD" office:value="4963.45">
            <text:p>$4,963.45</text:p>
          </table:table-cell>
          <table:table-cell table:style-name="ce182" table:formula="of:=[.E42]-[.E41]" office:value-type="currency" office:currency="USD" office:value="-400">
            <text:p>-$400.00</text:p>
          </table:table-cell>
          <table:table-cell table:style-name="ce182" table:formula="of:=[.E42]-[.E39]" office:value-type="currency" office:currency="USD" office:value="-1200">
            <text:p>-$1,200.00</text:p>
          </table:table-cell>
          <table:table-cell table:style-name="ce182" table:formula="of:=[.E42]-[.E36]" office:value-type="currency" office:currency="USD" office:value="-2400">
            <text:p>-$2,400.00</text:p>
          </table:table-cell>
          <table:table-cell table:style-name="ce182" table:formula="of:=[.E42]-[.E30]" office:value-type="currency" office:currency="USD" office:value="-7517.99">
            <text:p>-$7,517.99</text:p>
          </table:table-cell>
          <table:table-cell table:style-name="ce182" table:formula="of:=[.E42]-[.E24]" office:value-type="currency" office:currency="USD" office:value="-9229.37">
            <text:p>-$9,229.37</text:p>
          </table:table-cell>
          <table:table-cell table:style-name="ce182" table:formula="of:=[.E42]-[.E18]" office:value-type="currency" office:currency="USD" office:value="-6342.95">
            <text:p>-$6,342.95</text:p>
          </table:table-cell>
          <table:table-cell table:style-name="ce185" table:formula="of:=MAX([.E$14:.E$37])-[.E42]" office:value-type="currency" office:currency="USD" office:value="9229.37">
            <text:p>$9,229.37</text:p>
          </table:table-cell>
          <table:table-cell table:style-name="ce189" table:formula="of:=[.L42]/MAX([.E$2:.E$100])" office:value-type="percentage" office:value="0.650284439596923">
            <text:p>65.03%</text:p>
          </table:table-cell>
          <table:table-cell table:formula="of:=[.N41]*[.C41]/[.C40]" office:value-type="currency" office:currency="USD" office:value="49.5135783564446">
            <text:p>$49.51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57"/>
          <table:table-cell table:style-name="ce171" office:value-type="string">
            <text:p>June</text:p>
          </table:table-cell>
          <table:table-cell table:style-name="ce179" table:formula="of:=IF([.D43] = 0;[.C42]-400; [.C42]-200)" office:value-type="currency" office:currency="USD" office:value="4563.45">
            <text:p>$4,563.45</text:p>
          </table:table-cell>
          <table:table-cell/>
          <table:table-cell table:formula="of:=[.C43]+[.D43]" office:value-type="currency" office:currency="USD" office:value="4563.45">
            <text:p>$4,563.45</text:p>
          </table:table-cell>
          <table:table-cell table:style-name="ce182" table:formula="of:=[.E43]-[.E42]" office:value-type="currency" office:currency="USD" office:value="-400">
            <text:p>-$400.00</text:p>
          </table:table-cell>
          <table:table-cell table:style-name="ce182" table:formula="of:=[.E43]-[.E40]" office:value-type="currency" office:currency="USD" office:value="-1200">
            <text:p>-$1,200.00</text:p>
          </table:table-cell>
          <table:table-cell table:style-name="ce182" table:formula="of:=[.E43]-[.E37]" office:value-type="currency" office:currency="USD" office:value="-2400">
            <text:p>-$2,400.00</text:p>
          </table:table-cell>
          <table:table-cell table:style-name="ce182" table:formula="of:=[.E43]-[.E31]" office:value-type="currency" office:currency="USD" office:value="-6971.41">
            <text:p>-$6,971.41</text:p>
          </table:table-cell>
          <table:table-cell table:style-name="ce182" table:formula="of:=[.E43]-[.E25]" office:value-type="currency" office:currency="USD" office:value="-8904.41">
            <text:p>-$8,904.41</text:p>
          </table:table-cell>
          <table:table-cell table:style-name="ce182" table:formula="of:=[.E43]-[.E19]" office:value-type="currency" office:currency="USD" office:value="-6265.52">
            <text:p>-$6,265.52</text:p>
          </table:table-cell>
          <table:table-cell table:style-name="ce185" table:formula="of:=MAX([.E$14:.E$37])-[.E43]" office:value-type="currency" office:currency="USD" office:value="9629.37">
            <text:p>$9,629.37</text:p>
          </table:table-cell>
          <table:table-cell table:style-name="ce189" table:formula="of:=[.L43]/MAX([.E$2:.E$100])" office:value-type="percentage" office:value="0.678467704092633">
            <text:p>67.85%</text:p>
          </table:table-cell>
          <table:table-cell table:formula="of:=[.N42]*[.C42]/[.C41]" office:value-type="currency" office:currency="USD" office:value="45.8209120050145">
            <text:p>$45.82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57"/>
          <table:table-cell table:style-name="ce171" office:value-type="string">
            <text:p>July</text:p>
          </table:table-cell>
          <table:table-cell table:style-name="ce179" table:formula="of:=IF([.D44] = 0;[.C43]-400; [.C43]-200)" office:value-type="currency" office:currency="USD" office:value="4163.45">
            <text:p>$4,163.45</text:p>
          </table:table-cell>
          <table:table-cell/>
          <table:table-cell table:formula="of:=[.C44]+[.D44]" office:value-type="currency" office:currency="USD" office:value="4163.45">
            <text:p>$4,163.45</text:p>
          </table:table-cell>
          <table:table-cell table:style-name="ce182" table:formula="of:=[.E44]-[.E43]" office:value-type="currency" office:currency="USD" office:value="-400">
            <text:p>-$400.00</text:p>
          </table:table-cell>
          <table:table-cell table:style-name="ce182" table:formula="of:=[.E44]-[.E41]" office:value-type="currency" office:currency="USD" office:value="-1200">
            <text:p>-$1,200.00</text:p>
          </table:table-cell>
          <table:table-cell table:style-name="ce182" table:formula="of:=[.E44]-[.E38]" office:value-type="currency" office:currency="USD" office:value="-2400">
            <text:p>-$2,400.00</text:p>
          </table:table-cell>
          <table:table-cell table:style-name="ce182" table:formula="of:=[.E44]-[.E32]" office:value-type="currency" office:currency="USD" office:value="-4400">
            <text:p>-$4,400.00</text:p>
          </table:table-cell>
          <table:table-cell table:style-name="ce182" table:formula="of:=[.E44]-[.E26]" office:value-type="currency" office:currency="USD" office:value="-9308.29">
            <text:p>-$9,308.29</text:p>
          </table:table-cell>
          <table:table-cell table:style-name="ce182" table:formula="of:=[.E44]-[.E20]" office:value-type="currency" office:currency="USD" office:value="-7559.07">
            <text:p>-$7,559.07</text:p>
          </table:table-cell>
          <table:table-cell table:style-name="ce185" table:formula="of:=MAX([.E$14:.E$37])-[.E44]" office:value-type="currency" office:currency="USD" office:value="10029.37">
            <text:p>$10,029.37</text:p>
          </table:table-cell>
          <table:table-cell table:style-name="ce189" table:formula="of:=[.L44]/MAX([.E$2:.E$100])" office:value-type="percentage" office:value="0.706650968588342">
            <text:p>70.67%</text:p>
          </table:table-cell>
          <table:table-cell table:formula="of:=[.N43]*[.C43]/[.C42]" office:value-type="currency" office:currency="USD" office:value="42.1282456535843">
            <text:p>$42.13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57"/>
          <table:table-cell table:style-name="ce171" office:value-type="string">
            <text:p>August</text:p>
          </table:table-cell>
          <table:table-cell table:style-name="ce179" table:formula="of:=IF([.D45] = 0;[.C44]-400; [.C44]-200)" office:value-type="currency" office:currency="USD" office:value="3763.45">
            <text:p>$3,763.45</text:p>
          </table:table-cell>
          <table:table-cell/>
          <table:table-cell table:formula="of:=[.C45]+[.D45]" office:value-type="currency" office:currency="USD" office:value="3763.45">
            <text:p>$3,763.45</text:p>
          </table:table-cell>
          <table:table-cell table:style-name="ce182" table:formula="of:=[.E45]-[.E44]" office:value-type="currency" office:currency="USD" office:value="-400">
            <text:p>-$400.00</text:p>
          </table:table-cell>
          <table:table-cell table:style-name="ce182" table:formula="of:=[.E45]-[.E42]" office:value-type="currency" office:currency="USD" office:value="-1200">
            <text:p>-$1,200.00</text:p>
          </table:table-cell>
          <table:table-cell table:style-name="ce182" table:formula="of:=[.E45]-[.E39]" office:value-type="currency" office:currency="USD" office:value="-2400">
            <text:p>-$2,400.00</text:p>
          </table:table-cell>
          <table:table-cell table:style-name="ce182" table:formula="of:=[.E45]-[.E33]" office:value-type="currency" office:currency="USD" office:value="-4600">
            <text:p>-$4,600.00</text:p>
          </table:table-cell>
          <table:table-cell table:style-name="ce182" table:formula="of:=[.E45]-[.E27]" office:value-type="currency" office:currency="USD" office:value="-9264.53">
            <text:p>-$9,264.53</text:p>
          </table:table-cell>
          <table:table-cell table:style-name="ce182" table:formula="of:=[.E45]-[.E21]" office:value-type="currency" office:currency="USD" office:value="-8256.52">
            <text:p>-$8,256.52</text:p>
          </table:table-cell>
          <table:table-cell table:style-name="ce185" table:formula="of:=MAX([.E$14:.E$37])-[.E45]" office:value-type="currency" office:currency="USD" office:value="10429.37">
            <text:p>$10,429.37</text:p>
          </table:table-cell>
          <table:table-cell table:style-name="ce189" table:formula="of:=[.L45]/MAX([.E$2:.E$100])" office:value-type="percentage" office:value="0.734834233084052">
            <text:p>73.48%</text:p>
          </table:table-cell>
          <table:table-cell table:formula="of:=[.N44]*[.C44]/[.C43]" office:value-type="currency" office:currency="USD" office:value="38.4355793021542">
            <text:p>$38.44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57"/>
          <table:table-cell table:style-name="ce171" office:value-type="string">
            <text:p>September</text:p>
          </table:table-cell>
          <table:table-cell table:style-name="ce179" table:formula="of:=IF([.D46] = 0;[.C45]-400; [.C45]-200)" office:value-type="currency" office:currency="USD" office:value="3363.45">
            <text:p>$3,363.45</text:p>
          </table:table-cell>
          <table:table-cell/>
          <table:table-cell table:formula="of:=[.C46]+[.D46]" office:value-type="currency" office:currency="USD" office:value="3363.45">
            <text:p>$3,363.45</text:p>
          </table:table-cell>
          <table:table-cell table:style-name="ce182" table:formula="of:=[.E46]-[.E45]" office:value-type="currency" office:currency="USD" office:value="-400">
            <text:p>-$400.00</text:p>
          </table:table-cell>
          <table:table-cell table:style-name="ce182" table:formula="of:=[.E46]-[.E43]" office:value-type="currency" office:currency="USD" office:value="-1200">
            <text:p>-$1,200.00</text:p>
          </table:table-cell>
          <table:table-cell table:style-name="ce182" table:formula="of:=[.E46]-[.E40]" office:value-type="currency" office:currency="USD" office:value="-2400">
            <text:p>-$2,400.00</text:p>
          </table:table-cell>
          <table:table-cell table:style-name="ce182" table:formula="of:=[.E46]-[.E34]" office:value-type="currency" office:currency="USD" office:value="-4800">
            <text:p>-$4,800.00</text:p>
          </table:table-cell>
          <table:table-cell table:style-name="ce182" table:formula="of:=[.E46]-[.E28]" office:value-type="currency" office:currency="USD" office:value="-9550.84">
            <text:p>-$9,550.84</text:p>
          </table:table-cell>
          <table:table-cell table:style-name="ce182" table:formula="of:=[.E46]-[.E22]" office:value-type="currency" office:currency="USD" office:value="-9863.82">
            <text:p>-$9,863.82</text:p>
          </table:table-cell>
          <table:table-cell table:style-name="ce185" table:formula="of:=MAX([.E$14:.E$37])-[.E46]" office:value-type="currency" office:currency="USD" office:value="10829.37">
            <text:p>$10,829.37</text:p>
          </table:table-cell>
          <table:table-cell table:style-name="ce189" table:formula="of:=[.L46]/MAX([.E$2:.E$100])" office:value-type="percentage" office:value="0.763017497579762">
            <text:p>76.30%</text:p>
          </table:table-cell>
          <table:table-cell table:formula="of:=[.N45]*[.C45]/[.C44]" office:value-type="currency" office:currency="USD" office:value="34.7429129507241">
            <text:p>$34.74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57"/>
          <table:table-cell table:style-name="ce171" office:value-type="string">
            <text:p>October</text:p>
          </table:table-cell>
          <table:table-cell table:style-name="ce179" table:formula="of:=IF([.D47] = 0;[.C46]-400; [.C46]-200)" office:value-type="currency" office:currency="USD" office:value="2963.45">
            <text:p>$2,963.45</text:p>
          </table:table-cell>
          <table:table-cell/>
          <table:table-cell table:formula="of:=[.C47]+[.D47]" office:value-type="currency" office:currency="USD" office:value="2963.45">
            <text:p>$2,963.45</text:p>
          </table:table-cell>
          <table:table-cell table:style-name="ce182" table:formula="of:=[.E47]-[.E46]" office:value-type="currency" office:currency="USD" office:value="-400">
            <text:p>-$400.00</text:p>
          </table:table-cell>
          <table:table-cell table:style-name="ce182" table:formula="of:=[.E47]-[.E44]" office:value-type="currency" office:currency="USD" office:value="-1200">
            <text:p>-$1,200.00</text:p>
          </table:table-cell>
          <table:table-cell table:style-name="ce182" table:formula="of:=[.E47]-[.E41]" office:value-type="currency" office:currency="USD" office:value="-2400">
            <text:p>-$2,400.00</text:p>
          </table:table-cell>
          <table:table-cell table:style-name="ce182" table:formula="of:=[.E47]-[.E35]" office:value-type="currency" office:currency="USD" office:value="-4800">
            <text:p>-$4,800.00</text:p>
          </table:table-cell>
          <table:table-cell table:style-name="ce182" table:formula="of:=[.E47]-[.E29]" office:value-type="currency" office:currency="USD" office:value="-10163.31">
            <text:p>-$10,163.31</text:p>
          </table:table-cell>
          <table:table-cell table:style-name="ce182" table:formula="of:=[.E47]-[.E23]" office:value-type="currency" office:currency="USD" office:value="-11001.22">
            <text:p>-$11,001.22</text:p>
          </table:table-cell>
          <table:table-cell table:style-name="ce185" table:formula="of:=MAX([.E$14:.E$37])-[.E47]" office:value-type="currency" office:currency="USD" office:value="11229.37">
            <text:p>$11,229.37</text:p>
          </table:table-cell>
          <table:table-cell table:style-name="ce189" table:formula="of:=[.L47]/MAX([.E$2:.E$100])" office:value-type="percentage" office:value="0.791200762075472">
            <text:p>79.12%</text:p>
          </table:table-cell>
          <table:table-cell table:formula="of:=[.N46]*[.C46]/[.C45]" office:value-type="currency" office:currency="USD" office:value="31.050246599294">
            <text:p>$31.05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57"/>
          <table:table-cell table:style-name="ce171" office:value-type="string">
            <text:p>November</text:p>
          </table:table-cell>
          <table:table-cell table:style-name="ce179" table:formula="of:=IF([.D48] = 0;[.C47]-400; [.C47]-200)" office:value-type="currency" office:currency="USD" office:value="2563.45">
            <text:p>$2,563.45</text:p>
          </table:table-cell>
          <table:table-cell/>
          <table:table-cell table:formula="of:=[.C48]+[.D48]" office:value-type="currency" office:currency="USD" office:value="2563.45">
            <text:p>$2,563.45</text:p>
          </table:table-cell>
          <table:table-cell table:style-name="ce182" table:formula="of:=[.E48]-[.E47]" office:value-type="currency" office:currency="USD" office:value="-400">
            <text:p>-$400.00</text:p>
          </table:table-cell>
          <table:table-cell table:style-name="ce182" table:formula="of:=[.E48]-[.E45]" office:value-type="currency" office:currency="USD" office:value="-1200">
            <text:p>-$1,200.00</text:p>
          </table:table-cell>
          <table:table-cell table:style-name="ce182" table:formula="of:=[.E48]-[.E42]" office:value-type="currency" office:currency="USD" office:value="-2400">
            <text:p>-$2,400.00</text:p>
          </table:table-cell>
          <table:table-cell table:style-name="ce182" table:formula="of:=[.E48]-[.E36]" office:value-type="currency" office:currency="USD" office:value="-4800">
            <text:p>-$4,800.00</text:p>
          </table:table-cell>
          <table:table-cell table:style-name="ce182" table:formula="of:=[.E48]-[.E30]" office:value-type="currency" office:currency="USD" office:value="-9917.99">
            <text:p>-$9,917.99</text:p>
          </table:table-cell>
          <table:table-cell table:style-name="ce182" table:formula="of:=[.E48]-[.E24]" office:value-type="currency" office:currency="USD" office:value="-11629.37">
            <text:p>-$11,629.37</text:p>
          </table:table-cell>
          <table:table-cell table:style-name="ce185" table:formula="of:=MAX([.E$14:.E$37])-[.E48]" office:value-type="currency" office:currency="USD" office:value="11629.37">
            <text:p>$11,629.37</text:p>
          </table:table-cell>
          <table:table-cell table:style-name="ce189" table:formula="of:=[.L48]/MAX([.E$2:.E$100])" office:value-type="percentage" office:value="0.819384026571182">
            <text:p>81.94%</text:p>
          </table:table-cell>
          <table:table-cell table:formula="of:=[.N47]*[.C47]/[.C46]" office:value-type="currency" office:currency="USD" office:value="27.3575802478639">
            <text:p>$27.36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58"/>
          <table:table-cell table:style-name="ce172" office:value-type="string">
            <text:p>December</text:p>
          </table:table-cell>
          <table:table-cell table:style-name="ce180" table:formula="of:=IF([.D49] = 0;[.C48]-400; [.C48]-200)" office:value-type="currency" office:currency="USD" office:value="2163.45">
            <text:p>$2,163.45</text:p>
          </table:table-cell>
          <table:table-cell table:style-name="ce176"/>
          <table:table-cell table:style-name="ce176" table:formula="of:=[.C49]+[.D49]" office:value-type="currency" office:currency="USD" office:value="2163.45">
            <text:p>$2,163.45</text:p>
          </table:table-cell>
          <table:table-cell table:style-name="ce163" table:formula="of:=[.E49]-[.E48]" office:value-type="currency" office:currency="USD" office:value="-400">
            <text:p>-$400.00</text:p>
          </table:table-cell>
          <table:table-cell table:style-name="ce182" table:formula="of:=[.E49]-[.E46]" office:value-type="currency" office:currency="USD" office:value="-1200">
            <text:p>-$1,200.00</text:p>
          </table:table-cell>
          <table:table-cell table:style-name="ce182" table:formula="of:=[.E49]-[.E43]" office:value-type="currency" office:currency="USD" office:value="-2400">
            <text:p>-$2,400.00</text:p>
          </table:table-cell>
          <table:table-cell table:style-name="ce163" table:formula="of:=[.E49]-[.E37]" office:value-type="currency" office:currency="USD" office:value="-4800">
            <text:p>-$4,800.00</text:p>
          </table:table-cell>
          <table:table-cell table:style-name="ce182" table:formula="of:=[.E49]-[.E31]" office:value-type="currency" office:currency="USD" office:value="-9371.41">
            <text:p>-$9,371.41</text:p>
          </table:table-cell>
          <table:table-cell table:style-name="ce182" table:formula="of:=[.E49]-[.E25]" office:value-type="currency" office:currency="USD" office:value="-11304.41">
            <text:p>-$11,304.41</text:p>
          </table:table-cell>
          <table:table-cell table:style-name="ce186" table:formula="of:=MAX([.E$14:.E$37])-[.E49]" office:value-type="currency" office:currency="USD" office:value="12029.37">
            <text:p>$12,029.37</text:p>
          </table:table-cell>
          <table:table-cell table:style-name="ce190" table:formula="of:=[.L49]/MAX([.E$2:.E$100])" office:value-type="percentage" office:value="0.847567291066892">
            <text:p>84.76%</text:p>
          </table:table-cell>
          <table:table-cell table:formula="of:=[.N48]*[.C48]/[.C47]" office:value-type="currency" office:currency="USD" office:value="23.6649138964338">
            <text:p>$23.66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table-cell table:style-name="ce156" office:value-type="float" office:value="2016" table:number-columns-spanned="1" table:number-rows-spanned="12">
            <text:p>2016</text:p>
          </table:table-cell>
          <table:table-cell table:style-name="ce167" office:value-type="string">
            <text:p>January</text:p>
          </table:table-cell>
          <table:table-cell table:style-name="ce178" table:formula="of:=IF([.D50] = 0;[.C49]-400; [.C49]-200)" office:value-type="currency" office:currency="USD" office:value="1763.45">
            <text:p>$1,763.45</text:p>
          </table:table-cell>
          <table:table-cell table:style-name="ce174"/>
          <table:table-cell table:style-name="ce174" table:formula="of:=[.C50]+[.D50]" office:value-type="currency" office:currency="USD" office:value="1763.45">
            <text:p>$1,763.45</text:p>
          </table:table-cell>
          <table:table-cell table:style-name="ce162" table:formula="of:=[.E50]-[.E49]" office:value-type="currency" office:currency="USD" office:value="-400">
            <text:p>-$400.00</text:p>
          </table:table-cell>
          <table:table-cell table:style-name="ce162" table:formula="of:=[.E50]-[.E47]" office:value-type="currency" office:currency="USD" office:value="-1200">
            <text:p>-$1,200.00</text:p>
          </table:table-cell>
          <table:table-cell table:style-name="ce162" table:formula="of:=[.E50]-[.E44]" office:value-type="currency" office:currency="USD" office:value="-2400">
            <text:p>-$2,400.00</text:p>
          </table:table-cell>
          <table:table-cell table:style-name="ce162" table:formula="of:=[.E50]-[.E38]" office:value-type="currency" office:currency="USD" office:value="-4800">
            <text:p>-$4,800.00</text:p>
          </table:table-cell>
          <table:table-cell table:style-name="ce182" table:formula="of:=[.E50]-[.E32]" office:value-type="currency" office:currency="USD" office:value="-6800">
            <text:p>-$6,800.00</text:p>
          </table:table-cell>
          <table:table-cell table:style-name="ce182" table:formula="of:=[.E50]-[.E26]" office:value-type="currency" office:currency="USD" office:value="-11708.29">
            <text:p>-$11,708.29</text:p>
          </table:table-cell>
          <table:table-cell table:style-name="ce184" table:formula="of:=MAX([.E$14:.E$37])-[.E50]" office:value-type="currency" office:currency="USD" office:value="12429.37">
            <text:p>$12,429.37</text:p>
          </table:table-cell>
          <table:table-cell table:style-name="ce188" table:formula="of:=[.L50]/MAX([.E$2:.E$100])" office:value-type="percentage" office:value="0.875750555562601">
            <text:p>87.58%</text:p>
          </table:table-cell>
          <table:table-cell table:formula="of:=[.N49]*[.C49]/[.C48]" office:value-type="currency" office:currency="USD" office:value="19.9722475450037">
            <text:p>$19.97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57"/>
          <table:table-cell table:style-name="ce168" office:value-type="string">
            <text:p>February</text:p>
          </table:table-cell>
          <table:table-cell table:style-name="ce179" table:formula="of:=IF([.D51] = 0;[.C50]-400; [.C50]-200)" office:value-type="currency" office:currency="USD" office:value="1363.45">
            <text:p>$1,363.45</text:p>
          </table:table-cell>
          <table:table-cell/>
          <table:table-cell table:formula="of:=[.C51]+[.D51]" office:value-type="currency" office:currency="USD" office:value="1363.45">
            <text:p>$1,363.45</text:p>
          </table:table-cell>
          <table:table-cell table:style-name="ce182" table:formula="of:=[.E51]-[.E50]" office:value-type="currency" office:currency="USD" office:value="-400">
            <text:p>-$400.00</text:p>
          </table:table-cell>
          <table:table-cell table:style-name="ce182" table:formula="of:=[.E51]-[.E48]" office:value-type="currency" office:currency="USD" office:value="-1200">
            <text:p>-$1,200.00</text:p>
          </table:table-cell>
          <table:table-cell table:style-name="ce182" table:formula="of:=[.E51]-[.E45]" office:value-type="currency" office:currency="USD" office:value="-2400">
            <text:p>-$2,400.00</text:p>
          </table:table-cell>
          <table:table-cell table:style-name="ce182" table:formula="of:=[.E51]-[.E39]" office:value-type="currency" office:currency="USD" office:value="-4800">
            <text:p>-$4,800.00</text:p>
          </table:table-cell>
          <table:table-cell table:style-name="ce182" table:formula="of:=[.E51]-[.E33]" office:value-type="currency" office:currency="USD" office:value="-7000">
            <text:p>-$7,000.00</text:p>
          </table:table-cell>
          <table:table-cell table:style-name="ce182" table:formula="of:=[.E51]-[.E27]" office:value-type="currency" office:currency="USD" office:value="-11664.53">
            <text:p>-$11,664.53</text:p>
          </table:table-cell>
          <table:table-cell table:style-name="ce185" table:formula="of:=MAX([.E$14:.E$37])-[.E51]" office:value-type="currency" office:currency="USD" office:value="12829.37">
            <text:p>$12,829.37</text:p>
          </table:table-cell>
          <table:table-cell table:style-name="ce189" table:formula="of:=[.L51]/MAX([.E$2:.E$100])" office:value-type="percentage" office:value="0.903933820058311">
            <text:p>90.39%</text:p>
          </table:table-cell>
          <table:table-cell table:formula="of:=[.N50]*[.C50]/[.C49]" office:value-type="currency" office:currency="USD" office:value="16.2795811935736">
            <text:p>$16.28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57"/>
          <table:table-cell table:style-name="ce168" office:value-type="string">
            <text:p>March</text:p>
          </table:table-cell>
          <table:table-cell table:style-name="ce179" table:formula="of:=IF([.D52] = 0;[.C51]-400; [.C51]-200)" office:value-type="currency" office:currency="USD" office:value="963.450000000001">
            <text:p>$963.45</text:p>
          </table:table-cell>
          <table:table-cell/>
          <table:table-cell table:formula="of:=[.C52]+[.D52]" office:value-type="currency" office:currency="USD" office:value="963.450000000001">
            <text:p>$963.45</text:p>
          </table:table-cell>
          <table:table-cell table:style-name="ce182" table:formula="of:=[.E52]-[.E51]" office:value-type="currency" office:currency="USD" office:value="-400">
            <text:p>-$400.00</text:p>
          </table:table-cell>
          <table:table-cell table:style-name="ce182" table:formula="of:=[.E52]-[.E49]" office:value-type="currency" office:currency="USD" office:value="-1200">
            <text:p>-$1,200.00</text:p>
          </table:table-cell>
          <table:table-cell table:style-name="ce182" table:formula="of:=[.E52]-[.E46]" office:value-type="currency" office:currency="USD" office:value="-2400">
            <text:p>-$2,400.00</text:p>
          </table:table-cell>
          <table:table-cell table:style-name="ce182" table:formula="of:=[.E52]-[.E40]" office:value-type="currency" office:currency="USD" office:value="-4800">
            <text:p>-$4,800.00</text:p>
          </table:table-cell>
          <table:table-cell table:style-name="ce182" table:formula="of:=[.E52]-[.E34]" office:value-type="currency" office:currency="USD" office:value="-7200">
            <text:p>-$7,200.00</text:p>
          </table:table-cell>
          <table:table-cell table:style-name="ce182" table:formula="of:=[.E52]-[.E28]" office:value-type="currency" office:currency="USD" office:value="-11950.84">
            <text:p>-$11,950.84</text:p>
          </table:table-cell>
          <table:table-cell table:style-name="ce185" table:formula="of:=MAX([.E$14:.E$37])-[.E52]" office:value-type="currency" office:currency="USD" office:value="13229.37">
            <text:p>$13,229.37</text:p>
          </table:table-cell>
          <table:table-cell table:style-name="ce189" table:formula="of:=[.L52]/MAX([.E$2:.E$100])" office:value-type="percentage" office:value="0.932117084554021">
            <text:p>93.21%</text:p>
          </table:table-cell>
          <table:table-cell table:formula="of:=[.N51]*[.C51]/[.C50]" office:value-type="currency" office:currency="USD" office:value="12.5869148421435">
            <text:p>$12.59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57"/>
          <table:table-cell table:style-name="ce168" office:value-type="string">
            <text:p>April</text:p>
          </table:table-cell>
          <table:table-cell table:style-name="ce179" table:formula="of:=IF([.D53] = 0;[.C52]-400; [.C52]-200)" office:value-type="currency" office:currency="USD" office:value="563.450000000001">
            <text:p>$563.45</text:p>
          </table:table-cell>
          <table:table-cell/>
          <table:table-cell table:formula="of:=[.C53]+[.D53]" office:value-type="currency" office:currency="USD" office:value="563.450000000001">
            <text:p>$563.45</text:p>
          </table:table-cell>
          <table:table-cell table:style-name="ce182" table:formula="of:=[.E53]-[.E52]" office:value-type="currency" office:currency="USD" office:value="-400">
            <text:p>-$400.00</text:p>
          </table:table-cell>
          <table:table-cell table:style-name="ce182" table:formula="of:=[.E53]-[.E50]" office:value-type="currency" office:currency="USD" office:value="-1200">
            <text:p>-$1,200.00</text:p>
          </table:table-cell>
          <table:table-cell table:style-name="ce182" table:formula="of:=[.E53]-[.E47]" office:value-type="currency" office:currency="USD" office:value="-2400">
            <text:p>-$2,400.00</text:p>
          </table:table-cell>
          <table:table-cell table:style-name="ce182" table:formula="of:=[.E53]-[.E41]" office:value-type="currency" office:currency="USD" office:value="-4800">
            <text:p>-$4,800.00</text:p>
          </table:table-cell>
          <table:table-cell table:style-name="ce182" table:formula="of:=[.E53]-[.E35]" office:value-type="currency" office:currency="USD" office:value="-7200">
            <text:p>-$7,200.00</text:p>
          </table:table-cell>
          <table:table-cell table:style-name="ce182" table:formula="of:=[.E53]-[.E29]" office:value-type="currency" office:currency="USD" office:value="-12563.31">
            <text:p>-$12,563.31</text:p>
          </table:table-cell>
          <table:table-cell table:style-name="ce185" table:formula="of:=MAX([.E$14:.E$37])-[.E53]" office:value-type="currency" office:currency="USD" office:value="13629.37">
            <text:p>$13,629.37</text:p>
          </table:table-cell>
          <table:table-cell table:style-name="ce189" table:formula="of:=[.L53]/MAX([.E$2:.E$100])" office:value-type="percentage" office:value="0.960300349049731">
            <text:p>96.03%</text:p>
          </table:table-cell>
          <table:table-cell table:formula="of:=[.N52]*[.C52]/[.C51]" office:value-type="currency" office:currency="USD" office:value="8.89424849071336">
            <text:p>$8.89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57"/>
          <table:table-cell table:style-name="ce168" office:value-type="string">
            <text:p>May</text:p>
          </table:table-cell>
          <table:table-cell table:style-name="ce179" table:formula="of:=IF([.D54] = 0;[.C53]-400; [.C53]-200)" office:value-type="currency" office:currency="USD" office:value="163.450000000001">
            <text:p>$163.45</text:p>
          </table:table-cell>
          <table:table-cell/>
          <table:table-cell table:formula="of:=[.C54]+[.D54]" office:value-type="currency" office:currency="USD" office:value="163.450000000001">
            <text:p>$163.45</text:p>
          </table:table-cell>
          <table:table-cell table:style-name="ce182" table:formula="of:=[.E54]-[.E53]" office:value-type="currency" office:currency="USD" office:value="-400">
            <text:p>-$400.00</text:p>
          </table:table-cell>
          <table:table-cell table:style-name="ce182" table:formula="of:=[.E54]-[.E51]" office:value-type="currency" office:currency="USD" office:value="-1200">
            <text:p>-$1,200.00</text:p>
          </table:table-cell>
          <table:table-cell table:style-name="ce182" table:formula="of:=[.E54]-[.E48]" office:value-type="currency" office:currency="USD" office:value="-2400">
            <text:p>-$2,400.00</text:p>
          </table:table-cell>
          <table:table-cell table:style-name="ce182" table:formula="of:=[.E54]-[.E42]" office:value-type="currency" office:currency="USD" office:value="-4800">
            <text:p>-$4,800.00</text:p>
          </table:table-cell>
          <table:table-cell table:style-name="ce182" table:formula="of:=[.E54]-[.E36]" office:value-type="currency" office:currency="USD" office:value="-7200">
            <text:p>-$7,200.00</text:p>
          </table:table-cell>
          <table:table-cell table:style-name="ce182" table:formula="of:=[.E54]-[.E30]" office:value-type="currency" office:currency="USD" office:value="-12317.99">
            <text:p>-$12,317.99</text:p>
          </table:table-cell>
          <table:table-cell table:style-name="ce185" table:formula="of:=MAX([.E$14:.E$37])-[.E54]" office:value-type="currency" office:currency="USD" office:value="14029.37">
            <text:p>$14,029.37</text:p>
          </table:table-cell>
          <table:table-cell table:style-name="ce189" table:formula="of:=[.L54]/MAX([.E$2:.E$100])" office:value-type="percentage" office:value="0.988483613545441">
            <text:p>98.85%</text:p>
          </table:table-cell>
          <table:table-cell table:formula="of:=[.N53]*[.C53]/[.C52]" office:value-type="currency" office:currency="USD" office:value="5.20158213928325">
            <text:p>$5.20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57"/>
          <table:table-cell table:style-name="ce168" office:value-type="string">
            <text:p>June</text:p>
          </table:table-cell>
          <table:table-cell table:style-name="ce180" office:value-type="currency" office:currency="USD" office:value="0">
            <text:p>$0.00</text:p>
          </table:table-cell>
          <table:table-cell/>
          <table:table-cell table:formula="of:=[.C55]+[.D55]" office:value-type="currency" office:currency="USD" office:value="0">
            <text:p>$0.00</text:p>
          </table:table-cell>
          <table:table-cell table:style-name="ce182" table:formula="of:=[.E55]-[.E54]" office:value-type="currency" office:currency="USD" office:value="-163.450000000001">
            <text:p>-$163.45</text:p>
          </table:table-cell>
          <table:table-cell table:style-name="ce182" table:formula="of:=[.E55]-[.E52]" office:value-type="currency" office:currency="USD" office:value="-963.450000000001">
            <text:p>-$963.45</text:p>
          </table:table-cell>
          <table:table-cell table:style-name="ce182" table:formula="of:=[.E55]-[.E49]" office:value-type="currency" office:currency="USD" office:value="-2163.45">
            <text:p>-$2,163.45</text:p>
          </table:table-cell>
          <table:table-cell table:style-name="ce182" table:formula="of:=[.E55]-[.E43]" office:value-type="currency" office:currency="USD" office:value="-4563.45">
            <text:p>-$4,563.45</text:p>
          </table:table-cell>
          <table:table-cell table:style-name="ce182" table:formula="of:=[.E55]-[.E37]" office:value-type="currency" office:currency="USD" office:value="-6963.45">
            <text:p>-$6,963.45</text:p>
          </table:table-cell>
          <table:table-cell table:style-name="ce182" table:formula="of:=[.E55]-[.E31]" office:value-type="currency" office:currency="USD" office:value="-11534.86">
            <text:p>-$11,534.86</text:p>
          </table:table-cell>
          <table:table-cell table:style-name="ce185" table:formula="of:=MAX([.E$14:.E$37])-[.E55]" office:value-type="currency" office:currency="USD" office:value="14192.82">
            <text:p>$14,192.82</text:p>
          </table:table-cell>
          <table:table-cell table:style-name="ce189" table:formula="of:=[.L55]/MAX([.E$2:.E$100])" office:value-type="percentage" office:value="1">
            <text:p>100.00%</text:p>
          </table:table-cell>
          <table:table-cell table:formula="of:=[.N54]*[.C54]/[.C53]" office:value-type="currency" office:currency="USD" office:value="1.50891578785314">
            <text:p>$1.51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57"/>
          <table:table-cell table:style-name="ce168" office:value-type="string">
            <text:p>July</text:p>
          </table:table-cell>
          <table:table-cell table:style-name="ce180" office:value-type="currency" office:currency="USD" office:value="0">
            <text:p>$0.00</text:p>
          </table:table-cell>
          <table:table-cell/>
          <table:table-cell table:formula="of:=[.C56]+[.D56]" office:value-type="currency" office:currency="USD" office:value="0">
            <text:p>$0.00</text:p>
          </table:table-cell>
          <table:table-cell table:style-name="ce182" table:formula="of:=[.E56]-[.E55]" office:value-type="currency" office:currency="USD" office:value="0">
            <text:p>$0.00</text:p>
          </table:table-cell>
          <table:table-cell table:style-name="ce182" table:formula="of:=[.E56]-[.E53]" office:value-type="currency" office:currency="USD" office:value="-563.450000000001">
            <text:p>-$563.45</text:p>
          </table:table-cell>
          <table:table-cell table:style-name="ce182" table:formula="of:=[.E56]-[.E50]" office:value-type="currency" office:currency="USD" office:value="-1763.45">
            <text:p>-$1,763.45</text:p>
          </table:table-cell>
          <table:table-cell table:style-name="ce182" table:formula="of:=[.E56]-[.E44]" office:value-type="currency" office:currency="USD" office:value="-4163.45">
            <text:p>-$4,163.45</text:p>
          </table:table-cell>
          <table:table-cell table:style-name="ce182" table:formula="of:=[.E56]-[.E38]" office:value-type="currency" office:currency="USD" office:value="-6563.45">
            <text:p>-$6,563.45</text:p>
          </table:table-cell>
          <table:table-cell table:style-name="ce182" table:formula="of:=[.E56]-[.E32]" office:value-type="currency" office:currency="USD" office:value="-8563.45">
            <text:p>-$8,563.45</text:p>
          </table:table-cell>
          <table:table-cell table:style-name="ce185" table:formula="of:=MAX([.E$14:.E$37])-[.E56]" office:value-type="currency" office:currency="USD" office:value="14192.82">
            <text:p>$14,192.82</text:p>
          </table:table-cell>
          <table:table-cell table:style-name="ce189" table:formula="of:=[.L56]/MAX([.E$2:.E$100])" office:value-type="percentage" office:value="1">
            <text:p>100.00%</text:p>
          </table:table-cell>
          <table:table-cell table:formula="of:=[.N55]*[.C55]/[.C54]" office:value-type="currency" office:currency="USD" office:value="0">
            <text:p>$0.00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57"/>
          <table:table-cell table:style-name="ce168" office:value-type="string">
            <text:p>August</text:p>
          </table:table-cell>
          <table:table-cell table:style-name="ce180" office:value-type="currency" office:currency="USD" office:value="0">
            <text:p>$0.00</text:p>
          </table:table-cell>
          <table:table-cell/>
          <table:table-cell table:formula="of:=[.C57]+[.D57]" office:value-type="currency" office:currency="USD" office:value="0">
            <text:p>$0.00</text:p>
          </table:table-cell>
          <table:table-cell table:style-name="ce182" table:formula="of:=[.E57]-[.E56]" office:value-type="currency" office:currency="USD" office:value="0">
            <text:p>$0.00</text:p>
          </table:table-cell>
          <table:table-cell table:style-name="ce182" table:formula="of:=[.E57]-[.E54]" office:value-type="currency" office:currency="USD" office:value="-163.450000000001">
            <text:p>-$163.45</text:p>
          </table:table-cell>
          <table:table-cell table:style-name="ce182" table:formula="of:=[.E57]-[.E51]" office:value-type="currency" office:currency="USD" office:value="-1363.45">
            <text:p>-$1,363.45</text:p>
          </table:table-cell>
          <table:table-cell table:style-name="ce182" table:formula="of:=[.E57]-[.E45]" office:value-type="currency" office:currency="USD" office:value="-3763.45">
            <text:p>-$3,763.45</text:p>
          </table:table-cell>
          <table:table-cell table:style-name="ce182" table:formula="of:=[.E57]-[.E39]" office:value-type="currency" office:currency="USD" office:value="-6163.45">
            <text:p>-$6,163.45</text:p>
          </table:table-cell>
          <table:table-cell table:style-name="ce182" table:formula="of:=[.E57]-[.E33]" office:value-type="currency" office:currency="USD" office:value="-8363.45">
            <text:p>-$8,363.45</text:p>
          </table:table-cell>
          <table:table-cell table:style-name="ce185" table:formula="of:=MAX([.E$14:.E$37])-[.E57]" office:value-type="currency" office:currency="USD" office:value="14192.82">
            <text:p>$14,192.82</text:p>
          </table:table-cell>
          <table:table-cell table:style-name="ce189" table:formula="of:=[.L57]/MAX([.E$2:.E$100])" office:value-type="percentage" office:value="1">
            <text:p>100.00%</text:p>
          </table:table-cell>
          <table:table-cell table:formula="of:=[.N56]*[.C56]/[.C55]" office:value-type="currency" office:currency="USD" office:value="0">
            <text:p>#DIV/0!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57"/>
          <table:table-cell table:style-name="ce168" office:value-type="string">
            <text:p>September</text:p>
          </table:table-cell>
          <table:table-cell table:style-name="ce180" office:value-type="currency" office:currency="USD" office:value="0">
            <text:p>$0.00</text:p>
          </table:table-cell>
          <table:table-cell/>
          <table:table-cell table:formula="of:=[.C58]+[.D58]" office:value-type="currency" office:currency="USD" office:value="0">
            <text:p>$0.00</text:p>
          </table:table-cell>
          <table:table-cell table:style-name="ce182" table:formula="of:=[.E58]-[.E57]" office:value-type="currency" office:currency="USD" office:value="0">
            <text:p>$0.00</text:p>
          </table:table-cell>
          <table:table-cell table:style-name="ce182" table:formula="of:=[.E58]-[.E55]" office:value-type="currency" office:currency="USD" office:value="0">
            <text:p>$0.00</text:p>
          </table:table-cell>
          <table:table-cell table:style-name="ce182" table:formula="of:=[.E58]-[.E52]" office:value-type="currency" office:currency="USD" office:value="-963.450000000001">
            <text:p>-$963.45</text:p>
          </table:table-cell>
          <table:table-cell table:style-name="ce182" table:formula="of:=[.E58]-[.E46]" office:value-type="currency" office:currency="USD" office:value="-3363.45">
            <text:p>-$3,363.45</text:p>
          </table:table-cell>
          <table:table-cell table:style-name="ce182" table:formula="of:=[.E58]-[.E40]" office:value-type="currency" office:currency="USD" office:value="-5763.45">
            <text:p>-$5,763.45</text:p>
          </table:table-cell>
          <table:table-cell table:style-name="ce182" table:formula="of:=[.E58]-[.E34]" office:value-type="currency" office:currency="USD" office:value="-8163.45">
            <text:p>-$8,163.45</text:p>
          </table:table-cell>
          <table:table-cell table:style-name="ce185" table:formula="of:=MAX([.E$14:.E$37])-[.E58]" office:value-type="currency" office:currency="USD" office:value="14192.82">
            <text:p>$14,192.82</text:p>
          </table:table-cell>
          <table:table-cell table:style-name="ce189" table:formula="of:=[.L58]/MAX([.E$2:.E$100])" office:value-type="percentage" office:value="1">
            <text:p>100.00%</text:p>
          </table:table-cell>
          <table:table-cell table:formula="of:=[.N57]*[.C57]/[.C56]" office:value-type="currency" office:currency="USD" office:value="0">
            <text:p>#DIV/0!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57"/>
          <table:table-cell table:style-name="ce168" office:value-type="string">
            <text:p>October</text:p>
          </table:table-cell>
          <table:table-cell table:style-name="ce180" office:value-type="currency" office:currency="USD" office:value="0">
            <text:p>$0.00</text:p>
          </table:table-cell>
          <table:table-cell/>
          <table:table-cell table:formula="of:=[.C59]+[.D59]" office:value-type="currency" office:currency="USD" office:value="0">
            <text:p>$0.00</text:p>
          </table:table-cell>
          <table:table-cell table:style-name="ce182" table:formula="of:=[.E59]-[.E58]" office:value-type="currency" office:currency="USD" office:value="0">
            <text:p>$0.00</text:p>
          </table:table-cell>
          <table:table-cell table:style-name="ce182" table:formula="of:=[.E59]-[.E56]" office:value-type="currency" office:currency="USD" office:value="0">
            <text:p>$0.00</text:p>
          </table:table-cell>
          <table:table-cell table:style-name="ce182" table:formula="of:=[.E59]-[.E53]" office:value-type="currency" office:currency="USD" office:value="-563.450000000001">
            <text:p>-$563.45</text:p>
          </table:table-cell>
          <table:table-cell table:style-name="ce182" table:formula="of:=[.E59]-[.E47]" office:value-type="currency" office:currency="USD" office:value="-2963.45">
            <text:p>-$2,963.45</text:p>
          </table:table-cell>
          <table:table-cell table:style-name="ce182" table:formula="of:=[.E59]-[.E41]" office:value-type="currency" office:currency="USD" office:value="-5363.45">
            <text:p>-$5,363.45</text:p>
          </table:table-cell>
          <table:table-cell table:style-name="ce182" table:formula="of:=[.E59]-[.E35]" office:value-type="currency" office:currency="USD" office:value="-7763.45">
            <text:p>-$7,763.45</text:p>
          </table:table-cell>
          <table:table-cell table:style-name="ce185" table:formula="of:=MAX([.E$14:.E$37])-[.E59]" office:value-type="currency" office:currency="USD" office:value="14192.82">
            <text:p>$14,192.82</text:p>
          </table:table-cell>
          <table:table-cell table:style-name="ce189" table:formula="of:=[.L59]/MAX([.E$2:.E$100])" office:value-type="percentage" office:value="1">
            <text:p>100.00%</text:p>
          </table:table-cell>
          <table:table-cell table:formula="of:=[.N58]*[.C58]/[.C57]" office:value-type="currency" office:currency="USD" office:value="0">
            <text:p>#DIV/0!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57"/>
          <table:table-cell table:style-name="ce168" office:value-type="string">
            <text:p>November</text:p>
          </table:table-cell>
          <table:table-cell table:style-name="ce180" office:value-type="currency" office:currency="USD" office:value="0">
            <text:p>$0.00</text:p>
          </table:table-cell>
          <table:table-cell/>
          <table:table-cell table:formula="of:=[.C60]+[.D60]" office:value-type="currency" office:currency="USD" office:value="0">
            <text:p>$0.00</text:p>
          </table:table-cell>
          <table:table-cell table:style-name="ce182" table:formula="of:=[.E60]-[.E59]" office:value-type="currency" office:currency="USD" office:value="0">
            <text:p>$0.00</text:p>
          </table:table-cell>
          <table:table-cell table:style-name="ce182" table:formula="of:=[.E60]-[.E57]" office:value-type="currency" office:currency="USD" office:value="0">
            <text:p>$0.00</text:p>
          </table:table-cell>
          <table:table-cell table:style-name="ce182" table:formula="of:=[.E60]-[.E54]" office:value-type="currency" office:currency="USD" office:value="-163.450000000001">
            <text:p>-$163.45</text:p>
          </table:table-cell>
          <table:table-cell table:style-name="ce182" table:formula="of:=[.E60]-[.E48]" office:value-type="currency" office:currency="USD" office:value="-2563.45">
            <text:p>-$2,563.45</text:p>
          </table:table-cell>
          <table:table-cell table:style-name="ce182" table:formula="of:=[.E60]-[.E42]" office:value-type="currency" office:currency="USD" office:value="-4963.45">
            <text:p>-$4,963.45</text:p>
          </table:table-cell>
          <table:table-cell table:style-name="ce182" table:formula="of:=[.E60]-[.E36]" office:value-type="currency" office:currency="USD" office:value="-7363.45">
            <text:p>-$7,363.45</text:p>
          </table:table-cell>
          <table:table-cell table:style-name="ce185" table:formula="of:=MAX([.E$14:.E$37])-[.E60]" office:value-type="currency" office:currency="USD" office:value="14192.82">
            <text:p>$14,192.82</text:p>
          </table:table-cell>
          <table:table-cell table:style-name="ce189" table:formula="of:=[.L60]/MAX([.E$2:.E$100])" office:value-type="percentage" office:value="1">
            <text:p>100.00%</text:p>
          </table:table-cell>
          <table:table-cell table:formula="of:=[.N59]*[.C59]/[.C58]" office:value-type="currency" office:currency="USD" office:value="0">
            <text:p>#DIV/0!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>
          <table:covered-table-cell table:style-name="ce158"/>
          <table:table-cell table:style-name="ce169" office:value-type="string">
            <text:p>December</text:p>
          </table:table-cell>
          <table:table-cell table:style-name="ce180" office:value-type="currency" office:currency="USD" office:value="0">
            <text:p>$0.00</text:p>
          </table:table-cell>
          <table:table-cell table:style-name="ce176"/>
          <table:table-cell table:style-name="ce176" table:formula="of:=[.C61]+[.D61]" office:value-type="currency" office:currency="USD" office:value="0">
            <text:p>$0.00</text:p>
          </table:table-cell>
          <table:table-cell table:style-name="ce163" table:formula="of:=[.E61]-[.E60]" office:value-type="currency" office:currency="USD" office:value="0">
            <text:p>$0.00</text:p>
          </table:table-cell>
          <table:table-cell table:style-name="ce163" table:formula="of:=[.E61]-[.E58]" office:value-type="currency" office:currency="USD" office:value="0">
            <text:p>$0.00</text:p>
          </table:table-cell>
          <table:table-cell table:style-name="ce163" table:formula="of:=[.E61]-[.E55]" office:value-type="currency" office:currency="USD" office:value="0">
            <text:p>$0.00</text:p>
          </table:table-cell>
          <table:table-cell table:style-name="ce163" table:formula="of:=[.E61]-[.E49]" office:value-type="currency" office:currency="USD" office:value="-2163.45">
            <text:p>-$2,163.45</text:p>
          </table:table-cell>
          <table:table-cell table:style-name="ce182" table:formula="of:=[.E61]-[.E43]" office:value-type="currency" office:currency="USD" office:value="-4563.45">
            <text:p>-$4,563.45</text:p>
          </table:table-cell>
          <table:table-cell table:style-name="ce182" table:formula="of:=[.E61]-[.E37]" office:value-type="currency" office:currency="USD" office:value="-6963.45">
            <text:p>-$6,963.45</text:p>
          </table:table-cell>
          <table:table-cell table:style-name="ce186" table:formula="of:=MAX([.E$14:.E$37])-[.E61]" office:value-type="currency" office:currency="USD" office:value="14192.82">
            <text:p>$14,192.82</text:p>
          </table:table-cell>
          <table:table-cell table:style-name="ce190" table:formula="of:=[.L61]/MAX([.E$2:.E$100])" office:value-type="percentage" office:value="1">
            <text:p>100.00%</text:p>
          </table:table-cell>
          <table:table-cell table:formula="of:=[.N60]*[.C60]/[.C59]" office:value-type="currency" office:currency="USD" office:value="0">
            <text:p>#DIV/0!</text:p>
          </table:table-cell>
          <table:table-cell table:number-columns-repeated="2"/>
          <table:table-cell table:style-name="ce200"/>
          <table:table-cell table:style-name="ce191" table:number-columns-repeated="2"/>
          <table:table-cell table:number-columns-repeated="1005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utstanding Bills" table:style-name="ta1" table:print-ranges="'Outstanding Bills'.A1:'Outstanding Bills'.I16">
        <table:table-column table:style-name="co1" table:default-cell-style-name="ce104"/>
        <table:table-column table:style-name="co2" table:default-cell-style-name="Default"/>
        <table:table-column table:style-name="co17" table:default-cell-style-name="Default"/>
        <table:table-column table:style-name="co18" table:default-cell-style-name="ce109"/>
        <table:table-column table:style-name="co19" table:default-cell-style-name="Default"/>
        <table:table-column table:style-name="co20" table:default-cell-style-name="ce109"/>
        <table:table-column table:style-name="co5" table:default-cell-style-name="ce37"/>
        <table:table-column table:style-name="co21" table:default-cell-style-name="ce37"/>
        <table:table-column table:style-name="co22" table:default-cell-style-name="ce37"/>
        <table:table-column table:style-name="co23" table:default-cell-style-name="ce41"/>
        <table:table-column table:style-name="co24" table:default-cell-style-name="Default"/>
        <table:table-column table:style-name="co4" table:number-columns-repeated="1013" table:default-cell-style-name="Default"/>
        <table:table-row table:style-name="ro5">
          <table:table-cell table:style-name="ce102" office:value-type="string">
            <text:p>Date Incurred</text:p>
          </table:table-cell>
          <table:table-cell table:style-name="ce106" office:value-type="string">
            <text:p>Whom</text:p>
          </table:table-cell>
          <table:table-cell table:style-name="ce106" office:value-type="string">
            <text:p>Provider</text:p>
          </table:table-cell>
          <table:table-cell table:style-name="ce106" office:value-type="string">
            <text:p>Account Number</text:p>
          </table:table-cell>
          <table:table-cell table:style-name="ce106" office:value-type="string">
            <text:p>Current Creditor</text:p>
          </table:table-cell>
          <table:table-cell table:style-name="ce106" office:value-type="string">
            <text:p>Account Number</text:p>
          </table:table-cell>
          <table:table-cell table:style-name="ce111" office:value-type="string">
            <text:p>Amount</text:p>
          </table:table-cell>
          <table:table-cell table:style-name="ce111" office:value-type="string">
            <text:p>Total found</text:p>
          </table:table-cell>
          <table:table-cell table:style-name="ce111" office:value-type="string">
            <text:p>Total Outstanding</text:p>
          </table:table-cell>
          <table:table-cell table:style-name="ce115" office:value-type="string">
            <text:p>Paid</text:p>
          </table:table-cell>
          <table:table-cell table:style-name="ce115" office:value-type="string">
            <text:p>Date Paid/ Notes</text:p>
          </table:table-cell>
          <table:table-cell table:style-name="ce121" table:number-columns-repeated="1013"/>
        </table:table-row>
        <table:table-row table:style-name="ro3">
          <table:table-cell table:style-name="ce103"/>
          <table:table-cell table:style-name="ce107" table:number-columns-repeated="5"/>
          <table:table-cell table:style-name="ce112"/>
          <table:table-cell table:style-name="ce114" table:formula="of:=SUM([.G4:.G129])" office:value-type="currency" office:currency="USD" office:value="2107.12">
            <text:p>$2,107.12</text:p>
          </table:table-cell>
          <table:table-cell table:style-name="ce114" table:formula="of:=SUM([.G3:.G129])-SUM([.J3:.J129])" office:value-type="currency" office:currency="USD" office:value="1042.57">
            <text:p>$1,042.57</text:p>
          </table:table-cell>
          <table:table-cell table:style-name="ce116"/>
          <table:table-cell table:style-name="ce107" table:number-columns-repeated="1014"/>
        </table:table-row>
        <table:table-row table:style-name="ro3">
          <table:table-cell office:value-type="date" office:date-value="2009-04-21">
            <text:p>21. April 2009</text:p>
          </table:table-cell>
          <table:table-cell office:value-type="string">
            <text:p>Michael</text:p>
          </table:table-cell>
          <table:table-cell office:value-type="string">
            <text:p>St. John Medical Center</text:p>
          </table:table-cell>
          <table:table-cell office:value-type="string">
            <text:p>F03011561101</text:p>
          </table:table-cell>
          <table:table-cell office:value-type="string">
            <text:p>First Credit</text:p>
          </table:table-cell>
          <table:table-cell office:value-type="float" office:value="4618634">
            <text:p>4618634</text:p>
          </table:table-cell>
          <table:table-cell office:value-type="currency" office:currency="USD" office:value="25.72">
            <text:p>$25.72</text:p>
          </table:table-cell>
          <table:table-cell table:style-name="Default" table:number-columns-repeated="2"/>
          <table:table-cell table:style-name="ce117"/>
          <table:table-cell office:value-type="string">
            <text:p>Aged, no longer active</text:p>
          </table:table-cell>
          <table:table-cell table:style-name="ce121" table:number-columns-repeated="1013"/>
        </table:table-row>
        <table:table-row table:style-name="ro3">
          <table:table-cell office:value-type="date" office:date-value="2009-12-29">
            <text:p>29. December 2009</text:p>
          </table:table-cell>
          <table:table-cell office:value-type="string">
            <text:p>Michael</text:p>
          </table:table-cell>
          <table:table-cell office:value-type="string">
            <text:p>Cleveland Clinic Hospital</text:p>
          </table:table-cell>
          <table:table-cell office:value-type="float" office:value="427498420022">
            <text:p>427498420022</text:p>
          </table:table-cell>
          <table:table-cell office:value-type="string">
            <text:p>First Credit</text:p>
          </table:table-cell>
          <table:table-cell office:value-type="float" office:value="4778535">
            <text:p>4778535</text:p>
          </table:table-cell>
          <table:table-cell office:value-type="currency" office:currency="USD" office:value="67.33">
            <text:p>$67.33</text:p>
          </table:table-cell>
          <table:table-cell/>
          <table:table-cell table:style-name="Default" table:number-columns-repeated="2"/>
          <table:table-cell office:value-type="string">
            <text:p>Aged, no longer active</text:p>
          </table:table-cell>
          <table:table-cell table:number-columns-repeated="1013"/>
        </table:table-row>
        <table:table-row table:style-name="ro3">
          <table:table-cell office:value-type="date" office:date-value="2010-09-25">
            <text:p>25. September 2010</text:p>
          </table:table-cell>
          <table:table-cell office:value-type="string">
            <text:p>Mike</text:p>
          </table:table-cell>
          <table:table-cell office:value-type="string">
            <text:p>Cleveland Clinic Laboratories</text:p>
          </table:table-cell>
          <table:table-cell office:value-type="string">
            <text:p>213L484810</text:p>
          </table:table-cell>
          <table:table-cell table:number-columns-repeated="2"/>
          <table:table-cell office:value-type="currency" office:currency="USD" office:value="269">
            <text:p>$269.00</text:p>
          </table:table-cell>
          <table:table-cell table:number-columns-repeated="2"/>
          <table:table-cell table:style-name="ce117"/>
          <table:table-cell table:number-columns-repeated="1014"/>
        </table:table-row>
        <table:table-row table:style-name="ro3">
          <table:table-cell office:value-type="date" office:date-value="2011-01-21">
            <text:p>21. January 2011</text:p>
          </table:table-cell>
          <table:table-cell office:value-type="string">
            <text:p>Michael</text:p>
          </table:table-cell>
          <table:table-cell office:value-type="string">
            <text:p>Cleveland Clinic West – Fair</text:p>
          </table:table-cell>
          <table:table-cell office:value-type="string">
            <text:p>502435005-9</text:p>
          </table:table-cell>
          <table:table-cell office:value-type="string">
            <text:p>First Credit</text:p>
          </table:table-cell>
          <table:table-cell office:value-type="float" office:value="5627831">
            <text:p>5627831</text:p>
          </table:table-cell>
          <table:table-cell office:value-type="currency" office:currency="USD" office:value="313.52">
            <text:p>$313.52</text:p>
          </table:table-cell>
          <table:table-cell/>
          <table:table-cell table:style-name="ce114"/>
          <table:table-cell table:style-name="ce118"/>
          <table:table-cell office:value-type="string">
            <text:p>Aged, no longer active</text:p>
          </table:table-cell>
          <table:table-cell table:number-columns-repeated="1013"/>
        </table:table-row>
        <table:table-row table:style-name="ro3">
          <table:table-cell table:style-name="ce105" office:value-type="date" office:date-value="2011-02-18">
            <text:p>18. February 2011</text:p>
          </table:table-cell>
          <table:table-cell table:style-name="ce108" office:value-type="string">
            <text:p>Michael</text:p>
          </table:table-cell>
          <table:table-cell table:style-name="ce108" office:value-type="string">
            <text:p>Cleveland Clinic Hospital</text:p>
          </table:table-cell>
          <table:table-cell table:style-name="ce110" office:value-type="float" office:value="427498420024">
            <text:p>427498420024</text:p>
          </table:table-cell>
          <table:table-cell table:style-name="ce108" office:value-type="string">
            <text:p>Allied Interstate</text:p>
          </table:table-cell>
          <table:table-cell table:style-name="ce110" office:value-type="float" office:value="5510813127333">
            <text:p>5510813127333</text:p>
          </table:table-cell>
          <table:table-cell table:style-name="ce113" office:value-type="currency" office:currency="USD" office:value="89.85">
            <text:p>$89.85</text:p>
          </table:table-cell>
          <table:table-cell table:style-name="ce113" table:number-columns-repeated="2"/>
          <table:table-cell table:style-name="ce119" office:value-type="currency" office:currency="USD" office:value="89.85">
            <text:p>$89.85</text:p>
          </table:table-cell>
          <table:table-cell table:style-name="ce120" office:value-type="string">
            <text:p>23 March 14 Check 531</text:p>
          </table:table-cell>
          <table:table-cell table:number-columns-repeated="1013"/>
        </table:table-row>
        <table:table-row table:style-name="ro3">
          <table:table-cell office:value-type="date" office:date-value="2011-09-29">
            <text:p>29. September 2011</text:p>
          </table:table-cell>
          <table:table-cell office:value-type="string">
            <text:p>Michael</text:p>
          </table:table-cell>
          <table:table-cell office:value-type="string">
            <text:p>Pat Services, Peihong Huo</text:p>
          </table:table-cell>
          <table:table-cell office:value-type="float" office:value="177340">
            <text:p>177340</text:p>
          </table:table-cell>
          <table:table-cell table:number-columns-repeated="2"/>
          <table:table-cell office:value-type="currency" office:currency="USD" office:value="131">
            <text:p>$131.00</text:p>
          </table:table-cell>
          <table:table-cell table:number-columns-repeated="2"/>
          <table:table-cell table:style-name="ce117"/>
          <table:table-cell table:number-columns-repeated="1014"/>
        </table:table-row>
        <table:table-row table:style-name="ro3">
          <table:table-cell table:style-name="ce105" office:value-type="date" office:date-value="2011-10-11">
            <text:p>11. October 2011</text:p>
          </table:table-cell>
          <table:table-cell table:style-name="ce108" office:value-type="string">
            <text:p>Ryan</text:p>
          </table:table-cell>
          <table:table-cell table:style-name="ce108" office:value-type="string">
            <text:p>Case Medical Center </text:p>
          </table:table-cell>
          <table:table-cell table:style-name="ce110" office:value-type="string">
            <text:p>2405022-1</text:p>
          </table:table-cell>
          <table:table-cell table:style-name="ce108" office:value-type="string">
            <text:p>Revenue Group</text:p>
          </table:table-cell>
          <table:table-cell table:style-name="ce110" office:value-type="float" office:value="16242456">
            <text:p>16242456</text:p>
          </table:table-cell>
          <table:table-cell table:style-name="ce113" office:value-type="currency" office:currency="USD" office:value="33.36">
            <text:p>$33.36</text:p>
          </table:table-cell>
          <table:table-cell table:style-name="ce113" table:number-columns-repeated="2"/>
          <table:table-cell table:style-name="ce119" office:value-type="currency" office:currency="USD" office:value="33.36">
            <text:p>$33.36</text:p>
          </table:table-cell>
          <table:table-cell office:value-type="string">
            <text:p>9 January 14 check 519</text:p>
          </table:table-cell>
          <table:table-cell table:number-columns-repeated="1013"/>
        </table:table-row>
        <table:table-row table:style-name="ro3">
          <table:table-cell table:style-name="ce105" office:value-type="date" office:date-value="2012-01-04">
            <text:p>4. January 2012</text:p>
          </table:table-cell>
          <table:table-cell table:style-name="ce108" office:value-type="string">
            <text:p>Michael</text:p>
          </table:table-cell>
          <table:table-cell table:style-name="ce108" office:value-type="string">
            <text:p>Cleveland Clinic Hospital</text:p>
          </table:table-cell>
          <table:table-cell table:style-name="ce110" office:value-type="float" office:value="427498420028">
            <text:p>427498420028</text:p>
          </table:table-cell>
          <table:table-cell table:style-name="ce108" office:value-type="string">
            <text:p>Stephans &amp; Michaels Associates, Inc</text:p>
          </table:table-cell>
          <table:table-cell table:style-name="ce110" office:value-type="string">
            <text:p>CAPF2327468</text:p>
          </table:table-cell>
          <table:table-cell table:style-name="ce113" office:value-type="currency" office:currency="USD" office:value="287.37">
            <text:p>$287.37</text:p>
          </table:table-cell>
          <table:table-cell table:style-name="ce113" table:number-columns-repeated="2"/>
          <table:table-cell table:style-name="ce119" office:value-type="currency" office:currency="USD" office:value="287.37">
            <text:p>$287.37</text:p>
          </table:table-cell>
          <table:table-cell office:value-type="string">
            <text:p>31 January 14 Check 523</text:p>
          </table:table-cell>
          <table:table-cell table:number-columns-repeated="1013"/>
        </table:table-row>
        <table:table-row table:style-name="ro3">
          <table:table-cell table:style-name="ce105" office:value-type="date" office:date-value="2012-01-21">
            <text:p>21. January 2012</text:p>
          </table:table-cell>
          <table:table-cell table:style-name="ce108" office:value-type="string">
            <text:p>Michael</text:p>
          </table:table-cell>
          <table:table-cell table:style-name="ce108" office:value-type="string">
            <text:p>Fairview Hospital</text:p>
          </table:table-cell>
          <table:table-cell table:style-name="ce110" office:value-type="string">
            <text:p>005026588953-3</text:p>
          </table:table-cell>
          <table:table-cell table:style-name="ce108" office:value-type="string">
            <text:p>Stephans &amp; Michaels Associates, Inc</text:p>
          </table:table-cell>
          <table:table-cell table:style-name="ce110" office:value-type="string">
            <text:p>CAPF1818517</text:p>
          </table:table-cell>
          <table:table-cell table:style-name="ce113" office:value-type="currency" office:currency="USD" office:value="315.19">
            <text:p>$315.19</text:p>
          </table:table-cell>
          <table:table-cell table:style-name="ce113" table:number-columns-repeated="2"/>
          <table:table-cell table:style-name="ce119" office:value-type="currency" office:currency="USD" office:value="315.19">
            <text:p>$315.19</text:p>
          </table:table-cell>
          <table:table-cell office:value-type="string">
            <text:p>31 January 14 Check 523</text:p>
          </table:table-cell>
          <table:table-cell table:number-columns-repeated="1013"/>
        </table:table-row>
        <table:table-row table:style-name="ro3">
          <table:table-cell office:value-type="date" office:date-value="2012-02-05">
            <text:p>5. February 2012</text:p>
          </table:table-cell>
          <table:table-cell office:value-type="string">
            <text:p>Ryan</text:p>
          </table:table-cell>
          <table:table-cell office:value-type="string">
            <text:p>University Hospital</text:p>
          </table:table-cell>
          <table:table-cell office:value-type="float" office:value="1955263">
            <text:p>1955263</text:p>
          </table:table-cell>
          <table:table-cell office:value-type="string">
            <text:p>First Federal Credit Control</text:p>
          </table:table-cell>
          <table:table-cell office:value-type="string">
            <text:p>CE1106</text:p>
          </table:table-cell>
          <table:table-cell office:value-type="currency" office:currency="USD" office:value="31">
            <text:p>$31.00</text:p>
          </table:table-cell>
          <table:table-cell table:number-columns-repeated="2"/>
          <table:table-cell table:style-name="ce117"/>
          <table:table-cell office:value-type="string">
            <text:p>Pay 10 February</text:p>
          </table:table-cell>
          <table:table-cell table:number-columns-repeated="1013"/>
        </table:table-row>
        <table:table-row table:style-name="ro3">
          <table:table-cell office:value-type="date" office:date-value="2012-02-05">
            <text:p>5. February 2012</text:p>
          </table:table-cell>
          <table:table-cell office:value-type="string">
            <text:p>Ryan</text:p>
          </table:table-cell>
          <table:table-cell office:value-type="string">
            <text:p>University Hospital</text:p>
          </table:table-cell>
          <table:table-cell/>
          <table:table-cell office:value-type="string">
            <text:p>First Federal Credit Control</text:p>
          </table:table-cell>
          <table:table-cell office:value-type="string">
            <text:p>CE1106</text:p>
          </table:table-cell>
          <table:table-cell office:value-type="currency" office:currency="USD" office:value="50">
            <text:p>$50.00</text:p>
          </table:table-cell>
          <table:table-cell/>
          <table:table-cell table:style-name="ce114"/>
          <table:table-cell table:style-name="ce118"/>
          <table:table-cell office:value-type="string">
            <text:p>Pay 24 February</text:p>
          </table:table-cell>
          <table:table-cell table:number-columns-repeated="1013"/>
        </table:table-row>
        <table:table-row table:style-name="ro3">
          <table:table-cell office:value-type="date" office:date-value="2012-02-05">
            <text:p>5. February 2012</text:p>
          </table:table-cell>
          <table:table-cell office:value-type="string">
            <text:p>Ryan</text:p>
          </table:table-cell>
          <table:table-cell office:value-type="string">
            <text:p>University Hospital</text:p>
          </table:table-cell>
          <table:table-cell/>
          <table:table-cell office:value-type="string">
            <text:p>First Federal Credit Control</text:p>
          </table:table-cell>
          <table:table-cell office:value-type="string">
            <text:p>CE1106</text:p>
          </table:table-cell>
          <table:table-cell office:value-type="currency" office:currency="USD" office:value="130">
            <text:p>$130.00</text:p>
          </table:table-cell>
          <table:table-cell table:number-columns-repeated="2"/>
          <table:table-cell table:style-name="ce117"/>
          <table:table-cell office:value-type="string">
            <text:p>Pay 10 March</text:p>
          </table:table-cell>
          <table:table-cell table:number-columns-repeated="1013"/>
        </table:table-row>
        <table:table-row table:style-name="ro3">
          <table:table-cell table:style-name="ce105" office:value-type="date" office:date-value="2012-10-28">
            <text:p>28. October 2012</text:p>
          </table:table-cell>
          <table:table-cell table:style-name="ce108" office:value-type="string">
            <text:p>Trevor</text:p>
          </table:table-cell>
          <table:table-cell table:style-name="ce108" office:value-type="string">
            <text:p>St. John Medical Center</text:p>
          </table:table-cell>
          <table:table-cell table:style-name="ce110" office:value-type="string">
            <text:p>F03017292974</text:p>
          </table:table-cell>
          <table:table-cell table:style-name="ce108" office:value-type="string">
            <text:p>First Credit</text:p>
          </table:table-cell>
          <table:table-cell table:style-name="ce110" office:value-type="float" office:value="7690063">
            <text:p>7690063</text:p>
          </table:table-cell>
          <table:table-cell table:style-name="ce113" office:value-type="currency" office:currency="USD" office:value="100">
            <text:p>$100.00</text:p>
          </table:table-cell>
          <table:table-cell table:style-name="ce113" table:number-columns-repeated="2"/>
          <table:table-cell table:style-name="ce119" office:value-type="currency" office:currency="USD" office:value="100">
            <text:p>$100.00</text:p>
          </table:table-cell>
          <table:table-cell office:value-type="string">
            <text:p>13 January 14 check 5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ichael</text:p>
          </table:table-cell>
          <table:table-cell office:value-type="string">
            <text:p>Cleveland Clinic Physician</text:p>
          </table:table-cell>
          <table:table-cell office:value-type="string">
            <text:p>42749842028-1</text:p>
          </table:table-cell>
          <table:table-cell office:value-type="string">
            <text:p>First Credit</text:p>
          </table:table-cell>
          <table:table-cell office:value-type="float" office:value="6773387">
            <text:p>6773387</text:p>
          </table:table-cell>
          <table:table-cell office:value-type="currency" office:currency="USD" office:value="25">
            <text:p>$25.00</text:p>
          </table:table-cell>
          <table:table-cell table:number-columns-repeated="2"/>
          <table:table-cell table:style-name="ce117"/>
          <table:table-cell office:value-type="string">
            <text:p>Aged, no longer active</text:p>
          </table:table-cell>
          <table:table-cell table:number-columns-repeated="1013"/>
        </table:table-row>
        <table:table-row table:style-name="ro3">
          <table:table-cell table:style-name="ce105" office:value-type="date" office:date-value="2012-08-23">
            <text:p>23. August 2012</text:p>
          </table:table-cell>
          <table:table-cell table:style-name="ce108" office:value-type="string">
            <text:p>Ryan</text:p>
          </table:table-cell>
          <table:table-cell table:style-name="ce108" office:value-type="string">
            <text:p>North Olmsted High School</text:p>
          </table:table-cell>
          <table:table-cell table:style-name="ce110"/>
          <table:table-cell table:style-name="ce108"/>
          <table:table-cell table:style-name="ce110"/>
          <table:table-cell table:style-name="ce113" office:value-type="currency" office:currency="USD" office:value="199.5">
            <text:p>$199.50</text:p>
          </table:table-cell>
          <table:table-cell table:style-name="ce113" table:number-columns-repeated="2"/>
          <table:table-cell table:style-name="ce119" office:value-type="currency" office:currency="USD" office:value="199.5">
            <text:p>$199.50</text:p>
          </table:table-cell>
          <table:table-cell table:number-columns-repeated="1014"/>
        </table:table-row>
        <table:table-row table:style-name="ro3">
          <table:table-cell table:style-name="ce105" office:value-type="date" office:date-value="2013-10-01">
            <text:p>1. October 2013</text:p>
          </table:table-cell>
          <table:table-cell table:style-name="ce108" office:value-type="string">
            <text:p>Michael</text:p>
          </table:table-cell>
          <table:table-cell table:style-name="ce108" office:value-type="string">
            <text:p>North Olmsted High School</text:p>
          </table:table-cell>
          <table:table-cell table:style-name="ce110"/>
          <table:table-cell table:style-name="ce108"/>
          <table:table-cell table:style-name="ce110"/>
          <table:table-cell table:style-name="ce113" office:value-type="currency" office:currency="USD" office:value="15">
            <text:p>$15.00</text:p>
          </table:table-cell>
          <table:table-cell table:style-name="ce113" table:number-columns-repeated="2"/>
          <table:table-cell table:style-name="ce119" office:value-type="currency" office:currency="USD" office:value="15">
            <text:p>$15.00</text:p>
          </table:table-cell>
          <table:table-cell table:number-columns-repeated="1014"/>
        </table:table-row>
        <table:table-row table:style-name="ro3">
          <table:table-cell table:style-name="ce105" office:value-type="date" office:date-value="2012-04-01">
            <text:p>1. April 2012</text:p>
          </table:table-cell>
          <table:table-cell table:style-name="ce108" office:value-type="string">
            <text:p>Mike</text:p>
          </table:table-cell>
          <table:table-cell table:style-name="ce108" office:value-type="string">
            <text:p>University Hospital</text:p>
          </table:table-cell>
          <table:table-cell table:style-name="ce110"/>
          <table:table-cell table:style-name="ce108"/>
          <table:table-cell table:style-name="ce110"/>
          <table:table-cell table:style-name="ce113" office:value-type="currency" office:currency="USD" office:value="50">
            <text:p>$50.00</text:p>
          </table:table-cell>
          <table:table-cell table:style-name="ce113" table:number-columns-repeated="2"/>
          <table:table-cell table:style-name="ce119" office:value-type="currency" office:currency="USD" office:value="50">
            <text:p>$50.00</text:p>
          </table:table-cell>
          <table:table-cell office:value-type="string">
            <text:p>Paid at Urgent Care</text:p>
          </table:table-cell>
          <table:table-cell table:number-columns-repeated="1013"/>
        </table:table-row>
        <table:table-row table:style-name="ro3" table:number-rows-repeated="9">
          <table:table-cell table:number-columns-repeated="9"/>
          <table:table-cell table:style-name="ce117"/>
          <table:table-cell table:number-columns-repeated="1014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tirement Accounts" table:style-name="ta1" table:print="false">
        <table:table-column table:style-name="co1" table:default-cell-style-name="ce104"/>
        <table:table-column table:style-name="co25" table:default-cell-style-name="ce104"/>
        <table:table-column table:style-name="co26" table:default-cell-style-name="Default"/>
        <table:table-column table:style-name="co27" table:default-cell-style-name="Default"/>
        <table:table-column table:style-name="co4" table:default-cell-style-name="ce109"/>
        <table:table-column table:style-name="co4" table:default-cell-style-name="ce37"/>
        <table:table-column table:style-name="co4" table:number-columns-repeated="1018" table:default-cell-style-name="Default"/>
        <table:table-row table:style-name="ro6">
          <table:table-cell table:style-name="ce122" office:value-type="string">
            <text:p>Statement Date</text:p>
          </table:table-cell>
          <table:table-cell table:style-name="ce122" office:value-type="string">
            <text:p>Employer</text:p>
          </table:table-cell>
          <table:table-cell table:style-name="ce123" office:value-type="string">
            <text:p>Firm</text:p>
          </table:table-cell>
          <table:table-cell table:style-name="ce123" office:value-type="string">
            <text:p>Account Type</text:p>
          </table:table-cell>
          <table:table-cell table:style-name="ce123" office:value-type="string">
            <text:p>Account Number</text:p>
          </table:table-cell>
          <table:table-cell table:style-name="ce124" office:value-type="string">
            <text:p>Current Value</text:p>
          </table:table-cell>
          <table:table-cell table:style-name="ce121" table:number-columns-repeated="1018"/>
        </table:table-row>
        <table:table-row table:style-name="ro3">
          <table:table-cell office:value-type="date" office:date-value="2013-09-30">
            <text:p>30. September 2013</text:p>
          </table:table-cell>
          <table:table-cell/>
          <table:table-cell office:value-type="string">
            <text:p>Merrill Lynch</text:p>
          </table:table-cell>
          <table:table-cell/>
          <table:table-cell office:value-type="string">
            <text:p>6BA-20Y69</text:p>
          </table:table-cell>
          <table:table-cell office:value-type="currency" office:currency="USD" office:value="14744.43">
            <text:p>$14,744.43</text:p>
          </table:table-cell>
          <table:table-cell table:number-columns-repeated="1018"/>
        </table:table-row>
        <table:table-row table:style-name="ro3">
          <table:table-cell office:value-type="date" office:date-value="2013-09-30">
            <text:p>30. September 2013</text:p>
          </table:table-cell>
          <table:table-cell/>
          <table:table-cell office:value-type="string">
            <text:p>Merrill Lynch</text:p>
          </table:table-cell>
          <table:table-cell/>
          <table:table-cell office:value-type="string">
            <text:p>6bA-20Y70</text:p>
          </table:table-cell>
          <table:table-cell office:value-type="currency" office:currency="USD" office:value="19178.48">
            <text:p>$19,178.48</text:p>
          </table:table-cell>
          <table:table-cell table:number-columns-repeated="1018"/>
        </table:table-row>
        <table:table-row table:style-name="ro3">
          <table:table-cell office:value-type="date" office:date-value="2013-09-30">
            <text:p>30. September 2013</text:p>
          </table:table-cell>
          <table:table-cell/>
          <table:table-cell office:value-type="string">
            <text:p>Merrill Lynch</text:p>
          </table:table-cell>
          <table:table-cell/>
          <table:table-cell office:value-type="string">
            <text:p>6BA-20Y71</text:p>
          </table:table-cell>
          <table:table-cell office:value-type="currency" office:currency="USD" office:value="12616.3">
            <text:p>$12,616.30</text:p>
          </table:table-cell>
          <table:table-cell table:number-columns-repeated="1018"/>
        </table:table-row>
        <table:table-row table:style-name="ro3">
          <table:table-cell office:value-type="date" office:date-value="2013-09-30">
            <text:p>30. September 2013</text:p>
          </table:table-cell>
          <table:table-cell/>
          <table:table-cell office:value-type="string">
            <text:p>Merrill Lynch</text:p>
          </table:table-cell>
          <table:table-cell office:value-type="string">
            <text:p>Annuity</text:p>
          </table:table-cell>
          <table:table-cell office:value-type="string">
            <text:p>M961047252</text:p>
          </table:table-cell>
          <table:table-cell office:value-type="currency" office:currency="USD" office:value="14670.61">
            <text:p>$14,670.61</text:p>
          </table:table-cell>
          <table:table-cell table:number-columns-repeated="1018"/>
        </table:table-row>
        <table:table-row table:style-name="ro2">
          <table:table-cell office:value-type="date" office:date-value="2013-03-31">
            <text:p>31. March 2013</text:p>
          </table:table-cell>
          <table:table-cell table:style-name="Default" office:value-type="string">
            <text:p>Belcan</text:p>
          </table:table-cell>
          <table:table-cell office:value-type="string">
            <text:p>Merrill Lynch</text:p>
          </table:table-cell>
          <table:table-cell office:value-type="string">
            <text:p>401(K)</text:p>
          </table:table-cell>
          <table:table-cell office:value-type="float" office:value="200973">
            <text:p>200973</text:p>
          </table:table-cell>
          <table:table-cell office:value-type="currency" office:currency="USD" office:value="12734.3">
            <text:p>$12,734.30</text:p>
          </table:table-cell>
          <table:table-cell table:number-columns-repeated="1018"/>
        </table:table-row>
        <table:table-row table:style-name="ro3">
          <table:table-cell office:value-type="date" office:date-value="2013-09-30">
            <text:p>30. September 2013</text:p>
          </table:table-cell>
          <table:table-cell table:style-name="Default" office:value-type="string">
            <text:p>Automated Packaging</text:p>
          </table:table-cell>
          <table:table-cell office:value-type="string">
            <text:p>Prudential</text:p>
          </table:table-cell>
          <table:table-cell office:value-type="string">
            <text:p>401(K)</text:p>
          </table:table-cell>
          <table:table-cell/>
          <table:table-cell office:value-type="currency" office:currency="USD" office:value="13246.67">
            <text:p>$13,246.67</text:p>
          </table:table-cell>
          <table:table-cell table:number-columns-repeated="1018"/>
        </table:table-row>
        <table:table-row table:style-name="ro2">
          <table:table-cell office:value-type="date" office:date-value="2013-09-30">
            <text:p>30. September 2013</text:p>
          </table:table-cell>
          <table:table-cell table:style-name="Default" office:value-type="string">
            <text:p>Comptrol</text:p>
          </table:table-cell>
          <table:table-cell office:value-type="string">
            <text:p>American Funds</text:p>
          </table:table-cell>
          <table:table-cell office:value-type="string">
            <text:p>401(K)</text:p>
          </table:table-cell>
          <table:table-cell office:value-type="string">
            <text:p>IRK30010</text:p>
          </table:table-cell>
          <table:table-cell office:value-type="currency" office:currency="USD" office:value="8852.91">
            <text:p>$8,852.91</text:p>
          </table:table-cell>
          <table:table-cell table:number-columns-repeated="1018"/>
        </table:table-row>
        <table:table-row table:style-name="ro3">
          <table:table-cell office:value-type="date" office:date-value="2013-12-31">
            <text:p>31. December 2013</text:p>
          </table:table-cell>
          <table:table-cell office:value-type="string">
            <text:p>Automated Packaging</text:p>
          </table:table-cell>
          <table:table-cell/>
          <table:table-cell office:value-type="string">
            <text:p>ESOP</text:p>
          </table:table-cell>
          <table:table-cell/>
          <table:table-cell office:value-type="currency" office:currency="USD" office:value="45921.69">
            <text:p>$45,921.69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>
            <text:p>Total</text:p>
          </table:table-cell>
          <table:table-cell table:formula="of:=SUM([.F2:.F9])" office:value-type="currency" office:currency="USD" office:value="141965.39">
            <text:p>$141,965.39</text:p>
          </table:table-cell>
          <table:table-cell table:number-columns-repeated="1018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ouse Repairs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4" table:default-cell-style-name="ce142"/>
        <table:table-column table:style-name="co4" table:default-cell-style-name="ce37"/>
        <table:table-row table:style-name="ro3">
          <table:table-cell table:style-name="ce125" office:value-type="string" table:number-columns-spanned="3" table:number-rows-spanned="1">
            <text:p>Work to be done on the house</text:p>
          </table:table-cell>
          <table:covered-table-cell table:style-name="ce132"/>
          <table:covered-table-cell table:style-name="ce136"/>
          <table:table-cell/>
        </table:table-row>
        <table:table-row table:style-name="ro3">
          <table:table-cell table:style-name="ce126" office:value-type="string">
            <text:p>Job</text:p>
          </table:table-cell>
          <table:table-cell table:style-name="ce126" office:value-type="string">
            <text:p>Scope</text:p>
          </table:table-cell>
          <table:table-cell table:style-name="ce137" office:value-type="string">
            <text:p>My Estimate</text:p>
          </table:table-cell>
          <table:table-cell table:style-name="ce143" office:value-type="string">
            <text:p>Home Depot</text:p>
          </table:table-cell>
        </table:table-row>
        <table:table-row table:style-name="ro3">
          <table:table-cell table:style-name="ce127" office:value-type="string" table:number-columns-spanned="1" table:number-rows-spanned="10">
            <text:p>Repair Roof</text:p>
          </table:table-cell>
          <table:table-cell table:style-name="ce133" office:value-type="string">
            <text:p>Complete tear down and replace 30 year old hip roof 1350 sqft house</text:p>
          </table:table-cell>
          <table:table-cell table:style-name="ce138" office:value-type="currency" office:currency="USD" office:value="20000">
            <text:p>$20,000.00</text:p>
          </table:table-cell>
          <table:table-cell table:style-name="ce144"/>
        </table:table-row>
        <table:table-row table:style-name="ro3">
          <table:covered-table-cell table:style-name="ce128"/>
          <table:table-cell table:style-name="ce134" office:value-type="string">
            <text:p>Replace rotting plywood</text:p>
          </table:table-cell>
          <table:table-cell table:style-name="ce139"/>
          <table:table-cell table:style-name="ce145"/>
        </table:table-row>
        <table:table-row table:style-name="ro3">
          <table:covered-table-cell table:style-name="ce128"/>
          <table:table-cell table:style-name="ce134" office:value-type="string">
            <text:p>Repair outer walls of both upstairs bathrooms</text:p>
          </table:table-cell>
          <table:table-cell table:style-name="ce139"/>
          <table:table-cell table:style-name="ce145"/>
        </table:table-row>
        <table:table-row table:style-name="ro3">
          <table:covered-table-cell table:style-name="ce128"/>
          <table:table-cell table:style-name="ce134" office:value-type="string">
            <text:p>Repair ceilings of both upstairs bathrooms</text:p>
          </table:table-cell>
          <table:table-cell table:style-name="ce139"/>
          <table:table-cell table:style-name="ce145"/>
        </table:table-row>
        <table:table-row table:style-name="ro3">
          <table:covered-table-cell table:style-name="ce128"/>
          <table:table-cell table:style-name="ce134" office:value-type="string">
            <text:p>Repair wiring trough in kitchen ceiling</text:p>
          </table:table-cell>
          <table:table-cell table:style-name="ce139"/>
          <table:table-cell table:style-name="ce145"/>
        </table:table-row>
        <table:table-row table:style-name="ro3">
          <table:covered-table-cell table:style-name="ce128"/>
          <table:table-cell table:style-name="ce134" office:value-type="string">
            <text:p>Repair outside wall of kitchen</text:p>
          </table:table-cell>
          <table:table-cell table:style-name="ce139"/>
          <table:table-cell table:style-name="ce145"/>
        </table:table-row>
        <table:table-row table:style-name="ro3">
          <table:covered-table-cell table:style-name="ce128"/>
          <table:table-cell table:style-name="ce134" office:value-type="string">
            <text:p>Repair wall between family room and sun room</text:p>
          </table:table-cell>
          <table:table-cell table:style-name="ce139"/>
          <table:table-cell table:style-name="ce145"/>
        </table:table-row>
        <table:table-row table:style-name="ro3">
          <table:covered-table-cell table:style-name="ce128"/>
          <table:table-cell table:style-name="ce134" office:value-type="string">
            <text:p>Repair outside wall of sun room</text:p>
          </table:table-cell>
          <table:table-cell table:style-name="ce139"/>
          <table:table-cell table:style-name="ce145"/>
        </table:table-row>
        <table:table-row table:style-name="ro3">
          <table:covered-table-cell table:style-name="ce128"/>
          <table:table-cell table:style-name="ce134" office:value-type="string">
            <text:p>Clean out bee nest from sun room wall</text:p>
          </table:table-cell>
          <table:table-cell table:style-name="ce139"/>
          <table:table-cell table:style-name="ce145"/>
        </table:table-row>
        <table:table-row table:style-name="ro3">
          <table:covered-table-cell table:style-name="ce128"/>
          <table:table-cell table:style-name="ce135" office:value-type="string">
            <text:p>Bringing roof up to modern codes</text:p>
          </table:table-cell>
          <table:table-cell table:style-name="ce140"/>
          <table:table-cell table:style-name="ce146"/>
        </table:table-row>
        <table:table-row table:style-name="ro3">
          <table:table-cell table:style-name="ce127" office:value-type="string" table:number-columns-spanned="1" table:number-rows-spanned="2">
            <text:p>Repair leaking shower</text:p>
          </table:table-cell>
          <table:table-cell table:style-name="ce133" office:value-type="string">
            <text:p>Tear out and replace dining area kitchen ceiling</text:p>
          </table:table-cell>
          <table:table-cell table:style-name="ce138" office:value-type="currency" office:currency="USD" office:value="1200">
            <text:p>$1,200.00</text:p>
          </table:table-cell>
          <table:table-cell table:style-name="ce144"/>
        </table:table-row>
        <table:table-row table:style-name="ro3">
          <table:covered-table-cell table:style-name="ce128"/>
          <table:table-cell table:style-name="ce135" office:value-type="string">
            <text:p>Replace drain and possible pan in shower</text:p>
          </table:table-cell>
          <table:table-cell table:style-name="ce140"/>
          <table:table-cell table:style-name="ce146"/>
        </table:table-row>
        <table:table-row table:style-name="ro3">
          <table:table-cell table:style-name="ce127" office:value-type="string" table:number-columns-spanned="1" table:number-rows-spanned="3">
            <text:p>Replace fence (in progress)</text:p>
          </table:table-cell>
          <table:table-cell table:style-name="ce133" office:value-type="string">
            <text:p>Complete acquisition of material and prepping</text:p>
          </table:table-cell>
          <table:table-cell table:style-name="ce138" office:value-type="currency" office:currency="USD" office:value="500">
            <text:p>$500.00</text:p>
          </table:table-cell>
          <table:table-cell table:style-name="ce144"/>
        </table:table-row>
        <table:table-row table:style-name="ro3">
          <table:covered-table-cell table:style-name="ce128"/>
          <table:table-cell table:style-name="ce134" office:value-type="string">
            <text:p>Remove old fence and concrete</text:p>
          </table:table-cell>
          <table:table-cell table:style-name="ce139"/>
          <table:table-cell table:style-name="ce145"/>
        </table:table-row>
        <table:table-row table:style-name="ro3">
          <table:covered-table-cell table:style-name="ce128"/>
          <table:table-cell table:style-name="ce135" office:value-type="string">
            <text:p>Obtain building permit</text:p>
          </table:table-cell>
          <table:table-cell table:style-name="ce140" office:value-type="currency" office:currency="USD" office:value="25">
            <text:p>$25.00</text:p>
          </table:table-cell>
          <table:table-cell table:style-name="ce146"/>
        </table:table-row>
        <table:table-row table:style-name="ro3">
          <table:table-cell table:style-name="ce128" office:value-type="string">
            <text:p>Repair garage door</text:p>
          </table:table-cell>
          <table:table-cell table:style-name="ce128" office:value-type="string">
            <text:p>Need new torsion springs</text:p>
          </table:table-cell>
          <table:table-cell table:style-name="ce137" office:value-type="currency" office:currency="USD" office:value="500">
            <text:p>$500.00</text:p>
          </table:table-cell>
          <table:table-cell table:style-name="ce143"/>
        </table:table-row>
        <table:table-row table:style-name="ro3">
          <table:table-cell table:style-name="ce129" office:value-type="string" table:number-columns-spanned="1" table:number-rows-spanned="2">
            <text:p>Replace main door, with two sidelight windows</text:p>
          </table:table-cell>
          <table:table-cell table:style-name="ce133" office:value-type="string">
            <text:p>Wood rotting, door rusting</text:p>
          </table:table-cell>
          <table:table-cell table:style-name="ce138" office:value-type="currency" office:currency="USD" office:value="1100">
            <text:p>$1,100.00</text:p>
          </table:table-cell>
          <table:table-cell table:style-name="ce144" office:value-type="currency" office:currency="USD" office:value="1700">
            <text:p>$1,700.00</text:p>
          </table:table-cell>
        </table:table-row>
        <table:table-row table:style-name="ro3">
          <table:covered-table-cell table:style-name="ce128"/>
          <table:table-cell table:style-name="ce135" office:value-type="string">
            <text:p>Labor</text:p>
          </table:table-cell>
          <table:table-cell table:style-name="ce140" office:value-type="currency" office:currency="USD" office:value="400">
            <text:p>$400.00</text:p>
          </table:table-cell>
          <table:table-cell table:style-name="ce146" office:value-type="currency" office:currency="USD" office:value="400">
            <text:p>$400.00</text:p>
          </table:table-cell>
        </table:table-row>
        <table:table-row table:style-name="ro3">
          <table:table-cell table:style-name="ce127" office:value-type="string" table:number-columns-spanned="1" table:number-rows-spanned="2">
            <text:p>Replace rusting outside garage man door</text:p>
          </table:table-cell>
          <table:table-cell table:style-name="ce133" office:value-type="string">
            <text:p>Single Door</text:p>
          </table:table-cell>
          <table:table-cell table:style-name="ce138" office:value-type="currency" office:currency="USD" office:value="500">
            <text:p>$500.00</text:p>
          </table:table-cell>
          <table:table-cell table:style-name="ce144"/>
        </table:table-row>
        <table:table-row table:style-name="ro3">
          <table:covered-table-cell table:style-name="ce128"/>
          <table:table-cell table:style-name="ce135" office:value-type="string">
            <text:p>Labor</text:p>
          </table:table-cell>
          <table:table-cell table:style-name="ce140" office:value-type="currency" office:currency="USD" office:value="400">
            <text:p>$400.00</text:p>
          </table:table-cell>
          <table:table-cell table:style-name="ce146" office:value-type="currency" office:currency="USD" office:value="400">
            <text:p>$400.00</text:p>
          </table:table-cell>
        </table:table-row>
        <table:table-row table:style-name="ro3">
          <table:table-cell table:style-name="ce127" office:value-type="string" table:number-columns-spanned="1" table:number-rows-spanned="4">
            <text:p>Replace front windows</text:p>
          </table:table-cell>
          <table:table-cell table:style-name="ce133" office:value-type="string">
            <text:p>Replace three bedroom windows</text:p>
          </table:table-cell>
          <table:table-cell table:style-name="ce138" office:value-type="currency" office:currency="USD" office:value="900">
            <text:p>$900.00</text:p>
          </table:table-cell>
          <table:table-cell table:style-name="ce144" office:value-type="currency" office:currency="USD" office:value="3300">
            <text:p>$3,300.00</text:p>
          </table:table-cell>
        </table:table-row>
        <table:table-row table:style-name="ro3">
          <table:covered-table-cell table:style-name="ce127"/>
          <table:table-cell table:style-name="ce134" office:value-type="string">
            <text:p>Replace bathroom window</text:p>
          </table:table-cell>
          <table:table-cell table:style-name="ce139"/>
          <table:table-cell table:style-name="ce145" office:value-type="currency" office:currency="USD" office:value="625">
            <text:p>$625.00</text:p>
          </table:table-cell>
        </table:table-row>
        <table:table-row table:style-name="ro3">
          <table:covered-table-cell table:style-name="ce128"/>
          <table:table-cell table:style-name="ce134" office:value-type="string">
            <text:p>Replace living room window</text:p>
          </table:table-cell>
          <table:table-cell table:style-name="ce139" office:value-type="currency" office:currency="USD" office:value="600">
            <text:p>$600.00</text:p>
          </table:table-cell>
          <table:table-cell table:style-name="ce145" office:value-type="currency" office:currency="USD" office:value="1580">
            <text:p>$1,580.00</text:p>
          </table:table-cell>
        </table:table-row>
        <table:table-row table:style-name="ro3">
          <table:covered-table-cell table:style-name="ce128"/>
          <table:table-cell table:style-name="ce135" office:value-type="string">
            <text:p>Replace rotted wood around living room window</text:p>
          </table:table-cell>
          <table:table-cell table:style-name="ce140"/>
          <table:table-cell table:style-name="ce146"/>
        </table:table-row>
        <table:table-row table:style-name="ro3">
          <table:table-cell table:style-name="ce128" office:value-type="string">
            <text:p>Repair basement flood damage</text:p>
          </table:table-cell>
          <table:table-cell table:style-name="ce128" office:value-type="string">
            <text:p>Replace 4 plaster board panels. <text:s/>One is along side of steps</text:p>
          </table:table-cell>
          <table:table-cell table:style-name="ce137" office:value-type="currency" office:currency="USD" office:value="40">
            <text:p>$40.00</text:p>
          </table:table-cell>
          <table:table-cell table:style-name="ce143"/>
        </table:table-row>
        <table:table-row table:style-name="ro3">
          <table:table-cell table:style-name="ce128" office:value-type="string">
            <text:p>Repair baseball sized holes in four walls</text:p>
          </table:table-cell>
          <table:table-cell table:style-name="ce128"/>
          <table:table-cell table:style-name="ce137" office:value-type="currency" office:currency="USD" office:value="1000">
            <text:p>$1,000.00</text:p>
          </table:table-cell>
          <table:table-cell table:style-name="ce143"/>
        </table:table-row>
        <table:table-row table:style-name="ro3">
          <table:table-cell table:style-name="ce128" office:value-type="string">
            <text:p>Replace driveway</text:p>
          </table:table-cell>
          <table:table-cell table:style-name="ce128" office:value-type="string">
            <text:p>400 sq ft</text:p>
          </table:table-cell>
          <table:table-cell table:style-name="ce137" office:value-type="currency" office:currency="USD" office:value="2500">
            <text:p>$2,500.00</text:p>
          </table:table-cell>
          <table:table-cell table:style-name="ce143"/>
        </table:table-row>
        <table:table-row table:style-name="ro3">
          <table:table-cell table:style-name="ce130" office:value-type="string">
            <text:p>Install living/dining room carpet</text:p>
          </table:table-cell>
          <table:table-cell table:style-name="ce128" office:value-type="string">
            <text:p>No carpet in living room 600 sqft</text:p>
          </table:table-cell>
          <table:table-cell table:style-name="ce137" office:value-type="currency" office:currency="USD" office:value="1500">
            <text:p>$1,500.00</text:p>
          </table:table-cell>
          <table:table-cell table:style-name="ce143"/>
        </table:table-row>
        <table:table-row table:style-name="ro3">
          <table:table-cell table:style-name="ce130" office:value-type="string">
            <text:p>Replace utility tub faucet</text:p>
          </table:table-cell>
          <table:table-cell table:style-name="ce128"/>
          <table:table-cell table:style-name="ce136" office:value-type="currency" office:currency="USD" office:value="60">
            <text:p>$60.00</text:p>
          </table:table-cell>
          <table:table-cell table:style-name="ce143"/>
        </table:table-row>
        <table:table-row table:style-name="ro3">
          <table:table-cell table:style-name="ce131" table:number-columns-repeated="2"/>
          <table:table-cell table:style-name="ce141" table:formula="of:=SUM([.C3:.C30])" office:value-type="currency" office:currency="USD" office:value="31165">
            <text:p>$31,165.00</text:p>
          </table:table-cell>
          <table:table-cell table:style-name="ce147" table:formula="of:=SUM([.D3:.D30])" office:value-type="currency" office:currency="USD" office:value="8005">
            <text:p>$8,005.00</text:p>
          </table:table-cell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ichael's charges" table:style-name="ta1">
        <office:forms form:automatic-focus="false" form:apply-design-mode="false"/>
        <table:table-column table:style-name="co4" table:default-cell-style-name="ce74"/>
        <table:table-column table:style-name="co30" table:default-cell-style-name="ce37"/>
        <table:table-column table:style-name="co31" table:default-cell-style-name="ce37"/>
        <table:table-column table:style-name="co32" table:default-cell-style-name="ce37"/>
        <table:table-row table:style-name="ro3">
          <table:table-cell table:style-name="ce148"/>
          <table:table-cell table:style-name="ce93" office:value-type="string">
            <text:p>Insurance</text:p>
          </table:table-cell>
          <table:table-cell table:style-name="ce93" office:value-type="string">
            <text:p>Phone</text:p>
          </table:table-cell>
          <table:table-cell table:style-name="ce93" office:value-type="string">
            <text:p>Total</text:p>
          </table:table-cell>
        </table:table-row>
        <table:table-row table:style-name="ro3">
          <table:table-cell table:style-name="ce148" office:value-type="string">
            <text:p>Date</text:p>
          </table:table-cell>
          <table:table-cell table:style-name="ce93" office:value-type="float" office:value="8">
            <text:p>8</text:p>
          </table:table-cell>
          <table:table-cell table:style-name="ce93" office:value-type="float" office:value="16">
            <text:p>16</text:p>
          </table:table-cell>
          <table:table-cell table:style-name="ce93"/>
        </table:table-row>
        <table:table-row table:style-name="ro3">
          <table:table-cell table:style-name="ce148" office:value-type="string">
            <text:p>January</text:p>
          </table:table-cell>
          <table:table-cell/>
          <table:table-cell office:value-type="currency" office:currency="USD" office:value="57">
            <text:p>$57.00</text:p>
          </table:table-cell>
          <table:table-cell table:formula="of:=SUM([.B3:.C3])" office:value-type="currency" office:currency="USD" office:value="57">
            <text:p>$57.00</text:p>
          </table:table-cell>
        </table:table-row>
        <table:table-row table:style-name="ro3">
          <table:table-cell office:value-type="string">
            <text:p>February</text:p>
          </table:table-cell>
          <table:table-cell office:value-type="currency" office:currency="USD" office:value="514">
            <text:p>$514.00</text:p>
          </table:table-cell>
          <table:table-cell office:value-type="currency" office:currency="USD" office:value="57">
            <text:p>$57.00</text:p>
          </table:table-cell>
          <table:table-cell table:formula="of:=SUM([.B4:.C4])" office:value-type="currency" office:currency="USD" office:value="571">
            <text:p>$571.00</text:p>
          </table:table-cell>
        </table:table-row>
        <table:table-row table:style-name="ro3">
          <table:table-cell office:value-type="string">
            <text:p>March</text:p>
          </table:table-cell>
          <table:table-cell/>
          <table:table-cell office:value-type="currency" office:currency="USD" office:value="57">
            <text:p>$57.00</text:p>
          </table:table-cell>
          <table:table-cell table:formula="of:=SUM([.B5:.C5])" office:value-type="currency" office:currency="USD" office:value="57">
            <text:p>$57.00</text:p>
          </table:table-cell>
        </table:table-row>
        <table:table-row table:style-name="ro3">
          <table:table-cell office:value-type="string">
            <text:p>April</text:p>
          </table:table-cell>
          <table:table-cell office:value-type="currency" office:currency="USD" office:value="837">
            <text:p>$837.00</text:p>
          </table:table-cell>
          <table:table-cell office:value-type="currency" office:currency="USD" office:value="57">
            <text:p>$57.00</text:p>
          </table:table-cell>
          <table:table-cell table:formula="of:=SUM([.B6:.C6])" office:value-type="currency" office:currency="USD" office:value="894">
            <text:p>$894.00</text:p>
          </table:table-cell>
        </table:table-row>
        <table:table-row table:style-name="ro3">
          <table:table-cell office:value-type="string">
            <text:p>May</text:p>
          </table:table-cell>
          <table:table-cell/>
          <table:table-cell office:value-type="currency" office:currency="USD" office:value="57">
            <text:p>$57.00</text:p>
          </table:table-cell>
          <table:table-cell table:formula="of:=SUM([.B7:.C7])" office:value-type="currency" office:currency="USD" office:value="57">
            <text:p>$57.00</text:p>
          </table:table-cell>
        </table:table-row>
        <table:table-row table:style-name="ro3">
          <table:table-cell office:value-type="string">
            <text:p>June</text:p>
          </table:table-cell>
          <table:table-cell/>
          <table:table-cell office:value-type="currency" office:currency="USD" office:value="57">
            <text:p>$57.00</text:p>
          </table:table-cell>
          <table:table-cell table:formula="of:=SUM([.B8:.C8])" office:value-type="currency" office:currency="USD" office:value="57">
            <text:p>$57.00</text:p>
          </table:table-cell>
        </table:table-row>
        <table:table-row table:style-name="ro3">
          <table:table-cell office:value-type="string">
            <text:p>July</text:p>
          </table:table-cell>
          <table:table-cell/>
          <table:table-cell office:value-type="currency" office:currency="USD" office:value="57">
            <text:p>$57.00</text:p>
          </table:table-cell>
          <table:table-cell table:formula="of:=SUM([.B9:.C9])" office:value-type="currency" office:currency="USD" office:value="57">
            <text:p>$57.00</text:p>
          </table:table-cell>
        </table:table-row>
        <table:table-row table:style-name="ro3">
          <table:table-cell office:value-type="string">
            <text:p>August</text:p>
          </table:table-cell>
          <table:table-cell/>
          <table:table-cell office:value-type="currency" office:currency="USD" office:value="57">
            <text:p>$57.00</text:p>
          </table:table-cell>
          <table:table-cell table:formula="of:=SUM([.B10:.C10])" office:value-type="currency" office:currency="USD" office:value="57">
            <text:p>$57.00</text:p>
          </table:table-cell>
        </table:table-row>
        <table:table-row table:style-name="ro3">
          <table:table-cell office:value-type="string">
            <text:p>September</text:p>
          </table:table-cell>
          <table:table-cell/>
          <table:table-cell office:value-type="currency" office:currency="USD" office:value="57">
            <text:p>$57.00</text:p>
          </table:table-cell>
          <table:table-cell table:formula="of:=SUM([.B11:.C11])" office:value-type="currency" office:currency="USD" office:value="57">
            <text:p>$57.00</text:p>
          </table:table-cell>
        </table:table-row>
        <table:table-row table:style-name="ro3">
          <table:table-cell office:value-type="string">
            <text:p>October</text:p>
          </table:table-cell>
          <table:table-cell office:value-type="currency" office:currency="USD" office:value="837">
            <text:p>$837.00</text:p>
          </table:table-cell>
          <table:table-cell office:value-type="currency" office:currency="USD" office:value="57">
            <text:p>$57.00</text:p>
          </table:table-cell>
          <table:table-cell table:formula="of:=SUM([.B12:.C12])" office:value-type="currency" office:currency="USD" office:value="894">
            <text:p>$894.00</text:p>
          </table:table-cell>
        </table:table-row>
        <table:table-row table:style-name="ro3">
          <table:table-cell office:value-type="string">
            <text:p>November</text:p>
          </table:table-cell>
          <table:table-cell/>
          <table:table-cell office:value-type="currency" office:currency="USD" office:value="57">
            <text:p>$57.00</text:p>
          </table:table-cell>
          <table:table-cell table:formula="of:=SUM([.B13:.C13])" office:value-type="currency" office:currency="USD" office:value="57">
            <text:p>$57.00</text:p>
          </table:table-cell>
        </table:table-row>
        <table:table-row table:style-name="ro3">
          <table:table-cell table:style-name="ce148" office:value-type="string">
            <text:p>December</text:p>
          </table:table-cell>
          <table:table-cell/>
          <table:table-cell office:value-type="currency" office:currency="USD" office:value="57">
            <text:p>$57.00</text:p>
          </table:table-cell>
          <table:table-cell table:formula="of:=SUM([.B14:.C14])" office:value-type="currency" office:currency="USD" office:value="57">
            <text:p>$57.00</text:p>
          </table:table-cell>
        </table:table-row>
      </table:table>
      <table:table table:name="Actual Checking" table:style-name="ta1">
        <office:forms form:automatic-focus="false" form:apply-design-mode="false"/>
        <table:table-column table:style-name="co33" table:default-cell-style-name="Default"/>
        <table:table-column table:style-name="co34" table:visibility="collapse" table:default-cell-style-name="Default"/>
        <table:table-column table:style-name="co35" table:default-cell-style-name="ce93"/>
        <table:table-column table:style-name="co36" table:default-cell-style-name="Default"/>
        <table:table-column table:style-name="co4" table:visibility="collapse" table:number-columns-repeated="2" table:default-cell-style-name="Default"/>
        <table:table-column table:style-name="co37" table:visibility="collapse" table:default-cell-style-name="Default"/>
        <table:table-column table:style-name="co4" table:visibility="collapse" table:number-columns-repeated="2" table:default-cell-style-name="Default"/>
        <table:table-column table:style-name="co4" table:default-cell-style-name="ce93"/>
        <table:table-column table:style-name="co38" table:default-cell-style-name="Default"/>
        <table:table-column table:style-name="co4" table:visibility="collapse" table:number-columns-repeated="3" table:default-cell-style-name="Default"/>
        <table:table-column table:style-name="co39" table:visibility="collapse" table:default-cell-style-name="Default"/>
        <table:table-column table:style-name="co40" table:visibility="collapse" table:default-cell-style-name="Default"/>
        <table:table-column table:style-name="co4" table:default-cell-style-name="ce37"/>
        <table:table-column table:style-name="co4" table:number-columns-repeated="1007" table:default-cell-style-name="Default"/>
        <table:table-row table:style-name="ro2">
          <table:table-cell table:style-name="ce93" office:value-type="string">
            <text:p>Date</text:p>
          </table:table-cell>
          <table:table-cell table:style-name="ce93" office:value-type="string">
            <text:p>Account Name</text:p>
          </table:table-cell>
          <table:table-cell office:value-type="string">
            <text:p>Number</text:p>
          </table:table-cell>
          <table:table-cell table:style-name="ce93" office:value-type="string">
            <text:p>Description</text:p>
          </table:table-cell>
          <table:table-cell table:style-name="ce93" office:value-type="string">
            <text:p>Notes</text:p>
          </table:table-cell>
          <table:table-cell table:style-name="ce93" office:value-type="string">
            <text:p>Memo</text:p>
          </table:table-cell>
          <table:table-cell table:style-name="ce93" office:value-type="string">
            <text:p>Category</text:p>
          </table:table-cell>
          <table:table-cell table:style-name="ce93" office:value-type="string">
            <text:p>Type</text:p>
          </table:table-cell>
          <table:table-cell table:style-name="ce93" office:value-type="string">
            <text:p>Action</text:p>
          </table:table-cell>
          <table:table-cell office:value-type="string">
            <text:p>Reconcile</text:p>
          </table:table-cell>
          <table:table-cell table:style-name="ce93" office:value-type="string">
            <text:p>To With Sym</text:p>
          </table:table-cell>
          <table:table-cell table:style-name="ce93" office:value-type="string">
            <text:p>From With Sym</text:p>
          </table:table-cell>
          <table:table-cell table:style-name="ce93" office:value-type="string">
            <text:p>To Num.</text:p>
          </table:table-cell>
          <table:table-cell table:style-name="ce93" office:value-type="string">
            <text:p>From Num.</text:p>
          </table:table-cell>
          <table:table-cell table:style-name="ce93" office:value-type="string">
            <text:p>To Rate/Price</text:p>
          </table:table-cell>
          <table:table-cell table:style-name="ce93" office:value-type="string">
            <text:p>From Rate/Price</text:p>
          </table:table-cell>
          <table:table-cell table:style-name="ce92" office:value-type="string">
            <text:p>Balance</text:p>
          </table:table-cell>
          <table:table-cell table:style-name="ce93" table:number-columns-repeated="1007"/>
        </table:table-row>
        <table:table-row table:style-name="ro3">
          <table:table-cell table:style-name="ce149" office:value-type="date" office:date-value="2013-05-18">
            <text:p>5/18/2013</text:p>
          </table:table-cell>
          <table:table-cell office:value-type="string">
            <text:p>Checking Account</text:p>
          </table:table-cell>
          <table:table-cell/>
          <table:table-cell office:value-type="string">
            <text:p>Opening Deposit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120">
            <text:p>$120.00 </text:p>
          </table:table-cell>
          <table:table-cell/>
          <table:table-cell office:value-type="float" office:value="120">
            <text:p>120</text:p>
          </table:table-cell>
          <table:table-cell table:number-columns-repeated="3"/>
          <table:table-cell table:formula="of:=[.K2]" office:value-type="currency" office:currency="USD" office:value="120">
            <text:p>$120.00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05-25">
            <text:p>5/25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Deposit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340">
            <text:p>$340.00 </text:p>
          </table:table-cell>
          <table:table-cell/>
          <table:table-cell office:value-type="float" office:value="340">
            <text:p>340</text:p>
          </table:table-cell>
          <table:table-cell table:number-columns-repeated="3"/>
          <table:table-cell table:formula="of:=[.Q2]+[.K3]" office:value-type="currency" office:currency="USD" office:value="460">
            <text:p>$460.00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06-07">
            <text:p>6/7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Transfer from Prepaid Card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98.87">
            <text:p>$98.87 </text:p>
          </table:table-cell>
          <table:table-cell/>
          <table:table-cell office:value-type="float" office:value="98.87">
            <text:p>98.87</text:p>
          </table:table-cell>
          <table:table-cell table:number-columns-repeated="3"/>
          <table:table-cell table:formula="of:=[.Q3]+[.K4]" office:value-type="currency" office:currency="USD" office:value="558.87">
            <text:p>$558.87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06-29">
            <text:p>6/29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0">
            <text:p>($20.00)</text:p>
          </table:table-cell>
          <table:table-cell/>
          <table:table-cell office:value-type="float" office:value="-20">
            <text:p>-20</text:p>
          </table:table-cell>
          <table:table-cell table:number-columns-repeated="3"/>
          <table:table-cell table:formula="of:=[.Q4]+[.K5]" office:value-type="currency" office:currency="USD" office:value="538.87">
            <text:p>$538.87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07-02">
            <text:p>7/2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0">
            <text:p>($20.00)</text:p>
          </table:table-cell>
          <table:table-cell/>
          <table:table-cell office:value-type="float" office:value="-20">
            <text:p>-20</text:p>
          </table:table-cell>
          <table:table-cell table:number-columns-repeated="3"/>
          <table:table-cell table:formula="of:=[.Q5]+[.K6]" office:value-type="currency" office:currency="USD" office:value="518.87">
            <text:p>$518.87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07-13">
            <text:p>7/13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0">
            <text:p>($20.00)</text:p>
          </table:table-cell>
          <table:table-cell/>
          <table:table-cell office:value-type="float" office:value="-20">
            <text:p>-20</text:p>
          </table:table-cell>
          <table:table-cell table:number-columns-repeated="3"/>
          <table:table-cell table:formula="of:=[.Q6]+[.K7]" office:value-type="currency" office:currency="USD" office:value="498.87">
            <text:p>$498.87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07-17">
            <text:p>7/17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0">
            <text:p>($20.00)</text:p>
          </table:table-cell>
          <table:table-cell/>
          <table:table-cell office:value-type="float" office:value="-20">
            <text:p>-20</text:p>
          </table:table-cell>
          <table:table-cell table:number-columns-repeated="3"/>
          <table:table-cell table:formula="of:=[.Q7]+[.K8]" office:value-type="currency" office:currency="USD" office:value="478.87">
            <text:p>$478.87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08-08">
            <text:p>8/8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Bonus from Belcan</text:p>
          </table:table-cell>
          <table:table-cell table:number-columns-repeated="2"/>
          <table:table-cell office:value-type="string">
            <text:p>Bonus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50">
            <text:p>$50.00 </text:p>
          </table:table-cell>
          <table:table-cell/>
          <table:table-cell office:value-type="float" office:value="50">
            <text:p>50</text:p>
          </table:table-cell>
          <table:table-cell table:number-columns-repeated="3"/>
          <table:table-cell table:formula="of:=[.Q8]+[.K9]" office:value-type="currency" office:currency="USD" office:value="528.87">
            <text:p>$528.87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08-08">
            <text:p>8/8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GE Stock Dividend</text:p>
          </table:table-cell>
          <table:table-cell table:number-columns-repeated="2"/>
          <table:table-cell office:value-type="string">
            <text:p>Other Income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2.28">
            <text:p>$2.28 </text:p>
          </table:table-cell>
          <table:table-cell/>
          <table:table-cell office:value-type="float" office:value="2.28">
            <text:p>2.28</text:p>
          </table:table-cell>
          <table:table-cell table:number-columns-repeated="3"/>
          <table:table-cell table:formula="of:=[.Q9]+[.K10]" office:value-type="currency" office:currency="USD" office:value="531.15">
            <text:p>$531.15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08-28">
            <text:p>8/28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0">
            <text:p>($20.00)</text:p>
          </table:table-cell>
          <table:table-cell/>
          <table:table-cell office:value-type="float" office:value="-20">
            <text:p>-20</text:p>
          </table:table-cell>
          <table:table-cell table:number-columns-repeated="3"/>
          <table:table-cell table:formula="of:=[.Q10]+[.K11]" office:value-type="currency" office:currency="USD" office:value="511.15">
            <text:p>$511.15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09-17">
            <text:p>9/17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cMaster Carr - Basketball post repair</text:p>
          </table:table-cell>
          <table:table-cell table:number-columns-repeated="2"/>
          <table:table-cell office:value-type="string">
            <text:p>Miscellaneous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40.72">
            <text:p>($40.72)</text:p>
          </table:table-cell>
          <table:table-cell/>
          <table:table-cell office:value-type="float" office:value="-40.72">
            <text:p>-40.72</text:p>
          </table:table-cell>
          <table:table-cell table:number-columns-repeated="3"/>
          <table:table-cell table:formula="of:=[.Q11]+[.K12]" office:value-type="currency" office:currency="USD" office:value="470.43">
            <text:p>$470.43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09-18">
            <text:p>9/18/2013</text:p>
          </table:table-cell>
          <table:table-cell office:value-type="string">
            <text:p>Checking Account</text:p>
          </table:table-cell>
          <table:table-cell office:value-type="string">
            <text:p>DIRECT DEPOSIT</text:p>
          </table:table-cell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2031.36">
            <text:p>$2,031.36 </text:p>
          </table:table-cell>
          <table:table-cell/>
          <table:table-cell table:style-name="ce151" office:value-type="float" office:value="2031.36">
            <text:p>2,031.36</text:p>
          </table:table-cell>
          <table:table-cell table:number-columns-repeated="3"/>
          <table:table-cell table:formula="of:=[.Q12]+[.K13]" office:value-type="currency" office:currency="USD" office:value="2501.79">
            <text:p>$2,501.79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09-25">
            <text:p>9/25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0">
            <text:p>($20.00)</text:p>
          </table:table-cell>
          <table:table-cell/>
          <table:table-cell office:value-type="float" office:value="-20">
            <text:p>-20</text:p>
          </table:table-cell>
          <table:table-cell table:number-columns-repeated="3"/>
          <table:table-cell table:formula="of:=[.Q13]+[.K14]" office:value-type="currency" office:currency="USD" office:value="2481.79">
            <text:p>$2,481.79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0-02">
            <text:p>10/2/2013</text:p>
          </table:table-cell>
          <table:table-cell office:value-type="string">
            <text:p>Checking Account</text:p>
          </table:table-cell>
          <table:table-cell office:value-type="string">
            <text:p>DIRECT DEPOSIT</text:p>
          </table:table-cell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2031.37">
            <text:p>$2,031.37 </text:p>
          </table:table-cell>
          <table:table-cell/>
          <table:table-cell table:style-name="ce151" office:value-type="float" office:value="2031.37">
            <text:p>2,031.37</text:p>
          </table:table-cell>
          <table:table-cell table:number-columns-repeated="3"/>
          <table:table-cell table:formula="of:=[.Q14]+[.K15]" office:value-type="currency" office:currency="USD" office:value="4513.16">
            <text:p>$4,513.16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0-02">
            <text:p>10/2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ortgage Payment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547.98">
            <text:p>($1,547.98)</text:p>
          </table:table-cell>
          <table:table-cell/>
          <table:table-cell table:style-name="ce151" office:value-type="float" office:value="-1547.98">
            <text:p>-1,547.98</text:p>
          </table:table-cell>
          <table:table-cell table:number-columns-repeated="3"/>
          <table:table-cell table:formula="of:=[.Q15]+[.K16]" office:value-type="currency" office:currency="USD" office:value="2965.18">
            <text:p>$2,965.18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0-03">
            <text:p>10/3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Equity Loan Payment</text:p>
          </table:table-cell>
          <table:table-cell table:number-columns-repeated="2"/>
          <table:table-cell office:value-type="string">
            <text:p>Equity Loa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34.35">
            <text:p>($234.35)</text:p>
          </table:table-cell>
          <table:table-cell/>
          <table:table-cell office:value-type="float" office:value="-234.35">
            <text:p>-234.35</text:p>
          </table:table-cell>
          <table:table-cell table:number-columns-repeated="3"/>
          <table:table-cell table:formula="of:=[.Q16]+[.K17]" office:value-type="currency" office:currency="USD" office:value="2730.83">
            <text:p>$2,730.8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0-04">
            <text:p>10/4/2013</text:p>
          </table:table-cell>
          <table:table-cell office:value-type="string">
            <text:p>Checking Account</text:p>
          </table:table-cell>
          <table:table-cell office:value-type="float" office:value="94">
            <text:p>94</text:p>
          </table:table-cell>
          <table:table-cell office:value-type="string">
            <text:p>North Olmsted City Schools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5">
            <text:p>($25.00)</text:p>
          </table:table-cell>
          <table:table-cell/>
          <table:table-cell office:value-type="float" office:value="-25">
            <text:p>-25</text:p>
          </table:table-cell>
          <table:table-cell table:number-columns-repeated="3"/>
          <table:table-cell table:formula="of:=[.Q17]+[.K18]" office:value-type="currency" office:currency="USD" office:value="2705.83">
            <text:p>$2,705.8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0-04">
            <text:p>10/4/2013</text:p>
          </table:table-cell>
          <table:table-cell office:value-type="string">
            <text:p>Checking Account</text:p>
          </table:table-cell>
          <table:table-cell office:value-type="float" office:value="95">
            <text:p>95</text:p>
          </table:table-cell>
          <table:table-cell office:value-type="string">
            <text:p>North Olmsted City Schools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35">
            <text:p>($35.00)</text:p>
          </table:table-cell>
          <table:table-cell/>
          <table:table-cell office:value-type="float" office:value="-35">
            <text:p>-35</text:p>
          </table:table-cell>
          <table:table-cell table:number-columns-repeated="3"/>
          <table:table-cell table:formula="of:=[.Q18]+[.K19]" office:value-type="currency" office:currency="USD" office:value="2670.83">
            <text:p>$2,670.8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0-10">
            <text:p>10/10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000">
            <text:p>($1,000.00)</text:p>
          </table:table-cell>
          <table:table-cell/>
          <table:table-cell table:style-name="ce151" office:value-type="float" office:value="-1000">
            <text:p>-1,000.00</text:p>
          </table:table-cell>
          <table:table-cell table:number-columns-repeated="3"/>
          <table:table-cell table:formula="of:=[.Q19]+[.K20]" office:value-type="currency" office:currency="USD" office:value="1670.83">
            <text:p>$1,670.83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0-12">
            <text:p>10/12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20]+[.K21]" office:value-type="currency" office:currency="USD" office:value="1630.83">
            <text:p>$1,630.8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0-16">
            <text:p>10/16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CITI</text:p>
          </table:table-cell>
          <table:table-cell table:number-columns-repeated="2"/>
          <table:table-cell office:value-type="string">
            <text:p>CITI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500">
            <text:p>($500.00)</text:p>
          </table:table-cell>
          <table:table-cell/>
          <table:table-cell office:value-type="float" office:value="-500">
            <text:p>-500</text:p>
          </table:table-cell>
          <table:table-cell table:number-columns-repeated="3"/>
          <table:table-cell table:formula="of:=[.Q21]+[.K22]" office:value-type="currency" office:currency="USD" office:value="1130.83">
            <text:p>$1,130.83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0-16">
            <text:p>10/16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0">
            <text:p>($20.00)</text:p>
          </table:table-cell>
          <table:table-cell/>
          <table:table-cell office:value-type="float" office:value="-20">
            <text:p>-20</text:p>
          </table:table-cell>
          <table:table-cell table:number-columns-repeated="3"/>
          <table:table-cell table:formula="of:=[.Q22]+[.K23]" office:value-type="currency" office:currency="USD" office:value="1110.83">
            <text:p>$1,110.83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0-16">
            <text:p>10/16/2013</text:p>
          </table:table-cell>
          <table:table-cell office:value-type="string">
            <text:p>Checking Account</text:p>
          </table:table-cell>
          <table:table-cell office:value-type="string">
            <text:p>DIRECT DEPOSIT</text:p>
          </table:table-cell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2031.36">
            <text:p>$2,031.36 </text:p>
          </table:table-cell>
          <table:table-cell/>
          <table:table-cell table:style-name="ce151" office:value-type="float" office:value="2031.36">
            <text:p>2,031.36</text:p>
          </table:table-cell>
          <table:table-cell table:number-columns-repeated="3"/>
          <table:table-cell table:formula="of:=[.Q23]+[.K24]" office:value-type="currency" office:currency="USD" office:value="3142.19">
            <text:p>$3,142.19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0-16">
            <text:p>10/16/2013</text:p>
          </table:table-cell>
          <table:table-cell office:value-type="string">
            <text:p>Checking Account</text:p>
          </table:table-cell>
          <table:table-cell office:value-type="float" office:value="96">
            <text:p>96</text:p>
          </table:table-cell>
          <table:table-cell office:value-type="string">
            <text:p>Kevin L. Starret</text:p>
          </table:table-cell>
          <table:table-cell table:number-columns-repeated="2"/>
          <table:table-cell office:value-type="string">
            <text:p>Miscellaneous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000">
            <text:p>($1,000.00)</text:p>
          </table:table-cell>
          <table:table-cell/>
          <table:table-cell table:style-name="ce151" office:value-type="float" office:value="-1000">
            <text:p>-1,000.00</text:p>
          </table:table-cell>
          <table:table-cell table:number-columns-repeated="3"/>
          <table:table-cell table:formula="of:=[.Q24]+[.K25]" office:value-type="currency" office:currency="USD" office:value="2142.19">
            <text:p>$2,142.19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0-16">
            <text:p>10/16/2013</text:p>
          </table:table-cell>
          <table:table-cell office:value-type="string">
            <text:p>Checking Account</text:p>
          </table:table-cell>
          <table:table-cell office:value-type="float" office:value="501">
            <text:p>501</text:p>
          </table:table-cell>
          <table:table-cell office:value-type="string">
            <text:p>UNOH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0">
            <text:p>($20.00)</text:p>
          </table:table-cell>
          <table:table-cell/>
          <table:table-cell office:value-type="float" office:value="-20">
            <text:p>-20</text:p>
          </table:table-cell>
          <table:table-cell table:number-columns-repeated="3"/>
          <table:table-cell table:formula="of:=[.Q25]+[.K26]" office:value-type="currency" office:currency="USD" office:value="2122.19">
            <text:p>$2,122.19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0-22">
            <text:p>10/22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00">
            <text:p>($200.00)</text:p>
          </table:table-cell>
          <table:table-cell/>
          <table:table-cell office:value-type="float" office:value="-200">
            <text:p>-200</text:p>
          </table:table-cell>
          <table:table-cell table:number-columns-repeated="3"/>
          <table:table-cell table:formula="of:=[.Q26]+[.K27]" office:value-type="currency" office:currency="USD" office:value="1922.19">
            <text:p>$1,922.19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0-23">
            <text:p>10/23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60">
            <text:p>($160.00)</text:p>
          </table:table-cell>
          <table:table-cell/>
          <table:table-cell office:value-type="float" office:value="-160">
            <text:p>-160</text:p>
          </table:table-cell>
          <table:table-cell table:number-columns-repeated="3"/>
          <table:table-cell table:formula="of:=[.Q27]+[.K28]" office:value-type="currency" office:currency="USD" office:value="1762.19">
            <text:p>$1,762.19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0-23">
            <text:p>10/23/2013</text:p>
          </table:table-cell>
          <table:table-cell office:value-type="string">
            <text:p>Checking Account</text:p>
          </table:table-cell>
          <table:table-cell office:value-type="float" office:value="502">
            <text:p>502</text:p>
          </table:table-cell>
          <table:table-cell office:value-type="string">
            <text:p>First Energy</text:p>
          </table:table-cell>
          <table:table-cell table:number-columns-repeated="2"/>
          <table:table-cell office:value-type="string">
            <text:p>Electric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30.49">
            <text:p>($130.49)</text:p>
          </table:table-cell>
          <table:table-cell/>
          <table:table-cell office:value-type="float" office:value="-130.49">
            <text:p>-130.49</text:p>
          </table:table-cell>
          <table:table-cell table:number-columns-repeated="3"/>
          <table:table-cell table:formula="of:=[.Q28]+[.K29]" office:value-type="currency" office:currency="USD" office:value="1631.7">
            <text:p>$1,631.70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0-26">
            <text:p>10/26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Verizon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41.37">
            <text:p>($141.37)</text:p>
          </table:table-cell>
          <table:table-cell/>
          <table:table-cell office:value-type="float" office:value="-141.37">
            <text:p>-141.37</text:p>
          </table:table-cell>
          <table:table-cell table:number-columns-repeated="3"/>
          <table:table-cell table:formula="of:=[.Q29]+[.K30]" office:value-type="currency" office:currency="USD" office:value="1490.33">
            <text:p>$1,490.3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0-26">
            <text:p>10/26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AT&amp;T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0">
            <text:p>$0.00 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formula="of:=[.Q30]+[.K31]" office:value-type="currency" office:currency="USD" office:value="1490.33">
            <text:p>$1,490.33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0-26">
            <text:p>10/26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Deposit</text:p>
          </table:table-cell>
          <table:table-cell table:number-columns-repeated="2"/>
          <table:table-cell office:value-type="string">
            <text:p>Imbalance-USD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200">
            <text:p>$200.00 </text:p>
          </table:table-cell>
          <table:table-cell/>
          <table:table-cell office:value-type="float" office:value="200">
            <text:p>200</text:p>
          </table:table-cell>
          <table:table-cell table:number-columns-repeated="3"/>
          <table:table-cell table:formula="of:=[.Q31]+[.K32]" office:value-type="currency" office:currency="USD" office:value="1690.33">
            <text:p>$1,690.3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0-26">
            <text:p>10/26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GE Stock Dividend</text:p>
          </table:table-cell>
          <table:table-cell table:number-columns-repeated="2"/>
          <table:table-cell office:value-type="string">
            <text:p>Other Income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2.28">
            <text:p>$2.28 </text:p>
          </table:table-cell>
          <table:table-cell/>
          <table:table-cell office:value-type="float" office:value="2.28">
            <text:p>2.28</text:p>
          </table:table-cell>
          <table:table-cell table:number-columns-repeated="3"/>
          <table:table-cell table:formula="of:=[.Q32]+[.K33]" office:value-type="currency" office:currency="USD" office:value="1692.61">
            <text:p>$1,692.61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0-26">
            <text:p>10/26/2013</text:p>
          </table:table-cell>
          <table:table-cell office:value-type="string">
            <text:p>Checking Account</text:p>
          </table:table-cell>
          <table:table-cell office:value-type="float" office:value="503">
            <text:p>503</text:p>
          </table:table-cell>
          <table:table-cell office:value-type="string">
            <text:p>Steven Sanborn</text:p>
          </table:table-cell>
          <table:table-cell table:number-columns-repeated="2"/>
          <table:table-cell office:value-type="string">
            <text:p>Recreatio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60">
            <text:p>($60.00)</text:p>
          </table:table-cell>
          <table:table-cell/>
          <table:table-cell office:value-type="float" office:value="-60">
            <text:p>-60</text:p>
          </table:table-cell>
          <table:table-cell table:number-columns-repeated="3"/>
          <table:table-cell table:formula="of:=[.Q33]+[.K34]" office:value-type="currency" office:currency="USD" office:value="1632.61">
            <text:p>$1,632.61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0-30">
            <text:p>10/30/2013</text:p>
          </table:table-cell>
          <table:table-cell office:value-type="string">
            <text:p>Checking Account</text:p>
          </table:table-cell>
          <table:table-cell office:value-type="string">
            <text:p>DIRECT DEPOSIT</text:p>
          </table:table-cell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2031.36">
            <text:p>$2,031.36 </text:p>
          </table:table-cell>
          <table:table-cell/>
          <table:table-cell table:style-name="ce151" office:value-type="float" office:value="2031.36">
            <text:p>2,031.36</text:p>
          </table:table-cell>
          <table:table-cell table:number-columns-repeated="3"/>
          <table:table-cell table:formula="of:=[.Q34]+[.K35]" office:value-type="currency" office:currency="USD" office:value="3663.97">
            <text:p>$3,663.97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0-30">
            <text:p>10/30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ortgage Payment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547.98">
            <text:p>($1,547.98)</text:p>
          </table:table-cell>
          <table:table-cell/>
          <table:table-cell table:style-name="ce151" office:value-type="float" office:value="-1547.98">
            <text:p>-1,547.98</text:p>
          </table:table-cell>
          <table:table-cell table:number-columns-repeated="3"/>
          <table:table-cell table:formula="of:=[.Q35]+[.K36]" office:value-type="currency" office:currency="USD" office:value="2115.99">
            <text:p>$2,115.99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0-30">
            <text:p>10/30/2013</text:p>
          </table:table-cell>
          <table:table-cell office:value-type="string">
            <text:p>Checking Account</text:p>
          </table:table-cell>
          <table:table-cell office:value-type="float" office:value="504">
            <text:p>504</text:p>
          </table:table-cell>
          <table:table-cell office:value-type="string">
            <text:p>Eagles Soccer Club</text:p>
          </table:table-cell>
          <table:table-cell table:number-columns-repeated="2"/>
          <table:table-cell office:value-type="string">
            <text:p>Entertainmen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61">
            <text:p>($61.00)</text:p>
          </table:table-cell>
          <table:table-cell/>
          <table:table-cell office:value-type="float" office:value="-61">
            <text:p>-61</text:p>
          </table:table-cell>
          <table:table-cell table:number-columns-repeated="3"/>
          <table:table-cell table:formula="of:=[.Q36]+[.K37]" office:value-type="currency" office:currency="USD" office:value="2054.99">
            <text:p>$2,054.99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0-30">
            <text:p>10/30/2013</text:p>
          </table:table-cell>
          <table:table-cell office:value-type="string">
            <text:p>Checking Account</text:p>
          </table:table-cell>
          <table:table-cell office:value-type="float" office:value="505">
            <text:p>505</text:p>
          </table:table-cell>
          <table:table-cell office:value-type="string">
            <text:p>Troop 41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0">
            <text:p>($20.00)</text:p>
          </table:table-cell>
          <table:table-cell/>
          <table:table-cell office:value-type="float" office:value="-20">
            <text:p>-20</text:p>
          </table:table-cell>
          <table:table-cell table:number-columns-repeated="3"/>
          <table:table-cell table:formula="of:=[.Q37]+[.K38]" office:value-type="currency" office:currency="USD" office:value="2034.99">
            <text:p>$2,034.99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1-01">
            <text:p>11/1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500">
            <text:p>($500.00)</text:p>
          </table:table-cell>
          <table:table-cell/>
          <table:table-cell office:value-type="float" office:value="-500">
            <text:p>-500</text:p>
          </table:table-cell>
          <table:table-cell table:number-columns-repeated="3"/>
          <table:table-cell table:formula="of:=[.Q38]+[.K39]" office:value-type="currency" office:currency="USD" office:value="1534.99">
            <text:p>$1,534.99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1-01">
            <text:p>11/1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Equity Loan Payment</text:p>
          </table:table-cell>
          <table:table-cell table:number-columns-repeated="2"/>
          <table:table-cell office:value-type="string">
            <text:p>Equity Loa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34.35">
            <text:p>($234.35)</text:p>
          </table:table-cell>
          <table:table-cell/>
          <table:table-cell office:value-type="float" office:value="-234.35">
            <text:p>-234.35</text:p>
          </table:table-cell>
          <table:table-cell table:number-columns-repeated="3"/>
          <table:table-cell table:formula="of:=[.Q39]+[.K40]" office:value-type="currency" office:currency="USD" office:value="1300.64">
            <text:p>$1,300.64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1-01">
            <text:p>11/1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0">
            <text:p>($20.00)</text:p>
          </table:table-cell>
          <table:table-cell/>
          <table:table-cell office:value-type="float" office:value="-20">
            <text:p>-20</text:p>
          </table:table-cell>
          <table:table-cell table:number-columns-repeated="3"/>
          <table:table-cell table:formula="of:=[.Q40]+[.K41]" office:value-type="currency" office:currency="USD" office:value="1280.64">
            <text:p>$1,280.64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1-01">
            <text:p>11/1/2013</text:p>
          </table:table-cell>
          <table:table-cell office:value-type="string">
            <text:p>Checking Account</text:p>
          </table:table-cell>
          <table:table-cell office:value-type="float" office:value="506">
            <text:p>506</text:p>
          </table:table-cell>
          <table:table-cell office:value-type="string">
            <text:p>North Olmsted Middle School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00">
            <text:p>($100.00)</text:p>
          </table:table-cell>
          <table:table-cell/>
          <table:table-cell office:value-type="float" office:value="-100">
            <text:p>-100</text:p>
          </table:table-cell>
          <table:table-cell table:number-columns-repeated="3"/>
          <table:table-cell table:formula="of:=[.Q41]+[.K42]" office:value-type="currency" office:currency="USD" office:value="1180.64">
            <text:p>$1,180.64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1-01">
            <text:p>11/1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CITI</text:p>
          </table:table-cell>
          <table:table-cell table:number-columns-repeated="2"/>
          <table:table-cell office:value-type="string">
            <text:p>CITI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50">
            <text:p>($250.00)</text:p>
          </table:table-cell>
          <table:table-cell/>
          <table:table-cell office:value-type="float" office:value="-250">
            <text:p>-250</text:p>
          </table:table-cell>
          <table:table-cell table:number-columns-repeated="3"/>
          <table:table-cell table:formula="of:=[.Q42]+[.K43]" office:value-type="currency" office:currency="USD" office:value="930.64">
            <text:p>$930.64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1-06">
            <text:p>11/6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43]+[.K44]" office:value-type="currency" office:currency="USD" office:value="890.639999999999">
            <text:p>$890.64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1-11">
            <text:p>11/11/2013</text:p>
          </table:table-cell>
          <table:table-cell office:value-type="string">
            <text:p>Checking Account</text:p>
          </table:table-cell>
          <table:table-cell office:value-type="float" office:value="507">
            <text:p>507</text:p>
          </table:table-cell>
          <table:table-cell office:value-type="string">
            <text:p>Lifetouch Sports</text:p>
          </table:table-cell>
          <table:table-cell table:number-columns-repeated="2"/>
          <table:table-cell office:value-type="string">
            <text:p>Entertainmen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4">
            <text:p>($24.00)</text:p>
          </table:table-cell>
          <table:table-cell/>
          <table:table-cell office:value-type="float" office:value="-24">
            <text:p>-24</text:p>
          </table:table-cell>
          <table:table-cell table:number-columns-repeated="3"/>
          <table:table-cell table:formula="of:=[.Q44]+[.K45]" office:value-type="currency" office:currency="USD" office:value="866.639999999999">
            <text:p>$866.64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1-13">
            <text:p>11/13/2013</text:p>
          </table:table-cell>
          <table:table-cell office:value-type="string">
            <text:p>Checking Account</text:p>
          </table:table-cell>
          <table:table-cell office:value-type="string">
            <text:p>DIRECT DEPOSIT</text:p>
          </table:table-cell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2031.37">
            <text:p>$2,031.37 </text:p>
          </table:table-cell>
          <table:table-cell/>
          <table:table-cell table:style-name="ce151" office:value-type="float" office:value="2031.37">
            <text:p>2,031.37</text:p>
          </table:table-cell>
          <table:table-cell table:number-columns-repeated="3"/>
          <table:table-cell table:formula="of:=[.Q45]+[.K46]" office:value-type="currency" office:currency="USD" office:value="2898.01">
            <text:p>$2,898.01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1-14">
            <text:p>11/14/2013</text:p>
          </table:table-cell>
          <table:table-cell office:value-type="string">
            <text:p>Checking Account</text:p>
          </table:table-cell>
          <table:table-cell office:value-type="float" office:value="508">
            <text:p>508</text:p>
          </table:table-cell>
          <table:table-cell office:value-type="string">
            <text:p>First Energy</text:p>
          </table:table-cell>
          <table:table-cell table:number-columns-repeated="2"/>
          <table:table-cell office:value-type="string">
            <text:p>Electric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72.33">
            <text:p>($272.33)</text:p>
          </table:table-cell>
          <table:table-cell/>
          <table:table-cell office:value-type="float" office:value="-272.33">
            <text:p>-272.33</text:p>
          </table:table-cell>
          <table:table-cell table:number-columns-repeated="3"/>
          <table:table-cell table:formula="of:=[.Q46]+[.K47]" office:value-type="currency" office:currency="USD" office:value="2625.68">
            <text:p>$2,625.68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1-16">
            <text:p>11/16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300">
            <text:p>($300.00)</text:p>
          </table:table-cell>
          <table:table-cell/>
          <table:table-cell office:value-type="float" office:value="-300">
            <text:p>-300</text:p>
          </table:table-cell>
          <table:table-cell table:number-columns-repeated="3"/>
          <table:table-cell table:formula="of:=[.Q47]+[.K48]" office:value-type="currency" office:currency="USD" office:value="2325.68">
            <text:p>$2,325.68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1-16">
            <text:p>11/16/2013</text:p>
          </table:table-cell>
          <table:table-cell office:value-type="string">
            <text:p>Checking Account</text:p>
          </table:table-cell>
          <table:table-cell office:value-type="float" office:value="509">
            <text:p>509</text:p>
          </table:table-cell>
          <table:table-cell office:value-type="string">
            <text:p>Motorist Mutual</text:p>
          </table:table-cell>
          <table:table-cell table:number-columns-repeated="2"/>
          <table:table-cell office:value-type="string">
            <text:p>Auto Insurance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468.55">
            <text:p>($468.55)</text:p>
          </table:table-cell>
          <table:table-cell/>
          <table:table-cell office:value-type="float" office:value="-468.55">
            <text:p>-468.55</text:p>
          </table:table-cell>
          <table:table-cell table:number-columns-repeated="3"/>
          <table:table-cell table:formula="of:=[.Q48]+[.K49]" office:value-type="currency" office:currency="USD" office:value="1857.13">
            <text:p>$1,857.1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1-18">
            <text:p>11/18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00">
            <text:p>($200.00)</text:p>
          </table:table-cell>
          <table:table-cell/>
          <table:table-cell office:value-type="float" office:value="-200">
            <text:p>-200</text:p>
          </table:table-cell>
          <table:table-cell table:number-columns-repeated="3"/>
          <table:table-cell table:formula="of:=[.Q49]+[.K50]" office:value-type="currency" office:currency="USD" office:value="1657.13">
            <text:p>$1,657.13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1-21">
            <text:p>11/21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0">
            <text:p>($20.00)</text:p>
          </table:table-cell>
          <table:table-cell/>
          <table:table-cell office:value-type="float" office:value="-20">
            <text:p>-20</text:p>
          </table:table-cell>
          <table:table-cell table:number-columns-repeated="3"/>
          <table:table-cell table:formula="of:=[.Q50]+[.K51]" office:value-type="currency" office:currency="USD" office:value="1637.13">
            <text:p>$1,637.1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1-21">
            <text:p>11/21/2013</text:p>
          </table:table-cell>
          <table:table-cell office:value-type="string">
            <text:p>Checking Account</text:p>
          </table:table-cell>
          <table:table-cell office:value-type="float" office:value="510">
            <text:p>510</text:p>
          </table:table-cell>
          <table:table-cell office:value-type="string">
            <text:p>Polaris Career Center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00">
            <text:p>($200.00)</text:p>
          </table:table-cell>
          <table:table-cell/>
          <table:table-cell office:value-type="float" office:value="-200">
            <text:p>-200</text:p>
          </table:table-cell>
          <table:table-cell table:number-columns-repeated="3"/>
          <table:table-cell table:formula="of:=[.Q51]+[.K52]" office:value-type="currency" office:currency="USD" office:value="1437.13">
            <text:p>$1,437.1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1-21">
            <text:p>11/21/2013</text:p>
          </table:table-cell>
          <table:table-cell office:value-type="string">
            <text:p>Checking Account</text:p>
          </table:table-cell>
          <table:table-cell office:value-type="float" office:value="511">
            <text:p>511</text:p>
          </table:table-cell>
          <table:table-cell office:value-type="string">
            <text:p>Polaris Career Center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5">
            <text:p>($25.00)</text:p>
          </table:table-cell>
          <table:table-cell/>
          <table:table-cell office:value-type="float" office:value="-25">
            <text:p>-25</text:p>
          </table:table-cell>
          <table:table-cell table:number-columns-repeated="3"/>
          <table:table-cell table:formula="of:=[.Q52]+[.K53]" office:value-type="currency" office:currency="USD" office:value="1412.13">
            <text:p>$1,412.13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1-23">
            <text:p>11/23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80">
            <text:p>($80.00)</text:p>
          </table:table-cell>
          <table:table-cell/>
          <table:table-cell office:value-type="float" office:value="-80">
            <text:p>-80</text:p>
          </table:table-cell>
          <table:table-cell table:number-columns-repeated="3"/>
          <table:table-cell table:formula="of:=[.Q53]+[.K54]" office:value-type="currency" office:currency="USD" office:value="1332.13">
            <text:p>$1,332.1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1-24">
            <text:p>11/24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300">
            <text:p>($300.00)</text:p>
          </table:table-cell>
          <table:table-cell/>
          <table:table-cell office:value-type="float" office:value="-300">
            <text:p>-300</text:p>
          </table:table-cell>
          <table:table-cell table:number-columns-repeated="3"/>
          <table:table-cell table:formula="of:=[.Q54]+[.K55]" office:value-type="currency" office:currency="USD" office:value="1032.13">
            <text:p>$1,032.13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1-27">
            <text:p>11/27/2013</text:p>
          </table:table-cell>
          <table:table-cell office:value-type="string">
            <text:p>Checking Account</text:p>
          </table:table-cell>
          <table:table-cell office:value-type="string">
            <text:p>DIRECT DEPOSIT</text:p>
          </table:table-cell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2320.29">
            <text:p>$2,320.29 </text:p>
          </table:table-cell>
          <table:table-cell/>
          <table:table-cell table:style-name="ce151" office:value-type="float" office:value="2320.29">
            <text:p>2,320.29</text:p>
          </table:table-cell>
          <table:table-cell table:number-columns-repeated="3"/>
          <table:table-cell table:formula="of:=[.Q55]+[.K56]" office:value-type="currency" office:currency="USD" office:value="3352.42">
            <text:p>$3,352.42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1-29">
            <text:p>11/29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ortgage Payment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547.98">
            <text:p>($1,547.98)</text:p>
          </table:table-cell>
          <table:table-cell/>
          <table:table-cell table:style-name="ce151" office:value-type="float" office:value="-1547.98">
            <text:p>-1,547.98</text:p>
          </table:table-cell>
          <table:table-cell table:number-columns-repeated="3"/>
          <table:table-cell table:formula="of:=[.Q56]+[.K57]" office:value-type="currency" office:currency="USD" office:value="1804.44">
            <text:p>$1,804.44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1-29">
            <text:p>11/29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Equity Loan Payment</text:p>
          </table:table-cell>
          <table:table-cell table:number-columns-repeated="2"/>
          <table:table-cell office:value-type="string">
            <text:p>Equity Loa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34.35">
            <text:p>($234.35)</text:p>
          </table:table-cell>
          <table:table-cell/>
          <table:table-cell office:value-type="float" office:value="-234.35">
            <text:p>-234.35</text:p>
          </table:table-cell>
          <table:table-cell table:number-columns-repeated="3"/>
          <table:table-cell table:formula="of:=[.Q57]+[.K58]" office:value-type="currency" office:currency="USD" office:value="1570.09">
            <text:p>$1,570.09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1-29">
            <text:p>11/29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Cleveland Water</text:p>
          </table:table-cell>
          <table:table-cell table:number-columns-repeated="2"/>
          <table:table-cell office:value-type="string">
            <text:p>Water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61.83">
            <text:p>($61.83)</text:p>
          </table:table-cell>
          <table:table-cell/>
          <table:table-cell office:value-type="float" office:value="-61.83">
            <text:p>-61.83</text:p>
          </table:table-cell>
          <table:table-cell table:number-columns-repeated="3"/>
          <table:table-cell table:formula="of:=[.Q58]+[.K59]" office:value-type="currency" office:currency="USD" office:value="1508.26">
            <text:p>$1,508.26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1-29">
            <text:p>11/29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Verizon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36.01">
            <text:p>($136.01)</text:p>
          </table:table-cell>
          <table:table-cell/>
          <table:table-cell office:value-type="float" office:value="-136.01">
            <text:p>-136.01</text:p>
          </table:table-cell>
          <table:table-cell table:number-columns-repeated="3"/>
          <table:table-cell table:formula="of:=[.Q59]+[.K60]" office:value-type="currency" office:currency="USD" office:value="1372.25">
            <text:p>$1,372.25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2-01">
            <text:p>12/1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00">
            <text:p>($200.00)</text:p>
          </table:table-cell>
          <table:table-cell/>
          <table:table-cell office:value-type="float" office:value="-200">
            <text:p>-200</text:p>
          </table:table-cell>
          <table:table-cell table:number-columns-repeated="3"/>
          <table:table-cell table:formula="of:=[.Q60]+[.K61]" office:value-type="currency" office:currency="USD" office:value="1172.25">
            <text:p>$1,172.25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2-04">
            <text:p>12/4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60">
            <text:p>($60.00)</text:p>
          </table:table-cell>
          <table:table-cell/>
          <table:table-cell office:value-type="float" office:value="-60">
            <text:p>-60</text:p>
          </table:table-cell>
          <table:table-cell table:number-columns-repeated="3"/>
          <table:table-cell table:formula="of:=[.Q61]+[.K62]" office:value-type="currency" office:currency="USD" office:value="1112.25">
            <text:p>$1,112.25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2-04">
            <text:p>12/4/2013</text:p>
          </table:table-cell>
          <table:table-cell office:value-type="string">
            <text:p>Checking Account</text:p>
          </table:table-cell>
          <table:table-cell office:value-type="float" office:value="512">
            <text:p>512</text:p>
          </table:table-cell>
          <table:table-cell office:value-type="string">
            <text:p>First Energy</text:p>
          </table:table-cell>
          <table:table-cell table:number-columns-repeated="2"/>
          <table:table-cell office:value-type="string">
            <text:p>Electric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5.15">
            <text:p>($25.15)</text:p>
          </table:table-cell>
          <table:table-cell/>
          <table:table-cell office:value-type="float" office:value="-25.15">
            <text:p>-25.15</text:p>
          </table:table-cell>
          <table:table-cell table:number-columns-repeated="3"/>
          <table:table-cell table:formula="of:=[.Q62]+[.K63]" office:value-type="currency" office:currency="USD" office:value="1087.1">
            <text:p>$1,087.10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2-05">
            <text:p>12/5/2013</text:p>
          </table:table-cell>
          <table:table-cell office:value-type="string">
            <text:p>Checking Account</text:p>
          </table:table-cell>
          <table:table-cell office:value-type="float" office:value="513">
            <text:p>513</text:p>
          </table:table-cell>
          <table:table-cell office:value-type="string">
            <text:p>Troop 41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48">
            <text:p>($48.00)</text:p>
          </table:table-cell>
          <table:table-cell/>
          <table:table-cell office:value-type="float" office:value="-48">
            <text:p>-48</text:p>
          </table:table-cell>
          <table:table-cell table:number-columns-repeated="3"/>
          <table:table-cell table:formula="of:=[.Q63]+[.K64]" office:value-type="currency" office:currency="USD" office:value="1039.1">
            <text:p>$1,039.10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2-06">
            <text:p>12/6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0">
            <text:p>($20.00)</text:p>
          </table:table-cell>
          <table:table-cell/>
          <table:table-cell office:value-type="float" office:value="-20">
            <text:p>-20</text:p>
          </table:table-cell>
          <table:table-cell table:number-columns-repeated="3"/>
          <table:table-cell table:formula="of:=[.Q64]+[.K65]" office:value-type="currency" office:currency="USD" office:value="1019.1">
            <text:p>$1,019.10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2-09">
            <text:p>12/9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00">
            <text:p>($200.00)</text:p>
          </table:table-cell>
          <table:table-cell/>
          <table:table-cell office:value-type="float" office:value="-200">
            <text:p>-200</text:p>
          </table:table-cell>
          <table:table-cell table:number-columns-repeated="3"/>
          <table:table-cell table:formula="of:=[.Q65]+[.K66]" office:value-type="currency" office:currency="USD" office:value="819.099999999999">
            <text:p>$819.10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2-10">
            <text:p>12/10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AT&amp;T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73.7">
            <text:p>($73.70)</text:p>
          </table:table-cell>
          <table:table-cell/>
          <table:table-cell office:value-type="float" office:value="-73.7">
            <text:p>-73.7</text:p>
          </table:table-cell>
          <table:table-cell table:number-columns-repeated="3"/>
          <table:table-cell table:formula="of:=[.Q66]+[.K67]" office:value-type="currency" office:currency="USD" office:value="745.399999999999">
            <text:p>$745.40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2-10">
            <text:p>12/10/2013</text:p>
          </table:table-cell>
          <table:table-cell office:value-type="string">
            <text:p>Checking Account</text:p>
          </table:table-cell>
          <table:table-cell office:value-type="float" office:value="514">
            <text:p>514</text:p>
          </table:table-cell>
          <table:table-cell office:value-type="string">
            <text:p>Troop 41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8">
            <text:p>($18.00)</text:p>
          </table:table-cell>
          <table:table-cell/>
          <table:table-cell office:value-type="float" office:value="-18">
            <text:p>-18</text:p>
          </table:table-cell>
          <table:table-cell table:number-columns-repeated="3"/>
          <table:table-cell table:formula="of:=[.Q67]+[.K68]" office:value-type="currency" office:currency="USD" office:value="727.399999999999">
            <text:p>$727.40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2-11">
            <text:p>12/11/2013</text:p>
          </table:table-cell>
          <table:table-cell office:value-type="string">
            <text:p>Checking Account</text:p>
          </table:table-cell>
          <table:table-cell office:value-type="string">
            <text:p>DIRECT DEPOSIT</text:p>
          </table:table-cell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2089.16">
            <text:p>$2,089.16 </text:p>
          </table:table-cell>
          <table:table-cell/>
          <table:table-cell table:style-name="ce151" office:value-type="float" office:value="2089.16">
            <text:p>2,089.16</text:p>
          </table:table-cell>
          <table:table-cell table:number-columns-repeated="3"/>
          <table:table-cell table:formula="of:=[.Q68]+[.K69]" office:value-type="currency" office:currency="USD" office:value="2816.56">
            <text:p>$2,816.56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2-11">
            <text:p>12/11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CITI</text:p>
          </table:table-cell>
          <table:table-cell table:number-columns-repeated="2"/>
          <table:table-cell office:value-type="string">
            <text:p>CITI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75">
            <text:p>($275.00)</text:p>
          </table:table-cell>
          <table:table-cell/>
          <table:table-cell office:value-type="float" office:value="-275">
            <text:p>-275</text:p>
          </table:table-cell>
          <table:table-cell table:number-columns-repeated="3"/>
          <table:table-cell table:formula="of:=[.Q69]+[.K70]" office:value-type="currency" office:currency="USD" office:value="2541.56">
            <text:p>$2,541.56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2-11">
            <text:p>12/11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Deposit - Election Pay</text:p>
          </table:table-cell>
          <table:table-cell table:number-columns-repeated="2"/>
          <table:table-cell office:value-type="string">
            <text:p>Other Income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176.1">
            <text:p>$176.10 </text:p>
          </table:table-cell>
          <table:table-cell/>
          <table:table-cell office:value-type="float" office:value="176.1">
            <text:p>176.1</text:p>
          </table:table-cell>
          <table:table-cell table:number-columns-repeated="3"/>
          <table:table-cell table:formula="of:=[.Q70]+[.K71]" office:value-type="currency" office:currency="USD" office:value="2717.66">
            <text:p>$2,717.66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2-11">
            <text:p>12/11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71]+[.K72]" office:value-type="currency" office:currency="USD" office:value="2677.66">
            <text:p>$2,677.66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2-11">
            <text:p>12/11/2013</text:p>
          </table:table-cell>
          <table:table-cell office:value-type="string">
            <text:p>Checking Account</text:p>
          </table:table-cell>
          <table:table-cell office:value-type="float" office:value="515">
            <text:p>515</text:p>
          </table:table-cell>
          <table:table-cell office:value-type="string">
            <text:p>North Olmsted High School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50">
            <text:p>($150.00)</text:p>
          </table:table-cell>
          <table:table-cell/>
          <table:table-cell office:value-type="float" office:value="-150">
            <text:p>-150</text:p>
          </table:table-cell>
          <table:table-cell table:number-columns-repeated="3"/>
          <table:table-cell table:formula="of:=[.Q72]+[.K73]" office:value-type="currency" office:currency="USD" office:value="2527.66">
            <text:p>$2,527.66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2-12">
            <text:p>12/12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800">
            <text:p>($800.00)</text:p>
          </table:table-cell>
          <table:table-cell/>
          <table:table-cell office:value-type="float" office:value="-800">
            <text:p>-800</text:p>
          </table:table-cell>
          <table:table-cell table:number-columns-repeated="3"/>
          <table:table-cell table:formula="of:=[.Q73]+[.K74]" office:value-type="currency" office:currency="USD" office:value="1727.66">
            <text:p>$1,727.66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2-14">
            <text:p>12/14/2013</text:p>
          </table:table-cell>
          <table:table-cell office:value-type="string">
            <text:p>Checking Account</text:p>
          </table:table-cell>
          <table:table-cell office:value-type="float" office:value="516">
            <text:p>516</text:p>
          </table:table-cell>
          <table:table-cell office:value-type="string">
            <text:p>Rettig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6.16">
            <text:p>($16.16)</text:p>
          </table:table-cell>
          <table:table-cell/>
          <table:table-cell office:value-type="float" office:value="-16.16">
            <text:p>-16.16</text:p>
          </table:table-cell>
          <table:table-cell table:number-columns-repeated="3"/>
          <table:table-cell table:formula="of:=[.Q74]+[.K75]" office:value-type="currency" office:currency="USD" office:value="1711.5">
            <text:p>$1,711.50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2-16">
            <text:p>12/16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Verizon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34.42">
            <text:p>($134.42)</text:p>
          </table:table-cell>
          <table:table-cell/>
          <table:table-cell office:value-type="float" office:value="-134.42">
            <text:p>-134.42</text:p>
          </table:table-cell>
          <table:table-cell table:number-columns-repeated="3"/>
          <table:table-cell table:formula="of:=[.Q75]+[.K76]" office:value-type="currency" office:currency="USD" office:value="1577.08">
            <text:p>$1,577.08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2-20">
            <text:p>12/20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300">
            <text:p>($300.00)</text:p>
          </table:table-cell>
          <table:table-cell/>
          <table:table-cell office:value-type="float" office:value="-300">
            <text:p>-300</text:p>
          </table:table-cell>
          <table:table-cell table:number-columns-repeated="3"/>
          <table:table-cell table:formula="of:=[.Q76]+[.K77]" office:value-type="currency" office:currency="USD" office:value="1277.08">
            <text:p>$1,277.08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2-26">
            <text:p>12/26/2013</text:p>
          </table:table-cell>
          <table:table-cell office:value-type="string">
            <text:p>Checking Account</text:p>
          </table:table-cell>
          <table:table-cell office:value-type="string">
            <text:p>DIRECT DEPOSIT</text:p>
          </table:table-cell>
          <table:table-cell office:value-type="string">
            <text:p>Salary from Belcan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2088.48">
            <text:p>$2,088.48 </text:p>
          </table:table-cell>
          <table:table-cell/>
          <table:table-cell table:style-name="ce151" office:value-type="float" office:value="2088.48">
            <text:p>2,088.48</text:p>
          </table:table-cell>
          <table:table-cell table:number-columns-repeated="3"/>
          <table:table-cell table:formula="of:=[.Q77]+[.K78]" office:value-type="currency" office:currency="USD" office:value="3365.56">
            <text:p>$3,365.56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2-26">
            <text:p>12/26/2013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78]+[.K79]" office:value-type="currency" office:currency="USD" office:value="3325.56">
            <text:p>$3,325.56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3-12-27">
            <text:p>12/27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Rettig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6.16">
            <text:p>($16.16)</text:p>
          </table:table-cell>
          <table:table-cell/>
          <table:table-cell office:value-type="float" office:value="-16.16">
            <text:p>-16.16</text:p>
          </table:table-cell>
          <table:table-cell table:number-columns-repeated="3"/>
          <table:table-cell table:formula="of:=[.Q79]+[.K80]" office:value-type="currency" office:currency="USD" office:value="3309.4">
            <text:p>$3,309.40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2-27">
            <text:p>12/27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ortgage Payment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547.98">
            <text:p>($1,547.98)</text:p>
          </table:table-cell>
          <table:table-cell/>
          <table:table-cell table:style-name="ce151" office:value-type="float" office:value="-1547.98">
            <text:p>-1,547.98</text:p>
          </table:table-cell>
          <table:table-cell table:number-columns-repeated="3"/>
          <table:table-cell table:formula="of:=[.Q80]+[.K81]" office:value-type="currency" office:currency="USD" office:value="1761.42">
            <text:p>$1,761.42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2-27">
            <text:p>12/27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Equity Loan Payment</text:p>
          </table:table-cell>
          <table:table-cell table:number-columns-repeated="2"/>
          <table:table-cell office:value-type="string">
            <text:p>Equity Loa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34.35">
            <text:p>($234.35)</text:p>
          </table:table-cell>
          <table:table-cell/>
          <table:table-cell office:value-type="float" office:value="-234.35">
            <text:p>-234.35</text:p>
          </table:table-cell>
          <table:table-cell table:number-columns-repeated="3"/>
          <table:table-cell table:formula="of:=[.Q81]+[.K82]" office:value-type="currency" office:currency="USD" office:value="1527.07">
            <text:p>$1,527.07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2-27">
            <text:p>12/27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AT&amp;T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73.73">
            <text:p>($73.73)</text:p>
          </table:table-cell>
          <table:table-cell/>
          <table:table-cell office:value-type="float" office:value="-73.73">
            <text:p>-73.73</text:p>
          </table:table-cell>
          <table:table-cell table:number-columns-repeated="3"/>
          <table:table-cell table:formula="of:=[.Q82]+[.K83]" office:value-type="currency" office:currency="USD" office:value="1453.34">
            <text:p>$1,453.34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2-27">
            <text:p>12/27/2013</text:p>
          </table:table-cell>
          <table:table-cell office:value-type="string">
            <text:p>Checking Account</text:p>
          </table:table-cell>
          <table:table-cell office:value-type="float" office:value="517">
            <text:p>517</text:p>
          </table:table-cell>
          <table:table-cell office:value-type="string">
            <text:p>First Energy</text:p>
          </table:table-cell>
          <table:table-cell table:number-columns-repeated="2"/>
          <table:table-cell office:value-type="string">
            <text:p>Electric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69.39">
            <text:p>($169.39)</text:p>
          </table:table-cell>
          <table:table-cell/>
          <table:table-cell office:value-type="float" office:value="-169.39">
            <text:p>-169.39</text:p>
          </table:table-cell>
          <table:table-cell table:number-columns-repeated="3"/>
          <table:table-cell table:formula="of:=[.Q83]+[.K84]" office:value-type="currency" office:currency="USD" office:value="1283.95">
            <text:p>$1,283.95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3-12-30">
            <text:p>12/30/2013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50">
            <text:p>($150.00)</text:p>
          </table:table-cell>
          <table:table-cell/>
          <table:table-cell office:value-type="float" office:value="-150">
            <text:p>-150</text:p>
          </table:table-cell>
          <table:table-cell table:number-columns-repeated="3"/>
          <table:table-cell table:formula="of:=[.Q84]+[.K85]" office:value-type="currency" office:currency="USD" office:value="1133.95">
            <text:p>$1,133.95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1-04">
            <text:p>1/4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00">
            <text:p>($200.00)</text:p>
          </table:table-cell>
          <table:table-cell/>
          <table:table-cell office:value-type="float" office:value="-200">
            <text:p>-200</text:p>
          </table:table-cell>
          <table:table-cell table:number-columns-repeated="3"/>
          <table:table-cell table:formula="of:=[.Q85]+[.K86]" office:value-type="currency" office:currency="USD" office:value="933.949999999999">
            <text:p>$933.95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1-05">
            <text:p>1/5/2014</text:p>
          </table:table-cell>
          <table:table-cell office:value-type="string">
            <text:p>Checking Account</text:p>
          </table:table-cell>
          <table:table-cell office:value-type="float" office:value="518">
            <text:p>518</text:p>
          </table:table-cell>
          <table:table-cell office:value-type="string">
            <text:p>Steven Sanborn</text:p>
          </table:table-cell>
          <table:table-cell table:number-columns-repeated="2"/>
          <table:table-cell office:value-type="string">
            <text:p>Recreatio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60">
            <text:p>($60.00)</text:p>
          </table:table-cell>
          <table:table-cell/>
          <table:table-cell office:value-type="float" office:value="-60">
            <text:p>-60</text:p>
          </table:table-cell>
          <table:table-cell table:number-columns-repeated="3"/>
          <table:table-cell table:formula="of:=[.Q86]+[.K87]" office:value-type="currency" office:currency="USD" office:value="873.949999999999">
            <text:p>$873.95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1-08">
            <text:p>1/8/2014</text:p>
          </table:table-cell>
          <table:table-cell office:value-type="string">
            <text:p>Checking Account</text:p>
          </table:table-cell>
          <table:table-cell office:value-type="string">
            <text:p>DIRECT DEPOSIT</text:p>
          </table:table-cell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87]+[.K88]" office:value-type="currency" office:currency="USD" office:value="2945.64">
            <text:p>$2,945.64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1-08">
            <text:p>1/8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400">
            <text:p>($400.00)</text:p>
          </table:table-cell>
          <table:table-cell/>
          <table:table-cell office:value-type="float" office:value="-400">
            <text:p>-400</text:p>
          </table:table-cell>
          <table:table-cell table:number-columns-repeated="3"/>
          <table:table-cell table:formula="of:=[.Q88]+[.K89]" office:value-type="currency" office:currency="USD" office:value="2545.64">
            <text:p>$2,545.64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1-08">
            <text:p>1/8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otorist Mutual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59.87">
            <text:p>($59.87)</text:p>
          </table:table-cell>
          <table:table-cell/>
          <table:table-cell office:value-type="float" office:value="-59.87">
            <text:p>-59.87</text:p>
          </table:table-cell>
          <table:table-cell table:number-columns-repeated="3"/>
          <table:table-cell table:formula="of:=[.Q89]+[.K90]" office:value-type="currency" office:currency="USD" office:value="2485.77">
            <text:p>$2,485.77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1-09">
            <text:p>1/9/2014</text:p>
          </table:table-cell>
          <table:table-cell office:value-type="string">
            <text:p>Checking Account</text:p>
          </table:table-cell>
          <table:table-cell office:value-type="float" office:value="519">
            <text:p>519</text:p>
          </table:table-cell>
          <table:table-cell office:value-type="string">
            <text:p>Alexndria Vaneck Co.</text:p>
          </table:table-cell>
          <table:table-cell table:number-columns-repeated="2"/>
          <table:table-cell office:value-type="string">
            <text:p>Medical Expenses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33.36">
            <text:p>($33.36)</text:p>
          </table:table-cell>
          <table:table-cell/>
          <table:table-cell office:value-type="float" office:value="-33.36">
            <text:p>-33.36</text:p>
          </table:table-cell>
          <table:table-cell table:number-columns-repeated="3"/>
          <table:table-cell table:formula="of:=[.Q90]+[.K91]" office:value-type="currency" office:currency="USD" office:value="2452.41">
            <text:p>$2,452.41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1-10">
            <text:p>1/10/2014</text:p>
          </table:table-cell>
          <table:table-cell office:value-type="string">
            <text:p>Checking Account</text:p>
          </table:table-cell>
          <table:table-cell office:value-type="string">
            <text:p>DIRECT DEPOSIT</text:p>
          </table:table-cell>
          <table:table-cell office:value-type="string">
            <text:p>Tax Refund from Ohio</text:p>
          </table:table-cell>
          <table:table-cell table:number-columns-repeated="2"/>
          <table:table-cell office:value-type="string">
            <text:p>Ohio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262">
            <text:p>$262.00 </text:p>
          </table:table-cell>
          <table:table-cell/>
          <table:table-cell office:value-type="float" office:value="262">
            <text:p>262</text:p>
          </table:table-cell>
          <table:table-cell table:number-columns-repeated="3"/>
          <table:table-cell table:formula="of:=[.Q91]+[.K92]" office:value-type="currency" office:currency="USD" office:value="2714.41">
            <text:p>$2,714.41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1-11">
            <text:p>1/11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CITI</text:p>
          </table:table-cell>
          <table:table-cell table:number-columns-repeated="2"/>
          <table:table-cell office:value-type="string">
            <text:p>CITI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75">
            <text:p>($275.00)</text:p>
          </table:table-cell>
          <table:table-cell/>
          <table:table-cell office:value-type="float" office:value="-275">
            <text:p>-275</text:p>
          </table:table-cell>
          <table:table-cell table:number-columns-repeated="3"/>
          <table:table-cell table:formula="of:=[.Q92]+[.K93]" office:value-type="currency" office:currency="USD" office:value="2439.41">
            <text:p>$2,439.41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1-13">
            <text:p>1/13/2014</text:p>
          </table:table-cell>
          <table:table-cell office:value-type="string">
            <text:p>Checking Account</text:p>
          </table:table-cell>
          <table:table-cell office:value-type="float" office:value="520">
            <text:p>520</text:p>
          </table:table-cell>
          <table:table-cell office:value-type="string">
            <text:p>First Credit, Inc.</text:p>
          </table:table-cell>
          <table:table-cell table:number-columns-repeated="2"/>
          <table:table-cell office:value-type="string">
            <text:p>Medical Expenses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00">
            <text:p>($100.00)</text:p>
          </table:table-cell>
          <table:table-cell/>
          <table:table-cell office:value-type="float" office:value="-100">
            <text:p>-100</text:p>
          </table:table-cell>
          <table:table-cell table:number-columns-repeated="3"/>
          <table:table-cell table:formula="of:=[.Q93]+[.K94]" office:value-type="currency" office:currency="USD" office:value="2339.41">
            <text:p>$2,339.41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1-16">
            <text:p>1/16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Verizon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73.5">
            <text:p>($173.50)</text:p>
          </table:table-cell>
          <table:table-cell/>
          <table:table-cell office:value-type="float" office:value="-173.5">
            <text:p>-173.5</text:p>
          </table:table-cell>
          <table:table-cell table:number-columns-repeated="3"/>
          <table:table-cell table:formula="of:=[.Q94]+[.K95]" office:value-type="currency" office:currency="USD" office:value="2165.91">
            <text:p>$2,165.91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1-16">
            <text:p>1/16/2014</text:p>
          </table:table-cell>
          <table:table-cell office:value-type="string">
            <text:p>Checking Account</text:p>
          </table:table-cell>
          <table:table-cell office:value-type="float" office:value="521">
            <text:p>521</text:p>
          </table:table-cell>
          <table:table-cell office:value-type="string">
            <text:p>Troop 41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5">
            <text:p>($25.00)</text:p>
          </table:table-cell>
          <table:table-cell/>
          <table:table-cell office:value-type="float" office:value="-25">
            <text:p>-25</text:p>
          </table:table-cell>
          <table:table-cell table:number-columns-repeated="3"/>
          <table:table-cell table:formula="of:=[.Q95]+[.K96]" office:value-type="currency" office:currency="USD" office:value="2140.91">
            <text:p>$2,140.91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1-18">
            <text:p>1/18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500">
            <text:p>($500.00)</text:p>
          </table:table-cell>
          <table:table-cell/>
          <table:table-cell office:value-type="float" office:value="-500">
            <text:p>-500</text:p>
          </table:table-cell>
          <table:table-cell table:number-columns-repeated="3"/>
          <table:table-cell table:formula="of:=[.Q96]+[.K97]" office:value-type="currency" office:currency="USD" office:value="1640.91">
            <text:p>$1,640.91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1-21">
            <text:p>1/21/2014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97]+[.K98]" office:value-type="currency" office:currency="USD" office:value="1600.91">
            <text:p>$1,600.91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1-21">
            <text:p>1/21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CITI</text:p>
          </table:table-cell>
          <table:table-cell table:number-columns-repeated="2"/>
          <table:table-cell office:value-type="string">
            <text:p>CITI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300">
            <text:p>($300.00)</text:p>
          </table:table-cell>
          <table:table-cell/>
          <table:table-cell office:value-type="float" office:value="-300">
            <text:p>-300</text:p>
          </table:table-cell>
          <table:table-cell table:number-columns-repeated="3"/>
          <table:table-cell table:formula="of:=[.Q98]+[.K99]" office:value-type="currency" office:currency="USD" office:value="1300.91">
            <text:p>$1,300.91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1-21">
            <text:p>1/21/2014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Deposit</text:p>
          </table:table-cell>
          <table:table-cell table:number-columns-repeated="2"/>
          <table:table-cell office:value-type="string">
            <text:p>Other Income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2.28">
            <text:p>$2.28 </text:p>
          </table:table-cell>
          <table:table-cell/>
          <table:table-cell office:value-type="float" office:value="2.28">
            <text:p>2.28</text:p>
          </table:table-cell>
          <table:table-cell table:number-columns-repeated="3"/>
          <table:table-cell table:formula="of:=[.Q99]+[.K100]" office:value-type="currency" office:currency="USD" office:value="1303.19">
            <text:p>$1,303.19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1-22">
            <text:p>1/22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AT&amp;T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74.73">
            <text:p>($74.73)</text:p>
          </table:table-cell>
          <table:table-cell/>
          <table:table-cell office:value-type="float" office:value="-74.73">
            <text:p>-74.73</text:p>
          </table:table-cell>
          <table:table-cell table:number-columns-repeated="3"/>
          <table:table-cell table:formula="of:=[.Q100]+[.K101]" office:value-type="currency" office:currency="USD" office:value="1228.46">
            <text:p>$1,228.46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1-22">
            <text:p>1/22/2014</text:p>
          </table:table-cell>
          <table:table-cell office:value-type="string">
            <text:p>Checking Account</text:p>
          </table:table-cell>
          <table:table-cell office:value-type="string">
            <text:p>DIRECT DEPOSIT</text:p>
          </table:table-cell>
          <table:table-cell office:value-type="string">
            <text:p>Salary from Belcan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2071.67">
            <text:p>$2,071.67 </text:p>
          </table:table-cell>
          <table:table-cell/>
          <table:table-cell table:style-name="ce151" office:value-type="float" office:value="2071.67">
            <text:p>2,071.67</text:p>
          </table:table-cell>
          <table:table-cell table:number-columns-repeated="3"/>
          <table:table-cell table:formula="of:=[.Q101]+[.K102]" office:value-type="currency" office:currency="USD" office:value="3300.13">
            <text:p>$3,300.1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1-23">
            <text:p>1/23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ortgage Payment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547.98">
            <text:p>($1,547.98)</text:p>
          </table:table-cell>
          <table:table-cell/>
          <table:table-cell table:style-name="ce151" office:value-type="float" office:value="-1547.98">
            <text:p>-1,547.98</text:p>
          </table:table-cell>
          <table:table-cell table:number-columns-repeated="3"/>
          <table:table-cell table:formula="of:=[.Q102]+[.K103]" office:value-type="currency" office:currency="USD" office:value="1752.15">
            <text:p>$1,752.15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1-23">
            <text:p>1/23/2014</text:p>
          </table:table-cell>
          <table:table-cell office:value-type="string">
            <text:p>Checking Account</text:p>
          </table:table-cell>
          <table:table-cell office:value-type="float" office:value="522">
            <text:p>522</text:p>
          </table:table-cell>
          <table:table-cell office:value-type="string">
            <text:p>Troop 41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25">
            <text:p>($125.00)</text:p>
          </table:table-cell>
          <table:table-cell/>
          <table:table-cell office:value-type="float" office:value="-125">
            <text:p>-125</text:p>
          </table:table-cell>
          <table:table-cell table:number-columns-repeated="3"/>
          <table:table-cell table:formula="of:=[.Q103]+[.K104]" office:value-type="currency" office:currency="USD" office:value="1627.15">
            <text:p>$1,627.15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1-25">
            <text:p>1/25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Equity Loan Payment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34.35">
            <text:p>($234.35)</text:p>
          </table:table-cell>
          <table:table-cell/>
          <table:table-cell office:value-type="float" office:value="-234.35">
            <text:p>-234.35</text:p>
          </table:table-cell>
          <table:table-cell table:number-columns-repeated="3"/>
          <table:table-cell table:formula="of:=[.Q104]+[.K105]" office:value-type="currency" office:currency="USD" office:value="1392.8">
            <text:p>$1,392.80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1-30">
            <text:p>1/30/2014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105]+[.K106]" office:value-type="currency" office:currency="USD" office:value="1352.8">
            <text:p>$1,352.80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1-30">
            <text:p>1/30/2014</text:p>
          </table:table-cell>
          <table:table-cell office:value-type="string">
            <text:p>Checking Account</text:p>
          </table:table-cell>
          <table:table-cell office:value-type="float" office:value="523">
            <text:p>523</text:p>
          </table:table-cell>
          <table:table-cell office:value-type="string">
            <text:p>Stephans and Michaels Associates</text:p>
          </table:table-cell>
          <table:table-cell table:number-columns-repeated="2"/>
          <table:table-cell office:value-type="string">
            <text:p>Medical Expenses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361.53">
            <text:p>($361.53)</text:p>
          </table:table-cell>
          <table:table-cell/>
          <table:table-cell office:value-type="float" office:value="-361.53">
            <text:p>-361.53</text:p>
          </table:table-cell>
          <table:table-cell table:number-columns-repeated="3"/>
          <table:table-cell table:formula="of:=[.Q106]+[.K107]" office:value-type="currency" office:currency="USD" office:value="991.269999999999">
            <text:p>$991.27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2-01">
            <text:p>2/1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Rettig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6.16">
            <text:p>($16.16)</text:p>
          </table:table-cell>
          <table:table-cell/>
          <table:table-cell office:value-type="float" office:value="-16.16">
            <text:p>-16.16</text:p>
          </table:table-cell>
          <table:table-cell table:number-columns-repeated="3"/>
          <table:table-cell table:formula="of:=[.Q107]+[.K108]" office:value-type="currency" office:currency="USD" office:value="975.109999999999">
            <text:p>$975.11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2-01">
            <text:p>2/1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500">
            <text:p>($500.00)</text:p>
          </table:table-cell>
          <table:table-cell/>
          <table:table-cell office:value-type="float" office:value="-500">
            <text:p>-500</text:p>
          </table:table-cell>
          <table:table-cell table:number-columns-repeated="3"/>
          <table:table-cell table:formula="of:=[.Q108]+[.K109]" office:value-type="currency" office:currency="USD" office:value="475.109999999999">
            <text:p>$475.11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2-05">
            <text:p>2/5/2014</text:p>
          </table:table-cell>
          <table:table-cell office:value-type="string">
            <text:p>Checking Account</text:p>
          </table:table-cell>
          <table:table-cell office:value-type="string">
            <text:p>DIRECT DEPOSIT</text:p>
          </table:table-cell>
          <table:table-cell office:value-type="string">
            <text:p>Salary from Belcan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109]+[.K110]" office:value-type="currency" office:currency="USD" office:value="2546.8">
            <text:p>$2,546.80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2-06">
            <text:p>2/6/2014</text:p>
          </table:table-cell>
          <table:table-cell office:value-type="string">
            <text:p>Checking Account</text:p>
          </table:table-cell>
          <table:table-cell office:value-type="float" office:value="524">
            <text:p>524</text:p>
          </table:table-cell>
          <table:table-cell office:value-type="string">
            <text:p>First Energy</text:p>
          </table:table-cell>
          <table:table-cell table:number-columns-repeated="2"/>
          <table:table-cell office:value-type="string">
            <text:p>Electric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56.33">
            <text:p>($256.33)</text:p>
          </table:table-cell>
          <table:table-cell/>
          <table:table-cell office:value-type="float" office:value="-256.33">
            <text:p>-256.33</text:p>
          </table:table-cell>
          <table:table-cell table:number-columns-repeated="3"/>
          <table:table-cell table:formula="of:=[.Q110]+[.K111]" office:value-type="currency" office:currency="USD" office:value="2290.47">
            <text:p>$2,290.47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2-08">
            <text:p>2/8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500">
            <text:p>($500.00)</text:p>
          </table:table-cell>
          <table:table-cell/>
          <table:table-cell office:value-type="float" office:value="-500">
            <text:p>-500</text:p>
          </table:table-cell>
          <table:table-cell table:number-columns-repeated="3"/>
          <table:table-cell table:formula="of:=[.Q111]+[.K112]" office:value-type="currency" office:currency="USD" office:value="1790.47">
            <text:p>$1,790.47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2-11">
            <text:p>2/11/2014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112]+[.K113]" office:value-type="currency" office:currency="USD" office:value="1750.47">
            <text:p>$1,750.47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2-13">
            <text:p>2/13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otorist Mutual</text:p>
          </table:table-cell>
          <table:table-cell table:number-columns-repeated="2"/>
          <table:table-cell office:value-type="string">
            <text:p>Auto Insurance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514.48">
            <text:p>($514.48)</text:p>
          </table:table-cell>
          <table:table-cell/>
          <table:table-cell office:value-type="float" office:value="-514.48">
            <text:p>-514.48</text:p>
          </table:table-cell>
          <table:table-cell table:number-columns-repeated="3"/>
          <table:table-cell table:formula="of:=[.Q113]+[.K114]" office:value-type="currency" office:currency="USD" office:value="1235.99">
            <text:p>$1,235.99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2-15">
            <text:p>2/15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Verizon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67.12">
            <text:p>($167.12)</text:p>
          </table:table-cell>
          <table:table-cell/>
          <table:table-cell office:value-type="float" office:value="-167.12">
            <text:p>-167.12</text:p>
          </table:table-cell>
          <table:table-cell table:number-columns-repeated="3"/>
          <table:table-cell table:formula="of:=[.Q114]+[.K115]" office:value-type="currency" office:currency="USD" office:value="1068.87">
            <text:p>$1,068.87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2-17">
            <text:p>2/17/2014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115]+[.K116]" office:value-type="currency" office:currency="USD" office:value="1028.87">
            <text:p>$1,028.87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2-18">
            <text:p>2/18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500">
            <text:p>($500.00)</text:p>
          </table:table-cell>
          <table:table-cell/>
          <table:table-cell office:value-type="float" office:value="-500">
            <text:p>-500</text:p>
          </table:table-cell>
          <table:table-cell table:number-columns-repeated="3"/>
          <table:table-cell table:formula="of:=[.Q116]+[.K117]" office:value-type="currency" office:currency="USD" office:value="528.869999999999">
            <text:p>$528.87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2-19">
            <text:p>2/19/2014</text:p>
          </table:table-cell>
          <table:table-cell office:value-type="string">
            <text:p>Checking Account</text:p>
          </table:table-cell>
          <table:table-cell office:value-type="string">
            <text:p>DIRECT DEPOSIT</text:p>
          </table:table-cell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2071.68">
            <text:p>$2,071.68 </text:p>
          </table:table-cell>
          <table:table-cell/>
          <table:table-cell table:style-name="ce151" office:value-type="float" office:value="2071.68">
            <text:p>2,071.68</text:p>
          </table:table-cell>
          <table:table-cell table:number-columns-repeated="3"/>
          <table:table-cell table:formula="of:=[.Q117]+[.K118]" office:value-type="currency" office:currency="USD" office:value="2600.55">
            <text:p>$2,600.55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2-20">
            <text:p>2/20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ortgage Payment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547.98">
            <text:p>($1,547.98)</text:p>
          </table:table-cell>
          <table:table-cell/>
          <table:table-cell table:style-name="ce151" office:value-type="float" office:value="-1547.98">
            <text:p>-1,547.98</text:p>
          </table:table-cell>
          <table:table-cell table:number-columns-repeated="3"/>
          <table:table-cell table:formula="of:=[.Q118]+[.K119]" office:value-type="currency" office:currency="USD" office:value="1052.57">
            <text:p>$1,052.57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2-20">
            <text:p>2/20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Equity Loan Payment</text:p>
          </table:table-cell>
          <table:table-cell table:number-columns-repeated="2"/>
          <table:table-cell office:value-type="string">
            <text:p>Equity Loa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34.35">
            <text:p>($234.35)</text:p>
          </table:table-cell>
          <table:table-cell/>
          <table:table-cell office:value-type="float" office:value="-234.35">
            <text:p>-234.35</text:p>
          </table:table-cell>
          <table:table-cell table:number-columns-repeated="3"/>
          <table:table-cell table:formula="of:=[.Q119]+[.K120]" office:value-type="currency" office:currency="USD" office:value="818.219999999999">
            <text:p>$818.22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2-22">
            <text:p>2/22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CITI</text:p>
          </table:table-cell>
          <table:table-cell table:number-columns-repeated="2"/>
          <table:table-cell office:value-type="string">
            <text:p>CITI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50">
            <text:p>($250.00)</text:p>
          </table:table-cell>
          <table:table-cell/>
          <table:table-cell office:value-type="float" office:value="-250">
            <text:p>-250</text:p>
          </table:table-cell>
          <table:table-cell table:number-columns-repeated="3"/>
          <table:table-cell table:formula="of:=[.Q120]+[.K121]" office:value-type="currency" office:currency="USD" office:value="568.219999999999">
            <text:p>$568.22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3-03">
            <text:p>3/3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AT&amp;T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74.46">
            <text:p>($74.46)</text:p>
          </table:table-cell>
          <table:table-cell/>
          <table:table-cell office:value-type="float" office:value="-74.46">
            <text:p>-74.46</text:p>
          </table:table-cell>
          <table:table-cell table:number-columns-repeated="3"/>
          <table:table-cell table:formula="of:=[.Q121]+[.K122]" office:value-type="currency" office:currency="USD" office:value="493.759999999999">
            <text:p>$493.76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3-05">
            <text:p>3/5/2014</text:p>
          </table:table-cell>
          <table:table-cell office:value-type="string">
            <text:p>Checking Account</text:p>
          </table:table-cell>
          <table:table-cell office:value-type="string">
            <text:p>DIRECT DEPOSIT</text:p>
          </table:table-cell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2121.46">
            <text:p>$2,121.46 </text:p>
          </table:table-cell>
          <table:table-cell/>
          <table:table-cell table:style-name="ce151" office:value-type="float" office:value="2121.46">
            <text:p>2,121.46</text:p>
          </table:table-cell>
          <table:table-cell table:number-columns-repeated="3"/>
          <table:table-cell table:formula="of:=[.Q122]+[.K123]" office:value-type="currency" office:currency="USD" office:value="2615.22">
            <text:p>$2,615.22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3-09">
            <text:p>3/9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Rettig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6.16">
            <text:p>($16.16)</text:p>
          </table:table-cell>
          <table:table-cell/>
          <table:table-cell office:value-type="float" office:value="-16.16">
            <text:p>-16.16</text:p>
          </table:table-cell>
          <table:table-cell table:number-columns-repeated="3"/>
          <table:table-cell table:formula="of:=[.Q123]+[.K124]" office:value-type="currency" office:currency="USD" office:value="2599.06">
            <text:p>$2,599.06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3-09">
            <text:p>3/9/2014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Belcan Expense Check 70485</text:p>
          </table:table-cell>
          <table:table-cell table:number-columns-repeated="2"/>
          <table:table-cell office:value-type="string">
            <text:p>Expense Reimbursemen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301.19">
            <text:p>$301.19 </text:p>
          </table:table-cell>
          <table:table-cell/>
          <table:table-cell office:value-type="float" office:value="301.19">
            <text:p>301.19</text:p>
          </table:table-cell>
          <table:table-cell table:number-columns-repeated="3"/>
          <table:table-cell table:formula="of:=[.Q124]+[.K125]" office:value-type="currency" office:currency="USD" office:value="2900.25">
            <text:p>$2,900.25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3-09">
            <text:p>3/9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310">
            <text:p>($310.00)</text:p>
          </table:table-cell>
          <table:table-cell/>
          <table:table-cell office:value-type="float" office:value="-310">
            <text:p>-310</text:p>
          </table:table-cell>
          <table:table-cell table:number-columns-repeated="3"/>
          <table:table-cell table:formula="of:=[.Q125]+[.K126]" office:value-type="currency" office:currency="USD" office:value="2590.25">
            <text:p>$2,590.25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3-09">
            <text:p>3/9/2014</text:p>
          </table:table-cell>
          <table:table-cell office:value-type="string">
            <text:p>Checking Account</text:p>
          </table:table-cell>
          <table:table-cell office:value-type="float" office:value="525">
            <text:p>525</text:p>
          </table:table-cell>
          <table:table-cell office:value-type="string">
            <text:p>First Energy</text:p>
          </table:table-cell>
          <table:table-cell table:number-columns-repeated="2"/>
          <table:table-cell office:value-type="string">
            <text:p>Electric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67.55">
            <text:p>($267.55)</text:p>
          </table:table-cell>
          <table:table-cell/>
          <table:table-cell office:value-type="float" office:value="-267.55">
            <text:p>-267.55</text:p>
          </table:table-cell>
          <table:table-cell table:number-columns-repeated="3"/>
          <table:table-cell table:formula="of:=[.Q126]+[.K127]" office:value-type="currency" office:currency="USD" office:value="2322.7">
            <text:p>$2,322.70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3-13">
            <text:p>3/13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Cleveland Water</text:p>
          </table:table-cell>
          <table:table-cell table:number-columns-repeated="2"/>
          <table:table-cell office:value-type="string">
            <text:p>Water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48.77">
            <text:p>($248.77)</text:p>
          </table:table-cell>
          <table:table-cell/>
          <table:table-cell office:value-type="float" office:value="-248.77">
            <text:p>-248.77</text:p>
          </table:table-cell>
          <table:table-cell table:number-columns-repeated="3"/>
          <table:table-cell table:formula="of:=[.Q127]+[.K128]" office:value-type="currency" office:currency="USD" office:value="2073.93">
            <text:p>$2,073.93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3-15">
            <text:p>3/15/2014</text:p>
          </table:table-cell>
          <table:table-cell office:value-type="string">
            <text:p>Checking Account</text:p>
          </table:table-cell>
          <table:table-cell office:value-type="string">
            <text:p>DIRECT DEPOSIT</text:p>
          </table:table-cell>
          <table:table-cell office:value-type="string">
            <text:p>Belcan Expense </text:p>
          </table:table-cell>
          <table:table-cell table:number-columns-repeated="2"/>
          <table:table-cell office:value-type="string">
            <text:p>Expense Reimbursemen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1500.9">
            <text:p>$1,500.90 </text:p>
          </table:table-cell>
          <table:table-cell/>
          <table:table-cell table:style-name="ce151" office:value-type="float" office:value="1500.9">
            <text:p>1,500.90</text:p>
          </table:table-cell>
          <table:table-cell table:number-columns-repeated="3"/>
          <table:table-cell table:formula="of:=[.Q128]+[.K129]" office:value-type="currency" office:currency="USD" office:value="3574.83">
            <text:p>$3,574.8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3-15">
            <text:p>3/15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CITI</text:p>
          </table:table-cell>
          <table:table-cell table:number-columns-repeated="2"/>
          <table:table-cell office:value-type="string">
            <text:p>CITI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510">
            <text:p>($1,510.00)</text:p>
          </table:table-cell>
          <table:table-cell/>
          <table:table-cell table:style-name="ce151" office:value-type="float" office:value="-1510">
            <text:p>-1,510.00</text:p>
          </table:table-cell>
          <table:table-cell table:number-columns-repeated="3"/>
          <table:table-cell table:formula="of:=[.Q129]+[.K130]" office:value-type="currency" office:currency="USD" office:value="2064.83">
            <text:p>$2,064.83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3-15">
            <text:p>3/15/2014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iti Cashback</text:p>
          </table:table-cell>
          <table:table-cell table:number-columns-repeated="2"/>
          <table:table-cell office:value-type="string">
            <text:p>Other Income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50">
            <text:p>$50.00 </text:p>
          </table:table-cell>
          <table:table-cell/>
          <table:table-cell office:value-type="float" office:value="50">
            <text:p>50</text:p>
          </table:table-cell>
          <table:table-cell table:number-columns-repeated="3"/>
          <table:table-cell table:formula="of:=[.Q130]+[.K131]" office:value-type="currency" office:currency="USD" office:value="2114.83">
            <text:p>$2,114.83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3-15">
            <text:p>3/15/2014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131]+[.K132]" office:value-type="currency" office:currency="USD" office:value="2074.83">
            <text:p>$2,074.83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3-15">
            <text:p>3/15/2014</text:p>
          </table:table-cell>
          <table:table-cell office:value-type="string">
            <text:p>Checking Account</text:p>
          </table:table-cell>
          <table:table-cell office:value-type="float" office:value="526">
            <text:p>526</text:p>
          </table:table-cell>
          <table:table-cell office:value-type="string">
            <text:p>MetroHealth</text:p>
          </table:table-cell>
          <table:table-cell table:number-columns-repeated="2"/>
          <table:table-cell office:value-type="string">
            <text:p>Medical Expenses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5">
            <text:p>($25.00)</text:p>
          </table:table-cell>
          <table:table-cell/>
          <table:table-cell office:value-type="float" office:value="-25">
            <text:p>-25</text:p>
          </table:table-cell>
          <table:table-cell table:number-columns-repeated="3"/>
          <table:table-cell table:formula="of:=[.Q132]+[.K133]" office:value-type="currency" office:currency="USD" office:value="2049.83">
            <text:p>$2,049.8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3-16">
            <text:p>3/16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Verizon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67.12">
            <text:p>($167.12)</text:p>
          </table:table-cell>
          <table:table-cell/>
          <table:table-cell office:value-type="float" office:value="-167.12">
            <text:p>-167.12</text:p>
          </table:table-cell>
          <table:table-cell table:number-columns-repeated="3"/>
          <table:table-cell table:formula="of:=[.Q133]+[.K134]" office:value-type="currency" office:currency="USD" office:value="1882.71">
            <text:p>$1,882.71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3-18">
            <text:p>3/18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700">
            <text:p>($700.00)</text:p>
          </table:table-cell>
          <table:table-cell/>
          <table:table-cell office:value-type="float" office:value="-700">
            <text:p>-700</text:p>
          </table:table-cell>
          <table:table-cell table:number-columns-repeated="3"/>
          <table:table-cell table:formula="of:=[.Q134]+[.K135]" office:value-type="currency" office:currency="USD" office:value="1182.71">
            <text:p>$1,182.71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3-18">
            <text:p>3/18/2014</text:p>
          </table:table-cell>
          <table:table-cell office:value-type="string">
            <text:p>Checking Account</text:p>
          </table:table-cell>
          <table:table-cell office:value-type="float" office:value="527">
            <text:p>527</text:p>
          </table:table-cell>
          <table:table-cell office:value-type="string">
            <text:p>UHMP Comprehensive Pediatric</text:p>
          </table:table-cell>
          <table:table-cell table:number-columns-repeated="2"/>
          <table:table-cell office:value-type="string">
            <text:p>Medical Expenses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5">
            <text:p>($25.00)</text:p>
          </table:table-cell>
          <table:table-cell/>
          <table:table-cell office:value-type="float" office:value="-25">
            <text:p>-25</text:p>
          </table:table-cell>
          <table:table-cell table:number-columns-repeated="3"/>
          <table:table-cell table:formula="of:=[.Q135]+[.K136]" office:value-type="currency" office:currency="USD" office:value="1157.71">
            <text:p>$1,157.71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3-19">
            <text:p>3/19/2014</text:p>
          </table:table-cell>
          <table:table-cell office:value-type="string">
            <text:p>Checking Account</text:p>
          </table:table-cell>
          <table:table-cell office:value-type="string">
            <text:p>DIRECT DEPOSIT</text:p>
          </table:table-cell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2395.28">
            <text:p>$2,395.28 </text:p>
          </table:table-cell>
          <table:table-cell/>
          <table:table-cell table:style-name="ce151" office:value-type="float" office:value="2395.28">
            <text:p>2,395.28</text:p>
          </table:table-cell>
          <table:table-cell table:number-columns-repeated="3"/>
          <table:table-cell table:formula="of:=[.Q136]+[.K137]" office:value-type="currency" office:currency="USD" office:value="3552.99">
            <text:p>$3,552.99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3-19">
            <text:p>3/19/2014</text:p>
          </table:table-cell>
          <table:table-cell office:value-type="string">
            <text:p>Checking Account</text:p>
          </table:table-cell>
          <table:table-cell office:value-type="float" office:value="528">
            <text:p>528</text:p>
          </table:table-cell>
          <table:table-cell office:value-type="string">
            <text:p>Troop 41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C</text:p>
          </table:table-cell>
          <table:table-cell table:style-name="ce150" office:value-type="float" office:value="-135">
            <text:p>($135.00)</text:p>
          </table:table-cell>
          <table:table-cell/>
          <table:table-cell office:value-type="float" office:value="-135">
            <text:p>-135</text:p>
          </table:table-cell>
          <table:table-cell table:number-columns-repeated="3"/>
          <table:table-cell table:formula="of:=[.Q137]+[.K138]" office:value-type="currency" office:currency="USD" office:value="3417.99">
            <text:p>$3,417.99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3-19">
            <text:p>3/19/2014</text:p>
          </table:table-cell>
          <table:table-cell office:value-type="string">
            <text:p>Checking Account</text:p>
          </table:table-cell>
          <table:table-cell office:value-type="float" office:value="529">
            <text:p>529</text:p>
          </table:table-cell>
          <table:table-cell office:value-type="string">
            <text:p>Kevin L. Starret</text:p>
          </table:table-cell>
          <table:table-cell table:number-columns-repeated="2"/>
          <table:table-cell office:value-type="string">
            <text:p>Miscellaneous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300">
            <text:p>($300.00)</text:p>
          </table:table-cell>
          <table:table-cell/>
          <table:table-cell office:value-type="float" office:value="-300">
            <text:p>-300</text:p>
          </table:table-cell>
          <table:table-cell table:number-columns-repeated="3"/>
          <table:table-cell table:formula="of:=[.Q138]+[.K139]" office:value-type="currency" office:currency="USD" office:value="3117.99">
            <text:p>$3,117.99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3-19">
            <text:p>3/19/2014</text:p>
          </table:table-cell>
          <table:table-cell office:value-type="string">
            <text:p>Checking Account</text:p>
          </table:table-cell>
          <table:table-cell office:value-type="float" office:value="530">
            <text:p>530</text:p>
          </table:table-cell>
          <table:table-cell office:value-type="string">
            <text:p>North Olmsted City Schools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50">
            <text:p>($50.00)</text:p>
          </table:table-cell>
          <table:table-cell/>
          <table:table-cell office:value-type="float" office:value="-50">
            <text:p>-50</text:p>
          </table:table-cell>
          <table:table-cell table:number-columns-repeated="3"/>
          <table:table-cell table:formula="of:=[.Q139]+[.K140]" office:value-type="currency" office:currency="USD" office:value="3067.99">
            <text:p>$3,067.99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3-20">
            <text:p>3/20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ortgage Payment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1547.98">
            <text:p>($1,547.98)</text:p>
          </table:table-cell>
          <table:table-cell/>
          <table:table-cell table:style-name="ce151" office:value-type="float" office:value="-1547.98">
            <text:p>-1,547.98</text:p>
          </table:table-cell>
          <table:table-cell table:number-columns-repeated="3"/>
          <table:table-cell table:formula="of:=[.Q140]+[.K141]" office:value-type="currency" office:currency="USD" office:value="1520.01">
            <text:p>$1,520.01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3-21">
            <text:p>3/21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Equity Loan Payment</text:p>
          </table:table-cell>
          <table:table-cell table:number-columns-repeated="2"/>
          <table:table-cell office:value-type="string">
            <text:p>Equity Loan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34.35">
            <text:p>($234.35)</text:p>
          </table:table-cell>
          <table:table-cell/>
          <table:table-cell office:value-type="float" office:value="-234.35">
            <text:p>-234.35</text:p>
          </table:table-cell>
          <table:table-cell table:number-columns-repeated="3"/>
          <table:table-cell table:formula="of:=[.Q141]+[.K142]" office:value-type="currency" office:currency="USD" office:value="1285.66">
            <text:p>$1,285.66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3-21">
            <text:p>3/21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AT&amp;T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76.68">
            <text:p>($76.68)</text:p>
          </table:table-cell>
          <table:table-cell/>
          <table:table-cell office:value-type="float" office:value="-76.68">
            <text:p>-76.68</text:p>
          </table:table-cell>
          <table:table-cell table:number-columns-repeated="3"/>
          <table:table-cell table:formula="of:=[.Q142]+[.K143]" office:value-type="currency" office:currency="USD" office:value="1208.98">
            <text:p>$1,208.98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3-21">
            <text:p>3/21/2014</text:p>
          </table:table-cell>
          <table:table-cell office:value-type="string">
            <text:p>Checking Account</text:p>
          </table:table-cell>
          <table:table-cell office:value-type="string">
            <text:p>DIRECT DEPOSIT</text:p>
          </table:table-cell>
          <table:table-cell office:value-type="string">
            <text:p>Belcan Expense </text:p>
          </table:table-cell>
          <table:table-cell table:number-columns-repeated="2"/>
          <table:table-cell office:value-type="string">
            <text:p>Expense Reimbursement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2195.73">
            <text:p>$2,195.73 </text:p>
          </table:table-cell>
          <table:table-cell/>
          <table:table-cell table:style-name="ce151" office:value-type="float" office:value="2195.73">
            <text:p>2,195.73</text:p>
          </table:table-cell>
          <table:table-cell table:number-columns-repeated="3"/>
          <table:table-cell table:formula="of:=[.Q143]+[.K144]" office:value-type="currency" office:currency="USD" office:value="3404.71">
            <text:p>$3,404.71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3-21">
            <text:p>3/21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CITI</text:p>
          </table:table-cell>
          <table:table-cell table:number-columns-repeated="2"/>
          <table:table-cell office:value-type="string">
            <text:p>CITI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200">
            <text:p>($2,200.00)</text:p>
          </table:table-cell>
          <table:table-cell/>
          <table:table-cell table:style-name="ce151" office:value-type="float" office:value="-2200">
            <text:p>-2,200.00</text:p>
          </table:table-cell>
          <table:table-cell table:number-columns-repeated="3"/>
          <table:table-cell table:formula="of:=[.Q144]+[.K145]" office:value-type="currency" office:currency="USD" office:value="1204.71">
            <text:p>$1,204.71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3-23">
            <text:p>3/23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CITI</text:p>
          </table:table-cell>
          <table:table-cell table:number-columns-repeated="2"/>
          <table:table-cell office:value-type="string">
            <text:p>CITI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250">
            <text:p>($250.00)</text:p>
          </table:table-cell>
          <table:table-cell/>
          <table:table-cell office:value-type="float" office:value="-250">
            <text:p>-250</text:p>
          </table:table-cell>
          <table:table-cell table:number-columns-repeated="3"/>
          <table:table-cell table:formula="of:=[.Q145]+[.K146]" office:value-type="currency" office:currency="USD" office:value="954.71">
            <text:p>$954.71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3-23">
            <text:p>3/23/2014</text:p>
          </table:table-cell>
          <table:table-cell office:value-type="string">
            <text:p>Checking Account</text:p>
          </table:table-cell>
          <table:table-cell office:value-type="float" office:value="531">
            <text:p>531</text:p>
          </table:table-cell>
          <table:table-cell office:value-type="string">
            <text:p>Allied Interstate</text:p>
          </table:table-cell>
          <table:table-cell table:number-columns-repeated="2"/>
          <table:table-cell office:value-type="string">
            <text:p>Medical Expenses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-53.91">
            <text:p>($53.91)</text:p>
          </table:table-cell>
          <table:table-cell/>
          <table:table-cell office:value-type="float" office:value="-53.91">
            <text:p>-53.91</text:p>
          </table:table-cell>
          <table:table-cell table:number-columns-repeated="3"/>
          <table:table-cell table:formula="of:=[.Q146]+[.K147]" office:value-type="currency" office:currency="USD" office:value="900.8">
            <text:p>$900.80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3-30">
            <text:p>3/30/2014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iti Cashback</text:p>
          </table:table-cell>
          <table:table-cell table:number-columns-repeated="2"/>
          <table:table-cell office:value-type="string">
            <text:p>Other Income</text:p>
          </table:table-cell>
          <table:table-cell office:value-type="string">
            <text:p>T</text:p>
          </table:table-cell>
          <table:table-cell/>
          <table:table-cell office:value-type="string">
            <text:p>Y</text:p>
          </table:table-cell>
          <table:table-cell table:style-name="ce150" office:value-type="float" office:value="50">
            <text:p>$50.00 </text:p>
          </table:table-cell>
          <table:table-cell/>
          <table:table-cell office:value-type="float" office:value="50">
            <text:p>50</text:p>
          </table:table-cell>
          <table:table-cell table:number-columns-repeated="3"/>
          <table:table-cell table:formula="of:=[.Q147]+[.K148]" office:value-type="currency" office:currency="USD" office:value="950.8">
            <text:p>$950.80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3-30">
            <text:p>3/30/2014</text:p>
          </table:table-cell>
          <table:table-cell office:value-type="string">
            <text:p>Checking Account</text:p>
          </table:table-cell>
          <table:table-cell office:value-type="float" office:value="532">
            <text:p>532</text:p>
          </table:table-cell>
          <table:table-cell office:value-type="string">
            <text:p>IRS</text:p>
          </table:table-cell>
          <table:table-cell table:number-columns-repeated="2"/>
          <table:table-cell office:value-type="string">
            <text:p>Federal</text:p>
          </table:table-cell>
          <table:table-cell office:value-type="string">
            <text:p>T</text:p>
          </table:table-cell>
          <table:table-cell/>
          <table:table-cell office:value-type="string">
            <text:p>C</text:p>
          </table:table-cell>
          <table:table-cell table:style-name="ce150" office:value-type="float" office:value="-634">
            <text:p>($634.00)</text:p>
          </table:table-cell>
          <table:table-cell/>
          <table:table-cell office:value-type="float" office:value="-634">
            <text:p>-634</text:p>
          </table:table-cell>
          <table:table-cell table:number-columns-repeated="3"/>
          <table:table-cell table:formula="of:=[.Q148]+[.K149]" office:value-type="currency" office:currency="USD" office:value="316.8">
            <text:p>$316.80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4-02">
            <text:p>4/2/2014</text:p>
          </table:table-cell>
          <table:table-cell office:value-type="string">
            <text:p>Checking Account</text:p>
          </table:table-cell>
          <table:table-cell office:value-type="string">
            <text:p>DIRECT DEPOSIT</text:p>
          </table:table-cell>
          <table:table-cell office:value-type="string">
            <text:p>Salary from Belcan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C</text:p>
          </table:table-cell>
          <table:table-cell table:style-name="ce150" office:value-type="float" office:value="2071.67">
            <text:p>$2,071.67 </text:p>
          </table:table-cell>
          <table:table-cell/>
          <table:table-cell table:style-name="ce151" office:value-type="float" office:value="2071.67">
            <text:p>2,071.67</text:p>
          </table:table-cell>
          <table:table-cell table:number-columns-repeated="3"/>
          <table:table-cell table:formula="of:=[.Q149]+[.K150]" office:value-type="currency" office:currency="USD" office:value="2388.47">
            <text:p>$2,388.47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4-02">
            <text:p>4/2/2014</text:p>
          </table:table-cell>
          <table:table-cell office:value-type="string">
            <text:p>Checking Account</text:p>
          </table:table-cell>
          <table:table-cell office:value-type="float" office:value="533">
            <text:p>533</text:p>
          </table:table-cell>
          <table:table-cell office:value-type="string">
            <text:p>J. Zarycki</text:p>
          </table:table-cell>
          <table:table-cell table:number-columns-repeated="2"/>
          <table:table-cell office:value-type="string">
            <text:p>Recreation</text:p>
          </table:table-cell>
          <table:table-cell office:value-type="string">
            <text:p>T</text:p>
          </table:table-cell>
          <table:table-cell/>
          <table:table-cell office:value-type="string">
            <text:p>C</text:p>
          </table:table-cell>
          <table:table-cell table:style-name="ce150" office:value-type="float" office:value="-41">
            <text:p>($41.00)</text:p>
          </table:table-cell>
          <table:table-cell/>
          <table:table-cell office:value-type="float" office:value="-41">
            <text:p>-41</text:p>
          </table:table-cell>
          <table:table-cell table:number-columns-repeated="3"/>
          <table:table-cell table:formula="of:=[.Q150]+[.K151]" office:value-type="currency" office:currency="USD" office:value="2347.47">
            <text:p>$2,347.47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4-03">
            <text:p>4/3/2014</text:p>
          </table:table-cell>
          <table:table-cell office:value-type="string">
            <text:p>Checking Account</text:p>
          </table:table-cell>
          <table:table-cell office:value-type="float" office:value="534">
            <text:p>534</text:p>
          </table:table-cell>
          <table:table-cell office:value-type="string">
            <text:p>Pictures</text:p>
          </table:table-cell>
          <table:table-cell table:number-columns-repeated="2"/>
          <table:table-cell office:value-type="string">
            <text:p>Miscellaneous</text:p>
          </table:table-cell>
          <table:table-cell office:value-type="string">
            <text:p>T</text:p>
          </table:table-cell>
          <table:table-cell/>
          <table:table-cell office:value-type="string">
            <text:p>C</text:p>
          </table:table-cell>
          <table:table-cell table:style-name="ce150" office:value-type="float" office:value="-25.9">
            <text:p>($25.90)</text:p>
          </table:table-cell>
          <table:table-cell/>
          <table:table-cell office:value-type="float" office:value="-25.9">
            <text:p>-25.9</text:p>
          </table:table-cell>
          <table:table-cell table:number-columns-repeated="3"/>
          <table:table-cell table:formula="of:=[.Q151]+[.K152]" office:value-type="currency" office:currency="USD" office:value="2321.57">
            <text:p>$2,321.57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4-04">
            <text:p>4/4/2014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C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152]+[.K153]" office:value-type="currency" office:currency="USD" office:value="2281.57">
            <text:p>$2,281.57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4-05">
            <text:p>4/5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Rettig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C</text:p>
          </table:table-cell>
          <table:table-cell table:style-name="ce150" office:value-type="float" office:value="-16.16">
            <text:p>($16.16)</text:p>
          </table:table-cell>
          <table:table-cell/>
          <table:table-cell office:value-type="float" office:value="-16.16">
            <text:p>-16.16</text:p>
          </table:table-cell>
          <table:table-cell table:number-columns-repeated="3"/>
          <table:table-cell table:formula="of:=[.Q153]+[.K154]" office:value-type="currency" office:currency="USD" office:value="2265.41">
            <text:p>$2,265.41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4-10">
            <text:p>4/10/2014</text:p>
          </table:table-cell>
          <table:table-cell office:value-type="string">
            <text:p>Checking Account</text:p>
          </table:table-cell>
          <table:table-cell office:value-type="float" office:value="535">
            <text:p>535</text:p>
          </table:table-cell>
          <table:table-cell office:value-type="string">
            <text:p>First Energy</text:p>
          </table:table-cell>
          <table:table-cell table:number-columns-repeated="2"/>
          <table:table-cell office:value-type="string">
            <text:p>Electric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85.57">
            <text:p>($285.57)</text:p>
          </table:table-cell>
          <table:table-cell/>
          <table:table-cell office:value-type="float" office:value="-285.57">
            <text:p>-285.57</text:p>
          </table:table-cell>
          <table:table-cell table:number-columns-repeated="3"/>
          <table:table-cell table:formula="of:=[.Q154]+[.K155]" office:value-type="currency" office:currency="USD" office:value="1979.84">
            <text:p>$1,979.84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4-12">
            <text:p>4/12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otorist Mutual</text:p>
          </table:table-cell>
          <table:table-cell table:number-columns-repeated="2"/>
          <table:table-cell office:value-type="string">
            <text:p>Auto Insurance</text:p>
          </table:table-cell>
          <table:table-cell office:value-type="string">
            <text:p>T</text:p>
          </table:table-cell>
          <table:table-cell/>
          <table:table-cell office:value-type="string">
            <text:p>C</text:p>
          </table:table-cell>
          <table:table-cell table:style-name="ce150" office:value-type="float" office:value="-410">
            <text:p>($410.00)</text:p>
          </table:table-cell>
          <table:table-cell/>
          <table:table-cell office:value-type="float" office:value="-410">
            <text:p>-410</text:p>
          </table:table-cell>
          <table:table-cell table:number-columns-repeated="3"/>
          <table:table-cell table:formula="of:=[.Q155]+[.K156]" office:value-type="currency" office:currency="USD" office:value="1569.84">
            <text:p>$1,569.84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4-14">
            <text:p>4/14/2014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C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156]+[.K157]" office:value-type="currency" office:currency="USD" office:value="1529.84">
            <text:p>$1,529.84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4-14">
            <text:p>4/14/2014</text:p>
          </table:table-cell>
          <table:table-cell office:value-type="string">
            <text:p>Checking Account</text:p>
          </table:table-cell>
          <table:table-cell office:value-type="float" office:value="536">
            <text:p>536</text:p>
          </table:table-cell>
          <table:table-cell office:value-type="string">
            <text:p>IRS</text:p>
          </table:table-cell>
          <table:table-cell table:number-columns-repeated="2"/>
          <table:table-cell office:value-type="string">
            <text:p>Federal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439">
            <text:p>($439.00)</text:p>
          </table:table-cell>
          <table:table-cell/>
          <table:table-cell office:value-type="float" office:value="-439">
            <text:p>-439</text:p>
          </table:table-cell>
          <table:table-cell table:number-columns-repeated="3"/>
          <table:table-cell table:formula="of:=[.Q157]+[.K158]" office:value-type="currency" office:currency="USD" office:value="1090.84">
            <text:p>$1,090.84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4-14">
            <text:p>4/14/2014</text:p>
          </table:table-cell>
          <table:table-cell office:value-type="string">
            <text:p>Checking Account</text:p>
          </table:table-cell>
          <table:table-cell office:value-type="float" office:value="537">
            <text:p>537</text:p>
          </table:table-cell>
          <table:table-cell office:value-type="string">
            <text:p>IRS</text:p>
          </table:table-cell>
          <table:table-cell table:number-columns-repeated="2"/>
          <table:table-cell office:value-type="string">
            <text:p>Michael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32">
            <text:p>($32.00)</text:p>
          </table:table-cell>
          <table:table-cell/>
          <table:table-cell office:value-type="float" office:value="-32">
            <text:p>-32</text:p>
          </table:table-cell>
          <table:table-cell table:number-columns-repeated="3"/>
          <table:table-cell table:formula="of:=[.Q158]+[.K159]" office:value-type="currency" office:currency="USD" office:value="1058.84">
            <text:p>$1,058.84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4-15">
            <text:p>4/15/2014</text:p>
          </table:table-cell>
          <table:table-cell office:value-type="string">
            <text:p>Checking Account</text:p>
          </table:table-cell>
          <table:table-cell table:number-columns-repeated="4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0">
            <text:p>$0.00 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formula="of:=[.Q159]+[.K160]" office:value-type="currency" office:currency="USD" office:value="1058.84">
            <text:p>$1,058.84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4-15">
            <text:p>4/15/2014</text:p>
          </table:table-cell>
          <table:table-cell office:value-type="string">
            <text:p>Checking Account</text:p>
          </table:table-cell>
          <table:table-cell table:number-columns-repeated="4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0">
            <text:p>$0.00 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formula="of:=[.Q160]+[.K161]" office:value-type="currency" office:currency="USD" office:value="1058.84">
            <text:p>$1,058.84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4-16">
            <text:p>4/16/2014</text:p>
          </table:table-cell>
          <table:table-cell office:value-type="string">
            <text:p>Checking Account</text:p>
          </table:table-cell>
          <table:table-cell office:value-type="string">
            <text:p>DIRECT DEPOSIT</text:p>
          </table:table-cell>
          <table:table-cell office:value-type="string">
            <text:p>Salary from Belcan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8">
            <text:p>$2,071.68 </text:p>
          </table:table-cell>
          <table:table-cell/>
          <table:table-cell table:style-name="ce151" office:value-type="float" office:value="2071.68">
            <text:p>2,071.68</text:p>
          </table:table-cell>
          <table:table-cell table:number-columns-repeated="3"/>
          <table:table-cell table:formula="of:=[.Q161]+[.K162]" office:value-type="currency" office:currency="USD" office:value="3130.52">
            <text:p>$3,130.52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4-17">
            <text:p>4/17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Verizon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73.5">
            <text:p>($173.50)</text:p>
          </table:table-cell>
          <table:table-cell/>
          <table:table-cell office:value-type="float" office:value="-173.5">
            <text:p>-173.5</text:p>
          </table:table-cell>
          <table:table-cell table:number-columns-repeated="3"/>
          <table:table-cell table:formula="of:=[.Q162]+[.K163]" office:value-type="currency" office:currency="USD" office:value="2957.02">
            <text:p>$2,957.02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4-18">
            <text:p>4/18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000">
            <text:p>($1,000.00)</text:p>
          </table:table-cell>
          <table:table-cell/>
          <table:table-cell table:style-name="ce151" office:value-type="float" office:value="-1000">
            <text:p>-1,000.00</text:p>
          </table:table-cell>
          <table:table-cell table:number-columns-repeated="3"/>
          <table:table-cell table:formula="of:=[.Q163]+[.K164]" office:value-type="currency" office:currency="USD" office:value="1957.02">
            <text:p>$1,957.02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4-21">
            <text:p>4/21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CITI</text:p>
          </table:table-cell>
          <table:table-cell table:number-columns-repeated="2"/>
          <table:table-cell office:value-type="string">
            <text:p>CITI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300">
            <text:p>($300.00)</text:p>
          </table:table-cell>
          <table:table-cell/>
          <table:table-cell office:value-type="float" office:value="-300">
            <text:p>-300</text:p>
          </table:table-cell>
          <table:table-cell table:number-columns-repeated="3"/>
          <table:table-cell table:formula="of:=[.Q164]+[.K165]" office:value-type="currency" office:currency="USD" office:value="1657.02">
            <text:p>$1,657.02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4-23">
            <text:p>4/23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North Olmsted Middle School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50">
            <text:p>($250.00)</text:p>
          </table:table-cell>
          <table:table-cell/>
          <table:table-cell office:value-type="float" office:value="-250">
            <text:p>-250</text:p>
          </table:table-cell>
          <table:table-cell table:number-columns-repeated="3"/>
          <table:table-cell table:formula="of:=[.Q165]+[.K166]" office:value-type="currency" office:currency="USD" office:value="1407.02">
            <text:p>$1,407.02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4-26">
            <text:p>4/26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AT&amp;T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73.7">
            <text:p>($73.70)</text:p>
          </table:table-cell>
          <table:table-cell/>
          <table:table-cell office:value-type="float" office:value="-73.7">
            <text:p>-73.7</text:p>
          </table:table-cell>
          <table:table-cell table:number-columns-repeated="3"/>
          <table:table-cell table:formula="of:=[.Q166]+[.K167]" office:value-type="currency" office:currency="USD" office:value="1333.32">
            <text:p>$1,333.32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4-30">
            <text:p>4/30/2014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167]+[.K168]" office:value-type="currency" office:currency="USD" office:value="1293.32">
            <text:p>$1,293.32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4-30">
            <text:p>4/30/2014</text:p>
          </table:table-cell>
          <table:table-cell office:value-type="string">
            <text:p>Checking Account</text:p>
          </table:table-cell>
          <table:table-cell office:value-type="string">
            <text:p>DIRECT DEPOSIT</text:p>
          </table:table-cell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168]+[.K169]" office:value-type="currency" office:currency="USD" office:value="3365.01">
            <text:p>$3,365.01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5-01">
            <text:p>5/1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ortgage Payment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547.98">
            <text:p>($1,547.98)</text:p>
          </table:table-cell>
          <table:table-cell/>
          <table:table-cell table:style-name="ce151" office:value-type="float" office:value="-1547.98">
            <text:p>-1,547.98</text:p>
          </table:table-cell>
          <table:table-cell table:number-columns-repeated="3"/>
          <table:table-cell table:formula="of:=[.Q169]+[.K170]" office:value-type="currency" office:currency="USD" office:value="1817.03">
            <text:p>$1,817.0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5-01">
            <text:p>5/1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Equity Loan Payment</text:p>
          </table:table-cell>
          <table:table-cell table:number-columns-repeated="2"/>
          <table:table-cell office:value-type="string">
            <text:p>Equity Loa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34.35">
            <text:p>($234.35)</text:p>
          </table:table-cell>
          <table:table-cell/>
          <table:table-cell office:value-type="float" office:value="-234.35">
            <text:p>-234.35</text:p>
          </table:table-cell>
          <table:table-cell table:number-columns-repeated="3"/>
          <table:table-cell table:formula="of:=[.Q170]+[.K171]" office:value-type="currency" office:currency="USD" office:value="1582.68">
            <text:p>$1,582.68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5-03">
            <text:p>5/3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Rettig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6.16">
            <text:p>($16.16)</text:p>
          </table:table-cell>
          <table:table-cell/>
          <table:table-cell office:value-type="float" office:value="-16.16">
            <text:p>-16.16</text:p>
          </table:table-cell>
          <table:table-cell table:number-columns-repeated="3"/>
          <table:table-cell table:formula="of:=[.Q171]+[.K172]" office:value-type="currency" office:currency="USD" office:value="1566.52">
            <text:p>$1,566.52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5-06">
            <text:p>5/6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First Energy</text:p>
          </table:table-cell>
          <table:table-cell table:number-columns-repeated="2"/>
          <table:table-cell office:value-type="string">
            <text:p>Electric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72.33">
            <text:p>($272.33)</text:p>
          </table:table-cell>
          <table:table-cell/>
          <table:table-cell office:value-type="float" office:value="-272.33">
            <text:p>-272.33</text:p>
          </table:table-cell>
          <table:table-cell table:number-columns-repeated="3"/>
          <table:table-cell table:formula="of:=[.Q172]+[.K173]" office:value-type="currency" office:currency="USD" office:value="1294.19">
            <text:p>$1,294.19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5-06">
            <text:p>5/6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Troop 41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65">
            <text:p>($265.00)</text:p>
          </table:table-cell>
          <table:table-cell/>
          <table:table-cell office:value-type="float" office:value="-265">
            <text:p>-265</text:p>
          </table:table-cell>
          <table:table-cell table:number-columns-repeated="3"/>
          <table:table-cell table:formula="of:=[.Q173]+[.K174]" office:value-type="currency" office:currency="USD" office:value="1029.19">
            <text:p>$1,029.19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5-14">
            <text:p>5/14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174]+[.K175]" office:value-type="currency" office:currency="USD" office:value="3100.88">
            <text:p>$3,100.88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5-16">
            <text:p>5/16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Verizon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73.5">
            <text:p>($173.50)</text:p>
          </table:table-cell>
          <table:table-cell/>
          <table:table-cell office:value-type="float" office:value="-173.5">
            <text:p>-173.5</text:p>
          </table:table-cell>
          <table:table-cell table:number-columns-repeated="3"/>
          <table:table-cell table:formula="of:=[.Q175]+[.K176]" office:value-type="currency" office:currency="USD" office:value="2927.38">
            <text:p>$2,927.38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5-18">
            <text:p>5/18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000">
            <text:p>($1,000.00)</text:p>
          </table:table-cell>
          <table:table-cell/>
          <table:table-cell table:style-name="ce151" office:value-type="float" office:value="-1000">
            <text:p>-1,000.00</text:p>
          </table:table-cell>
          <table:table-cell table:number-columns-repeated="3"/>
          <table:table-cell table:formula="of:=[.Q176]+[.K177]" office:value-type="currency" office:currency="USD" office:value="1927.38">
            <text:p>$1,927.38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5-21">
            <text:p>5/21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CITI</text:p>
          </table:table-cell>
          <table:table-cell table:number-columns-repeated="2"/>
          <table:table-cell office:value-type="string">
            <text:p>CITI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500">
            <text:p>($500.00)</text:p>
          </table:table-cell>
          <table:table-cell/>
          <table:table-cell office:value-type="float" office:value="-500">
            <text:p>-500</text:p>
          </table:table-cell>
          <table:table-cell table:number-columns-repeated="3"/>
          <table:table-cell table:formula="of:=[.Q177]+[.K178]" office:value-type="currency" office:currency="USD" office:value="1427.38">
            <text:p>$1,427.38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5-26">
            <text:p>5/26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AT&amp;T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73.7">
            <text:p>($73.70)</text:p>
          </table:table-cell>
          <table:table-cell/>
          <table:table-cell office:value-type="float" office:value="-73.7">
            <text:p>-73.7</text:p>
          </table:table-cell>
          <table:table-cell table:number-columns-repeated="3"/>
          <table:table-cell table:formula="of:=[.Q178]+[.K179]" office:value-type="currency" office:currency="USD" office:value="1353.68">
            <text:p>$1,353.68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5-28">
            <text:p>5/28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179]+[.K180]" office:value-type="currency" office:currency="USD" office:value="3425.37">
            <text:p>$3,425.37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5-29">
            <text:p>5/29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ortgage Payment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547.98">
            <text:p>($1,547.98)</text:p>
          </table:table-cell>
          <table:table-cell/>
          <table:table-cell table:style-name="ce151" office:value-type="float" office:value="-1547.98">
            <text:p>-1,547.98</text:p>
          </table:table-cell>
          <table:table-cell table:number-columns-repeated="3"/>
          <table:table-cell table:formula="of:=[.Q180]+[.K181]" office:value-type="currency" office:currency="USD" office:value="1877.39">
            <text:p>$1,877.39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5-29">
            <text:p>5/29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Equity Loan Payment</text:p>
          </table:table-cell>
          <table:table-cell table:number-columns-repeated="2"/>
          <table:table-cell office:value-type="string">
            <text:p>Equity Loa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34.35">
            <text:p>($234.35)</text:p>
          </table:table-cell>
          <table:table-cell/>
          <table:table-cell office:value-type="float" office:value="-234.35">
            <text:p>-234.35</text:p>
          </table:table-cell>
          <table:table-cell table:number-columns-repeated="3"/>
          <table:table-cell table:formula="of:=[.Q181]+[.K182]" office:value-type="currency" office:currency="USD" office:value="1643.04">
            <text:p>$1,643.04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6-03">
            <text:p>6/3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Rettig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6.16">
            <text:p>($16.16)</text:p>
          </table:table-cell>
          <table:table-cell/>
          <table:table-cell office:value-type="float" office:value="-16.16">
            <text:p>-16.16</text:p>
          </table:table-cell>
          <table:table-cell table:number-columns-repeated="3"/>
          <table:table-cell table:formula="of:=[.Q182]+[.K183]" office:value-type="currency" office:currency="USD" office:value="1626.88">
            <text:p>$1,626.88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6-06">
            <text:p>6/6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Cleveland Water</text:p>
          </table:table-cell>
          <table:table-cell table:number-columns-repeated="2"/>
          <table:table-cell office:value-type="string">
            <text:p>Water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47.17">
            <text:p>($247.17)</text:p>
          </table:table-cell>
          <table:table-cell/>
          <table:table-cell office:value-type="float" office:value="-247.17">
            <text:p>-247.17</text:p>
          </table:table-cell>
          <table:table-cell table:number-columns-repeated="3"/>
          <table:table-cell table:formula="of:=[.Q183]+[.K184]" office:value-type="currency" office:currency="USD" office:value="1379.71">
            <text:p>$1,379.71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6-06">
            <text:p>6/6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First Energy</text:p>
          </table:table-cell>
          <table:table-cell table:number-columns-repeated="2"/>
          <table:table-cell office:value-type="string">
            <text:p>Electric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72.33">
            <text:p>($272.33)</text:p>
          </table:table-cell>
          <table:table-cell/>
          <table:table-cell office:value-type="float" office:value="-272.33">
            <text:p>-272.33</text:p>
          </table:table-cell>
          <table:table-cell table:number-columns-repeated="3"/>
          <table:table-cell table:formula="of:=[.Q184]+[.K185]" office:value-type="currency" office:currency="USD" office:value="1107.38">
            <text:p>$1,107.38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6-11">
            <text:p>6/11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185]+[.K186]" office:value-type="currency" office:currency="USD" office:value="3179.07">
            <text:p>$3,179.07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6-16">
            <text:p>6/16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Verizon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73.5">
            <text:p>($173.50)</text:p>
          </table:table-cell>
          <table:table-cell/>
          <table:table-cell office:value-type="float" office:value="-173.5">
            <text:p>-173.5</text:p>
          </table:table-cell>
          <table:table-cell table:number-columns-repeated="3"/>
          <table:table-cell table:formula="of:=[.Q186]+[.K187]" office:value-type="currency" office:currency="USD" office:value="3005.57">
            <text:p>$3,005.57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6-18">
            <text:p>6/18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000">
            <text:p>($1,000.00)</text:p>
          </table:table-cell>
          <table:table-cell/>
          <table:table-cell table:style-name="ce151" office:value-type="float" office:value="-1000">
            <text:p>-1,000.00</text:p>
          </table:table-cell>
          <table:table-cell table:number-columns-repeated="3"/>
          <table:table-cell table:formula="of:=[.Q187]+[.K188]" office:value-type="currency" office:currency="USD" office:value="2005.57">
            <text:p>$2,005.57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6-21">
            <text:p>6/21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CITI</text:p>
          </table:table-cell>
          <table:table-cell table:number-columns-repeated="2"/>
          <table:table-cell office:value-type="string">
            <text:p>CITI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500">
            <text:p>($500.00)</text:p>
          </table:table-cell>
          <table:table-cell/>
          <table:table-cell office:value-type="float" office:value="-500">
            <text:p>-500</text:p>
          </table:table-cell>
          <table:table-cell table:number-columns-repeated="3"/>
          <table:table-cell table:formula="of:=[.Q188]+[.K189]" office:value-type="currency" office:currency="USD" office:value="1505.57">
            <text:p>$1,505.57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6-25">
            <text:p>6/25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189]+[.K190]" office:value-type="currency" office:currency="USD" office:value="3577.26">
            <text:p>$3,577.26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6-26">
            <text:p>6/26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ortgage Payment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547.98">
            <text:p>($1,547.98)</text:p>
          </table:table-cell>
          <table:table-cell/>
          <table:table-cell table:style-name="ce151" office:value-type="float" office:value="-1547.98">
            <text:p>-1,547.98</text:p>
          </table:table-cell>
          <table:table-cell table:number-columns-repeated="3"/>
          <table:table-cell table:formula="of:=[.Q190]+[.K191]" office:value-type="currency" office:currency="USD" office:value="2029.28">
            <text:p>$2,029.28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6-26">
            <text:p>6/26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Equity Loan Payment</text:p>
          </table:table-cell>
          <table:table-cell table:number-columns-repeated="2"/>
          <table:table-cell office:value-type="string">
            <text:p>Equity Loa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34.35">
            <text:p>($234.35)</text:p>
          </table:table-cell>
          <table:table-cell/>
          <table:table-cell office:value-type="float" office:value="-234.35">
            <text:p>-234.35</text:p>
          </table:table-cell>
          <table:table-cell table:number-columns-repeated="3"/>
          <table:table-cell table:formula="of:=[.Q191]+[.K192]" office:value-type="currency" office:currency="USD" office:value="1794.93">
            <text:p>$1,794.9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6-26">
            <text:p>6/26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AT&amp;T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73.7">
            <text:p>($73.70)</text:p>
          </table:table-cell>
          <table:table-cell/>
          <table:table-cell office:value-type="float" office:value="-73.7">
            <text:p>-73.7</text:p>
          </table:table-cell>
          <table:table-cell table:number-columns-repeated="3"/>
          <table:table-cell table:formula="of:=[.Q192]+[.K193]" office:value-type="currency" office:currency="USD" office:value="1721.23">
            <text:p>$1,721.23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7-03">
            <text:p>7/3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Rettig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6.16">
            <text:p>($16.16)</text:p>
          </table:table-cell>
          <table:table-cell/>
          <table:table-cell office:value-type="float" office:value="-16.16">
            <text:p>-16.16</text:p>
          </table:table-cell>
          <table:table-cell table:number-columns-repeated="3"/>
          <table:table-cell table:formula="of:=[.Q193]+[.K194]" office:value-type="currency" office:currency="USD" office:value="1705.07">
            <text:p>$1,705.07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7-03">
            <text:p>7/3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Troop 41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75">
            <text:p>($75.00)</text:p>
          </table:table-cell>
          <table:table-cell/>
          <table:table-cell office:value-type="float" office:value="-75">
            <text:p>-75</text:p>
          </table:table-cell>
          <table:table-cell table:number-columns-repeated="3"/>
          <table:table-cell table:formula="of:=[.Q194]+[.K195]" office:value-type="currency" office:currency="USD" office:value="1630.07">
            <text:p>$1,630.07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7-06">
            <text:p>7/6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First Energy</text:p>
          </table:table-cell>
          <table:table-cell table:number-columns-repeated="2"/>
          <table:table-cell office:value-type="string">
            <text:p>Electric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72.33">
            <text:p>($272.33)</text:p>
          </table:table-cell>
          <table:table-cell/>
          <table:table-cell office:value-type="float" office:value="-272.33">
            <text:p>-272.33</text:p>
          </table:table-cell>
          <table:table-cell table:number-columns-repeated="3"/>
          <table:table-cell table:formula="of:=[.Q195]+[.K196]" office:value-type="currency" office:currency="USD" office:value="1357.74">
            <text:p>$1,357.74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7-09">
            <text:p>7/9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196]+[.K197]" office:value-type="currency" office:currency="USD" office:value="3429.43">
            <text:p>$3,429.4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7-16">
            <text:p>7/16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Verizon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73.5">
            <text:p>($173.50)</text:p>
          </table:table-cell>
          <table:table-cell/>
          <table:table-cell office:value-type="float" office:value="-173.5">
            <text:p>-173.5</text:p>
          </table:table-cell>
          <table:table-cell table:number-columns-repeated="3"/>
          <table:table-cell table:formula="of:=[.Q197]+[.K198]" office:value-type="currency" office:currency="USD" office:value="3255.93">
            <text:p>$3,255.9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7-18">
            <text:p>7/18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000">
            <text:p>($1,000.00)</text:p>
          </table:table-cell>
          <table:table-cell/>
          <table:table-cell table:style-name="ce151" office:value-type="float" office:value="-1000">
            <text:p>-1,000.00</text:p>
          </table:table-cell>
          <table:table-cell table:number-columns-repeated="3"/>
          <table:table-cell table:formula="of:=[.Q198]+[.K199]" office:value-type="currency" office:currency="USD" office:value="2255.93">
            <text:p>$2,255.9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7-21">
            <text:p>7/21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CITI</text:p>
          </table:table-cell>
          <table:table-cell table:number-columns-repeated="2"/>
          <table:table-cell office:value-type="string">
            <text:p>CITI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000">
            <text:p>($1,000.00)</text:p>
          </table:table-cell>
          <table:table-cell/>
          <table:table-cell table:style-name="ce151" office:value-type="float" office:value="-1000">
            <text:p>-1,000.00</text:p>
          </table:table-cell>
          <table:table-cell table:number-columns-repeated="3"/>
          <table:table-cell table:formula="of:=[.Q199]+[.K200]" office:value-type="currency" office:currency="USD" office:value="1255.93">
            <text:p>$1,255.93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7-23">
            <text:p>7/23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200]+[.K201]" office:value-type="currency" office:currency="USD" office:value="3327.62">
            <text:p>$3,327.62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7-25">
            <text:p>7/25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ortgage Payment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547.98">
            <text:p>($1,547.98)</text:p>
          </table:table-cell>
          <table:table-cell/>
          <table:table-cell table:style-name="ce151" office:value-type="float" office:value="-1547.98">
            <text:p>-1,547.98</text:p>
          </table:table-cell>
          <table:table-cell table:number-columns-repeated="3"/>
          <table:table-cell table:formula="of:=[.Q201]+[.K202]" office:value-type="currency" office:currency="USD" office:value="1779.64">
            <text:p>$1,779.64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7-25">
            <text:p>7/25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Equity Loan Payment</text:p>
          </table:table-cell>
          <table:table-cell table:number-columns-repeated="2"/>
          <table:table-cell office:value-type="string">
            <text:p>Equity Loa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34.35">
            <text:p>($234.35)</text:p>
          </table:table-cell>
          <table:table-cell/>
          <table:table-cell office:value-type="float" office:value="-234.35">
            <text:p>-234.35</text:p>
          </table:table-cell>
          <table:table-cell table:number-columns-repeated="3"/>
          <table:table-cell table:formula="of:=[.Q202]+[.K203]" office:value-type="currency" office:currency="USD" office:value="1545.29">
            <text:p>$1,545.29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7-26">
            <text:p>7/26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AT&amp;T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73.7">
            <text:p>($73.70)</text:p>
          </table:table-cell>
          <table:table-cell/>
          <table:table-cell office:value-type="float" office:value="-73.7">
            <text:p>-73.7</text:p>
          </table:table-cell>
          <table:table-cell table:number-columns-repeated="3"/>
          <table:table-cell table:formula="of:=[.Q203]+[.K204]" office:value-type="currency" office:currency="USD" office:value="1471.59">
            <text:p>$1,471.59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8-03">
            <text:p>8/3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Rettig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6.16">
            <text:p>($16.16)</text:p>
          </table:table-cell>
          <table:table-cell/>
          <table:table-cell office:value-type="float" office:value="-16.16">
            <text:p>-16.16</text:p>
          </table:table-cell>
          <table:table-cell table:number-columns-repeated="3"/>
          <table:table-cell table:formula="of:=[.Q204]+[.K205]" office:value-type="currency" office:currency="USD" office:value="1455.43">
            <text:p>$1,455.4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8-06">
            <text:p>8/6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First Energy</text:p>
          </table:table-cell>
          <table:table-cell table:number-columns-repeated="2"/>
          <table:table-cell office:value-type="string">
            <text:p>Electric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72.33">
            <text:p>($272.33)</text:p>
          </table:table-cell>
          <table:table-cell/>
          <table:table-cell office:value-type="float" office:value="-272.33">
            <text:p>-272.33</text:p>
          </table:table-cell>
          <table:table-cell table:number-columns-repeated="3"/>
          <table:table-cell table:formula="of:=[.Q205]+[.K206]" office:value-type="currency" office:currency="USD" office:value="1183.1">
            <text:p>$1,183.10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8-06">
            <text:p>8/6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206]+[.K207]" office:value-type="currency" office:currency="USD" office:value="3254.79">
            <text:p>$3,254.79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8-16">
            <text:p>8/16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Verizon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73.5">
            <text:p>($173.50)</text:p>
          </table:table-cell>
          <table:table-cell/>
          <table:table-cell office:value-type="float" office:value="-173.5">
            <text:p>-173.5</text:p>
          </table:table-cell>
          <table:table-cell table:number-columns-repeated="3"/>
          <table:table-cell table:formula="of:=[.Q207]+[.K208]" office:value-type="currency" office:currency="USD" office:value="3081.29">
            <text:p>$3,081.29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8-18">
            <text:p>8/18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000">
            <text:p>($1,000.00)</text:p>
          </table:table-cell>
          <table:table-cell/>
          <table:table-cell table:style-name="ce151" office:value-type="float" office:value="-1000">
            <text:p>-1,000.00</text:p>
          </table:table-cell>
          <table:table-cell table:number-columns-repeated="3"/>
          <table:table-cell table:formula="of:=[.Q208]+[.K209]" office:value-type="currency" office:currency="USD" office:value="2081.29">
            <text:p>$2,081.29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8-20">
            <text:p>8/20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209]+[.K210]" office:value-type="currency" office:currency="USD" office:value="4152.98">
            <text:p>$4,152.98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8-21">
            <text:p>8/21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CITI</text:p>
          </table:table-cell>
          <table:table-cell table:number-columns-repeated="2"/>
          <table:table-cell office:value-type="string">
            <text:p>CITI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000">
            <text:p>($1,000.00)</text:p>
          </table:table-cell>
          <table:table-cell/>
          <table:table-cell table:style-name="ce151" office:value-type="float" office:value="-1000">
            <text:p>-1,000.00</text:p>
          </table:table-cell>
          <table:table-cell table:number-columns-repeated="3"/>
          <table:table-cell table:formula="of:=[.Q210]+[.K211]" office:value-type="currency" office:currency="USD" office:value="3152.98">
            <text:p>$3,152.98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8-25">
            <text:p>8/25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Equity Loan Payment</text:p>
          </table:table-cell>
          <table:table-cell table:number-columns-repeated="2"/>
          <table:table-cell office:value-type="string">
            <text:p>Equity Loa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34.35">
            <text:p>($234.35)</text:p>
          </table:table-cell>
          <table:table-cell/>
          <table:table-cell office:value-type="float" office:value="-234.35">
            <text:p>-234.35</text:p>
          </table:table-cell>
          <table:table-cell table:number-columns-repeated="3"/>
          <table:table-cell table:formula="of:=[.Q211]+[.K212]" office:value-type="currency" office:currency="USD" office:value="2918.63">
            <text:p>$2,918.6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8-25">
            <text:p>8/25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ortgage Payment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547.98">
            <text:p>($1,547.98)</text:p>
          </table:table-cell>
          <table:table-cell/>
          <table:table-cell table:style-name="ce151" office:value-type="float" office:value="-1547.98">
            <text:p>-1,547.98</text:p>
          </table:table-cell>
          <table:table-cell table:number-columns-repeated="3"/>
          <table:table-cell table:formula="of:=[.Q212]+[.K213]" office:value-type="currency" office:currency="USD" office:value="1370.65">
            <text:p>$1,370.65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8-26">
            <text:p>8/26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AT&amp;T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73.7">
            <text:p>($73.70)</text:p>
          </table:table-cell>
          <table:table-cell/>
          <table:table-cell office:value-type="float" office:value="-73.7">
            <text:p>-73.7</text:p>
          </table:table-cell>
          <table:table-cell table:number-columns-repeated="3"/>
          <table:table-cell table:formula="of:=[.Q213]+[.K214]" office:value-type="currency" office:currency="USD" office:value="1296.95">
            <text:p>$1,296.95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9-03">
            <text:p>9/3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Rettig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6.16">
            <text:p>($16.16)</text:p>
          </table:table-cell>
          <table:table-cell/>
          <table:table-cell office:value-type="float" office:value="-16.16">
            <text:p>-16.16</text:p>
          </table:table-cell>
          <table:table-cell table:number-columns-repeated="3"/>
          <table:table-cell table:formula="of:=[.Q214]+[.K215]" office:value-type="currency" office:currency="USD" office:value="1280.79">
            <text:p>$1,280.79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9-03">
            <text:p>9/3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215]+[.K216]" office:value-type="currency" office:currency="USD" office:value="3352.48">
            <text:p>$3,352.48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9-06">
            <text:p>9/6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Cleveland Water</text:p>
          </table:table-cell>
          <table:table-cell table:number-columns-repeated="2"/>
          <table:table-cell office:value-type="string">
            <text:p>Water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47.17">
            <text:p>($247.17)</text:p>
          </table:table-cell>
          <table:table-cell/>
          <table:table-cell office:value-type="float" office:value="-247.17">
            <text:p>-247.17</text:p>
          </table:table-cell>
          <table:table-cell table:number-columns-repeated="3"/>
          <table:table-cell table:formula="of:=[.Q216]+[.K217]" office:value-type="currency" office:currency="USD" office:value="3105.31">
            <text:p>$3,105.31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9-06">
            <text:p>9/6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First Energy</text:p>
          </table:table-cell>
          <table:table-cell table:number-columns-repeated="2"/>
          <table:table-cell office:value-type="string">
            <text:p>Electric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72.33">
            <text:p>($272.33)</text:p>
          </table:table-cell>
          <table:table-cell/>
          <table:table-cell office:value-type="float" office:value="-272.33">
            <text:p>-272.33</text:p>
          </table:table-cell>
          <table:table-cell table:number-columns-repeated="3"/>
          <table:table-cell table:formula="of:=[.Q217]+[.K218]" office:value-type="currency" office:currency="USD" office:value="2832.98">
            <text:p>$2,832.98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9-13">
            <text:p>9/13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North Olmsted High School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75">
            <text:p>($75.00)</text:p>
          </table:table-cell>
          <table:table-cell/>
          <table:table-cell office:value-type="float" office:value="-75">
            <text:p>-75</text:p>
          </table:table-cell>
          <table:table-cell table:number-columns-repeated="3"/>
          <table:table-cell table:formula="of:=[.Q218]+[.K219]" office:value-type="currency" office:currency="USD" office:value="2757.98">
            <text:p>$2,757.98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9-16">
            <text:p>9/16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Verizon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73.5">
            <text:p>($173.50)</text:p>
          </table:table-cell>
          <table:table-cell/>
          <table:table-cell office:value-type="float" office:value="-173.5">
            <text:p>-173.5</text:p>
          </table:table-cell>
          <table:table-cell table:number-columns-repeated="3"/>
          <table:table-cell table:formula="of:=[.Q219]+[.K220]" office:value-type="currency" office:currency="USD" office:value="2584.48">
            <text:p>$2,584.48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09-17">
            <text:p>9/17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220]+[.K221]" office:value-type="currency" office:currency="USD" office:value="4656.17">
            <text:p>$4,656.17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9-18">
            <text:p>9/18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000">
            <text:p>($1,000.00)</text:p>
          </table:table-cell>
          <table:table-cell/>
          <table:table-cell table:style-name="ce151" office:value-type="float" office:value="-1000">
            <text:p>-1,000.00</text:p>
          </table:table-cell>
          <table:table-cell table:number-columns-repeated="3"/>
          <table:table-cell table:formula="of:=[.Q221]+[.K222]" office:value-type="currency" office:currency="USD" office:value="3656.17">
            <text:p>$3,656.17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9-21">
            <text:p>9/21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CITI</text:p>
          </table:table-cell>
          <table:table-cell table:number-columns-repeated="2"/>
          <table:table-cell office:value-type="string">
            <text:p>CITI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356.41">
            <text:p>($356.41)</text:p>
          </table:table-cell>
          <table:table-cell/>
          <table:table-cell office:value-type="float" office:value="-356.41">
            <text:p>-356.41</text:p>
          </table:table-cell>
          <table:table-cell table:number-columns-repeated="3"/>
          <table:table-cell table:formula="of:=[.Q222]+[.K223]" office:value-type="currency" office:currency="USD" office:value="3299.76">
            <text:p>$3,299.76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9-25">
            <text:p>9/25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ortgage Payment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547.98">
            <text:p>($1,547.98)</text:p>
          </table:table-cell>
          <table:table-cell/>
          <table:table-cell table:style-name="ce151" office:value-type="float" office:value="-1547.98">
            <text:p>-1,547.98</text:p>
          </table:table-cell>
          <table:table-cell table:number-columns-repeated="3"/>
          <table:table-cell table:formula="of:=[.Q223]+[.K224]" office:value-type="currency" office:currency="USD" office:value="1751.78">
            <text:p>$1,751.78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9-25">
            <text:p>9/25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Equity Loan Payment</text:p>
          </table:table-cell>
          <table:table-cell table:number-columns-repeated="2"/>
          <table:table-cell office:value-type="string">
            <text:p>Equity Loa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34.35">
            <text:p>($234.35)</text:p>
          </table:table-cell>
          <table:table-cell/>
          <table:table-cell office:value-type="float" office:value="-234.35">
            <text:p>-234.35</text:p>
          </table:table-cell>
          <table:table-cell table:number-columns-repeated="3"/>
          <table:table-cell table:formula="of:=[.Q224]+[.K225]" office:value-type="currency" office:currency="USD" office:value="1517.43">
            <text:p>$1,517.4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09-26">
            <text:p>9/26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AT&amp;T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73.7">
            <text:p>($73.70)</text:p>
          </table:table-cell>
          <table:table-cell/>
          <table:table-cell office:value-type="float" office:value="-73.7">
            <text:p>-73.7</text:p>
          </table:table-cell>
          <table:table-cell table:number-columns-repeated="3"/>
          <table:table-cell table:formula="of:=[.Q225]+[.K226]" office:value-type="currency" office:currency="USD" office:value="1443.73">
            <text:p>$1,443.73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10-01">
            <text:p>10/1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226]+[.K227]" office:value-type="currency" office:currency="USD" office:value="3515.42">
            <text:p>$3,515.42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10-03">
            <text:p>10/3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Rettig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6.16">
            <text:p>($16.16)</text:p>
          </table:table-cell>
          <table:table-cell/>
          <table:table-cell office:value-type="float" office:value="-16.16">
            <text:p>-16.16</text:p>
          </table:table-cell>
          <table:table-cell table:number-columns-repeated="3"/>
          <table:table-cell table:formula="of:=[.Q227]+[.K228]" office:value-type="currency" office:currency="USD" office:value="3499.26">
            <text:p>$3,499.26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10-06">
            <text:p>10/6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First Energy</text:p>
          </table:table-cell>
          <table:table-cell table:number-columns-repeated="2"/>
          <table:table-cell office:value-type="string">
            <text:p>Electric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72.33">
            <text:p>($272.33)</text:p>
          </table:table-cell>
          <table:table-cell/>
          <table:table-cell office:value-type="float" office:value="-272.33">
            <text:p>-272.33</text:p>
          </table:table-cell>
          <table:table-cell table:number-columns-repeated="3"/>
          <table:table-cell table:formula="of:=[.Q228]+[.K229]" office:value-type="currency" office:currency="USD" office:value="3226.93">
            <text:p>$3,226.9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10-13">
            <text:p>10/13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Motorist Mutual</text:p>
          </table:table-cell>
          <table:table-cell table:number-columns-repeated="2"/>
          <table:table-cell office:value-type="string">
            <text:p>Auto Insuranc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468.55">
            <text:p>($468.55)</text:p>
          </table:table-cell>
          <table:table-cell/>
          <table:table-cell office:value-type="float" office:value="-468.55">
            <text:p>-468.55</text:p>
          </table:table-cell>
          <table:table-cell table:number-columns-repeated="3"/>
          <table:table-cell table:formula="of:=[.Q229]+[.K230]" office:value-type="currency" office:currency="USD" office:value="2758.38">
            <text:p>$2,758.38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10-13">
            <text:p>10/13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Troop 41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48">
            <text:p>($48.00)</text:p>
          </table:table-cell>
          <table:table-cell/>
          <table:table-cell office:value-type="float" office:value="-48">
            <text:p>-48</text:p>
          </table:table-cell>
          <table:table-cell table:number-columns-repeated="3"/>
          <table:table-cell table:formula="of:=[.Q230]+[.K231]" office:value-type="currency" office:currency="USD" office:value="2710.38">
            <text:p>$2,710.38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10-15">
            <text:p>10/15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231]+[.K232]" office:value-type="currency" office:currency="USD" office:value="4782.07">
            <text:p>$4,782.07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10-16">
            <text:p>10/16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Verizon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73.5">
            <text:p>($173.50)</text:p>
          </table:table-cell>
          <table:table-cell/>
          <table:table-cell office:value-type="float" office:value="-173.5">
            <text:p>-173.5</text:p>
          </table:table-cell>
          <table:table-cell table:number-columns-repeated="3"/>
          <table:table-cell table:formula="of:=[.Q232]+[.K233]" office:value-type="currency" office:currency="USD" office:value="4608.57">
            <text:p>$4,608.57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10-18">
            <text:p>10/18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200">
            <text:p>($1,200.00)</text:p>
          </table:table-cell>
          <table:table-cell/>
          <table:table-cell table:style-name="ce151" office:value-type="float" office:value="-1200">
            <text:p>-1,200.00</text:p>
          </table:table-cell>
          <table:table-cell table:number-columns-repeated="3"/>
          <table:table-cell table:formula="of:=[.Q233]+[.K234]" office:value-type="currency" office:currency="USD" office:value="3408.57">
            <text:p>$3,408.57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10-25">
            <text:p>10/25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ortgage Payment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547.98">
            <text:p>($1,547.98)</text:p>
          </table:table-cell>
          <table:table-cell/>
          <table:table-cell table:style-name="ce151" office:value-type="float" office:value="-1547.98">
            <text:p>-1,547.98</text:p>
          </table:table-cell>
          <table:table-cell table:number-columns-repeated="3"/>
          <table:table-cell table:formula="of:=[.Q234]+[.K235]" office:value-type="currency" office:currency="USD" office:value="1860.59">
            <text:p>$1,860.59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10-25">
            <text:p>10/25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Equity Loan Payment</text:p>
          </table:table-cell>
          <table:table-cell table:number-columns-repeated="2"/>
          <table:table-cell office:value-type="string">
            <text:p>Equity Loa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34.35">
            <text:p>($234.35)</text:p>
          </table:table-cell>
          <table:table-cell/>
          <table:table-cell office:value-type="float" office:value="-234.35">
            <text:p>-234.35</text:p>
          </table:table-cell>
          <table:table-cell table:number-columns-repeated="3"/>
          <table:table-cell table:formula="of:=[.Q235]+[.K236]" office:value-type="currency" office:currency="USD" office:value="1626.24">
            <text:p>$1,626.24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10-26">
            <text:p>10/26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AT&amp;T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73.7">
            <text:p>($73.70)</text:p>
          </table:table-cell>
          <table:table-cell/>
          <table:table-cell office:value-type="float" office:value="-73.7">
            <text:p>-73.7</text:p>
          </table:table-cell>
          <table:table-cell table:number-columns-repeated="3"/>
          <table:table-cell table:formula="of:=[.Q236]+[.K237]" office:value-type="currency" office:currency="USD" office:value="1552.54">
            <text:p>$1,552.54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10-29">
            <text:p>10/29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237]+[.K238]" office:value-type="currency" office:currency="USD" office:value="3624.23">
            <text:p>$3,624.23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11-03">
            <text:p>11/3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Rettig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6.16">
            <text:p>($16.16)</text:p>
          </table:table-cell>
          <table:table-cell/>
          <table:table-cell office:value-type="float" office:value="-16.16">
            <text:p>-16.16</text:p>
          </table:table-cell>
          <table:table-cell table:number-columns-repeated="3"/>
          <table:table-cell table:formula="of:=[.Q238]+[.K239]" office:value-type="currency" office:currency="USD" office:value="3608.07">
            <text:p>$3,608.07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11-06">
            <text:p>11/6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First Energy</text:p>
          </table:table-cell>
          <table:table-cell table:number-columns-repeated="2"/>
          <table:table-cell office:value-type="string">
            <text:p>Electric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72.33">
            <text:p>($272.33)</text:p>
          </table:table-cell>
          <table:table-cell/>
          <table:table-cell office:value-type="float" office:value="-272.33">
            <text:p>-272.33</text:p>
          </table:table-cell>
          <table:table-cell table:number-columns-repeated="3"/>
          <table:table-cell table:formula="of:=[.Q239]+[.K240]" office:value-type="currency" office:currency="USD" office:value="3335.74">
            <text:p>$3,335.74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11-12">
            <text:p>11/12/2014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240]+[.K241]" office:value-type="currency" office:currency="USD" office:value="3295.74">
            <text:p>$3,295.74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11-12">
            <text:p>11/12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241]+[.K242]" office:value-type="currency" office:currency="USD" office:value="5367.43">
            <text:p>$5,367.4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11-16">
            <text:p>11/16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Verizon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73.5">
            <text:p>($173.50)</text:p>
          </table:table-cell>
          <table:table-cell/>
          <table:table-cell office:value-type="float" office:value="-173.5">
            <text:p>-173.5</text:p>
          </table:table-cell>
          <table:table-cell table:number-columns-repeated="3"/>
          <table:table-cell table:formula="of:=[.Q242]+[.K243]" office:value-type="currency" office:currency="USD" office:value="5193.93">
            <text:p>$5,193.9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11-18">
            <text:p>11/18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200">
            <text:p>($1,200.00)</text:p>
          </table:table-cell>
          <table:table-cell/>
          <table:table-cell table:style-name="ce151" office:value-type="float" office:value="-1200">
            <text:p>-1,200.00</text:p>
          </table:table-cell>
          <table:table-cell table:number-columns-repeated="3"/>
          <table:table-cell table:formula="of:=[.Q243]+[.K244]" office:value-type="currency" office:currency="USD" office:value="3993.93">
            <text:p>$3,993.9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11-25">
            <text:p>11/25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ortgage Payment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547.98">
            <text:p>($1,547.98)</text:p>
          </table:table-cell>
          <table:table-cell/>
          <table:table-cell table:style-name="ce151" office:value-type="float" office:value="-1547.98">
            <text:p>-1,547.98</text:p>
          </table:table-cell>
          <table:table-cell table:number-columns-repeated="3"/>
          <table:table-cell table:formula="of:=[.Q244]+[.K245]" office:value-type="currency" office:currency="USD" office:value="2445.95">
            <text:p>$2,445.95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11-25">
            <text:p>11/25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Equity Loan Payment</text:p>
          </table:table-cell>
          <table:table-cell table:number-columns-repeated="2"/>
          <table:table-cell office:value-type="string">
            <text:p>Equity Loa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34.35">
            <text:p>($234.35)</text:p>
          </table:table-cell>
          <table:table-cell/>
          <table:table-cell office:value-type="float" office:value="-234.35">
            <text:p>-234.35</text:p>
          </table:table-cell>
          <table:table-cell table:number-columns-repeated="3"/>
          <table:table-cell table:formula="of:=[.Q245]+[.K246]" office:value-type="currency" office:currency="USD" office:value="2211.6">
            <text:p>$2,211.60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11-26">
            <text:p>11/26/2014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246]+[.K247]" office:value-type="currency" office:currency="USD" office:value="2171.6">
            <text:p>$2,171.60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11-26">
            <text:p>11/26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AT&amp;T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73.7">
            <text:p>($73.70)</text:p>
          </table:table-cell>
          <table:table-cell/>
          <table:table-cell office:value-type="float" office:value="-73.7">
            <text:p>-73.7</text:p>
          </table:table-cell>
          <table:table-cell table:number-columns-repeated="3"/>
          <table:table-cell table:formula="of:=[.Q247]+[.K248]" office:value-type="currency" office:currency="USD" office:value="2097.9">
            <text:p>$2,097.90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11-26">
            <text:p>11/26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248]+[.K249]" office:value-type="currency" office:currency="USD" office:value="4169.59">
            <text:p>$4,169.59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12-03">
            <text:p>12/3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Rettig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6.16">
            <text:p>($16.16)</text:p>
          </table:table-cell>
          <table:table-cell/>
          <table:table-cell office:value-type="float" office:value="-16.16">
            <text:p>-16.16</text:p>
          </table:table-cell>
          <table:table-cell table:number-columns-repeated="3"/>
          <table:table-cell table:formula="of:=[.Q249]+[.K250]" office:value-type="currency" office:currency="USD" office:value="4153.43">
            <text:p>$4,153.4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12-06">
            <text:p>12/6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Cleveland Water</text:p>
          </table:table-cell>
          <table:table-cell table:number-columns-repeated="2"/>
          <table:table-cell office:value-type="string">
            <text:p>Water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47.17">
            <text:p>($247.17)</text:p>
          </table:table-cell>
          <table:table-cell/>
          <table:table-cell office:value-type="float" office:value="-247.17">
            <text:p>-247.17</text:p>
          </table:table-cell>
          <table:table-cell table:number-columns-repeated="3"/>
          <table:table-cell table:formula="of:=[.Q250]+[.K251]" office:value-type="currency" office:currency="USD" office:value="3906.26">
            <text:p>$3,906.26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12-06">
            <text:p>12/6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First Energy</text:p>
          </table:table-cell>
          <table:table-cell table:number-columns-repeated="2"/>
          <table:table-cell office:value-type="string">
            <text:p>Electric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72.33">
            <text:p>($272.33)</text:p>
          </table:table-cell>
          <table:table-cell/>
          <table:table-cell office:value-type="float" office:value="-272.33">
            <text:p>-272.33</text:p>
          </table:table-cell>
          <table:table-cell table:number-columns-repeated="3"/>
          <table:table-cell table:formula="of:=[.Q251]+[.K252]" office:value-type="currency" office:currency="USD" office:value="3633.93">
            <text:p>$3,633.93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12-10">
            <text:p>12/10/2014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252]+[.K253]" office:value-type="currency" office:currency="USD" office:value="3593.93">
            <text:p>$3,593.93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12-10">
            <text:p>12/10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253]+[.K254]" office:value-type="currency" office:currency="USD" office:value="5665.62">
            <text:p>$5,665.62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12-16">
            <text:p>12/16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Verizon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73.5">
            <text:p>($173.50)</text:p>
          </table:table-cell>
          <table:table-cell/>
          <table:table-cell office:value-type="float" office:value="-173.5">
            <text:p>-173.5</text:p>
          </table:table-cell>
          <table:table-cell table:number-columns-repeated="3"/>
          <table:table-cell table:formula="of:=[.Q254]+[.K255]" office:value-type="currency" office:currency="USD" office:value="5492.12">
            <text:p>$5,492.12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12-18">
            <text:p>12/18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000">
            <text:p>($2,000.00)</text:p>
          </table:table-cell>
          <table:table-cell/>
          <table:table-cell table:style-name="ce151" office:value-type="float" office:value="-2000">
            <text:p>-2,000.00</text:p>
          </table:table-cell>
          <table:table-cell table:number-columns-repeated="3"/>
          <table:table-cell table:formula="of:=[.Q255]+[.K256]" office:value-type="currency" office:currency="USD" office:value="3492.12">
            <text:p>$3,492.12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12-24">
            <text:p>12/24/2014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256]+[.K257]" office:value-type="currency" office:currency="USD" office:value="3452.12">
            <text:p>$3,452.12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4-12-24">
            <text:p>12/24/2014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257]+[.K258]" office:value-type="currency" office:currency="USD" office:value="5523.81">
            <text:p>$5,523.81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12-25">
            <text:p>12/25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ortgage Payment</text:p>
          </table:table-cell>
          <table:table-cell table:number-columns-repeated="2"/>
          <table:table-cell office:value-type="string">
            <text:p>-- Split Transaction --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547.98">
            <text:p>($1,547.98)</text:p>
          </table:table-cell>
          <table:table-cell/>
          <table:table-cell table:style-name="ce151" office:value-type="float" office:value="-1547.98">
            <text:p>-1,547.98</text:p>
          </table:table-cell>
          <table:table-cell table:number-columns-repeated="3"/>
          <table:table-cell table:formula="of:=[.Q258]+[.K259]" office:value-type="currency" office:currency="USD" office:value="3975.83">
            <text:p>$3,975.8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12-25">
            <text:p>12/25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Equity Loan Payment</text:p>
          </table:table-cell>
          <table:table-cell table:number-columns-repeated="2"/>
          <table:table-cell office:value-type="string">
            <text:p>Equity Loa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34.35">
            <text:p>($234.35)</text:p>
          </table:table-cell>
          <table:table-cell/>
          <table:table-cell office:value-type="float" office:value="-234.35">
            <text:p>-234.35</text:p>
          </table:table-cell>
          <table:table-cell table:number-columns-repeated="3"/>
          <table:table-cell table:formula="of:=[.Q259]+[.K260]" office:value-type="currency" office:currency="USD" office:value="3741.48">
            <text:p>$3,741.48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4-12-26">
            <text:p>12/26/2014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AT&amp;T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73.7">
            <text:p>($73.70)</text:p>
          </table:table-cell>
          <table:table-cell/>
          <table:table-cell office:value-type="float" office:value="-73.7">
            <text:p>-73.7</text:p>
          </table:table-cell>
          <table:table-cell table:number-columns-repeated="3"/>
          <table:table-cell table:formula="of:=[.Q260]+[.K261]" office:value-type="currency" office:currency="USD" office:value="3667.78">
            <text:p>$3,667.78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5-01-03">
            <text:p>1/3/2015</text:p>
          </table:table-cell>
          <table:table-cell office:value-type="string">
            <text:p>Checking Account</text:p>
          </table:table-cell>
          <table:table-cell/>
          <table:table-cell office:value-type="string">
            <text:p>Rettig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6.16">
            <text:p>($16.16)</text:p>
          </table:table-cell>
          <table:table-cell/>
          <table:table-cell office:value-type="float" office:value="-16.16">
            <text:p>-16.16</text:p>
          </table:table-cell>
          <table:table-cell table:number-columns-repeated="3"/>
          <table:table-cell table:formula="of:=[.Q261]+[.K262]" office:value-type="currency" office:currency="USD" office:value="3651.62">
            <text:p>$3,651.62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5-01-06">
            <text:p>1/6/2015</text:p>
          </table:table-cell>
          <table:table-cell office:value-type="string">
            <text:p>Checking Account</text:p>
          </table:table-cell>
          <table:table-cell/>
          <table:table-cell office:value-type="string">
            <text:p>First Energy</text:p>
          </table:table-cell>
          <table:table-cell table:number-columns-repeated="2"/>
          <table:table-cell office:value-type="string">
            <text:p>Electric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72.33">
            <text:p>($272.33)</text:p>
          </table:table-cell>
          <table:table-cell/>
          <table:table-cell office:value-type="float" office:value="-272.33">
            <text:p>-272.33</text:p>
          </table:table-cell>
          <table:table-cell table:number-columns-repeated="3"/>
          <table:table-cell table:formula="of:=[.Q262]+[.K263]" office:value-type="currency" office:currency="USD" office:value="3379.29">
            <text:p>$3,379.29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5-01-07">
            <text:p>1/7/2015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263]+[.K264]" office:value-type="currency" office:currency="USD" office:value="3339.29">
            <text:p>$3,339.29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5-01-07">
            <text:p>1/7/2015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264]+[.K265]" office:value-type="currency" office:currency="USD" office:value="5410.98">
            <text:p>$5,410.98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5-01-16">
            <text:p>1/16/2015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Verizon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73.5">
            <text:p>($173.50)</text:p>
          </table:table-cell>
          <table:table-cell/>
          <table:table-cell office:value-type="float" office:value="-173.5">
            <text:p>-173.5</text:p>
          </table:table-cell>
          <table:table-cell table:number-columns-repeated="3"/>
          <table:table-cell table:formula="of:=[.Q265]+[.K266]" office:value-type="currency" office:currency="USD" office:value="5237.48">
            <text:p>$5,237.48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5-01-18">
            <text:p>1/18/2015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3000">
            <text:p>($3,000.00)</text:p>
          </table:table-cell>
          <table:table-cell/>
          <table:table-cell table:style-name="ce151" office:value-type="float" office:value="-3000">
            <text:p>-3,000.00</text:p>
          </table:table-cell>
          <table:table-cell table:number-columns-repeated="3"/>
          <table:table-cell table:formula="of:=[.Q266]+[.K267]" office:value-type="currency" office:currency="USD" office:value="2237.48">
            <text:p>$2,237.48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5-01-21">
            <text:p>1/21/2015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267]+[.K268]" office:value-type="currency" office:currency="USD" office:value="2197.48">
            <text:p>$2,197.48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5-01-21">
            <text:p>1/21/2015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268]+[.K269]" office:value-type="currency" office:currency="USD" office:value="4269.17">
            <text:p>$4,269.17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5-01-25">
            <text:p>1/25/2015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ortgage Payment</text:p>
          </table:table-cell>
          <table:table-cell table:number-columns-repeated="2"/>
          <table:table-cell office:value-type="string">
            <text:p>Mortgage Loa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547.98">
            <text:p>($1,547.98)</text:p>
          </table:table-cell>
          <table:table-cell/>
          <table:table-cell table:style-name="ce151" office:value-type="float" office:value="-1547.98">
            <text:p>-1,547.98</text:p>
          </table:table-cell>
          <table:table-cell table:number-columns-repeated="3"/>
          <table:table-cell table:formula="of:=[.Q269]+[.K270]" office:value-type="currency" office:currency="USD" office:value="2721.19">
            <text:p>$2,721.19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5-01-25">
            <text:p>1/25/2015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Equity Loan Payment</text:p>
          </table:table-cell>
          <table:table-cell table:number-columns-repeated="2"/>
          <table:table-cell office:value-type="string">
            <text:p>Equity Loa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34.35">
            <text:p>($234.35)</text:p>
          </table:table-cell>
          <table:table-cell/>
          <table:table-cell office:value-type="float" office:value="-234.35">
            <text:p>-234.35</text:p>
          </table:table-cell>
          <table:table-cell table:number-columns-repeated="3"/>
          <table:table-cell table:formula="of:=[.Q270]+[.K271]" office:value-type="currency" office:currency="USD" office:value="2486.84">
            <text:p>$2,486.84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5-01-26">
            <text:p>1/26/2015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AT&amp;T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73.7">
            <text:p>($73.70)</text:p>
          </table:table-cell>
          <table:table-cell/>
          <table:table-cell office:value-type="float" office:value="-73.7">
            <text:p>-73.7</text:p>
          </table:table-cell>
          <table:table-cell table:number-columns-repeated="3"/>
          <table:table-cell table:formula="of:=[.Q271]+[.K272]" office:value-type="currency" office:currency="USD" office:value="2413.14">
            <text:p>$2,413.14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5-02-03">
            <text:p>2/3/2015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Rettig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6.16">
            <text:p>($16.16)</text:p>
          </table:table-cell>
          <table:table-cell/>
          <table:table-cell office:value-type="float" office:value="-16.16">
            <text:p>-16.16</text:p>
          </table:table-cell>
          <table:table-cell table:number-columns-repeated="3"/>
          <table:table-cell table:formula="of:=[.Q272]+[.K273]" office:value-type="currency" office:currency="USD" office:value="2396.98">
            <text:p>$2,396.98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5-02-04">
            <text:p>2/4/2015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273]+[.K274]" office:value-type="currency" office:currency="USD" office:value="2356.98">
            <text:p>$2,356.98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5-02-04">
            <text:p>2/4/2015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274]+[.K275]" office:value-type="currency" office:currency="USD" office:value="4428.67">
            <text:p>$4,428.67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5-02-06">
            <text:p>2/6/2015</text:p>
          </table:table-cell>
          <table:table-cell office:value-type="string">
            <text:p>Checking Account</text:p>
          </table:table-cell>
          <table:table-cell/>
          <table:table-cell office:value-type="string">
            <text:p>First Energy</text:p>
          </table:table-cell>
          <table:table-cell table:number-columns-repeated="2"/>
          <table:table-cell office:value-type="string">
            <text:p>Electric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72.33">
            <text:p>($272.33)</text:p>
          </table:table-cell>
          <table:table-cell/>
          <table:table-cell office:value-type="float" office:value="-272.33">
            <text:p>-272.33</text:p>
          </table:table-cell>
          <table:table-cell table:number-columns-repeated="3"/>
          <table:table-cell table:formula="of:=[.Q275]+[.K276]" office:value-type="currency" office:currency="USD" office:value="4156.34">
            <text:p>$4,156.34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5-02-16">
            <text:p>2/16/2015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Verizon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73.5">
            <text:p>($173.50)</text:p>
          </table:table-cell>
          <table:table-cell/>
          <table:table-cell office:value-type="float" office:value="-173.5">
            <text:p>-173.5</text:p>
          </table:table-cell>
          <table:table-cell table:number-columns-repeated="3"/>
          <table:table-cell table:formula="of:=[.Q276]+[.K277]" office:value-type="currency" office:currency="USD" office:value="3982.84">
            <text:p>$3,982.84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5-02-18">
            <text:p>2/18/2015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277]+[.K278]" office:value-type="currency" office:currency="USD" office:value="3942.84">
            <text:p>$3,942.84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5-02-18">
            <text:p>2/18/2015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500">
            <text:p>($1,500.00)</text:p>
          </table:table-cell>
          <table:table-cell/>
          <table:table-cell table:style-name="ce151" office:value-type="float" office:value="-1500">
            <text:p>-1,500.00</text:p>
          </table:table-cell>
          <table:table-cell table:number-columns-repeated="3"/>
          <table:table-cell table:formula="of:=[.Q278]+[.K279]" office:value-type="currency" office:currency="USD" office:value="2442.84">
            <text:p>$2,442.84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5-02-18">
            <text:p>2/18/2015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279]+[.K280]" office:value-type="currency" office:currency="USD" office:value="4514.53">
            <text:p>$4,514.5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5-02-25">
            <text:p>2/25/2015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ortgage Payment</text:p>
          </table:table-cell>
          <table:table-cell table:number-columns-repeated="2"/>
          <table:table-cell office:value-type="string">
            <text:p>Mortgage Loa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547.98">
            <text:p>($1,547.98)</text:p>
          </table:table-cell>
          <table:table-cell/>
          <table:table-cell table:style-name="ce151" office:value-type="float" office:value="-1547.98">
            <text:p>-1,547.98</text:p>
          </table:table-cell>
          <table:table-cell table:number-columns-repeated="3"/>
          <table:table-cell table:formula="of:=[.Q280]+[.K281]" office:value-type="currency" office:currency="USD" office:value="2966.55">
            <text:p>$2,966.55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5-02-25">
            <text:p>2/25/2015</text:p>
          </table:table-cell>
          <table:table-cell office:value-type="string">
            <text:p>Checking Account</text:p>
          </table:table-cell>
          <table:table-cell office:value-type="string">
            <text:p>ONLIINE</text:p>
          </table:table-cell>
          <table:table-cell office:value-type="string">
            <text:p>Equity Loan Payment</text:p>
          </table:table-cell>
          <table:table-cell table:number-columns-repeated="2"/>
          <table:table-cell office:value-type="string">
            <text:p>Equity Loa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34.35">
            <text:p>($234.35)</text:p>
          </table:table-cell>
          <table:table-cell/>
          <table:table-cell office:value-type="float" office:value="-234.35">
            <text:p>-234.35</text:p>
          </table:table-cell>
          <table:table-cell table:number-columns-repeated="3"/>
          <table:table-cell table:formula="of:=[.Q281]+[.K282]" office:value-type="currency" office:currency="USD" office:value="2732.2">
            <text:p>$2,732.20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5-02-26">
            <text:p>2/26/2015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AT&amp;T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73.7">
            <text:p>($73.70)</text:p>
          </table:table-cell>
          <table:table-cell/>
          <table:table-cell office:value-type="float" office:value="-73.7">
            <text:p>-73.7</text:p>
          </table:table-cell>
          <table:table-cell table:number-columns-repeated="3"/>
          <table:table-cell table:formula="of:=[.Q282]+[.K283]" office:value-type="currency" office:currency="USD" office:value="2658.5">
            <text:p>$2,658.50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5-03-03">
            <text:p>3/3/2015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Rettig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6.16">
            <text:p>($16.16)</text:p>
          </table:table-cell>
          <table:table-cell/>
          <table:table-cell office:value-type="float" office:value="-16.16">
            <text:p>-16.16</text:p>
          </table:table-cell>
          <table:table-cell table:number-columns-repeated="3"/>
          <table:table-cell table:formula="of:=[.Q283]+[.K284]" office:value-type="currency" office:currency="USD" office:value="2642.34">
            <text:p>$2,642.34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5-03-04">
            <text:p>3/4/2015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284]+[.K285]" office:value-type="currency" office:currency="USD" office:value="2602.34">
            <text:p>$2,602.34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5-03-04">
            <text:p>3/4/2015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285]+[.K286]" office:value-type="currency" office:currency="USD" office:value="4674.03">
            <text:p>$4,674.0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5-03-06">
            <text:p>3/6/2015</text:p>
          </table:table-cell>
          <table:table-cell office:value-type="string">
            <text:p>Checking Account</text:p>
          </table:table-cell>
          <table:table-cell/>
          <table:table-cell office:value-type="string">
            <text:p>Cleveland Water</text:p>
          </table:table-cell>
          <table:table-cell table:number-columns-repeated="2"/>
          <table:table-cell office:value-type="string">
            <text:p>Water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47.17">
            <text:p>($247.17)</text:p>
          </table:table-cell>
          <table:table-cell/>
          <table:table-cell office:value-type="float" office:value="-247.17">
            <text:p>-247.17</text:p>
          </table:table-cell>
          <table:table-cell table:number-columns-repeated="3"/>
          <table:table-cell table:formula="of:=[.Q286]+[.K287]" office:value-type="currency" office:currency="USD" office:value="4426.86">
            <text:p>$4,426.86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5-03-06">
            <text:p>3/6/2015</text:p>
          </table:table-cell>
          <table:table-cell office:value-type="string">
            <text:p>Checking Account</text:p>
          </table:table-cell>
          <table:table-cell/>
          <table:table-cell office:value-type="string">
            <text:p>First Energy</text:p>
          </table:table-cell>
          <table:table-cell table:number-columns-repeated="2"/>
          <table:table-cell office:value-type="string">
            <text:p>Electric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72.33">
            <text:p>($272.33)</text:p>
          </table:table-cell>
          <table:table-cell/>
          <table:table-cell office:value-type="float" office:value="-272.33">
            <text:p>-272.33</text:p>
          </table:table-cell>
          <table:table-cell table:number-columns-repeated="3"/>
          <table:table-cell table:formula="of:=[.Q287]+[.K288]" office:value-type="currency" office:currency="USD" office:value="4154.53">
            <text:p>$4,154.5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5-03-16">
            <text:p>3/16/2015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Verizon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73.5">
            <text:p>($173.50)</text:p>
          </table:table-cell>
          <table:table-cell/>
          <table:table-cell office:value-type="float" office:value="-173.5">
            <text:p>-173.5</text:p>
          </table:table-cell>
          <table:table-cell table:number-columns-repeated="3"/>
          <table:table-cell table:formula="of:=[.Q288]+[.K289]" office:value-type="currency" office:currency="USD" office:value="3981.03">
            <text:p>$3,981.03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5-03-18">
            <text:p>3/18/2015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289]+[.K290]" office:value-type="currency" office:currency="USD" office:value="3941.03">
            <text:p>$3,941.03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5-03-18">
            <text:p>3/18/2015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000">
            <text:p>($2,000.00)</text:p>
          </table:table-cell>
          <table:table-cell/>
          <table:table-cell table:style-name="ce151" office:value-type="float" office:value="-2000">
            <text:p>-2,000.00</text:p>
          </table:table-cell>
          <table:table-cell table:number-columns-repeated="3"/>
          <table:table-cell table:formula="of:=[.Q290]+[.K291]" office:value-type="currency" office:currency="USD" office:value="1941.03">
            <text:p>$1,941.03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5-03-18">
            <text:p>3/18/2015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291]+[.K292]" office:value-type="currency" office:currency="USD" office:value="4012.72">
            <text:p>$4,012.72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5-03-25">
            <text:p>3/25/2015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Mortgage Payment</text:p>
          </table:table-cell>
          <table:table-cell table:number-columns-repeated="2"/>
          <table:table-cell office:value-type="string">
            <text:p>Mortgage Loa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547.98">
            <text:p>($1,547.98)</text:p>
          </table:table-cell>
          <table:table-cell/>
          <table:table-cell table:style-name="ce151" office:value-type="float" office:value="-1547.98">
            <text:p>-1,547.98</text:p>
          </table:table-cell>
          <table:table-cell table:number-columns-repeated="3"/>
          <table:table-cell table:formula="of:=[.Q292]+[.K293]" office:value-type="currency" office:currency="USD" office:value="2464.74">
            <text:p>$2,464.74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5-03-25">
            <text:p>3/25/2015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Equity Loan Payment</text:p>
          </table:table-cell>
          <table:table-cell table:number-columns-repeated="2"/>
          <table:table-cell office:value-type="string">
            <text:p>Equity Loa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34.35">
            <text:p>($234.35)</text:p>
          </table:table-cell>
          <table:table-cell/>
          <table:table-cell office:value-type="float" office:value="-234.35">
            <text:p>-234.35</text:p>
          </table:table-cell>
          <table:table-cell table:number-columns-repeated="3"/>
          <table:table-cell table:formula="of:=[.Q293]+[.K294]" office:value-type="currency" office:currency="USD" office:value="2230.39">
            <text:p>$2,230.39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5-03-26">
            <text:p>3/26/2015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AT&amp;T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73.7">
            <text:p>($73.70)</text:p>
          </table:table-cell>
          <table:table-cell/>
          <table:table-cell office:value-type="float" office:value="-73.7">
            <text:p>-73.7</text:p>
          </table:table-cell>
          <table:table-cell table:number-columns-repeated="3"/>
          <table:table-cell table:formula="of:=[.Q294]+[.K295]" office:value-type="currency" office:currency="USD" office:value="2156.69">
            <text:p>$2,156.69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5-04-01">
            <text:p>4/1/2015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295]+[.K296]" office:value-type="currency" office:currency="USD" office:value="2116.69">
            <text:p>$2,116.69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5-04-01">
            <text:p>4/1/2015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296]+[.K297]" office:value-type="currency" office:currency="USD" office:value="4188.38">
            <text:p>$4,188.38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5-04-03">
            <text:p>4/3/2015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Rettig</text:p>
          </table:table-cell>
          <table:table-cell table:number-columns-repeated="2"/>
          <table:table-cell office:value-type="string">
            <text:p>Education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6.16">
            <text:p>($16.16)</text:p>
          </table:table-cell>
          <table:table-cell/>
          <table:table-cell office:value-type="float" office:value="-16.16">
            <text:p>-16.16</text:p>
          </table:table-cell>
          <table:table-cell table:number-columns-repeated="3"/>
          <table:table-cell table:formula="of:=[.Q297]+[.K298]" office:value-type="currency" office:currency="USD" office:value="4172.22">
            <text:p>$4,172.22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5-04-06">
            <text:p>4/6/2015</text:p>
          </table:table-cell>
          <table:table-cell office:value-type="string">
            <text:p>Checking Account</text:p>
          </table:table-cell>
          <table:table-cell office:value-type="float" office:value="508">
            <text:p>508</text:p>
          </table:table-cell>
          <table:table-cell office:value-type="string">
            <text:p>First Energy</text:p>
          </table:table-cell>
          <table:table-cell table:number-columns-repeated="2"/>
          <table:table-cell office:value-type="string">
            <text:p>Electric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272.33">
            <text:p>($272.33)</text:p>
          </table:table-cell>
          <table:table-cell/>
          <table:table-cell office:value-type="float" office:value="-272.33">
            <text:p>-272.33</text:p>
          </table:table-cell>
          <table:table-cell table:number-columns-repeated="3"/>
          <table:table-cell table:formula="of:=[.Q298]+[.K299]" office:value-type="currency" office:currency="USD" office:value="3899.89">
            <text:p>$3,899.89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5-04-08">
            <text:p>4/8/2015</text:p>
          </table:table-cell>
          <table:table-cell office:value-type="string">
            <text:p>Checking Account</text:p>
          </table:table-cell>
          <table:table-cell office:value-type="string">
            <text:p>ONLINE</text:p>
          </table:table-cell>
          <table:table-cell office:value-type="string">
            <text:p>Discover</text:p>
          </table:table-cell>
          <table:table-cell table:number-columns-repeated="2"/>
          <table:table-cell office:value-type="string">
            <text:p>Discover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000">
            <text:p>($1,000.00)</text:p>
          </table:table-cell>
          <table:table-cell/>
          <table:table-cell table:style-name="ce151" office:value-type="float" office:value="-1000">
            <text:p>-1,000.00</text:p>
          </table:table-cell>
          <table:table-cell table:number-columns-repeated="3"/>
          <table:table-cell table:formula="of:=[.Q299]+[.K300]" office:value-type="currency" office:currency="USD" office:value="2899.89">
            <text:p>$2,899.89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5-04-15">
            <text:p>4/15/2015</text:p>
          </table:table-cell>
          <table:table-cell office:value-type="string">
            <text:p>Checking Account</text:p>
          </table:table-cell>
          <table:table-cell office:value-type="string">
            <text:p>ATM</text:p>
          </table:table-cell>
          <table:table-cell office:value-type="string">
            <text:p>Cash Withdrawl</text:p>
          </table:table-cell>
          <table:table-cell table:number-columns-repeated="2"/>
          <table:table-cell office:value-type="string">
            <text:p>Cash in Wallet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40">
            <text:p>($40.00)</text:p>
          </table:table-cell>
          <table:table-cell/>
          <table:table-cell office:value-type="float" office:value="-40">
            <text:p>-40</text:p>
          </table:table-cell>
          <table:table-cell table:number-columns-repeated="3"/>
          <table:table-cell table:formula="of:=[.Q300]+[.K301]" office:value-type="currency" office:currency="USD" office:value="2859.89">
            <text:p>$2,859.89</text:p>
          </table:table-cell>
          <table:table-cell table:number-columns-repeated="1007"/>
        </table:table-row>
        <table:table-row table:style-name="ro2">
          <table:table-cell table:style-name="ce149" office:value-type="date" office:date-value="2015-04-15">
            <text:p>4/15/2015</text:p>
          </table:table-cell>
          <table:table-cell office:value-type="string">
            <text:p>Checking Account</text:p>
          </table:table-cell>
          <table:table-cell/>
          <table:table-cell office:value-type="string">
            <text:p>Salary from Belcan</text:p>
          </table:table-cell>
          <table:table-cell table:number-columns-repeated="2"/>
          <table:table-cell office:value-type="string">
            <text:p>Salary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2071.69">
            <text:p>$2,071.69 </text:p>
          </table:table-cell>
          <table:table-cell/>
          <table:table-cell table:style-name="ce151" office:value-type="float" office:value="2071.69">
            <text:p>2,071.69</text:p>
          </table:table-cell>
          <table:table-cell table:number-columns-repeated="3"/>
          <table:table-cell table:formula="of:=[.Q301]+[.K302]" office:value-type="currency" office:currency="USD" office:value="4931.58">
            <text:p>$4,931.58</text:p>
          </table:table-cell>
          <table:table-cell table:number-columns-repeated="1007"/>
        </table:table-row>
        <table:table-row table:style-name="ro3">
          <table:table-cell table:style-name="ce149" office:value-type="date" office:date-value="2015-04-16">
            <text:p>4/16/2015</text:p>
          </table:table-cell>
          <table:table-cell office:value-type="string">
            <text:p>Checking Account</text:p>
          </table:table-cell>
          <table:table-cell office:value-type="string">
            <text:p>On Line</text:p>
          </table:table-cell>
          <table:table-cell office:value-type="string">
            <text:p>Verizon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T</text:p>
          </table:table-cell>
          <table:table-cell/>
          <table:table-cell office:value-type="string">
            <text:p>N</text:p>
          </table:table-cell>
          <table:table-cell table:style-name="ce150" office:value-type="float" office:value="-173.5">
            <text:p>($173.50)</text:p>
          </table:table-cell>
          <table:table-cell/>
          <table:table-cell office:value-type="float" office:value="-173.5">
            <text:p>-173.5</text:p>
          </table:table-cell>
          <table:table-cell table:number-columns-repeated="3"/>
          <table:table-cell table:formula="of:=[.Q302]+[.K303]" office:value-type="currency" office:currency="USD" office:value="4758.08">
            <text:p>$4,758.08</text:p>
          </table:table-cell>
          <table:table-cell table:number-columns-repeated="100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__Anonymous_Sheet_DB__2" table:target-range-address="'Outstanding Bills'.A4:'Outstanding Bills'.G6">
          <table:sort>
            <table:sort-by table:field-number="0" table:data-type="automatic"/>
          </table:sort>
        </table:database-range>
        <table:database-range table:name="__Anonymous_Sheet_DB__6" table:target-range-address="'Actual Checking'.A1:'Actual Checking'.Q10473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" svg:font-family="'Lohit Hin'" style:font-adornments="Regular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fo:color="#000000" style:font-name="Calibri" fo:font-size="11pt" style:font-name-asian="Droid Sans Fallback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sufficient" style:family="table-cell" style:parent-style-name="Default">
      <style:table-cell-properties fo:background-color="#ff0000"/>
      <style:text-properties fo:color="#e6e6ff"/>
    </style:style>
    <style:style style:name="Buffer" style:family="table-cell" style:parent-style-name="Default">
      <style:table-cell-properties fo:background-color="#ffff00"/>
    </style:style>
    <style:style style:name="New" style:family="table-cell" style:parent-style-name="Default">
      <style:table-cell-properties fo:background-color="#3deb3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31pt solid #808080" fo:padding="0.028in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31pt double #333333" style:border-line-width="0.0043in 0.0138in 0.0043in" fo:padding="0.02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1.1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1.1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91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31pt solid #808080" fo:padding="0.028in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31pt double #ff9900" style:border-line-width-bottom="0.0043in 0.0138in 0.0043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31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31pt solid #333333" fo:padding="0.028in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31pt double #333399" style:border-line-width-bottom="0.0043in 0.0138in 0.0043in" style:diagonal-bl-tr="none" style:diagonal-tl-br="none" fo:border-left="none" fo:padding="0.028in" fo:border-right="none" style:rotation-align="none" fo:border-top="0.31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Untitled1" style:family="table-cell" style:parent-style-name="Default">
      <style:table-cell-properties fo:background-color="#00ae00"/>
      <style:text-properties fo:color="#ffffff" style:font-name="Times New Roman1"/>
    </style:style>
    <style:style style:name="Untitled2" style:family="table-cell" style:parent-style-name="Default">
      <style:table-cell-properties fo:background-color="#ffff00"/>
      <style:text-properties style:font-name="Times New Roman1"/>
    </style:style>
    <style:style style:name="Untitled3" style:family="table-cell" style:parent-style-name="Default">
      <style:table-cell-properties fo:background-color="#ff0000"/>
      <style:text-properties fo:color="#ffffff" style:font-name="Times New Roman1" style:font-name-asian="Times New Roman1" style:font-name-complex="Lohit Hin"/>
    </style:style>
    <style:style style:name="Untitled4" style:family="table-cell" style:parent-style-name="Default">
      <style:table-cell-properties fo:background-color="#00ae00"/>
      <style:text-properties fo:color="#ffffff" style:font-name="Times New Roman1"/>
    </style:style>
    <style:style style:name="Untitled5" style:family="table-cell" style:parent-style-name="Default">
      <style:table-cell-properties fo:background-color="#ffff00"/>
      <style:text-properties style:font-name="Times New Roman1"/>
    </style:style>
    <style:style style:name="Untitled6" style:family="table-cell" style:parent-style-name="Default">
      <style:table-cell-properties fo:background-color="#ff0000"/>
      <style:text-properties fo:color="#ffffff" style:font-name="Times New Roman1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6/27/2014</text:date>, <text:time>08:5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gister" style:display-name="PageStyle_Regis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10-22T19:28:16</meta:creation-date>
    <dc:date>2014-06-27T08:53:46.32</dc:date>
    <dc:creator>Mike Coleman</dc:creator>
    <meta:editing-duration>P2DT16H55M32S</meta:editing-duration>
    <meta:editing-cycles>179</meta:editing-cycles>
    <meta:generator>LibreOffice/3.4$Win32 LibreOffice_project/340m1$Build-502</meta:generator>
    <meta:printed-by>Mike Coleman</meta:printed-by>
    <meta:print-date>2014-02-16T13:37:57.73</meta:print-date>
    <meta:document-statistic meta:table-count="7" meta:cell-count="604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 draw:opacity="5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4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4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784cm" svg:height="11.047cm" xlink:href=".." xlink:type="simple" chart:class="chart:line" chart:style-name="ch1">
        <chart:legend chart:legend-position="end" svg:x="27.932cm" svg:y="4.687cm" style:legend-expansion="high" chart:style-name="ch2"/>
        <chart:plot-area chart:style-name="ch3" table:cell-range-address="'Checking Account'.C19:'Checking Account'.C19 'Credit Card Balances'.C2:'Credit Card Balances'.E61 'Checking Account'.C21:'Checking Account'.C21" chart:data-source-has-labels="row" svg:x="1.065cm" svg:y="1.015cm" svg:width="25.637cm" svg:height="9.392cm">
          <chartooo:coordinate-region svg:x="3.009cm" svg:y="1.227cm" svg:width="23.507cm" svg:height="8.5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redit Card Balances'.C2:'Credit Card Balances'.C61" chart:label-cell-address="'Checking Account'.C19:'Checking Account'.C19" chart:class="chart:line">
            <chart:data-point chart:repeated="60"/>
          </chart:series>
          <chart:series chart:style-name="ch8" chart:values-cell-range-address="'Credit Card Balances'.D2:'Credit Card Balances'.D61" chart:label-cell-address="'Checking Account'.C21:'Checking Account'.C21" chart:class="chart:line">
            <chart:data-point chart:repeated="60"/>
          </chart:series>
          <chart:series chart:style-name="ch9" chart:values-cell-range-address="'Credit Card Balances'.E2:'Credit Card Balances'.E61" chart:class="chart:line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cover</text:p>
                <draw:g>
                  <svg:desc>'Checking Account'.C19:'Checking Account'.C19</svg:desc>
                </draw:g>
              </table:table-cell>
              <table:table-cell office:value-type="string">
                <text:p>CITI</text:p>
                <draw:g>
                  <svg:desc>'Checking Account'.C21:'Checking Account'.C21</svg:desc>
                </draw:g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redit Card Balances'.C2:'Credit Card Balances'.C61</svg:desc>
                </draw:g>
              </table:table-cell>
              <table:table-cell office:value-type="float" office:value="4279">
                <text:p>4279</text:p>
                <draw:g>
                  <svg:desc>'Credit Card Balances'.D2:'Credit Card Balances'.D61</svg:desc>
                </draw:g>
              </table:table-cell>
              <table:table-cell office:value-type="float" office:value="4279">
                <text:p>4279</text:p>
                <draw:g>
                  <svg:desc>'Credit Card Balances'.E2:'Credit Card Balances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532">
                <text:p>4532</text:p>
              </table:table-cell>
              <table:table-cell office:value-type="float" office:value="4532">
                <text:p>4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228">
                <text:p>5228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596">
                <text:p>5596</text:p>
              </table:table-cell>
              <table:table-cell office:value-type="float" office:value="5596">
                <text:p>5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497">
                <text:p>5497</text:p>
              </table:table-cell>
              <table:table-cell office:value-type="float" office:value="5497">
                <text:p>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988">
                <text:p>4988</text:p>
              </table:table-cell>
              <table:table-cell office:value-type="float" office:value="4988">
                <text:p>4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153">
                <text:p>5153</text:p>
              </table:table-cell>
              <table:table-cell office:value-type="float" office:value="5153">
                <text:p>5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367">
                <text:p>6367</text:p>
              </table:table-cell>
              <table:table-cell office:value-type="float" office:value="6367">
                <text:p>6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370">
                <text:p>7370</text:p>
              </table:table-cell>
              <table:table-cell office:value-type="float" office:value="7370">
                <text:p>73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951">
                <text:p>6951</text:p>
              </table:table-cell>
              <table:table-cell office:value-type="float" office:value="6951">
                <text:p>6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360">
                <text:p>6360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600">
                <text:p>5600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5855">
                <text:p>5855</text:p>
              </table:table-cell>
              <table:table-cell office:value-type="float" office:value="5855">
                <text:p>5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5321.58">
                <text:p>5321.58</text:p>
              </table:table-cell>
              <table:table-cell office:value-type="float" office:value="5321.58">
                <text:p>5321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34.52">
                <text:p>2734.52</text:p>
              </table:table-cell>
              <table:table-cell office:value-type="float" office:value="5604.05">
                <text:p>5604.05</text:p>
              </table:table-cell>
              <table:table-cell office:value-type="float" office:value="8338.57">
                <text:p>8338.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72.12">
                <text:p>4072.12</text:p>
              </table:table-cell>
              <table:table-cell office:value-type="float" office:value="6260.52">
                <text:p>6260.52</text:p>
              </table:table-cell>
              <table:table-cell office:value-type="float" office:value="10332.64">
                <text:p>10332.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15.15">
                <text:p>5415.15</text:p>
              </table:table-cell>
              <table:table-cell office:value-type="float" office:value="5891.25">
                <text:p>5891.25</text:p>
              </table:table-cell>
              <table:table-cell office:value-type="float" office:value="11306.4">
                <text:p>11306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60.51">
                <text:p>5360.51</text:p>
              </table:table-cell>
              <table:table-cell office:value-type="float" office:value="5468.46">
                <text:p>5468.46</text:p>
              </table:table-cell>
              <table:table-cell office:value-type="float" office:value="10828.97">
                <text:p>10828.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54.06">
                <text:p>6254.06</text:p>
              </table:table-cell>
              <table:table-cell office:value-type="float" office:value="5468.46">
                <text:p>5468.46</text:p>
              </table:table-cell>
              <table:table-cell office:value-type="float" office:value="11722.52">
                <text:p>11722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43.18">
                <text:p>7143.18</text:p>
              </table:table-cell>
              <table:table-cell office:value-type="float" office:value="4876.79">
                <text:p>4876.79</text:p>
              </table:table-cell>
              <table:table-cell office:value-type="float" office:value="12019.97">
                <text:p>12019.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40">
                <text:p>8240</text:p>
              </table:table-cell>
              <table:table-cell office:value-type="float" office:value="4987.27">
                <text:p>4987.27</text:p>
              </table:table-cell>
              <table:table-cell office:value-type="float" office:value="13227.27">
                <text:p>13227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763.28">
                <text:p>8763.28</text:p>
              </table:table-cell>
              <table:table-cell office:value-type="float" office:value="5201.39">
                <text:p>5201.39</text:p>
              </table:table-cell>
              <table:table-cell office:value-type="float" office:value="13964.67">
                <text:p>13964.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74.96">
                <text:p>9674.96</text:p>
              </table:table-cell>
              <table:table-cell office:value-type="float" office:value="4517.86">
                <text:p>4517.86</text:p>
              </table:table-cell>
              <table:table-cell office:value-type="float" office:value="14192.82">
                <text:p>14192.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64.23">
                <text:p>9164.23</text:p>
              </table:table-cell>
              <table:table-cell office:value-type="float" office:value="4303.63">
                <text:p>4303.63</text:p>
              </table:table-cell>
              <table:table-cell office:value-type="float" office:value="13467.86">
                <text:p>13467.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79.95">
                <text:p>9379.95</text:p>
              </table:table-cell>
              <table:table-cell office:value-type="float" office:value="4091.79">
                <text:p>4091.79</text:p>
              </table:table-cell>
              <table:table-cell office:value-type="float" office:value="13471.74">
                <text:p>13471.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175.57">
                <text:p>9175.57</text:p>
              </table:table-cell>
              <table:table-cell office:value-type="float" office:value="3852.41">
                <text:p>3852.41</text:p>
              </table:table-cell>
              <table:table-cell office:value-type="float" office:value="13027.98">
                <text:p>13027.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105.02">
                <text:p>9105.02</text:p>
              </table:table-cell>
              <table:table-cell office:value-type="float" office:value="3809.27">
                <text:p>3809.27</text:p>
              </table:table-cell>
              <table:table-cell office:value-type="float" office:value="12914.29">
                <text:p>12914.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19.29">
                <text:p>9519.29</text:p>
              </table:table-cell>
              <table:table-cell office:value-type="float" office:value="3607.47">
                <text:p>3607.47</text:p>
              </table:table-cell>
              <table:table-cell office:value-type="float" office:value="13126.76">
                <text:p>13126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93.7">
                <text:p>9093.7</text:p>
              </table:table-cell>
              <table:table-cell office:value-type="float" office:value="3387.74">
                <text:p>3387.74</text:p>
              </table:table-cell>
              <table:table-cell office:value-type="float" office:value="12481.44">
                <text:p>12481.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3.45">
                <text:p>8763.45</text:p>
              </table:table-cell>
              <table:table-cell office:value-type="float" office:value="2771.41">
                <text:p>2771.41</text:p>
              </table:table-cell>
              <table:table-cell office:value-type="float" office:value="11534.86">
                <text:p>11534.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63.45">
                <text:p>8563.45</text:p>
              </table:table-cell>
              <table:table-cell office:value-type="float" office:value="1185">
                <text:p>1185</text:p>
              </table:table-cell>
              <table:table-cell office:value-type="float" office:value="8563.45">
                <text:p>8563.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363.45">
                <text:p>8363.45</text:p>
              </table:table-cell>
              <table:table-cell office:value-type="float" office:value="NaN">
                <text:p>NaN</text:p>
              </table:table-cell>
              <table:table-cell office:value-type="float" office:value="8363.45">
                <text:p>8363.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63.45">
                <text:p>8163.45</text:p>
              </table:table-cell>
              <table:table-cell office:value-type="float" office:value="NaN">
                <text:p>NaN</text:p>
              </table:table-cell>
              <table:table-cell office:value-type="float" office:value="8163.45">
                <text:p>8163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63.45">
                <text:p>7763.45</text:p>
              </table:table-cell>
              <table:table-cell office:value-type="float" office:value="NaN">
                <text:p>NaN</text:p>
              </table:table-cell>
              <table:table-cell office:value-type="float" office:value="7763.45">
                <text:p>7763.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63.45">
                <text:p>7363.45</text:p>
              </table:table-cell>
              <table:table-cell office:value-type="float" office:value="NaN">
                <text:p>NaN</text:p>
              </table:table-cell>
              <table:table-cell office:value-type="float" office:value="7363.45">
                <text:p>7363.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63.45">
                <text:p>6963.45</text:p>
              </table:table-cell>
              <table:table-cell office:value-type="float" office:value="NaN">
                <text:p>NaN</text:p>
              </table:table-cell>
              <table:table-cell office:value-type="float" office:value="6963.45">
                <text:p>6963.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63.45">
                <text:p>6563.45</text:p>
              </table:table-cell>
              <table:table-cell office:value-type="float" office:value="NaN">
                <text:p>NaN</text:p>
              </table:table-cell>
              <table:table-cell office:value-type="float" office:value="6563.45">
                <text:p>6563.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63.45">
                <text:p>6163.45</text:p>
              </table:table-cell>
              <table:table-cell office:value-type="float" office:value="NaN">
                <text:p>NaN</text:p>
              </table:table-cell>
              <table:table-cell office:value-type="float" office:value="6163.45">
                <text:p>6163.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63.45">
                <text:p>5763.45</text:p>
              </table:table-cell>
              <table:table-cell office:value-type="float" office:value="NaN">
                <text:p>NaN</text:p>
              </table:table-cell>
              <table:table-cell office:value-type="float" office:value="5763.45">
                <text:p>5763.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63.45">
                <text:p>5363.45</text:p>
              </table:table-cell>
              <table:table-cell office:value-type="float" office:value="NaN">
                <text:p>NaN</text:p>
              </table:table-cell>
              <table:table-cell office:value-type="float" office:value="5363.45">
                <text:p>5363.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63.45">
                <text:p>4963.45</text:p>
              </table:table-cell>
              <table:table-cell office:value-type="float" office:value="NaN">
                <text:p>NaN</text:p>
              </table:table-cell>
              <table:table-cell office:value-type="float" office:value="4963.45">
                <text:p>4963.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63.45">
                <text:p>4563.45</text:p>
              </table:table-cell>
              <table:table-cell office:value-type="float" office:value="NaN">
                <text:p>NaN</text:p>
              </table:table-cell>
              <table:table-cell office:value-type="float" office:value="4563.45">
                <text:p>4563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63.45">
                <text:p>4163.45</text:p>
              </table:table-cell>
              <table:table-cell office:value-type="float" office:value="NaN">
                <text:p>NaN</text:p>
              </table:table-cell>
              <table:table-cell office:value-type="float" office:value="4163.45">
                <text:p>4163.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63.45">
                <text:p>3763.45</text:p>
              </table:table-cell>
              <table:table-cell office:value-type="float" office:value="NaN">
                <text:p>NaN</text:p>
              </table:table-cell>
              <table:table-cell office:value-type="float" office:value="3763.45">
                <text:p>3763.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63.45">
                <text:p>3363.45</text:p>
              </table:table-cell>
              <table:table-cell office:value-type="float" office:value="NaN">
                <text:p>NaN</text:p>
              </table:table-cell>
              <table:table-cell office:value-type="float" office:value="3363.45">
                <text:p>3363.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63.45">
                <text:p>2963.45</text:p>
              </table:table-cell>
              <table:table-cell office:value-type="float" office:value="NaN">
                <text:p>NaN</text:p>
              </table:table-cell>
              <table:table-cell office:value-type="float" office:value="2963.45">
                <text:p>2963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63.45">
                <text:p>2563.45</text:p>
              </table:table-cell>
              <table:table-cell office:value-type="float" office:value="NaN">
                <text:p>NaN</text:p>
              </table:table-cell>
              <table:table-cell office:value-type="float" office:value="2563.45">
                <text:p>2563.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63.45">
                <text:p>2163.45</text:p>
              </table:table-cell>
              <table:table-cell office:value-type="float" office:value="NaN">
                <text:p>NaN</text:p>
              </table:table-cell>
              <table:table-cell office:value-type="float" office:value="2163.45">
                <text:p>2163.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63.45">
                <text:p>1763.45</text:p>
              </table:table-cell>
              <table:table-cell office:value-type="float" office:value="NaN">
                <text:p>NaN</text:p>
              </table:table-cell>
              <table:table-cell office:value-type="float" office:value="1763.45">
                <text:p>1763.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63.45">
                <text:p>1363.45</text:p>
              </table:table-cell>
              <table:table-cell office:value-type="float" office:value="NaN">
                <text:p>NaN</text:p>
              </table:table-cell>
              <table:table-cell office:value-type="float" office:value="1363.45">
                <text:p>1363.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63.450000000001">
                <text:p>963.450000000001</text:p>
              </table:table-cell>
              <table:table-cell office:value-type="float" office:value="NaN">
                <text:p>NaN</text:p>
              </table:table-cell>
              <table:table-cell office:value-type="float" office:value="963.450000000001">
                <text:p>963.450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3.450000000001">
                <text:p>563.450000000001</text:p>
              </table:table-cell>
              <table:table-cell office:value-type="float" office:value="NaN">
                <text:p>NaN</text:p>
              </table:table-cell>
              <table:table-cell office:value-type="float" office:value="563.450000000001">
                <text:p>563.45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3.450000000001">
                <text:p>163.450000000001</text:p>
              </table:table-cell>
              <table:table-cell office:value-type="float" office:value="NaN">
                <text:p>NaN</text:p>
              </table:table-cell>
              <table:table-cell office:value-type="float" office:value="163.450000000001">
                <text:p>163.4500000000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